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officeooo:rsid="10ef4032" officeooo:paragraph-rsid="10ef4032"/>
    </style:style>
    <style:style style:name="P20" style:family="paragraph" style:parent-style-name="Text_20_body">
      <style:text-properties officeooo:rsid="137b1378" officeooo:paragraph-rsid="138d8f86"/>
    </style:style>
    <style:style style:name="P21" style:family="paragraph" style:parent-style-name="Text_20_body">
      <style:text-properties style:text-line-through-style="solid" style:text-line-through-type="single" officeooo:rsid="0f3fcd31" officeooo:paragraph-rsid="1a0b8ee2"/>
    </style:style>
    <style:style style:name="P22" style:family="paragraph" style:parent-style-name="Text_20_body">
      <style:text-properties style:text-line-through-style="solid" style:text-line-through-type="single" officeooo:rsid="13983ca8" officeooo:paragraph-rsid="1a0b8ee2"/>
    </style:style>
    <style:style style:name="P23" style:family="paragraph" style:parent-style-name="Text_20_body">
      <style:text-properties style:text-line-through-style="solid" style:text-line-through-type="single" officeooo:rsid="1399e31a" officeooo:paragraph-rsid="1a0b8ee2"/>
    </style:style>
    <style:style style:name="P24" style:family="paragraph" style:parent-style-name="Text_20_body">
      <style:text-properties officeooo:rsid="0f50a8b6" officeooo:paragraph-rsid="183044b9"/>
    </style:style>
    <style:style style:name="P25" style:family="paragraph" style:parent-style-name="Text_20_body">
      <style:text-properties officeooo:rsid="14763b02" officeooo:paragraph-rsid="16315210"/>
    </style:style>
    <style:style style:name="P26" style:family="paragraph" style:parent-style-name="Text_20_body">
      <style:text-properties officeooo:rsid="14763b02" officeooo:paragraph-rsid="1bcc61dd"/>
    </style:style>
    <style:style style:name="P27" style:family="paragraph" style:parent-style-name="Text_20_body">
      <style:text-properties officeooo:rsid="0e2df860" officeooo:paragraph-rsid="15267c17"/>
    </style:style>
    <style:style style:name="P28" style:family="paragraph" style:parent-style-name="Text_20_body">
      <style:text-properties officeooo:rsid="156b556c" officeooo:paragraph-rsid="156b556c"/>
    </style:style>
    <style:style style:name="P29" style:family="paragraph" style:parent-style-name="Text_20_body">
      <style:text-properties fo:font-style="normal" officeooo:rsid="160e7e69" officeooo:paragraph-rsid="160e7e69" style:font-style-asian="normal" style:font-style-complex="normal"/>
    </style:style>
    <style:style style:name="P30" style:family="paragraph" style:parent-style-name="Text_20_body">
      <style:text-properties fo:font-style="normal" officeooo:rsid="161194ba" officeooo:paragraph-rsid="161194ba" style:font-style-asian="normal" style:font-style-complex="normal"/>
    </style:style>
    <style:style style:name="P31" style:family="paragraph" style:parent-style-name="Text_20_body">
      <style:text-properties fo:font-style="normal" officeooo:rsid="214801ec" officeooo:paragraph-rsid="1b540b62" style:font-style-asian="normal" style:font-style-complex="normal"/>
    </style:style>
    <style:style style:name="P32" style:family="paragraph" style:parent-style-name="Text_20_body">
      <style:text-properties fo:font-style="normal" officeooo:rsid="1bdbbaf9" officeooo:paragraph-rsid="1bdbbaf9" style:font-style-asian="normal" style:font-style-complex="normal"/>
    </style:style>
    <style:style style:name="P33" style:family="paragraph" style:parent-style-name="Text_20_body">
      <style:text-properties officeooo:rsid="15f90d02" officeooo:paragraph-rsid="15fdb2a3"/>
    </style:style>
    <style:style style:name="P34" style:family="paragraph" style:parent-style-name="Text_20_body">
      <style:text-properties officeooo:paragraph-rsid="16073f5b"/>
    </style:style>
    <style:style style:name="P35" style:family="paragraph" style:parent-style-name="Text_20_body">
      <style:text-properties officeooo:rsid="16211d4b" officeooo:paragraph-rsid="16211d4b"/>
    </style:style>
    <style:style style:name="P36" style:family="paragraph" style:parent-style-name="Text_20_body">
      <style:text-properties officeooo:rsid="16216b0f" officeooo:paragraph-rsid="16216b0f"/>
    </style:style>
    <style:style style:name="P37" style:family="paragraph" style:parent-style-name="Text_20_body">
      <style:text-properties officeooo:rsid="164d2894" officeooo:paragraph-rsid="164d2894"/>
    </style:style>
    <style:style style:name="P38" style:family="paragraph" style:parent-style-name="Text_20_body">
      <style:text-properties officeooo:rsid="15ff1c9e" officeooo:paragraph-rsid="16073f5b"/>
    </style:style>
    <style:style style:name="P39" style:family="paragraph" style:parent-style-name="Text_20_body">
      <style:text-properties officeooo:rsid="169df590" officeooo:paragraph-rsid="1bf0fd7d"/>
    </style:style>
    <style:style style:name="P40" style:family="paragraph" style:parent-style-name="Text_20_body">
      <style:text-properties style:text-line-through-style="none" style:text-line-through-type="none" officeooo:rsid="0f37bb41" officeooo:paragraph-rsid="127cba37"/>
    </style:style>
    <style:style style:name="P41" style:family="paragraph" style:parent-style-name="Text_20_body">
      <style:text-properties style:text-line-through-style="none" style:text-line-through-type="none" officeooo:paragraph-rsid="127cba37"/>
    </style:style>
    <style:style style:name="P42" style:family="paragraph" style:parent-style-name="Text_20_body">
      <style:text-properties style:text-line-through-style="none" style:text-line-through-type="none" officeooo:rsid="142f49bf" officeooo:paragraph-rsid="170aee5b"/>
    </style:style>
    <style:style style:name="P43" style:family="paragraph" style:parent-style-name="Text_20_body">
      <style:text-properties style:text-line-through-style="none" style:text-line-through-type="none" officeooo:rsid="1b5aa9c1" officeooo:paragraph-rsid="1b5aa9c1"/>
    </style:style>
    <style:style style:name="P44" style:family="paragraph" style:parent-style-name="Text_20_body">
      <style:text-properties officeooo:rsid="172f3e20" officeooo:paragraph-rsid="172f3e20"/>
    </style:style>
    <style:style style:name="P45" style:family="paragraph" style:parent-style-name="Text_20_body">
      <style:text-properties officeooo:paragraph-rsid="172f3e20"/>
    </style:style>
    <style:style style:name="P46" style:family="paragraph" style:parent-style-name="Text_20_body">
      <style:text-properties officeooo:rsid="17946e5b" officeooo:paragraph-rsid="17984d40"/>
    </style:style>
    <style:style style:name="P47" style:family="paragraph" style:parent-style-name="Text_20_body">
      <style:text-properties officeooo:rsid="12f37167" officeooo:paragraph-rsid="1b540b62"/>
    </style:style>
    <style:style style:name="P48" style:family="paragraph" style:parent-style-name="Text_20_body">
      <style:text-properties officeooo:rsid="21050cb4" officeooo:paragraph-rsid="1b540b62"/>
    </style:style>
    <style:style style:name="P49" style:family="paragraph" style:parent-style-name="Text_20_body">
      <style:text-properties officeooo:rsid="2107ada6" officeooo:paragraph-rsid="1b540b62"/>
    </style:style>
    <style:style style:name="P50" style:family="paragraph" style:parent-style-name="Text_20_body">
      <style:text-properties officeooo:rsid="212150a4" officeooo:paragraph-rsid="1b540b62"/>
    </style:style>
    <style:style style:name="P51" style:family="paragraph" style:parent-style-name="Text_20_body">
      <style:text-properties officeooo:rsid="17bbaa64" officeooo:paragraph-rsid="17bbaa64"/>
    </style:style>
    <style:style style:name="P52" style:family="paragraph" style:parent-style-name="Text_20_body">
      <style:text-properties officeooo:rsid="2135550c" officeooo:paragraph-rsid="17bff96a"/>
    </style:style>
    <style:style style:name="P53" style:family="paragraph" style:parent-style-name="Text_20_body">
      <style:text-properties officeooo:rsid="17efa3a4" officeooo:paragraph-rsid="1b540b62"/>
    </style:style>
    <style:style style:name="P54" style:family="paragraph" style:parent-style-name="Text_20_body">
      <style:text-properties officeooo:paragraph-rsid="18134e41"/>
    </style:style>
    <style:style style:name="P55" style:family="paragraph" style:parent-style-name="Text_20_body">
      <style:text-properties officeooo:rsid="1818ba8e" officeooo:paragraph-rsid="181c4396"/>
    </style:style>
    <style:style style:name="P56" style:family="paragraph" style:parent-style-name="Text_20_body">
      <style:text-properties officeooo:rsid="114dc1c6" officeooo:paragraph-rsid="1837c966"/>
    </style:style>
    <style:style style:name="P57" style:family="paragraph" style:parent-style-name="Text_20_body">
      <style:text-properties officeooo:rsid="0d649d1e" officeooo:paragraph-rsid="1837c966"/>
    </style:style>
    <style:style style:name="P58" style:family="paragraph" style:parent-style-name="Text_20_body">
      <style:text-properties officeooo:rsid="0d679da4" officeooo:paragraph-rsid="1837c966"/>
    </style:style>
    <style:style style:name="P59" style:family="paragraph" style:parent-style-name="Text_20_body">
      <style:text-properties officeooo:rsid="182a5815" officeooo:paragraph-rsid="185fbccf"/>
    </style:style>
    <style:style style:name="P60" style:family="paragraph" style:parent-style-name="Text_20_body">
      <style:text-properties officeooo:rsid="18390402" officeooo:paragraph-rsid="18390402"/>
    </style:style>
    <style:style style:name="P61" style:family="paragraph" style:parent-style-name="Text_20_body">
      <style:text-properties officeooo:rsid="18390402" officeooo:paragraph-rsid="183a0d32"/>
    </style:style>
    <style:style style:name="P62" style:family="paragraph" style:parent-style-name="Text_20_body">
      <style:text-properties officeooo:rsid="144140d6" officeooo:paragraph-rsid="14485262"/>
    </style:style>
    <style:style style:name="P63" style:family="paragraph" style:parent-style-name="Text_20_body">
      <style:text-properties officeooo:rsid="1864c4ad" officeooo:paragraph-rsid="1864c4ad"/>
    </style:style>
    <style:style style:name="P64" style:family="paragraph" style:parent-style-name="Text_20_body">
      <style:text-properties officeooo:rsid="186ddf7c" officeooo:paragraph-rsid="186ddf7c"/>
    </style:style>
    <style:style style:name="P65" style:family="paragraph" style:parent-style-name="Text_20_body">
      <style:text-properties officeooo:rsid="18552efa" officeooo:paragraph-rsid="18c9e3ea"/>
    </style:style>
    <style:style style:name="P66" style:family="paragraph" style:parent-style-name="Text_20_body">
      <style:text-properties officeooo:rsid="18417d12" officeooo:paragraph-rsid="1856133e"/>
    </style:style>
    <style:style style:name="P67" style:family="paragraph" style:parent-style-name="Text_20_body">
      <style:text-properties officeooo:rsid="0df8ab2d" officeooo:paragraph-rsid="1837c966"/>
    </style:style>
    <style:style style:name="P68" style:family="paragraph" style:parent-style-name="Text_20_body">
      <style:text-properties officeooo:rsid="1877b3ae" officeooo:paragraph-rsid="18a2a3be"/>
    </style:style>
    <style:style style:name="P69" style:family="paragraph" style:parent-style-name="Text_20_body">
      <style:text-properties officeooo:rsid="1877b3ae" officeooo:paragraph-rsid="1a4ae5d5"/>
    </style:style>
    <style:style style:name="P70" style:family="paragraph" style:parent-style-name="Text_20_body">
      <style:text-properties officeooo:rsid="142dd805" officeooo:paragraph-rsid="18859a18"/>
    </style:style>
    <style:style style:name="P71" style:family="paragraph" style:parent-style-name="Text_20_body">
      <style:text-properties officeooo:rsid="188aab53" officeooo:paragraph-rsid="188aab53"/>
    </style:style>
    <style:style style:name="P72" style:family="paragraph" style:parent-style-name="Text_20_body">
      <style:text-properties officeooo:rsid="18995a2e" officeooo:paragraph-rsid="18995a2e"/>
    </style:style>
    <style:style style:name="P73" style:family="paragraph" style:parent-style-name="Text_20_body">
      <style:text-properties officeooo:rsid="18a69eb1" officeooo:paragraph-rsid="18a69eb1"/>
    </style:style>
    <style:style style:name="P74" style:family="paragraph" style:parent-style-name="Text_20_body">
      <style:text-properties officeooo:rsid="18b03c24" officeooo:paragraph-rsid="18ba1be0"/>
    </style:style>
    <style:style style:name="P75" style:family="paragraph" style:parent-style-name="Text_20_body">
      <style:text-properties officeooo:rsid="18b03c24" officeooo:paragraph-rsid="18bfea3d"/>
    </style:style>
    <style:style style:name="P76" style:family="paragraph" style:parent-style-name="Text_20_body">
      <style:text-properties officeooo:rsid="18b7ca6c" officeooo:paragraph-rsid="18b7ca6c"/>
    </style:style>
    <style:style style:name="P77" style:family="paragraph" style:parent-style-name="Text_20_body">
      <style:text-properties officeooo:rsid="166d686a" officeooo:paragraph-rsid="18c38b6b"/>
    </style:style>
    <style:style style:name="P78" style:family="paragraph" style:parent-style-name="Text_20_body">
      <style:text-properties officeooo:rsid="18bf2cff" officeooo:paragraph-rsid="18bf2cff"/>
    </style:style>
    <style:style style:name="P79" style:family="paragraph" style:parent-style-name="Text_20_body">
      <style:text-properties officeooo:rsid="18bfea3d" officeooo:paragraph-rsid="18bfea3d"/>
    </style:style>
    <style:style style:name="P80" style:family="paragraph" style:parent-style-name="Text_20_body">
      <style:text-properties officeooo:rsid="166573f1" officeooo:paragraph-rsid="18c38b6b"/>
    </style:style>
    <style:style style:name="P81" style:family="paragraph" style:parent-style-name="Text_20_body">
      <style:text-properties officeooo:rsid="18c84115" officeooo:paragraph-rsid="18c84115"/>
    </style:style>
    <style:style style:name="P82" style:family="paragraph" style:parent-style-name="Text_20_body">
      <style:text-properties officeooo:rsid="18c84115" officeooo:paragraph-rsid="18ecaf8e"/>
    </style:style>
    <style:style style:name="P83" style:family="paragraph" style:parent-style-name="Text_20_body">
      <style:text-properties officeooo:rsid="18c84115" officeooo:paragraph-rsid="18efc633"/>
    </style:style>
    <style:style style:name="P84" style:family="paragraph" style:parent-style-name="Text_20_body">
      <style:text-properties officeooo:rsid="18cb211b" officeooo:paragraph-rsid="18cb211b"/>
    </style:style>
    <style:style style:name="P85" style:family="paragraph" style:parent-style-name="Text_20_body">
      <style:text-properties officeooo:rsid="18cc4ecc" officeooo:paragraph-rsid="18cc4ecc"/>
    </style:style>
    <style:style style:name="P86" style:family="paragraph" style:parent-style-name="Text_20_body">
      <style:text-properties officeooo:rsid="18cd3ad4" officeooo:paragraph-rsid="18cd3ad4"/>
    </style:style>
    <style:style style:name="P87" style:family="paragraph" style:parent-style-name="Text_20_body">
      <style:text-properties officeooo:rsid="18d5013b" officeooo:paragraph-rsid="18d5013b"/>
    </style:style>
    <style:style style:name="P88" style:family="paragraph" style:parent-style-name="Text_20_body">
      <style:text-properties officeooo:rsid="18e685e5" officeooo:paragraph-rsid="18e685e5"/>
    </style:style>
    <style:style style:name="P89" style:family="paragraph" style:parent-style-name="Text_20_body">
      <style:text-properties officeooo:paragraph-rsid="18f708b1"/>
    </style:style>
    <style:style style:name="P90" style:family="paragraph" style:parent-style-name="Text_20_body">
      <style:text-properties officeooo:paragraph-rsid="1913e74a"/>
    </style:style>
    <style:style style:name="P91" style:family="paragraph" style:parent-style-name="Text_20_body">
      <style:text-properties officeooo:rsid="191702b0" officeooo:paragraph-rsid="191702b0"/>
    </style:style>
    <style:style style:name="P92" style:family="paragraph" style:parent-style-name="Text_20_body">
      <style:text-properties officeooo:paragraph-rsid="196f42a4"/>
    </style:style>
    <style:style style:name="P93" style:family="paragraph" style:parent-style-name="Text_20_body">
      <style:text-properties officeooo:rsid="19759c6c" officeooo:paragraph-rsid="19759c6c"/>
    </style:style>
    <style:style style:name="P94" style:family="paragraph" style:parent-style-name="Text_20_body">
      <style:text-properties officeooo:rsid="197a09d6" officeooo:paragraph-rsid="197b6b8f"/>
    </style:style>
    <style:style style:name="P95" style:family="paragraph" style:parent-style-name="Text_20_body">
      <style:text-properties officeooo:rsid="14c8a310" officeooo:paragraph-rsid="14c8a310"/>
    </style:style>
    <style:style style:name="P96" style:family="paragraph" style:parent-style-name="Text_20_body">
      <style:text-properties officeooo:rsid="14c8a310" officeooo:paragraph-rsid="19deae58"/>
    </style:style>
    <style:style style:name="P97" style:family="paragraph" style:parent-style-name="Text_20_body">
      <style:text-properties officeooo:rsid="1743cb1d" officeooo:paragraph-rsid="19f47709"/>
    </style:style>
    <style:style style:name="P98" style:family="paragraph" style:parent-style-name="Text_20_body">
      <style:text-properties officeooo:rsid="0f3e2872" officeooo:paragraph-rsid="1a0b8ee2"/>
    </style:style>
    <style:style style:name="P99" style:family="paragraph" style:parent-style-name="Text_20_body">
      <style:text-properties officeooo:rsid="17731ea7" officeooo:paragraph-rsid="1a2b313c"/>
    </style:style>
    <style:style style:name="P100" style:family="paragraph" style:parent-style-name="Text_20_body">
      <style:text-properties officeooo:paragraph-rsid="19b1cd98"/>
    </style:style>
    <style:style style:name="P101" style:family="paragraph" style:parent-style-name="Text_20_body">
      <style:text-properties officeooo:paragraph-rsid="193637ad"/>
    </style:style>
    <style:style style:name="P102" style:family="paragraph" style:parent-style-name="Text_20_body">
      <style:text-properties officeooo:rsid="19939a2e" officeooo:paragraph-rsid="19d3a312"/>
    </style:style>
    <style:style style:name="P103" style:family="paragraph" style:parent-style-name="Text_20_body">
      <style:text-properties officeooo:rsid="19dd8d16" officeooo:paragraph-rsid="19dd8d16"/>
    </style:style>
    <style:style style:name="P104" style:family="paragraph" style:parent-style-name="Text_20_body">
      <style:text-properties officeooo:rsid="19dd8d16" officeooo:paragraph-rsid="1a924b27"/>
    </style:style>
    <style:style style:name="P105" style:family="paragraph" style:parent-style-name="Text_20_body">
      <style:text-properties officeooo:rsid="19e5887b" officeooo:paragraph-rsid="19f47709"/>
    </style:style>
    <style:style style:name="P106" style:family="paragraph" style:parent-style-name="Text_20_body">
      <style:text-properties officeooo:rsid="19e924d5" officeooo:paragraph-rsid="19e924d5"/>
    </style:style>
    <style:style style:name="P107" style:family="paragraph" style:parent-style-name="Text_20_body">
      <style:text-properties officeooo:rsid="134243ab" officeooo:paragraph-rsid="1a0b8ee2"/>
    </style:style>
    <style:style style:name="P108" style:family="paragraph" style:parent-style-name="Text_20_body">
      <style:text-properties officeooo:rsid="19fa8bf5" officeooo:paragraph-rsid="1a028e5e"/>
    </style:style>
    <style:style style:name="P109" style:family="paragraph" style:parent-style-name="Text_20_body">
      <style:text-properties officeooo:rsid="19fd8ba9" officeooo:paragraph-rsid="19fd8ba9"/>
    </style:style>
    <style:style style:name="P110" style:family="paragraph" style:parent-style-name="Text_20_body">
      <style:text-properties officeooo:rsid="16b81fd2" officeooo:paragraph-rsid="1a0b8ee2"/>
    </style:style>
    <style:style style:name="P111" style:family="paragraph" style:parent-style-name="Text_20_body">
      <style:text-properties officeooo:rsid="178edb94" officeooo:paragraph-rsid="1a0b8ee2"/>
    </style:style>
    <style:style style:name="P112" style:family="paragraph" style:parent-style-name="Text_20_body">
      <style:text-properties officeooo:rsid="122861d3" officeooo:paragraph-rsid="19b1cd98"/>
    </style:style>
    <style:style style:name="P113" style:family="paragraph" style:parent-style-name="Text_20_body">
      <style:text-properties officeooo:rsid="023fd48c" officeooo:paragraph-rsid="10f7e037"/>
    </style:style>
    <style:style style:name="P114" style:family="paragraph" style:parent-style-name="Text_20_body">
      <style:text-properties officeooo:rsid="1a1cdfe0" officeooo:paragraph-rsid="1aac2801"/>
    </style:style>
    <style:style style:name="P115" style:family="paragraph" style:parent-style-name="Text_20_body">
      <style:text-properties officeooo:rsid="14c6ec70" officeooo:paragraph-rsid="1a391dfc"/>
    </style:style>
    <style:style style:name="P116" style:family="paragraph" style:parent-style-name="Text_20_body">
      <style:text-properties officeooo:rsid="1a44020f" officeooo:paragraph-rsid="1a4c9a67"/>
    </style:style>
    <style:style style:name="P117" style:family="paragraph" style:parent-style-name="Text_20_body">
      <style:text-properties officeooo:paragraph-rsid="18d09906"/>
    </style:style>
    <style:style style:name="P118" style:family="paragraph" style:parent-style-name="Text_20_body">
      <style:text-properties officeooo:paragraph-rsid="1a52df79"/>
    </style:style>
    <style:style style:name="P119" style:family="paragraph" style:parent-style-name="Text_20_body">
      <style:text-properties officeooo:rsid="1a64dbf0" officeooo:paragraph-rsid="1a64dbf0"/>
    </style:style>
    <style:style style:name="P120" style:family="paragraph" style:parent-style-name="Text_20_body">
      <style:text-properties officeooo:rsid="1a9fcf30" officeooo:paragraph-rsid="1a9fcf30"/>
    </style:style>
    <style:style style:name="P121" style:family="paragraph" style:parent-style-name="Text_20_body">
      <style:text-properties officeooo:rsid="1ac05084" officeooo:paragraph-rsid="1ac05084"/>
    </style:style>
    <style:style style:name="P122" style:family="paragraph" style:parent-style-name="Text_20_body">
      <style:text-properties officeooo:rsid="109943b2" officeooo:paragraph-rsid="1ac202ef"/>
    </style:style>
    <style:style style:name="P123" style:family="paragraph" style:parent-style-name="Text_20_body">
      <style:text-properties officeooo:rsid="10a2cf85" officeooo:paragraph-rsid="1ac202ef"/>
    </style:style>
    <style:style style:name="P124" style:family="paragraph" style:parent-style-name="Text_20_body">
      <style:text-properties officeooo:rsid="1ac27fde" officeooo:paragraph-rsid="1ac27fde"/>
    </style:style>
    <style:style style:name="P125" style:family="paragraph" style:parent-style-name="Text_20_body">
      <style:text-properties officeooo:rsid="1a5209d2" officeooo:paragraph-rsid="1a52df79"/>
    </style:style>
    <style:style style:name="P126" style:family="paragraph" style:parent-style-name="Text_20_body">
      <style:text-properties officeooo:rsid="1a4c9a67" officeooo:paragraph-rsid="1a4c9a67"/>
    </style:style>
    <style:style style:name="P127" style:family="paragraph" style:parent-style-name="Text_20_body">
      <style:text-properties officeooo:rsid="1a790f43" officeooo:paragraph-rsid="1a790f43"/>
    </style:style>
    <style:style style:name="P128" style:family="paragraph" style:parent-style-name="Text_20_body">
      <style:text-properties officeooo:rsid="1a85a94d" officeooo:paragraph-rsid="1a86ad51"/>
    </style:style>
    <style:style style:name="P129" style:family="paragraph" style:parent-style-name="Text_20_body">
      <style:text-properties officeooo:paragraph-rsid="16b81fd2"/>
    </style:style>
    <style:style style:name="P130" style:family="paragraph" style:parent-style-name="Text_20_body">
      <style:text-properties officeooo:rsid="1ace9476" officeooo:paragraph-rsid="1ad1da2f"/>
    </style:style>
    <style:style style:name="P131" style:family="paragraph" style:parent-style-name="Text_20_body">
      <style:text-properties officeooo:rsid="1ad07226" officeooo:paragraph-rsid="1ad07226"/>
    </style:style>
    <style:style style:name="P132" style:family="paragraph" style:parent-style-name="Text_20_body">
      <style:text-properties officeooo:rsid="1ad0df84" officeooo:paragraph-rsid="1ad0df84"/>
    </style:style>
    <style:style style:name="P133" style:family="paragraph" style:parent-style-name="Text_20_body">
      <style:text-properties officeooo:rsid="1ae7d6b3" officeooo:paragraph-rsid="1ae7d6b3"/>
    </style:style>
    <style:style style:name="P134" style:family="paragraph" style:parent-style-name="Text_20_body">
      <style:text-properties officeooo:rsid="0ee1a442" officeooo:paragraph-rsid="1af06eca"/>
    </style:style>
    <style:style style:name="P135" style:family="paragraph" style:parent-style-name="Text_20_body">
      <style:text-properties officeooo:rsid="1af28a85" officeooo:paragraph-rsid="1af28a85"/>
    </style:style>
    <style:style style:name="P136" style:family="paragraph" style:parent-style-name="Text_20_body">
      <style:text-properties officeooo:rsid="0ee0f770" officeooo:paragraph-rsid="1af06eca"/>
    </style:style>
    <style:style style:name="P137" style:family="paragraph" style:parent-style-name="Text_20_body">
      <style:text-properties officeooo:rsid="0edde48b" officeooo:paragraph-rsid="1aed6519"/>
    </style:style>
    <style:style style:name="P138" style:family="paragraph" style:parent-style-name="Text_20_body">
      <style:text-properties officeooo:rsid="0eb737aa" officeooo:paragraph-rsid="1549a4b1"/>
    </style:style>
    <style:style style:name="P139" style:family="paragraph" style:parent-style-name="Text_20_body">
      <style:text-properties officeooo:rsid="15b48360" officeooo:paragraph-rsid="1b1efc0b"/>
    </style:style>
    <style:style style:name="P140" style:family="paragraph" style:parent-style-name="Text_20_body">
      <style:text-properties officeooo:rsid="1b1efc0b" officeooo:paragraph-rsid="1b1efc0b"/>
    </style:style>
    <style:style style:name="P141" style:family="paragraph" style:parent-style-name="Text_20_body">
      <style:text-properties officeooo:rsid="0ee784bb" officeooo:paragraph-rsid="1b205b94"/>
    </style:style>
    <style:style style:name="P142" style:family="paragraph" style:parent-style-name="Text_20_body">
      <style:text-properties officeooo:rsid="1b205b94" officeooo:paragraph-rsid="1b205b94"/>
    </style:style>
    <style:style style:name="P143" style:family="paragraph" style:parent-style-name="Text_20_body">
      <style:text-properties officeooo:rsid="1b20eff5" officeooo:paragraph-rsid="1b21d806"/>
    </style:style>
    <style:style style:name="P144" style:family="paragraph" style:parent-style-name="Text_20_body">
      <style:text-properties officeooo:paragraph-rsid="1b23bb2a"/>
    </style:style>
    <style:style style:name="P145" style:family="paragraph" style:parent-style-name="Text_20_body">
      <style:text-properties officeooo:rsid="1b296bcc" officeooo:paragraph-rsid="1b296bcc"/>
    </style:style>
    <style:style style:name="P146" style:family="paragraph" style:parent-style-name="Text_20_body">
      <style:text-properties officeooo:rsid="1b403fd8" officeooo:paragraph-rsid="1b403fd8"/>
    </style:style>
    <style:style style:name="P147" style:family="paragraph" style:parent-style-name="Text_20_body">
      <style:text-properties officeooo:paragraph-rsid="1628b02c"/>
    </style:style>
    <style:style style:name="P148" style:family="paragraph" style:parent-style-name="Text_20_body">
      <style:text-properties officeooo:rsid="19f9fedf" officeooo:paragraph-rsid="1b4f8987"/>
    </style:style>
    <style:style style:name="P149" style:family="paragraph" style:parent-style-name="Text_20_body">
      <style:text-properties officeooo:rsid="10af30c8" officeooo:paragraph-rsid="1b4a7fcc"/>
    </style:style>
    <style:style style:name="P150" style:family="paragraph" style:parent-style-name="Text_20_body">
      <style:text-properties officeooo:rsid="1075b789" officeooo:paragraph-rsid="1b4a7fcc"/>
    </style:style>
    <style:style style:name="P151" style:family="paragraph" style:parent-style-name="Text_20_body">
      <style:text-properties officeooo:rsid="1b4cf40b" officeooo:paragraph-rsid="1b4cf40b"/>
    </style:style>
    <style:style style:name="P152" style:family="paragraph" style:parent-style-name="Text_20_body">
      <style:text-properties officeooo:rsid="1b1133f5" officeooo:paragraph-rsid="1ba5bf96"/>
    </style:style>
    <style:style style:name="P153" style:family="paragraph" style:parent-style-name="Text_20_body">
      <style:text-properties officeooo:rsid="1b1133f5" officeooo:paragraph-rsid="1baf0ceb"/>
    </style:style>
    <style:style style:name="P154" style:family="paragraph" style:parent-style-name="Text_20_body">
      <style:text-properties officeooo:rsid="210ceec1" officeooo:paragraph-rsid="1bb9690e"/>
    </style:style>
    <style:style style:name="P155" style:family="paragraph" style:parent-style-name="Text_20_body">
      <style:text-properties officeooo:rsid="1b6a1e7f" officeooo:paragraph-rsid="1b8f8b98"/>
    </style:style>
    <style:style style:name="P156" style:family="paragraph" style:parent-style-name="Text_20_body">
      <style:text-properties officeooo:rsid="1b718b1c" officeooo:paragraph-rsid="1b75ddca"/>
    </style:style>
    <style:style style:name="P157" style:family="paragraph" style:parent-style-name="Text_20_body">
      <style:text-properties officeooo:rsid="1b742e3b" officeooo:paragraph-rsid="1b82cd28"/>
    </style:style>
    <style:style style:name="P158" style:family="paragraph" style:parent-style-name="Text_20_body">
      <style:text-properties officeooo:rsid="1b91ff00" officeooo:paragraph-rsid="1b91ff00"/>
    </style:style>
    <style:style style:name="P159" style:family="paragraph" style:parent-style-name="Text_20_body">
      <style:text-properties officeooo:rsid="1b9897dc" officeooo:paragraph-rsid="1b9c1985"/>
    </style:style>
    <style:style style:name="P160" style:family="paragraph" style:parent-style-name="Text_20_body">
      <style:text-properties officeooo:rsid="1708e84f" officeooo:paragraph-rsid="1708e84f"/>
    </style:style>
    <style:style style:name="P161" style:family="paragraph" style:parent-style-name="Text_20_body">
      <style:text-properties officeooo:rsid="1bc04f01" officeooo:paragraph-rsid="1bc04f01"/>
    </style:style>
    <style:style style:name="P162" style:family="paragraph" style:parent-style-name="Text_20_body">
      <style:text-properties officeooo:paragraph-rsid="1bc0908c"/>
    </style:style>
    <style:style style:name="P163" style:family="paragraph" style:parent-style-name="Text_20_body">
      <style:text-properties officeooo:rsid="1bc58a8c" officeooo:paragraph-rsid="1bc58a8c"/>
    </style:style>
    <style:style style:name="P164" style:family="paragraph" style:parent-style-name="Text_20_body">
      <style:text-properties officeooo:rsid="1bc71b76" officeooo:paragraph-rsid="1bc71b76"/>
    </style:style>
    <style:style style:name="P165" style:family="paragraph" style:parent-style-name="Text_20_body">
      <style:text-properties officeooo:rsid="147b0296" officeooo:paragraph-rsid="1bcc61dd"/>
    </style:style>
    <style:style style:name="P166" style:family="paragraph" style:parent-style-name="Text_20_body">
      <style:text-properties officeooo:rsid="14780134" officeooo:paragraph-rsid="1bcc61dd"/>
    </style:style>
    <style:style style:name="P167" style:family="paragraph" style:parent-style-name="Text_20_body">
      <style:text-properties officeooo:rsid="1bf12398" officeooo:paragraph-rsid="1bf12398"/>
    </style:style>
    <style:style style:name="P168" style:family="paragraph" style:parent-style-name="Text_20_body">
      <style:text-properties officeooo:rsid="1ba85a2c" officeooo:paragraph-rsid="1ba85a2c"/>
    </style:style>
    <style:style style:name="P169" style:family="paragraph" style:parent-style-name="Text_20_body">
      <style:text-properties officeooo:rsid="1bf4e358" officeooo:paragraph-rsid="1bf6438f"/>
    </style:style>
    <style:style style:name="P170" style:family="paragraph" style:parent-style-name="Text_20_body">
      <style:text-properties officeooo:rsid="1658caa3" officeooo:paragraph-rsid="16572240"/>
    </style:style>
    <style:style style:name="P171" style:family="paragraph" style:parent-style-name="Text_20_body">
      <style:text-properties officeooo:rsid="25583d8a" officeooo:paragraph-rsid="1bf74c1b"/>
    </style:style>
    <style:style style:name="P172" style:family="paragraph" style:parent-style-name="Text_20_body">
      <style:text-properties officeooo:rsid="1bf7b356" officeooo:paragraph-rsid="1bf7b356"/>
    </style:style>
    <style:style style:name="P173" style:family="paragraph" style:parent-style-name="Text_20_body">
      <style:text-properties officeooo:rsid="1c040c2e" officeooo:paragraph-rsid="1c040c2e"/>
    </style:style>
    <style:style style:name="P174" style:family="paragraph" style:parent-style-name="Text_20_body">
      <style:text-properties officeooo:rsid="1bce3dd3" officeooo:paragraph-rsid="1bd1e338"/>
    </style:style>
    <style:style style:name="P175" style:family="paragraph" style:parent-style-name="Text_20_body">
      <style:text-properties officeooo:rsid="1c1d28cd" officeooo:paragraph-rsid="1c1edfc2"/>
    </style:style>
    <style:style style:name="P176" style:family="paragraph" style:parent-style-name="Text_20_body">
      <style:text-properties officeooo:rsid="1c1edfc2" officeooo:paragraph-rsid="1c1edfc2"/>
    </style:style>
    <style:style style:name="P177" style:family="paragraph" style:parent-style-name="Text_20_body">
      <style:text-properties officeooo:rsid="1bf6438f" officeooo:paragraph-rsid="1bf6438f"/>
    </style:style>
    <style:style style:name="P178" style:family="paragraph" style:parent-style-name="Text_20_body">
      <style:text-properties officeooo:rsid="18a73f57" officeooo:paragraph-rsid="18deb840"/>
    </style:style>
    <style:style style:name="P179" style:family="paragraph" style:parent-style-name="Standard">
      <style:paragraph-properties fo:text-align="center" style:justify-single-word="false"/>
      <style:text-properties officeooo:rsid="057aae1d" officeooo:paragraph-rsid="057aae1d"/>
    </style:style>
    <style:style style:name="P18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8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8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8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85" style:family="paragraph" style:parent-style-name="Example_20_Header">
      <style:text-properties officeooo:paragraph-rsid="0ce95318"/>
    </style:style>
    <style:style style:name="P186" style:family="paragraph" style:parent-style-name="Example_20_Header">
      <style:text-properties officeooo:paragraph-rsid="1a64dbf0"/>
    </style:style>
    <style:style style:name="P187" style:family="paragraph" style:parent-style-name="Standard">
      <style:paragraph-properties fo:text-align="center" style:justify-single-word="false" fo:break-before="page"/>
    </style:style>
    <style:style style:name="P188" style:family="paragraph" style:parent-style-name="Text_20_body">
      <style:paragraph-properties fo:margin-left="0cm" fo:margin-right="0cm" fo:text-indent="0cm" style:auto-text-indent="false"/>
      <style:text-properties officeooo:rsid="134735b8" officeooo:paragraph-rsid="1af1acaa"/>
    </style:style>
    <style:style style:name="P189" style:family="paragraph" style:parent-style-name="Text_20_body">
      <style:paragraph-properties fo:margin-left="0cm" fo:margin-right="0cm" fo:text-indent="0cm" style:auto-text-indent="false"/>
      <style:text-properties officeooo:rsid="0fe305d4" officeooo:paragraph-rsid="191e5793"/>
    </style:style>
    <style:style style:name="P190" style:family="paragraph" style:parent-style-name="Text_20_body">
      <style:paragraph-properties fo:margin-left="0cm" fo:margin-right="0cm" fo:text-indent="0cm" style:auto-text-indent="false"/>
      <style:text-properties officeooo:rsid="1a33c9c6" officeooo:paragraph-rsid="1a336de8"/>
    </style:style>
    <style:style style:name="P191" style:family="paragraph" style:parent-style-name="Text_20_body">
      <style:paragraph-properties fo:margin-left="0cm" fo:margin-right="0cm" fo:text-indent="0cm" style:auto-text-indent="false"/>
      <style:text-properties officeooo:rsid="1a33c9c6" officeooo:paragraph-rsid="1af1acaa"/>
    </style:style>
    <style:style style:name="P192" style:family="paragraph" style:parent-style-name="Text_20_body">
      <style:paragraph-properties fo:margin-left="0cm" fo:margin-right="0cm" fo:text-indent="0cm" style:auto-text-indent="false"/>
      <style:text-properties officeooo:rsid="1a340d21" officeooo:paragraph-rsid="1a39f754"/>
    </style:style>
    <style:style style:name="P193" style:family="paragraph" style:parent-style-name="Example">
      <style:text-properties officeooo:paragraph-rsid="1856133e"/>
    </style:style>
    <style:style style:name="P194" style:family="paragraph" style:parent-style-name="Example">
      <style:text-properties officeooo:paragraph-rsid="18ea5a83"/>
    </style:style>
    <style:style style:name="P195" style:family="paragraph" style:parent-style-name="Example">
      <style:text-properties fo:font-style="italic" style:font-style-asian="italic" style:font-style-complex="italic"/>
    </style:style>
    <style:style style:name="P196" style:family="paragraph" style:parent-style-name="Example">
      <style:text-properties fo:font-style="italic" officeooo:paragraph-rsid="18ea5a83" style:font-style-asian="italic" style:font-style-complex="italic"/>
    </style:style>
    <style:style style:name="P197" style:family="paragraph" style:parent-style-name="Example">
      <style:text-properties officeooo:rsid="19d65e2e"/>
    </style:style>
    <style:style style:name="P198" style:family="paragraph" style:parent-style-name="Example">
      <style:text-properties officeooo:paragraph-rsid="1a4c9a67"/>
    </style:style>
    <style:style style:name="P199" style:family="paragraph" style:parent-style-name="Example">
      <style:text-properties officeooo:rsid="122861d3" officeooo:paragraph-rsid="1a64dbf0"/>
    </style:style>
    <style:style style:name="P200" style:family="paragraph" style:parent-style-name="Example">
      <style:text-properties officeooo:paragraph-rsid="1a64dbf0"/>
    </style:style>
    <style:style style:name="P201" style:family="paragraph" style:parent-style-name="Example">
      <style:text-properties officeooo:paragraph-rsid="1ac6f16f"/>
    </style:style>
    <style:style style:name="P202" style:family="paragraph" style:parent-style-name="Example">
      <style:text-properties officeooo:paragraph-rsid="1b4c9c2d"/>
    </style:style>
    <style:style style:name="P203" style:family="paragraph" style:parent-style-name="Example">
      <style:text-properties officeooo:rsid="1b4f8987" officeooo:paragraph-rsid="1b4f8987"/>
    </style:style>
    <style:style style:name="P204" style:family="paragraph" style:parent-style-name="Example">
      <style:text-properties officeooo:paragraph-rsid="1b76a4aa"/>
    </style:style>
    <style:style style:name="P205" style:family="paragraph" style:parent-style-name="Text_20_Body_20_Full_20_Page">
      <style:text-properties fo:font-style="normal" officeooo:paragraph-rsid="19e474ce" style:font-style-asian="normal" style:font-style-complex="normal"/>
    </style:style>
    <style:style style:name="P206" style:family="paragraph" style:parent-style-name="Contents_20_1">
      <style:paragraph-properties>
        <style:tab-stops>
          <style:tab-stop style:position="14.801cm" style:type="right" style:leader-style="dotted" style:leader-text="."/>
        </style:tab-stops>
      </style:paragraph-properties>
    </style:style>
    <style:style style:name="P207" style:family="paragraph" style:parent-style-name="Contents_20_2">
      <style:paragraph-properties>
        <style:tab-stops>
          <style:tab-stop style:position="14.801cm" style:type="right" style:leader-style="dotted" style:leader-text="."/>
        </style:tab-stops>
      </style:paragraph-properties>
    </style:style>
    <style:style style:name="P208" style:family="paragraph" style:parent-style-name="Text_20_body" style:master-page-name="Standard">
      <style:paragraph-properties fo:text-align="end" style:justify-single-word="false" style:page-number="auto"/>
    </style:style>
    <style:style style:name="P209" style:family="paragraph" style:parent-style-name="Text_20_body" style:list-style-name="L1">
      <style:text-properties fo:font-style="normal" officeooo:rsid="1c0f9101" officeooo:paragraph-rsid="1c0f9101" style:font-style-asian="normal" style:font-style-complex="normal"/>
    </style:style>
    <style:style style:name="P210" style:family="paragraph" style:parent-style-name="Text_20_body" style:list-style-name="L1">
      <style:text-properties fo:font-style="normal" officeooo:rsid="1c1245f2" officeooo:paragraph-rsid="1c1245f2" style:font-style-asian="normal" style:font-style-complex="normal"/>
    </style:style>
    <style:style style:name="P211" style:family="paragraph" style:parent-style-name="Text_20_body" style:list-style-name="L1">
      <style:text-properties fo:font-style="normal" officeooo:rsid="1c23977a" officeooo:paragraph-rsid="1c23977a" style:font-style-asian="normal" style:font-style-complex="normal"/>
    </style:style>
    <style:style style:name="P212" style:family="paragraph" style:parent-style-name="Text_20_body" style:list-style-name="L1">
      <style:text-properties fo:font-style="normal" officeooo:rsid="1c24ceae" officeooo:paragraph-rsid="1c24ceae" style:font-style-asian="normal" style:font-style-complex="normal"/>
    </style:style>
    <style:style style:name="P213" style:family="paragraph" style:parent-style-name="Text_20_body" style:list-style-name="L1">
      <style:text-properties fo:font-style="normal" officeooo:rsid="1c277c14" officeooo:paragraph-rsid="1c277c14" style:font-style-asian="normal" style:font-style-complex="normal"/>
    </style:style>
    <style:style style:name="P214" style:family="paragraph" style:parent-style-name="Text_20_body" style:list-style-name="L18">
      <style:text-properties fo:font-style="normal" officeooo:rsid="18ecaf8e" officeooo:paragraph-rsid="18efc633" style:font-style-asian="normal" style:font-style-complex="normal"/>
    </style:style>
    <style:style style:name="P215" style:family="paragraph" style:parent-style-name="Text_20_body" style:list-style-name="L19">
      <style:text-properties fo:font-style="normal" officeooo:rsid="18ed13ec" officeooo:paragraph-rsid="18ed13ec" style:font-style-asian="normal" style:font-style-complex="normal"/>
    </style:style>
    <style:style style:name="P216" style:family="paragraph" style:parent-style-name="Text_20_body" style:list-style-name="L30">
      <style:text-properties fo:font-style="normal" officeooo:rsid="1c0f10f0" officeooo:paragraph-rsid="1c0f10f0" style:font-style-asian="normal" style:font-style-complex="normal"/>
    </style:style>
    <style:style style:name="P217" style:family="paragraph" style:parent-style-name="Text_20_body" style:list-style-name="L30">
      <style:text-properties fo:font-style="normal" officeooo:rsid="19504b91" officeooo:paragraph-rsid="19504b91" style:font-style-asian="normal" style:font-style-complex="normal"/>
    </style:style>
    <style:style style:name="P218" style:family="paragraph" style:parent-style-name="Text_20_body" style:list-style-name="L30">
      <style:text-properties fo:font-style="normal" officeooo:rsid="0f0229e9" officeooo:paragraph-rsid="1a726f56" style:font-style-asian="normal" style:font-style-complex="normal"/>
    </style:style>
    <style:style style:name="P219" style:family="paragraph" style:parent-style-name="Text_20_body" style:list-style-name="L30">
      <style:text-properties fo:font-style="normal" officeooo:rsid="195e8d80" officeooo:paragraph-rsid="195e8d80" style:font-style-asian="normal" style:font-style-complex="normal"/>
    </style:style>
    <style:style style:name="P220" style:family="paragraph" style:parent-style-name="Text_20_body" style:list-style-name="L30">
      <style:text-properties fo:font-style="normal" officeooo:rsid="195c8f88" officeooo:paragraph-rsid="195c8f88" style:font-style-asian="normal" style:font-style-complex="normal"/>
    </style:style>
    <style:style style:name="P221" style:family="paragraph" style:parent-style-name="Text_20_body" style:list-style-name="L30">
      <style:text-properties fo:font-style="normal" officeooo:rsid="1b0eafb5" officeooo:paragraph-rsid="1b0eafb5" style:font-style-asian="normal" style:font-style-complex="normal"/>
    </style:style>
    <style:style style:name="P222" style:family="paragraph" style:parent-style-name="Text_20_body" style:list-style-name="L30">
      <style:text-properties fo:font-style="normal" officeooo:rsid="19dd02c8" officeooo:paragraph-rsid="19dd02c8" style:font-style-asian="normal" style:font-style-complex="normal"/>
    </style:style>
    <style:style style:name="P223" style:family="paragraph" style:parent-style-name="Text_20_body" style:list-style-name="L30">
      <style:text-properties fo:font-style="normal" officeooo:rsid="1af8bc48" officeooo:paragraph-rsid="1b001f52" style:font-style-asian="normal" style:font-style-complex="normal"/>
    </style:style>
    <style:style style:name="P224" style:family="paragraph" style:parent-style-name="Text_20_body" style:list-style-name="L30">
      <style:text-properties fo:font-style="normal" officeooo:rsid="1af9218f" officeooo:paragraph-rsid="1b001f52" style:font-style-asian="normal" style:font-style-complex="normal"/>
    </style:style>
    <style:style style:name="P225" style:family="paragraph" style:parent-style-name="Text_20_body" style:list-style-name="L30">
      <style:text-properties fo:font-style="normal" officeooo:rsid="16c79f8c" officeooo:paragraph-rsid="16c79f8c" style:font-style-asian="normal" style:font-style-complex="normal"/>
    </style:style>
    <style:style style:name="P226" style:family="paragraph" style:parent-style-name="Text_20_body" style:list-style-name="L66">
      <style:text-properties fo:font-style="normal" officeooo:rsid="1bdc3c6c" officeooo:paragraph-rsid="1bdc3c6c" style:font-style-asian="normal" style:font-style-complex="normal"/>
    </style:style>
    <style:style style:name="P227" style:family="paragraph" style:parent-style-name="Text_20_body" style:list-style-name="L75">
      <style:text-properties fo:font-style="normal" officeooo:rsid="1bc0908c" officeooo:paragraph-rsid="1bc0908c" style:font-style-asian="normal" style:font-style-complex="normal"/>
    </style:style>
    <style:style style:name="P228" style:family="paragraph" style:parent-style-name="Text_20_body" style:list-style-name="L85">
      <style:text-properties fo:font-style="normal" officeooo:rsid="1716a16e" officeooo:paragraph-rsid="17ea8ea3" style:font-style-asian="normal" style:font-style-complex="normal"/>
    </style:style>
    <style:style style:name="P229" style:family="paragraph" style:parent-style-name="Text_20_body" style:list-style-name="L98">
      <style:text-properties fo:font-style="normal" officeooo:paragraph-rsid="1a12773a" style:font-style-asian="normal" style:font-style-complex="normal"/>
    </style:style>
    <style:style style:name="P230" style:family="paragraph" style:parent-style-name="Text_20_body" style:list-style-name="L1">
      <style:text-properties fo:language="cs" fo:country="CZ" fo:font-style="normal" officeooo:rsid="1c25c4f0" officeooo:paragraph-rsid="1c25c4f0" style:font-style-asian="normal" style:font-style-complex="normal"/>
    </style:style>
    <style:style style:name="P231" style:family="paragraph" style:parent-style-name="Text_20_body" style:list-style-name="L1">
      <style:text-properties fo:language="cs" fo:country="CZ" fo:font-style="normal" officeooo:rsid="1c277c14" officeooo:paragraph-rsid="1c277c14" style:font-style-asian="normal" style:font-style-complex="normal"/>
    </style:style>
    <style:style style:name="P232" style:family="paragraph" style:parent-style-name="Text_20_body" style:list-style-name="L1">
      <style:text-properties fo:language="cs" fo:country="CZ" fo:font-style="normal" officeooo:rsid="1c28f4a3" officeooo:paragraph-rsid="1c28f4a3" style:font-style-asian="normal" style:font-style-complex="normal"/>
    </style:style>
    <style:style style:name="P233" style:family="paragraph" style:parent-style-name="Text_20_body" style:list-style-name="L1">
      <style:text-properties fo:language="cs" fo:country="CZ" fo:font-style="normal" officeooo:rsid="1c298d68" officeooo:paragraph-rsid="1c298d68" style:font-style-asian="normal" style:font-style-complex="normal"/>
    </style:style>
    <style:style style:name="P234" style:family="paragraph" style:parent-style-name="Text_20_body" style:list-style-name="L1">
      <style:text-properties fo:language="cs" fo:country="CZ" fo:font-style="normal" officeooo:rsid="1c2aa91a" officeooo:paragraph-rsid="1c2aa91a" style:font-style-asian="normal" style:font-style-complex="normal"/>
    </style:style>
    <style:style style:name="P235" style:family="paragraph" style:parent-style-name="Text_20_body" style:list-style-name="L26">
      <style:text-properties fo:language="cs" fo:country="CZ" officeooo:rsid="1a5a7d04" officeooo:paragraph-rsid="1a5a7d04"/>
    </style:style>
    <style:style style:name="P236" style:family="paragraph" style:parent-style-name="Text_20_body" style:list-style-name="L35">
      <style:text-properties fo:language="cs" fo:country="CZ" officeooo:rsid="19a42964" officeooo:paragraph-rsid="19a42964"/>
    </style:style>
    <style:style style:name="P237" style:family="paragraph" style:parent-style-name="Text_20_body" style:list-style-name="L42">
      <style:text-properties fo:language="cs" fo:country="CZ" officeooo:rsid="1ad07226" officeooo:paragraph-rsid="1ad07226"/>
    </style:style>
    <style:style style:name="P238" style:family="paragraph" style:parent-style-name="Text_20_body" style:list-style-name="L43">
      <style:text-properties fo:language="cs" fo:country="CZ" officeooo:rsid="1ad0df84" officeooo:paragraph-rsid="1ad0df84"/>
    </style:style>
    <style:style style:name="P239" style:family="paragraph" style:parent-style-name="Text_20_body" style:list-style-name="L57">
      <style:text-properties fo:language="cs" fo:country="CZ" officeooo:rsid="1a1cdfe0" officeooo:paragraph-rsid="1aac2801"/>
    </style:style>
    <style:style style:name="P240" style:family="paragraph" style:parent-style-name="Text_20_body" style:list-style-name="L57">
      <style:text-properties fo:language="cs" fo:country="CZ" officeooo:rsid="1a224a2d" officeooo:paragraph-rsid="1aac2801"/>
    </style:style>
    <style:style style:name="P241" style:family="paragraph" style:parent-style-name="Text_20_body" style:list-style-name="L57">
      <style:text-properties fo:language="cs" fo:country="CZ" officeooo:rsid="16b81fd2" officeooo:paragraph-rsid="1aac2801"/>
    </style:style>
    <style:style style:name="P242" style:family="paragraph" style:parent-style-name="Text_20_body" style:list-style-name="L2">
      <style:text-properties officeooo:rsid="14585935" officeooo:paragraph-rsid="18859a18"/>
    </style:style>
    <style:style style:name="P243" style:family="paragraph" style:parent-style-name="Text_20_body" style:list-style-name="L3">
      <style:text-properties officeooo:rsid="1455f337" officeooo:paragraph-rsid="18859a18"/>
    </style:style>
    <style:style style:name="P244" style:family="paragraph" style:parent-style-name="Text_20_body" style:list-style-name="L3">
      <style:text-properties officeooo:rsid="145722f9" officeooo:paragraph-rsid="18859a18"/>
    </style:style>
    <style:style style:name="P245" style:family="paragraph" style:parent-style-name="Text_20_body" style:list-style-name="L3">
      <style:text-properties officeooo:rsid="14d3e335" officeooo:paragraph-rsid="18859a18"/>
    </style:style>
    <style:style style:name="P246" style:family="paragraph" style:parent-style-name="Text_20_body" style:list-style-name="L3">
      <style:text-properties officeooo:rsid="14641de2" officeooo:paragraph-rsid="18859a18"/>
    </style:style>
    <style:style style:name="P247" style:family="paragraph" style:parent-style-name="Text_20_body" style:list-style-name="L4">
      <style:text-properties officeooo:paragraph-rsid="180ddab9"/>
    </style:style>
    <style:style style:name="P248" style:family="paragraph" style:parent-style-name="Text_20_body" style:list-style-name="L4">
      <style:text-properties officeooo:rsid="18208b2e" officeooo:paragraph-rsid="1820913f"/>
    </style:style>
    <style:style style:name="P249" style:family="paragraph" style:parent-style-name="Text_20_body" style:list-style-name="L5"/>
    <style:style style:name="P250" style:family="paragraph" style:parent-style-name="Text_20_body" style:list-style-name="L6">
      <style:text-properties officeooo:rsid="0db82cab" officeooo:paragraph-rsid="1837c966"/>
    </style:style>
    <style:style style:name="P251" style:family="paragraph" style:parent-style-name="Text_20_body" style:list-style-name="L8">
      <style:text-properties officeooo:rsid="0db82cab" officeooo:paragraph-rsid="1837c966"/>
    </style:style>
    <style:style style:name="P252" style:family="paragraph" style:parent-style-name="Text_20_body" style:list-style-name="L7">
      <style:text-properties officeooo:rsid="18227db6" officeooo:paragraph-rsid="1837c966"/>
    </style:style>
    <style:style style:name="P253" style:family="paragraph" style:parent-style-name="Text_20_body" style:list-style-name="L9">
      <style:text-properties officeooo:rsid="18390402" officeooo:paragraph-rsid="183a0d32"/>
    </style:style>
    <style:style style:name="P254" style:family="paragraph" style:parent-style-name="Text_20_body" style:list-style-name="L10">
      <style:text-properties officeooo:rsid="1864ebad" officeooo:paragraph-rsid="1864ebad"/>
    </style:style>
    <style:style style:name="P255" style:family="paragraph" style:parent-style-name="Text_20_body" style:list-style-name="L10">
      <style:text-properties officeooo:rsid="18653aaf" officeooo:paragraph-rsid="18689ea8"/>
    </style:style>
    <style:style style:name="P256" style:family="paragraph" style:parent-style-name="Text_20_body" style:list-style-name="L11">
      <style:text-properties officeooo:rsid="186ffbf2" officeooo:paragraph-rsid="186ffbf2"/>
    </style:style>
    <style:style style:name="P257" style:family="paragraph" style:parent-style-name="Text_20_body" style:list-style-name="L11">
      <style:text-properties officeooo:rsid="18709c45" officeooo:paragraph-rsid="18709c45"/>
    </style:style>
    <style:style style:name="P258" style:family="paragraph" style:parent-style-name="Text_20_body" style:list-style-name="L11">
      <style:text-properties officeooo:rsid="1870aadb" officeooo:paragraph-rsid="1870aadb"/>
    </style:style>
    <style:style style:name="P259" style:family="paragraph" style:parent-style-name="Text_20_body" style:list-style-name="L12">
      <style:text-properties officeooo:rsid="18cc4ecc" officeooo:paragraph-rsid="18cc4ecc"/>
    </style:style>
    <style:style style:name="P260" style:family="paragraph" style:parent-style-name="Text_20_body" style:list-style-name="L13">
      <style:text-properties officeooo:rsid="18ceb635" officeooo:paragraph-rsid="18ceb635"/>
    </style:style>
    <style:style style:name="P261" style:family="paragraph" style:parent-style-name="Text_20_body" style:list-style-name="L14">
      <style:text-properties officeooo:rsid="25604653" officeooo:paragraph-rsid="1bf6438f"/>
    </style:style>
    <style:style style:name="P262" style:family="paragraph" style:parent-style-name="Text_20_body" style:list-style-name="L15">
      <style:text-properties officeooo:rsid="1bf74c1b" officeooo:paragraph-rsid="1bf74c1b"/>
    </style:style>
    <style:style style:name="P263" style:family="paragraph" style:parent-style-name="Text_20_body" style:list-style-name="L16">
      <style:text-properties officeooo:rsid="18a7e032" officeooo:paragraph-rsid="18dd4bd4"/>
    </style:style>
    <style:style style:name="P264" style:family="paragraph" style:parent-style-name="Text_20_body" style:list-style-name="L17">
      <style:text-properties officeooo:paragraph-rsid="18bc6162"/>
    </style:style>
    <style:style style:name="P265" style:family="paragraph" style:parent-style-name="Text_20_body" style:list-style-name="L18">
      <style:text-properties officeooo:paragraph-rsid="18efc633"/>
    </style:style>
    <style:style style:name="P266" style:family="paragraph" style:parent-style-name="Text_20_body" style:list-style-name="L20">
      <style:text-properties officeooo:rsid="18f708b1" officeooo:paragraph-rsid="18f708b1"/>
    </style:style>
    <style:style style:name="P267" style:family="paragraph" style:parent-style-name="Text_20_body" style:list-style-name="L21">
      <style:text-properties officeooo:rsid="187968cf" officeooo:paragraph-rsid="1a4ae5d5"/>
    </style:style>
    <style:style style:name="P268" style:family="paragraph" style:parent-style-name="Text_20_body" style:list-style-name="L22">
      <style:text-properties officeooo:rsid="1877b3ae" officeooo:paragraph-rsid="1877b3ae"/>
    </style:style>
    <style:style style:name="P269" style:family="paragraph" style:parent-style-name="Text_20_body" style:list-style-name="L22">
      <style:text-properties officeooo:rsid="18780c9c" officeooo:paragraph-rsid="1877b3ae"/>
    </style:style>
    <style:style style:name="P270" style:family="paragraph" style:parent-style-name="Text_20_body" style:list-style-name="L23">
      <style:text-properties officeooo:rsid="1a44020f" officeooo:paragraph-rsid="1a4c9a67"/>
    </style:style>
    <style:style style:name="P271" style:family="paragraph" style:parent-style-name="Text_20_body" style:list-style-name="L24">
      <style:text-properties officeooo:paragraph-rsid="191e5793"/>
    </style:style>
    <style:style style:name="P272" style:family="paragraph" style:parent-style-name="Text_20_body" style:list-style-name="L25">
      <style:text-properties officeooo:rsid="19e29a33" officeooo:paragraph-rsid="19e474ce"/>
    </style:style>
    <style:style style:name="P273" style:family="paragraph" style:parent-style-name="Text_20_body" style:list-style-name="L25">
      <style:text-properties officeooo:rsid="17e3a390" officeooo:paragraph-rsid="19e474ce"/>
    </style:style>
    <style:style style:name="P274" style:family="paragraph" style:parent-style-name="Text_20_body" style:list-style-name="L25">
      <style:text-properties officeooo:rsid="19c3b136" officeooo:paragraph-rsid="19f4865c"/>
    </style:style>
    <style:style style:name="P275" style:family="paragraph" style:parent-style-name="Text_20_body" style:list-style-name="L27">
      <style:text-properties officeooo:paragraph-rsid="1a605120"/>
    </style:style>
    <style:style style:name="P276" style:family="paragraph" style:parent-style-name="Text_20_body" style:list-style-name="L27">
      <style:text-properties officeooo:rsid="1a605120" officeooo:paragraph-rsid="1a605120"/>
    </style:style>
    <style:style style:name="P277" style:family="paragraph" style:parent-style-name="Text_20_body" style:list-style-name="L27">
      <style:text-properties officeooo:rsid="1a62dc4c" officeooo:paragraph-rsid="1a62dc4c"/>
    </style:style>
    <style:style style:name="P278" style:family="paragraph" style:parent-style-name="Text_20_body" style:list-style-name="L28">
      <style:text-properties officeooo:rsid="12266c7f" officeooo:paragraph-rsid="19b1cd98"/>
    </style:style>
    <style:style style:name="P279" style:family="paragraph" style:parent-style-name="Text_20_body" style:list-style-name="L30">
      <style:text-properties officeooo:rsid="1242a917" officeooo:paragraph-rsid="1242a917"/>
    </style:style>
    <style:style style:name="P280" style:family="paragraph" style:parent-style-name="Text_20_body" style:list-style-name="L30">
      <style:text-properties officeooo:rsid="1244e575" officeooo:paragraph-rsid="1244e575"/>
    </style:style>
    <style:style style:name="P281" style:family="paragraph" style:parent-style-name="Text_20_body" style:list-style-name="L30">
      <style:text-properties officeooo:rsid="19c8b3bf" officeooo:paragraph-rsid="19c8b3bf"/>
    </style:style>
    <style:style style:name="P282" style:family="paragraph" style:parent-style-name="Text_20_body" style:list-style-name="L30">
      <style:text-properties officeooo:rsid="194235fd" officeooo:paragraph-rsid="194950a2"/>
    </style:style>
    <style:style style:name="P283" style:family="paragraph" style:parent-style-name="Text_20_body" style:list-style-name="L30">
      <style:text-properties officeooo:rsid="194235fd" officeooo:paragraph-rsid="194235fd"/>
    </style:style>
    <style:style style:name="P284" style:family="paragraph" style:parent-style-name="Text_20_body" style:list-style-name="L30">
      <style:text-properties officeooo:rsid="1943fff1" officeooo:paragraph-rsid="1944421d"/>
    </style:style>
    <style:style style:name="P285" style:family="paragraph" style:parent-style-name="Text_20_body" style:list-style-name="L30">
      <style:text-properties officeooo:rsid="0eebe7ad" officeooo:paragraph-rsid="122a5925"/>
    </style:style>
    <style:style style:name="P286" style:family="paragraph" style:parent-style-name="Text_20_body" style:list-style-name="L30">
      <style:text-properties officeooo:rsid="1ade0b22" officeooo:paragraph-rsid="1ade0b22"/>
    </style:style>
    <style:style style:name="P287" style:family="paragraph" style:parent-style-name="Text_20_body" style:list-style-name="L30">
      <style:text-properties officeooo:rsid="0f128f93" officeooo:paragraph-rsid="122a5925"/>
    </style:style>
    <style:style style:name="P288" style:family="paragraph" style:parent-style-name="Text_20_body" style:list-style-name="L30">
      <style:text-properties officeooo:rsid="1a685fea" officeooo:paragraph-rsid="1a685fea"/>
    </style:style>
    <style:style style:name="P289" style:family="paragraph" style:parent-style-name="Text_20_body" style:list-style-name="L30">
      <style:text-properties officeooo:rsid="1c07cc2c" officeooo:paragraph-rsid="1c07cc2c"/>
    </style:style>
    <style:style style:name="P290" style:family="paragraph" style:parent-style-name="Text_20_body" style:list-style-name="L30">
      <style:text-properties officeooo:rsid="1c08cca8" officeooo:paragraph-rsid="1c08cca8"/>
    </style:style>
    <style:style style:name="P291" style:family="paragraph" style:parent-style-name="Text_20_body" style:list-style-name="L30">
      <style:text-properties officeooo:rsid="1c0ac138" officeooo:paragraph-rsid="1c0ac138"/>
    </style:style>
    <style:style style:name="P292" style:family="paragraph" style:parent-style-name="Text_20_body" style:list-style-name="L30">
      <style:text-properties officeooo:rsid="1c0c4b89" officeooo:paragraph-rsid="1c0c4b89"/>
    </style:style>
    <style:style style:name="P293" style:family="paragraph" style:parent-style-name="Text_20_body" style:list-style-name="L30">
      <style:text-properties officeooo:rsid="1239488c" officeooo:paragraph-rsid="1239488c"/>
    </style:style>
    <style:style style:name="P294" style:family="paragraph" style:parent-style-name="Text_20_body" style:list-style-name="L30">
      <style:text-properties officeooo:rsid="0ef5f9a0" officeooo:paragraph-rsid="122a5925"/>
    </style:style>
    <style:style style:name="P295" style:family="paragraph" style:parent-style-name="Text_20_body" style:list-style-name="L30">
      <style:text-properties officeooo:rsid="1963fcab" officeooo:paragraph-rsid="1963fcab"/>
    </style:style>
    <style:style style:name="P296" style:family="paragraph" style:parent-style-name="Text_20_body" style:list-style-name="L30">
      <style:text-properties officeooo:rsid="0f1890a5" officeooo:paragraph-rsid="122a5925"/>
    </style:style>
    <style:style style:name="P297" style:family="paragraph" style:parent-style-name="Text_20_body" style:list-style-name="L30">
      <style:text-properties officeooo:rsid="0fdd3793" officeooo:paragraph-rsid="122a5925"/>
    </style:style>
    <style:style style:name="P298" style:family="paragraph" style:parent-style-name="Text_20_body" style:list-style-name="L30">
      <style:text-properties officeooo:rsid="195fcbf5" officeooo:paragraph-rsid="195fcbf5"/>
    </style:style>
    <style:style style:name="P299" style:family="paragraph" style:parent-style-name="Text_20_body" style:list-style-name="L30">
      <style:text-properties officeooo:rsid="0ef83a20" officeooo:paragraph-rsid="122a5925"/>
    </style:style>
    <style:style style:name="P300" style:family="paragraph" style:parent-style-name="Text_20_body" style:list-style-name="L30">
      <style:text-properties officeooo:rsid="0efd0c82" officeooo:paragraph-rsid="122a5925"/>
    </style:style>
    <style:style style:name="P301" style:family="paragraph" style:parent-style-name="Text_20_body" style:list-style-name="L30">
      <style:text-properties officeooo:rsid="0efb8bab" officeooo:paragraph-rsid="122a5925"/>
    </style:style>
    <style:style style:name="P302" style:family="paragraph" style:parent-style-name="Text_20_body" style:list-style-name="L30">
      <style:text-properties officeooo:rsid="19db44db" officeooo:paragraph-rsid="19db44db"/>
    </style:style>
    <style:style style:name="P303" style:family="paragraph" style:parent-style-name="Text_20_body" style:list-style-name="L30">
      <style:text-properties officeooo:rsid="1b0fe122" officeooo:paragraph-rsid="1b0fe122"/>
    </style:style>
    <style:style style:name="P304" style:family="paragraph" style:parent-style-name="Text_20_body" style:list-style-name="L30">
      <style:text-properties officeooo:rsid="1afa20fd" officeooo:paragraph-rsid="1b01ce85"/>
    </style:style>
    <style:style style:name="P305" style:family="paragraph" style:parent-style-name="Text_20_body" style:list-style-name="L30">
      <style:text-properties officeooo:rsid="1379fee8" officeooo:paragraph-rsid="138cbcfa"/>
    </style:style>
    <style:style style:name="P306" style:family="paragraph" style:parent-style-name="Text_20_body" style:list-style-name="L30">
      <style:text-properties officeooo:rsid="1afbabe8" officeooo:paragraph-rsid="1afbabe8"/>
    </style:style>
    <style:style style:name="P307" style:family="paragraph" style:parent-style-name="Text_20_body" style:list-style-name="L30">
      <style:text-properties officeooo:rsid="1b04b344" officeooo:paragraph-rsid="1b065846"/>
    </style:style>
    <style:style style:name="P308" style:family="paragraph" style:parent-style-name="Text_20_body" style:list-style-name="L30">
      <style:text-properties officeooo:rsid="1b02b72e" officeooo:paragraph-rsid="1b02b72e"/>
    </style:style>
    <style:style style:name="P309" style:family="paragraph" style:parent-style-name="Text_20_body" style:list-style-name="L30">
      <style:text-properties officeooo:rsid="1af6d8c0" officeooo:paragraph-rsid="1b001f52"/>
    </style:style>
    <style:style style:name="P310" style:family="paragraph" style:parent-style-name="Text_20_body" style:list-style-name="L30">
      <style:text-properties officeooo:rsid="1af9218f" officeooo:paragraph-rsid="1b001f52"/>
    </style:style>
    <style:style style:name="P311" style:family="paragraph" style:parent-style-name="Text_20_body" style:list-style-name="L30">
      <style:text-properties officeooo:rsid="12f1c0de" officeooo:paragraph-rsid="12f1c0de"/>
    </style:style>
    <style:style style:name="P312" style:family="paragraph" style:parent-style-name="Text_20_body" style:list-style-name="L30">
      <style:text-properties officeooo:rsid="12f08c1b" officeooo:paragraph-rsid="12f08c1b"/>
    </style:style>
    <style:style style:name="P313" style:family="paragraph" style:parent-style-name="Text_20_body" style:list-style-name="L30">
      <style:text-properties officeooo:rsid="12fed93d" officeooo:paragraph-rsid="19d10061"/>
    </style:style>
    <style:style style:name="P314" style:family="paragraph" style:parent-style-name="Text_20_body" style:list-style-name="L30">
      <style:text-properties officeooo:rsid="0ee8c6f0" officeooo:paragraph-rsid="1c0ff12c"/>
    </style:style>
    <style:style style:name="P315" style:family="paragraph" style:parent-style-name="Text_20_body" style:list-style-name="L31">
      <style:text-properties officeooo:rsid="196ff3f9" officeooo:paragraph-rsid="196ff3f9"/>
    </style:style>
    <style:style style:name="P316" style:family="paragraph" style:parent-style-name="Text_20_body" style:list-style-name="L32">
      <style:text-properties style:text-line-through-style="none" style:text-line-through-type="none" officeooo:rsid="0f37bb41" officeooo:paragraph-rsid="127cba37"/>
    </style:style>
    <style:style style:name="P317" style:family="paragraph" style:parent-style-name="Text_20_body" style:list-style-name="L32">
      <style:text-properties style:text-line-through-style="none" style:text-line-through-type="none" officeooo:rsid="16e00d1b" officeooo:paragraph-rsid="16e00d1b"/>
    </style:style>
    <style:style style:name="P318" style:family="paragraph" style:parent-style-name="Text_20_body" style:list-style-name="L86">
      <style:text-properties style:text-line-through-style="none" style:text-line-through-type="none" officeooo:rsid="1b5aa9c1" officeooo:paragraph-rsid="1b5aa9c1"/>
    </style:style>
    <style:style style:name="P319" style:family="paragraph" style:parent-style-name="Text_20_body" style:list-style-name="L33">
      <style:text-properties officeooo:rsid="0fc19037" officeooo:paragraph-rsid="1a86ad51"/>
    </style:style>
    <style:style style:name="P320" style:family="paragraph" style:parent-style-name="Text_20_body" style:list-style-name="L34">
      <style:text-properties officeooo:rsid="199ed98e" officeooo:paragraph-rsid="19d65e2e"/>
    </style:style>
    <style:style style:name="P321" style:family="paragraph" style:parent-style-name="Text_20_body" style:list-style-name="L35">
      <style:text-properties officeooo:rsid="1997def4" officeooo:paragraph-rsid="1997def4"/>
    </style:style>
    <style:style style:name="P322" style:family="paragraph" style:parent-style-name="Text_20_body" style:list-style-name="L35">
      <style:text-properties officeooo:rsid="1997def4" officeooo:paragraph-rsid="199adc5f"/>
    </style:style>
    <style:style style:name="P323" style:family="paragraph" style:parent-style-name="Text_20_body" style:list-style-name="L35">
      <style:text-properties officeooo:rsid="1a8adb7a" officeooo:paragraph-rsid="1a8adb7a"/>
    </style:style>
    <style:style style:name="P324" style:family="paragraph" style:parent-style-name="Text_20_body" style:list-style-name="L35">
      <style:text-properties officeooo:rsid="1999e882" officeooo:paragraph-rsid="199adc5f"/>
    </style:style>
    <style:style style:name="P325" style:family="paragraph" style:parent-style-name="Text_20_body" style:list-style-name="L35">
      <style:text-properties officeooo:rsid="199adc5f" officeooo:paragraph-rsid="199adc5f"/>
    </style:style>
    <style:style style:name="P326" style:family="paragraph" style:parent-style-name="Text_20_body" style:list-style-name="L36">
      <style:text-properties officeooo:rsid="19e5887b" officeooo:paragraph-rsid="19f47709"/>
    </style:style>
    <style:style style:name="P327" style:family="paragraph" style:parent-style-name="Text_20_body" style:list-style-name="L37">
      <style:text-properties officeooo:rsid="19dd8d16" officeooo:paragraph-rsid="19dd8d16"/>
    </style:style>
    <style:style style:name="P328" style:family="paragraph" style:parent-style-name="Text_20_body" style:list-style-name="L37">
      <style:text-properties officeooo:rsid="1a98bb1c" officeooo:paragraph-rsid="1a98bb1c"/>
    </style:style>
    <style:style style:name="P329" style:family="paragraph" style:parent-style-name="Text_20_body" style:list-style-name="L38">
      <style:text-properties officeooo:rsid="19e05936" officeooo:paragraph-rsid="19deae58"/>
    </style:style>
    <style:style style:name="P330" style:family="paragraph" style:parent-style-name="Text_20_body" style:list-style-name="L39">
      <style:text-properties officeooo:rsid="1a1567f6" officeooo:paragraph-rsid="1aa28dc4"/>
    </style:style>
    <style:style style:name="P331" style:family="paragraph" style:parent-style-name="Text_20_body" style:list-style-name="L39">
      <style:text-properties officeooo:rsid="1a1567f6" officeooo:paragraph-rsid="1a1567f6"/>
    </style:style>
    <style:style style:name="P332" style:family="paragraph" style:parent-style-name="Text_20_body" style:list-style-name="L39">
      <style:text-properties officeooo:rsid="1aa261ba" officeooo:paragraph-rsid="1aa28dc4"/>
    </style:style>
    <style:style style:name="P333" style:family="paragraph" style:parent-style-name="Text_20_body" style:list-style-name="L40">
      <style:text-properties officeooo:rsid="1aa261ba" officeooo:paragraph-rsid="19ff1939"/>
    </style:style>
    <style:style style:name="P334" style:family="paragraph" style:parent-style-name="Text_20_body" style:list-style-name="L39">
      <style:text-properties officeooo:rsid="19fcb329" officeooo:paragraph-rsid="19fcb329"/>
    </style:style>
    <style:style style:name="P335" style:family="paragraph" style:parent-style-name="Text_20_body" style:list-style-name="L40">
      <style:text-properties officeooo:rsid="19ff1939" officeooo:paragraph-rsid="1aa5158f"/>
    </style:style>
    <style:style style:name="P336" style:family="paragraph" style:parent-style-name="Text_20_body" style:list-style-name="L40">
      <style:text-properties officeooo:rsid="19ff1939" officeooo:paragraph-rsid="1aa58b5f"/>
    </style:style>
    <style:style style:name="P337" style:family="paragraph" style:parent-style-name="Text_20_body" style:list-style-name="L40">
      <style:text-properties officeooo:rsid="19ff1939" officeooo:paragraph-rsid="19ff1939"/>
    </style:style>
    <style:style style:name="P338" style:family="paragraph" style:parent-style-name="Text_20_body" style:list-style-name="L40">
      <style:text-properties officeooo:rsid="1aa77037" officeooo:paragraph-rsid="1aa5158f"/>
    </style:style>
    <style:style style:name="P339" style:family="paragraph" style:parent-style-name="Text_20_body" style:list-style-name="L40">
      <style:text-properties officeooo:rsid="19fa8bf5" officeooo:paragraph-rsid="19fa8bf5"/>
    </style:style>
    <style:style style:name="P340" style:family="paragraph" style:parent-style-name="Text_20_body" style:list-style-name="L40">
      <style:text-properties officeooo:rsid="19fa8bf5" officeooo:paragraph-rsid="19ff1939"/>
    </style:style>
    <style:style style:name="P341" style:family="paragraph" style:parent-style-name="Text_20_body" style:list-style-name="L40">
      <style:text-properties officeooo:rsid="19fd8ba9" officeooo:paragraph-rsid="19fd8ba9"/>
    </style:style>
    <style:style style:name="P342" style:family="paragraph" style:parent-style-name="Text_20_body" style:list-style-name="L41">
      <style:text-properties officeooo:paragraph-rsid="1ad1da2f"/>
    </style:style>
    <style:style style:name="P343" style:family="paragraph" style:parent-style-name="Text_20_body" style:list-style-name="L44">
      <style:text-properties officeooo:paragraph-rsid="1ae7d6b3"/>
    </style:style>
    <style:style style:name="P344" style:family="paragraph" style:parent-style-name="Text_20_body" style:list-style-name="L45">
      <style:text-properties officeooo:rsid="176dcc34" officeooo:paragraph-rsid="176dcc34"/>
    </style:style>
    <style:style style:name="P345" style:family="paragraph" style:parent-style-name="Text_20_body" style:list-style-name="L45">
      <style:text-properties officeooo:rsid="176dcc34" officeooo:paragraph-rsid="1a2b313c"/>
    </style:style>
    <style:style style:name="P346" style:family="paragraph" style:parent-style-name="Text_20_body" style:list-style-name="L45">
      <style:text-properties officeooo:rsid="1a2b313c" officeooo:paragraph-rsid="1a2b313c"/>
    </style:style>
    <style:style style:name="P347" style:family="paragraph" style:parent-style-name="Text_20_body" style:list-style-name="L45">
      <style:text-properties officeooo:rsid="176f2ef9" officeooo:paragraph-rsid="176f2ef9"/>
    </style:style>
    <style:style style:name="P348" style:family="paragraph" style:parent-style-name="Text_20_body" style:list-style-name="L46">
      <style:text-properties officeooo:paragraph-rsid="1ac05084"/>
    </style:style>
    <style:style style:name="P349" style:family="paragraph" style:parent-style-name="Text_20_body" style:list-style-name="L47">
      <style:text-properties officeooo:paragraph-rsid="1ac04dff"/>
    </style:style>
    <style:style style:name="P350" style:family="paragraph" style:parent-style-name="Text_20_body" style:list-style-name="L45">
      <style:text-properties officeooo:rsid="137b4eb5" officeooo:paragraph-rsid="138d8f86"/>
    </style:style>
    <style:style style:name="P351" style:family="paragraph" style:parent-style-name="Text_20_body" style:list-style-name="L48">
      <style:text-properties officeooo:rsid="1ac27fde" officeooo:paragraph-rsid="1ac27fde"/>
    </style:style>
    <style:style style:name="P352" style:family="paragraph" style:parent-style-name="Text_20_body" style:list-style-name="L48">
      <style:text-properties officeooo:rsid="1ac363d4" officeooo:paragraph-rsid="1ac363d4"/>
    </style:style>
    <style:style style:name="P353" style:family="paragraph" style:parent-style-name="Text_20_body" style:list-style-name="L49">
      <style:text-properties officeooo:paragraph-rsid="1a391dfc"/>
    </style:style>
    <style:style style:name="P354" style:family="paragraph" style:parent-style-name="Text_20_body" style:list-style-name="L50">
      <style:text-properties officeooo:rsid="14c5ad3a" officeooo:paragraph-rsid="1af06eca"/>
    </style:style>
    <style:style style:name="P355" style:family="paragraph" style:parent-style-name="Text_20_body" style:list-style-name="L51">
      <style:text-properties officeooo:rsid="14c5ad3a" officeooo:paragraph-rsid="1af06eca"/>
    </style:style>
    <style:style style:name="P356" style:family="paragraph" style:parent-style-name="Text_20_body" style:list-style-name="L52">
      <style:text-properties officeooo:paragraph-rsid="1af1acaa"/>
    </style:style>
    <style:style style:name="P357" style:family="paragraph" style:parent-style-name="Text_20_body" style:list-style-name="L53">
      <style:text-properties officeooo:rsid="1a33c9c6" officeooo:paragraph-rsid="1a33c9c6"/>
    </style:style>
    <style:style style:name="P358" style:family="paragraph" style:parent-style-name="Text_20_body" style:list-style-name="L53">
      <style:text-properties officeooo:rsid="1a33c9c6" officeooo:paragraph-rsid="1a38038c"/>
    </style:style>
    <style:style style:name="P359" style:family="paragraph" style:parent-style-name="Text_20_body" style:list-style-name="L54">
      <style:text-properties fo:font-style="italic" style:font-style-asian="italic" style:font-style-complex="italic"/>
    </style:style>
    <style:style style:name="P360" style:family="paragraph" style:parent-style-name="Text_20_body" style:list-style-name="L66">
      <style:text-properties fo:font-style="italic" officeooo:rsid="1bdaaf4b" officeooo:paragraph-rsid="1bdaaf4b" style:font-style-asian="italic" style:font-style-complex="italic"/>
    </style:style>
    <style:style style:name="P361" style:family="paragraph" style:parent-style-name="Text_20_body" style:list-style-name="L66">
      <style:text-properties fo:font-style="italic" officeooo:rsid="1bd786c4" officeooo:paragraph-rsid="1bd786c4" style:font-style-asian="italic" style:font-style-complex="italic"/>
    </style:style>
    <style:style style:name="P362" style:family="paragraph" style:parent-style-name="Text_20_body" style:list-style-name="L66">
      <style:text-properties fo:font-style="italic" officeooo:rsid="1bdc3c6c" officeooo:paragraph-rsid="1bdc3c6c" style:font-style-asian="italic" style:font-style-complex="italic"/>
    </style:style>
    <style:style style:name="P363" style:family="paragraph" style:parent-style-name="Text_20_body" style:list-style-name="L70">
      <style:text-properties fo:font-style="italic" officeooo:rsid="1baf0ceb" officeooo:paragraph-rsid="1baf0ceb" style:font-style-asian="italic" style:font-style-complex="italic"/>
    </style:style>
    <style:style style:name="P364" style:family="paragraph" style:parent-style-name="Text_20_body" style:list-style-name="L84">
      <style:text-properties fo:font-style="italic" officeooo:rsid="1621ff56" officeooo:paragraph-rsid="1624da1b" style:font-style-asian="italic" style:font-style-complex="italic"/>
    </style:style>
    <style:style style:name="P365" style:family="paragraph" style:parent-style-name="Text_20_body" style:list-style-name="L84">
      <style:text-properties fo:font-style="italic" officeooo:rsid="1626bafa" officeooo:paragraph-rsid="1626bafa" style:font-style-asian="italic" style:font-style-complex="italic"/>
    </style:style>
    <style:style style:name="P366" style:family="paragraph" style:parent-style-name="Text_20_body" style:list-style-name="L55">
      <style:text-properties officeooo:rsid="1a39f754" officeooo:paragraph-rsid="1a39f754"/>
    </style:style>
    <style:style style:name="P367" style:family="paragraph" style:parent-style-name="Text_20_body" style:list-style-name="L55">
      <style:text-properties officeooo:rsid="1a39f754" officeooo:paragraph-rsid="1a3c4718"/>
    </style:style>
    <style:style style:name="P368" style:family="paragraph" style:parent-style-name="Text_20_body" style:list-style-name="L55">
      <style:text-properties officeooo:rsid="1a3c4718" officeooo:paragraph-rsid="1a3c4718"/>
    </style:style>
    <style:style style:name="P369" style:family="paragraph" style:parent-style-name="Text_20_body" style:list-style-name="L56">
      <style:text-properties officeooo:rsid="14e7e306" officeooo:paragraph-rsid="1b205b94"/>
    </style:style>
    <style:style style:name="P370" style:family="paragraph" style:parent-style-name="Text_20_body" style:list-style-name="L57">
      <style:text-properties officeooo:rsid="1a224a2d" officeooo:paragraph-rsid="1aac2801"/>
    </style:style>
    <style:style style:name="P371" style:family="paragraph" style:parent-style-name="Text_20_body" style:list-style-name="L58">
      <style:text-properties officeooo:rsid="172f3e20" officeooo:paragraph-rsid="172f3e20"/>
    </style:style>
    <style:style style:name="P372" style:family="paragraph" style:parent-style-name="Text_20_body" style:list-style-name="L59">
      <style:text-properties officeooo:rsid="1b23bb2a" officeooo:paragraph-rsid="1b23bb2a"/>
    </style:style>
    <style:style style:name="P373" style:family="paragraph" style:parent-style-name="Text_20_body" style:list-style-name="L59">
      <style:text-properties officeooo:rsid="1b2798a1" officeooo:paragraph-rsid="1b2798a1"/>
    </style:style>
    <style:style style:name="P374" style:family="paragraph" style:parent-style-name="Text_20_body" style:list-style-name="L60">
      <style:text-properties officeooo:paragraph-rsid="1a2b313c"/>
    </style:style>
    <style:style style:name="P375" style:family="paragraph" style:parent-style-name="Text_20_body" style:list-style-name="L61">
      <style:text-properties officeooo:paragraph-rsid="15d7d62b"/>
    </style:style>
    <style:style style:name="P376" style:family="paragraph" style:parent-style-name="Text_20_body" style:list-style-name="L62">
      <style:text-properties officeooo:rsid="1b2c9c48" officeooo:paragraph-rsid="1b2c9c48"/>
    </style:style>
    <style:style style:name="P377" style:family="paragraph" style:parent-style-name="Text_20_body" style:list-style-name="L63">
      <style:text-properties officeooo:rsid="1077771e" officeooo:paragraph-rsid="1b4a7fcc"/>
    </style:style>
    <style:style style:name="P378" style:family="paragraph" style:parent-style-name="Text_20_body" style:list-style-name="L64">
      <style:text-properties officeooo:paragraph-rsid="1b4a7fcc"/>
    </style:style>
    <style:style style:name="P379" style:family="paragraph" style:parent-style-name="Text_20_body" style:list-style-name="L64">
      <style:text-properties officeooo:rsid="10af30c8" officeooo:paragraph-rsid="1b4a7fcc"/>
    </style:style>
    <style:style style:name="P380" style:family="paragraph" style:parent-style-name="Text_20_body" style:list-style-name="L65">
      <style:text-properties officeooo:rsid="1902e02a" officeooo:paragraph-rsid="1bcc61dd"/>
    </style:style>
    <style:style style:name="P381" style:family="paragraph" style:parent-style-name="Text_20_body" style:list-style-name="L66">
      <style:text-properties officeooo:rsid="14802dd0" officeooo:paragraph-rsid="1bcc61dd"/>
    </style:style>
    <style:style style:name="P382" style:family="paragraph" style:parent-style-name="Text_20_body" style:list-style-name="L66">
      <style:text-properties officeooo:rsid="1bd786c4" officeooo:paragraph-rsid="1bd786c4"/>
    </style:style>
    <style:style style:name="P383" style:family="paragraph" style:parent-style-name="Text_20_body" style:list-style-name="L67">
      <style:text-properties officeooo:rsid="1c1edfc2" officeooo:paragraph-rsid="1c1edfc2"/>
    </style:style>
    <style:style style:name="P384" style:family="paragraph" style:parent-style-name="Text_20_body" style:list-style-name="L68">
      <style:text-properties officeooo:rsid="1bd3639d" officeooo:paragraph-rsid="1be09be4"/>
    </style:style>
    <style:style style:name="P385" style:family="paragraph" style:parent-style-name="Text_20_body" style:list-style-name="L68">
      <style:text-properties officeooo:rsid="1be09be4" officeooo:paragraph-rsid="1be22b86"/>
    </style:style>
    <style:style style:name="P386" style:family="paragraph" style:parent-style-name="Text_20_body" style:list-style-name="L68">
      <style:text-properties officeooo:rsid="1be22b86" officeooo:paragraph-rsid="1be22b86"/>
    </style:style>
    <style:style style:name="P387" style:family="paragraph" style:parent-style-name="Text_20_body" style:list-style-name="L69">
      <style:text-properties officeooo:paragraph-rsid="1ba85a2c"/>
    </style:style>
    <style:style style:name="P388" style:family="paragraph" style:parent-style-name="Text_20_body" style:list-style-name="L69">
      <style:text-properties officeooo:rsid="1ba0195d" officeooo:paragraph-rsid="1ba85a2c"/>
    </style:style>
    <style:style style:name="P389" style:family="paragraph" style:parent-style-name="Text_20_body" style:list-style-name="L70">
      <style:text-properties officeooo:rsid="1baf0ceb" officeooo:paragraph-rsid="1baf0ceb"/>
    </style:style>
    <style:style style:name="P390" style:family="paragraph" style:parent-style-name="Text_20_body" style:list-style-name="L71">
      <style:text-properties officeooo:rsid="210667ea" officeooo:paragraph-rsid="1b540b62"/>
    </style:style>
    <style:style style:name="P391" style:family="paragraph" style:parent-style-name="Text_20_body" style:list-style-name="L71">
      <style:text-properties officeooo:rsid="17ac7bf8" officeooo:paragraph-rsid="1b540b62"/>
    </style:style>
    <style:style style:name="P392" style:family="paragraph" style:parent-style-name="Text_20_body" style:list-style-name="L72">
      <style:text-properties officeooo:paragraph-rsid="1b540b62"/>
    </style:style>
    <style:style style:name="P393" style:family="paragraph" style:parent-style-name="Text_20_body" style:list-style-name="L72">
      <style:text-properties officeooo:rsid="210a62bf" officeooo:paragraph-rsid="1b540b62"/>
    </style:style>
    <style:style style:name="P394" style:family="paragraph" style:parent-style-name="Text_20_body" style:list-style-name="L73">
      <style:text-properties officeooo:rsid="2107ada6" officeooo:paragraph-rsid="1b540b62"/>
    </style:style>
    <style:style style:name="P395" style:family="paragraph" style:parent-style-name="Text_20_body" style:list-style-name="L74">
      <style:text-properties officeooo:rsid="21223c73" officeooo:paragraph-rsid="1b540b62"/>
    </style:style>
    <style:style style:name="P396" style:family="paragraph" style:parent-style-name="Text_20_body" style:list-style-name="L74">
      <style:text-properties officeooo:rsid="21240466" officeooo:paragraph-rsid="1b540b62"/>
    </style:style>
    <style:style style:name="P397" style:family="paragraph" style:parent-style-name="Text_20_body" style:list-style-name="L76">
      <style:text-properties officeooo:rsid="210ceec1" officeooo:paragraph-rsid="1b540b62"/>
    </style:style>
    <style:style style:name="P398" style:family="paragraph" style:parent-style-name="Text_20_body" style:list-style-name="L77">
      <style:text-properties officeooo:rsid="210ceec1" officeooo:paragraph-rsid="1bb9690e"/>
    </style:style>
    <style:style style:name="P399" style:family="paragraph" style:parent-style-name="Text_20_body" style:list-style-name="L76">
      <style:text-properties officeooo:rsid="1bc52482" officeooo:paragraph-rsid="1bc52482"/>
    </style:style>
    <style:style style:name="P400" style:family="paragraph" style:parent-style-name="Text_20_body" style:list-style-name="L78">
      <style:text-properties officeooo:rsid="1bc58a8c" officeooo:paragraph-rsid="1bc58a8c"/>
    </style:style>
    <style:style style:name="P401" style:family="paragraph" style:parent-style-name="Text_20_body" style:list-style-name="L79">
      <style:text-properties officeooo:rsid="156b556c" officeooo:paragraph-rsid="156b556c"/>
    </style:style>
    <style:style style:name="P402" style:family="paragraph" style:parent-style-name="Text_20_body" style:list-style-name="L80">
      <style:text-properties officeooo:rsid="156b556c" officeooo:paragraph-rsid="156b556c"/>
    </style:style>
    <style:style style:name="P403" style:family="paragraph" style:parent-style-name="Text_20_body" style:list-style-name="L80">
      <style:text-properties officeooo:rsid="156b556c" officeooo:paragraph-rsid="157d6686"/>
    </style:style>
    <style:style style:name="P404" style:family="paragraph" style:parent-style-name="Text_20_body" style:list-style-name="L80">
      <style:text-properties officeooo:rsid="156b556c" officeooo:paragraph-rsid="1586b1d4"/>
    </style:style>
    <style:style style:name="P405" style:family="paragraph" style:parent-style-name="Text_20_body" style:list-style-name="L80">
      <style:text-properties officeooo:rsid="156b556c" officeooo:paragraph-rsid="1581a9b9"/>
    </style:style>
    <style:style style:name="P406" style:family="paragraph" style:parent-style-name="Text_20_body" style:list-style-name="L79">
      <style:text-properties officeooo:rsid="1bca44f6" officeooo:paragraph-rsid="1bca44f6"/>
    </style:style>
    <style:style style:name="P407" style:family="paragraph" style:parent-style-name="Text_20_body" style:list-style-name="L79">
      <style:text-properties officeooo:rsid="15700d41" officeooo:paragraph-rsid="15a70636"/>
    </style:style>
    <style:style style:name="P408" style:family="paragraph" style:parent-style-name="Text_20_body" style:list-style-name="L80">
      <style:text-properties officeooo:rsid="15a2ad33" officeooo:paragraph-rsid="15a2ad33"/>
    </style:style>
    <style:style style:name="P409" style:family="paragraph" style:parent-style-name="Text_20_body" style:list-style-name="L80">
      <style:text-properties officeooo:rsid="156d1f3b" officeooo:paragraph-rsid="156d1f3b"/>
    </style:style>
    <style:style style:name="P410" style:family="paragraph" style:parent-style-name="Text_20_body" style:list-style-name="L80">
      <style:text-properties officeooo:rsid="15951ee6" officeooo:paragraph-rsid="15951ee6"/>
    </style:style>
    <style:style style:name="P411" style:family="paragraph" style:parent-style-name="Text_20_body" style:list-style-name="L81">
      <style:text-properties officeooo:rsid="12c8c6da" officeooo:paragraph-rsid="16073f5b"/>
    </style:style>
    <style:style style:name="P412" style:family="paragraph" style:parent-style-name="Text_20_body" style:list-style-name="L82">
      <style:text-properties officeooo:rsid="164e3b7e" officeooo:paragraph-rsid="164e3b7e"/>
    </style:style>
    <style:style style:name="P413" style:family="paragraph" style:parent-style-name="Text_20_body" style:list-style-name="L83">
      <style:text-properties officeooo:rsid="1b403fd8" officeooo:paragraph-rsid="1b403fd8"/>
    </style:style>
    <style:style style:name="P414" style:family="paragraph" style:parent-style-name="Text_20_body" style:list-style-name="L84">
      <style:text-properties officeooo:rsid="1b3479eb" officeooo:paragraph-rsid="1624da1b"/>
    </style:style>
    <style:style style:name="P415" style:family="paragraph" style:parent-style-name="Text_20_body" style:list-style-name="L84">
      <style:text-properties officeooo:rsid="1b3479eb" officeooo:paragraph-rsid="1626bafa"/>
    </style:style>
    <style:style style:name="P416" style:family="paragraph" style:parent-style-name="Text_20_body" style:list-style-name="L85">
      <style:text-properties officeooo:paragraph-rsid="17ea8ea3"/>
    </style:style>
    <style:style style:name="P417" style:family="paragraph" style:parent-style-name="Text_20_body" style:list-style-name="L85">
      <style:text-properties officeooo:rsid="1bc2b7af" officeooo:paragraph-rsid="17db215a"/>
    </style:style>
    <style:style style:name="P418" style:family="paragraph" style:parent-style-name="Text_20_body" style:list-style-name="L85">
      <style:text-properties officeooo:rsid="1bd3c2aa" officeooo:paragraph-rsid="17db215a"/>
    </style:style>
    <style:style style:name="P419" style:family="paragraph" style:parent-style-name="Text_20_body" style:list-style-name="L85">
      <style:text-properties fo:language="en" fo:country="US" officeooo:rsid="17497bb4" officeooo:paragraph-rsid="17db215a"/>
    </style:style>
    <style:style style:name="P420" style:family="paragraph" style:parent-style-name="Text_20_body" style:list-style-name="L85">
      <style:text-properties fo:language="en" fo:country="US" officeooo:rsid="149f8e7d" officeooo:paragraph-rsid="17ea8ea3"/>
    </style:style>
    <style:style style:name="P421" style:family="paragraph" style:parent-style-name="Text_20_body" style:list-style-name="L85">
      <style:text-properties officeooo:rsid="1716a16e" officeooo:paragraph-rsid="17ea8ea3"/>
    </style:style>
    <style:style style:name="P422" style:family="paragraph" style:parent-style-name="Text_20_body" style:list-style-name="L85">
      <style:text-properties officeooo:rsid="14d83a5b" officeooo:paragraph-rsid="17ea8ea3"/>
    </style:style>
    <style:style style:name="P423" style:family="paragraph" style:parent-style-name="Text_20_body" style:list-style-name="L87">
      <style:text-properties officeooo:paragraph-rsid="1c040c2e"/>
    </style:style>
    <style:style style:name="P424" style:family="paragraph" style:parent-style-name="Text_20_body" style:list-style-name="L88">
      <style:text-properties officeooo:rsid="17122e9d" officeooo:paragraph-rsid="1b85b291"/>
    </style:style>
    <style:style style:name="P425" style:family="paragraph" style:parent-style-name="Text_20_body" style:list-style-name="L92">
      <style:text-properties officeooo:rsid="1b742e3b" officeooo:paragraph-rsid="1b7aba4c"/>
    </style:style>
    <style:style style:name="P426" style:family="paragraph" style:parent-style-name="Text_20_body" style:list-style-name="L92">
      <style:text-properties officeooo:rsid="1b742e3b" officeooo:paragraph-rsid="1b797381"/>
    </style:style>
    <style:style style:name="P427" style:family="paragraph" style:parent-style-name="Text_20_body" style:list-style-name="L92">
      <style:text-properties officeooo:rsid="1b72b349" officeooo:paragraph-rsid="1b72b349"/>
    </style:style>
    <style:style style:name="P428" style:family="paragraph" style:parent-style-name="Text_20_body" style:list-style-name="L93">
      <style:text-properties officeooo:rsid="1b83b125" officeooo:paragraph-rsid="1b83b125"/>
    </style:style>
    <style:style style:name="P429" style:family="paragraph" style:parent-style-name="Text_20_body" style:list-style-name="L94">
      <style:text-properties officeooo:rsid="1b9261bd" officeooo:paragraph-rsid="1b9261bd"/>
    </style:style>
    <style:style style:name="P430" style:family="paragraph" style:parent-style-name="Text_20_body" style:list-style-name="L94">
      <style:text-properties officeooo:rsid="1b937b6f" officeooo:paragraph-rsid="1b937b6f"/>
    </style:style>
    <style:style style:name="P431" style:family="paragraph" style:parent-style-name="Text_20_body" style:list-style-name="L95">
      <style:text-properties officeooo:rsid="17984d40" officeooo:paragraph-rsid="17984d40"/>
    </style:style>
    <style:style style:name="P432" style:family="paragraph" style:parent-style-name="Text_20_body" style:list-style-name="L96">
      <style:text-properties officeooo:rsid="1719b11b" officeooo:paragraph-rsid="1719b11b"/>
    </style:style>
    <style:style style:name="P433" style:family="paragraph" style:parent-style-name="Text_20_body" style:list-style-name="L96">
      <style:text-properties officeooo:rsid="171b82b8" officeooo:paragraph-rsid="171b82b8"/>
    </style:style>
    <style:style style:name="P434" style:family="paragraph" style:parent-style-name="Text_20_body" style:list-style-name="L97">
      <style:text-properties officeooo:rsid="0f3e2872" officeooo:paragraph-rsid="1a0b8ee2"/>
    </style:style>
    <style:style style:name="P435" style:family="paragraph" style:parent-style-name="Text_20_body" style:list-style-name="L98">
      <style:text-properties officeooo:rsid="13bcbb86" officeooo:paragraph-rsid="1a12773a"/>
    </style:style>
    <style:style style:name="P436" style:family="paragraph" style:parent-style-name="Text_20_body" style:list-style-name="L98">
      <style:text-properties officeooo:rsid="15d332f9" officeooo:paragraph-rsid="1a12773a"/>
    </style:style>
    <style:style style:name="P437" style:family="paragraph" style:parent-style-name="Text_20_body" style:list-style-name="L98">
      <style:text-properties officeooo:rsid="13e2a301" officeooo:paragraph-rsid="1a12773a"/>
    </style:style>
    <style:style style:name="P438" style:family="paragraph" style:parent-style-name="Text_20_body" style:list-style-name="L99">
      <style:text-properties style:text-line-through-style="solid" style:text-line-through-type="single" officeooo:rsid="0f3e2872" officeooo:paragraph-rsid="1a0b8ee2"/>
    </style:style>
    <style:style style:name="P439" style:family="paragraph" style:parent-style-name="Text_20_body" style:list-style-name="L99">
      <style:text-properties style:text-line-through-style="solid" style:text-line-through-type="single" officeooo:rsid="0f43edda" officeooo:paragraph-rsid="1a0b8ee2"/>
    </style:style>
    <style:style style:name="P440" style:family="paragraph" style:parent-style-name="Text_20_body" style:list-style-name="L99">
      <style:text-properties style:text-line-through-style="solid" style:text-line-through-type="single" officeooo:rsid="0f45721a" officeooo:paragraph-rsid="1a0b8ee2"/>
    </style:style>
    <style:style style:name="P441" style:family="paragraph" style:parent-style-name="Text_20_body" style:list-style-name="L99">
      <style:text-properties style:text-line-through-style="solid" style:text-line-through-type="single" officeooo:rsid="0f4d358f" officeooo:paragraph-rsid="1a0b8ee2"/>
    </style:style>
    <style:style style:name="P442" style:family="paragraph" style:parent-style-name="Text_20_body" style:list-style-name="L99">
      <style:text-properties style:text-line-through-style="solid" style:text-line-through-type="single" officeooo:rsid="0f2aa10b" officeooo:paragraph-rsid="1a0b8ee2"/>
    </style:style>
    <style:style style:name="P443" style:family="paragraph" style:parent-style-name="Text_20_body" style:list-style-name="L99">
      <style:text-properties officeooo:rsid="0f3fcd31" officeooo:paragraph-rsid="1a0b8ee2"/>
    </style:style>
    <style:style style:name="P444" style:family="paragraph" style:parent-style-name="Text_20_body" style:list-style-name="L28">
      <style:text-properties officeooo:rsid="1c2c127c" officeooo:paragraph-rsid="1c2c127c"/>
    </style:style>
    <style:style style:name="P445" style:family="paragraph" style:parent-style-name="Text_20_body" style:list-style-name="L28">
      <style:text-properties officeooo:rsid="1c2c4631" officeooo:paragraph-rsid="1c2c4631"/>
    </style:style>
    <style:style style:name="P446" style:family="paragraph" style:parent-style-name="Text_20_body" style:list-style-name="L28">
      <style:text-properties officeooo:rsid="1c2d634f" officeooo:paragraph-rsid="1c2d634f"/>
    </style:style>
    <style:style style:name="P447" style:family="paragraph" style:parent-style-name="Text_20_body" style:list-style-name="L49">
      <style:paragraph-properties fo:margin-left="0cm" fo:margin-right="0cm" fo:text-indent="0cm" style:auto-text-indent="false"/>
      <style:text-properties officeooo:rsid="1a38ce70" officeooo:paragraph-rsid="1a38ce70"/>
    </style:style>
    <style:style style:name="P448" style:family="paragraph" style:parent-style-name="Text_20_Body_20_Full_20_Page" style:list-style-name="L25">
      <style:text-properties fo:font-style="normal" officeooo:paragraph-rsid="19e474ce" style:font-style-asian="normal" style:font-style-complex="normal"/>
    </style:style>
    <style:style style:name="P449" style:family="paragraph" style:parent-style-name="Example" style:list-style-name="L30"/>
    <style:style style:name="P450" style:family="paragraph" style:parent-style-name="Example" style:list-style-name="L30">
      <style:text-properties fo:font-style="italic" officeooo:rsid="0ee8c6f0" officeooo:paragraph-rsid="19486f67" style:font-style-asian="italic" style:font-style-complex="italic"/>
    </style:style>
    <style:style style:name="P451" style:family="paragraph" style:parent-style-name="Example" style:list-style-name="L30">
      <style:text-properties fo:font-style="italic" officeooo:rsid="0ee8c6f0" officeooo:paragraph-rsid="194c21df" style:font-style-asian="italic" style:font-style-complex="italic"/>
    </style:style>
    <style:style style:name="P452" style:family="paragraph" style:parent-style-name="Example" style:list-style-name="L30">
      <style:text-properties fo:font-style="italic" style:font-style-asian="italic" style:font-style-complex="italic"/>
    </style:style>
    <style:style style:name="P453" style:family="paragraph" style:parent-style-name="Example" style:list-style-name="L30">
      <style:text-properties fo:font-style="italic" officeooo:rsid="0f048aed" officeooo:paragraph-rsid="194c21df" style:font-style-asian="italic" style:font-style-complex="italic"/>
    </style:style>
    <style:style style:name="P454" style:family="paragraph" style:parent-style-name="Example" style:list-style-name="L30">
      <style:text-properties fo:font-style="italic" officeooo:rsid="0f037f68" officeooo:paragraph-rsid="19ce3e20" style:font-style-asian="italic" style:font-style-complex="italic"/>
    </style:style>
    <style:style style:name="P455" style:family="paragraph" style:parent-style-name="Example" style:list-style-name="L30">
      <style:text-properties fo:font-style="italic" officeooo:rsid="195c7a9e" officeooo:paragraph-rsid="19cfd54e" style:font-style-asian="italic" style:font-style-complex="italic"/>
    </style:style>
    <style:style style:name="P456" style:family="paragraph" style:parent-style-name="Example" style:list-style-name="L30">
      <style:text-properties fo:font-style="italic" officeooo:rsid="138cbcfa" officeooo:paragraph-rsid="19cfd54e" style:font-style-asian="italic" style:font-style-complex="italic"/>
    </style:style>
    <style:style style:name="P457" style:family="paragraph" style:parent-style-name="Example" style:list-style-name="L35"/>
    <style:style style:name="P458" style:family="paragraph" style:parent-style-name="Example" style:list-style-name="L63">
      <style:text-properties officeooo:paragraph-rsid="1b4a7fcc"/>
    </style:style>
    <style:style style:name="P459" style:family="paragraph" style:parent-style-name="Example" style:list-style-name="L89"/>
    <style:style style:name="P460" style:family="paragraph" style:parent-style-name="Example" style:list-style-name="L90"/>
    <style:style style:name="P461" style:family="paragraph" style:parent-style-name="Example" style:list-style-name="L90">
      <style:text-properties fo:font-weight="bold" style:font-weight-asian="bold" style:font-weight-complex="bold"/>
    </style:style>
    <style:style style:name="P462" style:family="paragraph" style:parent-style-name="Example" style:list-style-name="L91"/>
    <style:style style:name="P463" style:family="paragraph" style:parent-style-name="Heading_20_1">
      <style:text-properties officeooo:rsid="108bcbf7" officeooo:paragraph-rsid="108bcbf7"/>
    </style:style>
    <style:style style:name="P464" style:family="paragraph" style:parent-style-name="Heading_20_1">
      <style:text-properties officeooo:rsid="0de1649f" officeooo:paragraph-rsid="13a83f8f"/>
    </style:style>
    <style:style style:name="P465" style:family="paragraph" style:parent-style-name="Heading_20_1">
      <style:text-properties officeooo:rsid="10759a8b" officeooo:paragraph-rsid="1b4a7fcc"/>
    </style:style>
    <style:style style:name="P466" style:family="paragraph" style:parent-style-name="Heading_20_1">
      <style:text-properties officeooo:rsid="186c3068" officeooo:paragraph-rsid="186c3068"/>
    </style:style>
    <style:style style:name="P467" style:family="paragraph" style:parent-style-name="Heading_20_1">
      <style:paragraph-properties fo:break-before="page"/>
      <style:text-properties officeooo:rsid="139f6ca3" officeooo:paragraph-rsid="108bcbf7"/>
    </style:style>
    <style:style style:name="P468" style:family="paragraph" style:parent-style-name="Heading_20_2">
      <style:text-properties officeooo:rsid="18495320" officeooo:paragraph-rsid="18c9e3ea"/>
    </style:style>
    <style:style style:name="P469" style:family="paragraph" style:parent-style-name="Heading_20_2">
      <style:text-properties officeooo:rsid="1859bb3a" officeooo:paragraph-rsid="1859bb3a"/>
    </style:style>
    <style:style style:name="P470" style:family="paragraph" style:parent-style-name="Heading_20_2">
      <style:text-properties officeooo:paragraph-rsid="1856133e"/>
    </style:style>
    <style:style style:name="P471" style:family="paragraph" style:parent-style-name="Heading_20_2">
      <style:text-properties officeooo:rsid="180f9102" officeooo:paragraph-rsid="180f9102"/>
    </style:style>
    <style:style style:name="P472" style:family="paragraph" style:parent-style-name="Heading_20_2">
      <style:text-properties officeooo:rsid="18cb211b" officeooo:paragraph-rsid="18cb211b"/>
    </style:style>
    <style:style style:name="P473" style:family="paragraph" style:parent-style-name="Heading_20_2">
      <style:text-properties officeooo:rsid="181f7fed" officeooo:paragraph-rsid="1837c966"/>
    </style:style>
    <style:style style:name="P474" style:family="paragraph" style:parent-style-name="Heading_20_2">
      <style:text-properties officeooo:rsid="186ddf7c" officeooo:paragraph-rsid="186ddf7c"/>
    </style:style>
    <style:style style:name="P475" style:family="paragraph" style:parent-style-name="Heading_20_2">
      <style:text-properties officeooo:rsid="16572240" officeooo:paragraph-rsid="16572240"/>
    </style:style>
    <style:style style:name="P476" style:family="paragraph" style:parent-style-name="Heading_20_2">
      <style:text-properties officeooo:rsid="1bf74c1b" officeooo:paragraph-rsid="1bf74c1b"/>
    </style:style>
    <style:style style:name="P477" style:family="paragraph" style:parent-style-name="Heading_20_2">
      <style:text-properties officeooo:rsid="19e192e7" officeooo:paragraph-rsid="19e474ce"/>
    </style:style>
    <style:style style:name="P478" style:family="paragraph" style:parent-style-name="Heading_20_2">
      <style:text-properties officeooo:rsid="18e6729c" officeooo:paragraph-rsid="18ea6f68"/>
    </style:style>
    <style:style style:name="P479" style:family="paragraph" style:parent-style-name="Heading_20_2">
      <style:text-properties officeooo:rsid="17e8b79f" officeooo:paragraph-rsid="19f903d4"/>
    </style:style>
    <style:style style:name="P480" style:family="paragraph" style:parent-style-name="Heading_20_2">
      <style:text-properties officeooo:rsid="1a269de7" officeooo:paragraph-rsid="1acd4865"/>
    </style:style>
    <style:style style:name="P481" style:family="paragraph" style:parent-style-name="Heading_20_2">
      <style:text-properties officeooo:rsid="1a269de7" officeooo:paragraph-rsid="1a269de7"/>
    </style:style>
    <style:style style:name="P482" style:family="paragraph" style:parent-style-name="Heading_20_2">
      <style:text-properties officeooo:paragraph-rsid="1b4a7fcc"/>
    </style:style>
    <style:style style:name="P483" style:family="paragraph" style:parent-style-name="Heading_20_2">
      <style:text-properties officeooo:rsid="163063db" officeooo:paragraph-rsid="1bcc61dd"/>
    </style:style>
    <style:style style:name="P484" style:family="paragraph" style:parent-style-name="Heading_20_2">
      <style:text-properties officeooo:rsid="1bcc61dd" officeooo:paragraph-rsid="1bcc61dd"/>
    </style:style>
    <style:style style:name="P485" style:family="paragraph" style:parent-style-name="Heading_20_2">
      <style:text-properties officeooo:paragraph-rsid="1b540b62"/>
    </style:style>
    <style:style style:name="P486" style:family="paragraph" style:parent-style-name="Heading_20_2">
      <style:text-properties officeooo:rsid="15f5671d" officeooo:paragraph-rsid="15f5671d"/>
    </style:style>
    <style:style style:name="P487" style:family="paragraph" style:parent-style-name="Heading_20_2">
      <style:text-properties officeooo:paragraph-rsid="16315210"/>
    </style:style>
    <style:style style:name="P488" style:family="paragraph" style:parent-style-name="Heading_20_3">
      <style:text-properties officeooo:rsid="18d36f2a" officeooo:paragraph-rsid="18d36f2a"/>
    </style:style>
    <style:style style:name="P489" style:family="paragraph" style:parent-style-name="Heading_20_3">
      <style:text-properties officeooo:paragraph-rsid="18c8760e"/>
    </style:style>
    <style:style style:name="P490" style:family="paragraph" style:parent-style-name="Heading_20_3">
      <style:text-properties officeooo:paragraph-rsid="18bc6162"/>
    </style:style>
    <style:style style:name="P491" style:family="paragraph" style:parent-style-name="Heading_20_3">
      <style:text-properties officeooo:paragraph-rsid="1a4c9a67"/>
    </style:style>
    <style:style style:name="P492" style:family="paragraph" style:parent-style-name="Heading_20_3">
      <style:text-properties officeooo:paragraph-rsid="19f47709"/>
    </style:style>
    <style:style style:name="P493" style:family="paragraph" style:parent-style-name="Heading_20_3">
      <style:text-properties officeooo:paragraph-rsid="1a391dfc"/>
    </style:style>
    <style:style style:name="P494" style:family="paragraph" style:parent-style-name="Heading_20_3">
      <style:text-properties officeooo:paragraph-rsid="1af06eca"/>
    </style:style>
    <style:style style:name="P495" style:family="paragraph" style:parent-style-name="Heading_20_3">
      <style:text-properties officeooo:paragraph-rsid="1af1acaa"/>
    </style:style>
    <style:style style:name="P496" style:family="paragraph" style:parent-style-name="Heading_20_3">
      <style:text-properties officeooo:paragraph-rsid="1aed6519"/>
    </style:style>
    <style:style style:name="P497" style:family="paragraph" style:parent-style-name="Heading_20_3">
      <style:text-properties officeooo:rsid="1b1f96a4" officeooo:paragraph-rsid="1b1f96a4"/>
    </style:style>
    <style:style style:name="P498" style:family="paragraph" style:parent-style-name="Heading_20_3">
      <style:text-properties officeooo:rsid="14e0c600" officeooo:paragraph-rsid="14e1477a"/>
    </style:style>
    <style:style style:name="P499" style:family="paragraph" style:parent-style-name="Heading_20_3">
      <style:text-properties officeooo:paragraph-rsid="1bcc61dd"/>
    </style:style>
    <style:style style:name="P500" style:family="paragraph" style:parent-style-name="Heading_20_3">
      <style:text-properties officeooo:rsid="1483bbd2" officeooo:paragraph-rsid="1bcc61dd"/>
    </style:style>
    <style:style style:name="P501" style:family="paragraph" style:parent-style-name="Heading_20_3">
      <style:text-properties officeooo:paragraph-rsid="1bf0fd7d"/>
    </style:style>
    <style:style style:name="P502" style:family="paragraph" style:parent-style-name="Heading_20_3">
      <style:text-properties officeooo:rsid="17946e5b" officeooo:paragraph-rsid="17946e5b"/>
    </style:style>
    <style:style style:name="P503" style:family="paragraph" style:parent-style-name="Heading_20_3">
      <style:text-properties officeooo:rsid="17bb1a89" officeooo:paragraph-rsid="16315210"/>
    </style:style>
    <style:style style:name="P504" style:family="paragraph" style:parent-style-name="Heading_20_3">
      <style:text-properties officeooo:paragraph-rsid="1a12773a"/>
    </style:style>
    <style:style style:name="P505" style:family="paragraph" style:parent-style-name="Heading_20_3">
      <style:text-properties officeooo:paragraph-rsid="1a0f9434"/>
    </style:style>
    <style:style style:name="P506" style:family="paragraph" style:parent-style-name="Heading_20_3">
      <style:paragraph-properties fo:margin-left="0cm" fo:margin-right="0cm" fo:text-indent="0cm" style:auto-text-indent="false"/>
      <style:text-properties officeooo:rsid="1a33c9c6" officeooo:paragraph-rsid="1a3e99db"/>
    </style:style>
    <style:style style:name="P507" style:family="paragraph" style:parent-style-name="Heading_20_4" style:list-style-name="L29"/>
    <style:style style:name="P508" style:family="paragraph" style:parent-style-name="Heading_20_4" style:list-style-name="L30"/>
    <style:style style:name="P509" style:family="paragraph" style:parent-style-name="Heading_20_4">
      <style:text-properties officeooo:paragraph-rsid="19f47709"/>
    </style:style>
    <style:style style:name="P510" style:family="paragraph" style:parent-style-name="Heading_20_4">
      <style:text-properties officeooo:paragraph-rsid="17bff96a"/>
    </style:style>
    <style:style style:name="P511" style:family="paragraph" style:parent-style-name="Heading_20_4">
      <style:text-properties officeooo:rsid="2135550c" officeooo:paragraph-rsid="17bb1a8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officeooo:rsid="0de4b98f"/>
    </style:style>
    <style:style style:name="T42" style:family="text">
      <style:text-properties fo:language="cs" fo:country="CZ" officeooo:rsid="1084a6c9"/>
    </style:style>
    <style:style style:name="T43" style:family="text">
      <style:text-properties fo:language="cs" fo:country="CZ" officeooo:rsid="10b0c2ec"/>
    </style:style>
    <style:style style:name="T44" style:family="text">
      <style:text-properties fo:language="cs" fo:country="CZ" officeooo:rsid="0fe9c82d"/>
    </style:style>
    <style:style style:name="T45" style:family="text">
      <style:text-properties fo:language="cs" fo:country="CZ" officeooo:rsid="0fe5d15e"/>
    </style:style>
    <style:style style:name="T46" style:family="text">
      <style:text-properties fo:language="cs" fo:country="CZ" officeooo:rsid="11d5bcf7"/>
    </style:style>
    <style:style style:name="T47" style:family="text">
      <style:text-properties fo:language="cs" fo:country="CZ" officeooo:rsid="12156786"/>
    </style:style>
    <style:style style:name="T48" style:family="text">
      <style:text-properties fo:language="cs" fo:country="CZ" officeooo:rsid="1217208f"/>
    </style:style>
    <style:style style:name="T49" style:family="text">
      <style:text-properties fo:language="cs" fo:country="CZ" officeooo:rsid="122861d3"/>
    </style:style>
    <style:style style:name="T50" style:family="text">
      <style:text-properties fo:language="cs" fo:country="CZ" officeooo:rsid="14999a8e"/>
    </style:style>
    <style:style style:name="T51" style:family="text">
      <style:text-properties fo:language="cs" fo:country="CZ" officeooo:rsid="10b4494d"/>
    </style:style>
    <style:style style:name="T52" style:family="text">
      <style:text-properties fo:language="cs" fo:country="CZ" officeooo:rsid="149a7586"/>
    </style:style>
    <style:style style:name="T53" style:family="text">
      <style:text-properties fo:language="cs" fo:country="CZ" officeooo:rsid="149d9e19"/>
    </style:style>
    <style:style style:name="T54" style:family="text">
      <style:text-properties fo:language="cs" fo:country="CZ" officeooo:rsid="17d5bc80"/>
    </style:style>
    <style:style style:name="T55" style:family="text">
      <style:text-properties fo:language="cs" fo:country="CZ" officeooo:rsid="17d61f14"/>
    </style:style>
    <style:style style:name="T56" style:family="text">
      <style:text-properties fo:language="cs" fo:country="CZ" officeooo:rsid="149fe941"/>
    </style:style>
    <style:style style:name="T57" style:family="text">
      <style:text-properties fo:language="cs" fo:country="CZ" officeooo:rsid="1857f5d8"/>
    </style:style>
    <style:style style:name="T58" style:family="text">
      <style:text-properties fo:language="cs" fo:country="CZ" officeooo:rsid="1906384c"/>
    </style:style>
    <style:style style:name="T59" style:family="text">
      <style:text-properties fo:language="cs" fo:country="CZ" officeooo:rsid="19078a9c"/>
    </style:style>
    <style:style style:name="T60" style:family="text">
      <style:text-properties fo:language="cs" fo:country="CZ" fo:font-style="normal" fo:font-weight="bold" style:font-style-asian="normal" style:font-weight-asian="bold" style:font-style-complex="normal" style:font-weight-complex="bold"/>
    </style:style>
    <style:style style:name="T61" style:family="text">
      <style:text-properties fo:language="cs" fo:country="CZ" fo:font-style="normal" fo:font-weight="bold" officeooo:rsid="11d44a88" style:font-style-asian="normal" style:font-weight-asian="bold" style:font-style-complex="normal" style:font-weight-complex="bold"/>
    </style:style>
    <style:style style:name="T62" style:family="text">
      <style:text-properties fo:language="cs" fo:country="CZ" fo:font-style="normal" fo:font-weight="bold" officeooo:rsid="183e0810" style:font-style-asian="normal" style:font-weight-asian="bold" style:font-style-complex="normal" style:font-weight-complex="bold"/>
    </style:style>
    <style:style style:name="T63" style:family="text">
      <style:text-properties fo:language="cs" fo:country="CZ" officeooo:rsid="1927ecca"/>
    </style:style>
    <style:style style:name="T64" style:family="text">
      <style:text-properties fo:language="cs" fo:country="CZ" officeooo:rsid="192c92b1"/>
    </style:style>
    <style:style style:name="T65" style:family="text">
      <style:text-properties fo:language="cs" fo:country="CZ" officeooo:rsid="19c45172"/>
    </style:style>
    <style:style style:name="T66" style:family="text">
      <style:text-properties fo:language="cs" fo:country="CZ" officeooo:rsid="19c60f03"/>
    </style:style>
    <style:style style:name="T67" style:family="text">
      <style:text-properties fo:language="cs" fo:country="CZ" officeooo:rsid="13e65e33"/>
    </style:style>
    <style:style style:name="T68" style:family="text">
      <style:text-properties fo:language="cs" fo:country="CZ" officeooo:rsid="13e2a301"/>
    </style:style>
    <style:style style:name="T69" style:family="text">
      <style:text-properties fo:language="cs" fo:country="CZ" officeooo:rsid="1a138103"/>
    </style:style>
    <style:style style:name="T70" style:family="text">
      <style:text-properties fo:language="cs" fo:country="CZ" officeooo:rsid="13e3b3c3"/>
    </style:style>
    <style:style style:name="T71" style:family="text">
      <style:text-properties fo:language="cs" fo:country="CZ" officeooo:rsid="16b81fd2"/>
    </style:style>
    <style:style style:name="T72" style:family="text">
      <style:text-properties fo:language="cs" fo:country="CZ" officeooo:rsid="1a230bad"/>
    </style:style>
    <style:style style:name="T73" style:family="text">
      <style:text-properties fo:language="cs" fo:country="CZ" officeooo:rsid="19239c11"/>
    </style:style>
    <style:style style:name="T74" style:family="text">
      <style:text-properties fo:language="cs" fo:country="CZ" officeooo:rsid="1a605120"/>
    </style:style>
    <style:style style:name="T75" style:family="text">
      <style:text-properties fo:language="cs" fo:country="CZ" fo:font-weight="bold" style:font-weight-asian="bold" style:font-weight-complex="bold"/>
    </style:style>
    <style:style style:name="T76" style:family="text">
      <style:text-properties fo:language="cs" fo:country="CZ" officeooo:rsid="1a642e27"/>
    </style:style>
    <style:style style:name="T77" style:family="text">
      <style:text-properties fo:language="cs" fo:country="CZ" officeooo:rsid="1a64a5c5"/>
    </style:style>
    <style:style style:name="T78" style:family="text">
      <style:text-properties fo:language="cs" fo:country="CZ" officeooo:rsid="1a7c7818"/>
    </style:style>
    <style:style style:name="T79" style:family="text">
      <style:text-properties fo:language="cs" fo:country="CZ" officeooo:rsid="1aa8fb70"/>
    </style:style>
    <style:style style:name="T80" style:family="text">
      <style:text-properties fo:language="cs" fo:country="CZ" officeooo:rsid="1aaaf7b3"/>
    </style:style>
    <style:style style:name="T81" style:family="text">
      <style:text-properties fo:language="cs" fo:country="CZ" officeooo:rsid="1ab052d1"/>
    </style:style>
    <style:style style:name="T82" style:family="text">
      <style:text-properties fo:language="cs" fo:country="CZ" officeooo:rsid="1ab2f360"/>
    </style:style>
    <style:style style:name="T83" style:family="text">
      <style:text-properties fo:language="cs" fo:country="CZ" officeooo:rsid="1ace9476"/>
    </style:style>
    <style:style style:name="T84" style:family="text">
      <style:text-properties fo:language="cs" fo:country="CZ" officeooo:rsid="1ad07226"/>
    </style:style>
    <style:style style:name="T85" style:family="text">
      <style:text-properties fo:language="cs" fo:country="CZ" officeooo:rsid="1ad1da2f"/>
    </style:style>
    <style:style style:name="T86" style:family="text">
      <style:text-properties fo:language="cs" fo:country="CZ" officeooo:rsid="1ad2c630"/>
    </style:style>
    <style:style style:name="T87" style:family="text">
      <style:text-properties fo:language="cs" fo:country="CZ" officeooo:rsid="1ad3a253"/>
    </style:style>
    <style:style style:name="T88" style:family="text">
      <style:text-properties fo:language="cs" fo:country="CZ" officeooo:rsid="1ad5314d"/>
    </style:style>
    <style:style style:name="T89" style:family="text">
      <style:text-properties fo:language="cs" fo:country="CZ" officeooo:rsid="1ad59166"/>
    </style:style>
    <style:style style:name="T90" style:family="text">
      <style:text-properties fo:language="cs" fo:country="CZ" officeooo:rsid="1ad62c25"/>
    </style:style>
    <style:style style:name="T91" style:family="text">
      <style:text-properties fo:language="cs" fo:country="CZ" officeooo:rsid="1ad6d21c"/>
    </style:style>
    <style:style style:name="T92" style:family="text">
      <style:text-properties fo:language="cs" fo:country="CZ" officeooo:rsid="1ad7c29c"/>
    </style:style>
    <style:style style:name="T93" style:family="text">
      <style:text-properties fo:language="cs" fo:country="CZ" officeooo:rsid="1ad8dfce"/>
    </style:style>
    <style:style style:name="T94" style:family="text">
      <style:text-properties fo:language="cs" fo:country="CZ" officeooo:rsid="1adabb5b"/>
    </style:style>
    <style:style style:name="T95" style:family="text">
      <style:text-properties fo:language="cs" fo:country="CZ" officeooo:rsid="1adcb1cd"/>
    </style:style>
    <style:style style:name="T96" style:family="text">
      <style:text-properties fo:language="cs" fo:country="CZ" officeooo:rsid="1addd32b"/>
    </style:style>
    <style:style style:name="T97" style:family="text">
      <style:text-properties fo:language="cs" fo:country="CZ" officeooo:rsid="1adff662"/>
    </style:style>
    <style:style style:name="T98" style:family="text">
      <style:text-properties fo:language="cs" fo:country="CZ" officeooo:rsid="1ae161a8"/>
    </style:style>
    <style:style style:name="T99" style:family="text">
      <style:text-properties fo:language="cs" fo:country="CZ" officeooo:rsid="1ae7d6b3"/>
    </style:style>
    <style:style style:name="T100" style:family="text">
      <style:text-properties fo:language="cs" fo:country="CZ" officeooo:rsid="1ae7dfb8"/>
    </style:style>
    <style:style style:name="T101" style:family="text">
      <style:text-properties fo:language="cs" fo:country="CZ" officeooo:rsid="1ae86b19"/>
    </style:style>
    <style:style style:name="T102" style:family="text">
      <style:text-properties fo:language="cs" fo:country="CZ" officeooo:rsid="1ae970a1"/>
    </style:style>
    <style:style style:name="T103" style:family="text">
      <style:text-properties fo:language="cs" fo:country="CZ" officeooo:rsid="1ae975f3"/>
    </style:style>
    <style:style style:name="T104" style:family="text">
      <style:text-properties fo:language="cs" fo:country="CZ" officeooo:rsid="1aea102e"/>
    </style:style>
    <style:style style:name="T105" style:family="text">
      <style:text-properties fo:language="cs" fo:country="CZ" officeooo:rsid="1b1c6d53"/>
    </style:style>
    <style:style style:name="T106" style:family="text">
      <style:text-properties fo:language="cs" fo:country="CZ" officeooo:rsid="1b1ca47e"/>
    </style:style>
    <style:style style:name="T107" style:family="text">
      <style:text-properties fo:language="cs" fo:country="CZ" officeooo:rsid="172042ec"/>
    </style:style>
    <style:style style:name="T108" style:family="text">
      <style:text-properties fo:language="cs" fo:country="CZ" officeooo:rsid="1b4ae1d0"/>
    </style:style>
    <style:style style:name="T109" style:family="text">
      <style:text-properties fo:language="cs" fo:country="CZ" officeooo:rsid="1b4c9c2d"/>
    </style:style>
    <style:style style:name="T110" style:family="text">
      <style:text-properties fo:language="cs" fo:country="CZ" officeooo:rsid="1c28f4a3"/>
    </style:style>
    <style:style style:name="T111" style:family="text">
      <style:text-properties officeooo:rsid="0db90857"/>
    </style:style>
    <style:style style:name="T112" style:family="text">
      <style:text-properties fo:font-style="italic" style:font-style-asian="italic" style:font-style-complex="italic"/>
    </style:style>
    <style:style style:name="T113" style:family="text">
      <style:text-properties fo:font-style="italic" officeooo:rsid="0f1a3260" style:font-style-asian="italic" style:font-style-complex="italic"/>
    </style:style>
    <style:style style:name="T114" style:family="text">
      <style:text-properties fo:font-style="italic" officeooo:rsid="0efd1260" style:font-style-asian="italic" style:font-style-complex="italic"/>
    </style:style>
    <style:style style:name="T115" style:family="text">
      <style:text-properties fo:font-style="italic" officeooo:rsid="1568fefb" style:font-style-asian="italic" style:font-style-complex="italic"/>
    </style:style>
    <style:style style:name="T116" style:family="text">
      <style:text-properties fo:font-style="italic" officeooo:rsid="15c6fe44" style:font-style-asian="italic" style:font-style-complex="italic"/>
    </style:style>
    <style:style style:name="T117" style:family="text">
      <style:text-properties fo:font-style="italic" officeooo:rsid="15ff5bcc" style:font-style-asian="italic" style:font-style-complex="italic"/>
    </style:style>
    <style:style style:name="T118" style:family="text">
      <style:text-properties fo:font-style="italic" officeooo:rsid="160990c0" style:font-style-asian="italic" style:font-style-complex="italic"/>
    </style:style>
    <style:style style:name="T119" style:family="text">
      <style:text-properties fo:font-style="italic" officeooo:rsid="166b8d4a" style:font-style-asian="italic" style:font-style-complex="italic"/>
    </style:style>
    <style:style style:name="T120" style:family="text">
      <style:text-properties fo:font-style="italic" officeooo:rsid="166df4b7" style:font-style-asian="italic" style:font-style-complex="italic"/>
    </style:style>
    <style:style style:name="T121" style:family="text">
      <style:text-properties fo:font-style="italic" officeooo:rsid="16c234ca" style:font-style-asian="italic" style:font-style-complex="italic"/>
    </style:style>
    <style:style style:name="T122" style:family="text">
      <style:text-properties fo:font-style="italic" officeooo:rsid="16c2f21c" style:font-style-asian="italic" style:font-style-complex="italic"/>
    </style:style>
    <style:style style:name="T123" style:family="text">
      <style:text-properties fo:font-style="italic" officeooo:rsid="16c94921" style:font-style-asian="italic" style:font-style-complex="italic"/>
    </style:style>
    <style:style style:name="T124" style:family="text">
      <style:text-properties fo:font-style="italic" officeooo:rsid="16ca7a79" style:font-style-asian="italic" style:font-style-complex="italic"/>
    </style:style>
    <style:style style:name="T125" style:family="text">
      <style:text-properties fo:font-style="italic" officeooo:rsid="16cf58e9" style:font-style-asian="italic" style:font-style-complex="italic"/>
    </style:style>
    <style:style style:name="T126" style:family="text">
      <style:text-properties fo:font-style="italic" officeooo:rsid="176cb349" style:font-style-asian="italic" style:font-style-complex="italic"/>
    </style:style>
    <style:style style:name="T127" style:family="text">
      <style:text-properties fo:font-style="italic" officeooo:rsid="210d8ae5" style:font-style-asian="italic" style:font-style-complex="italic"/>
    </style:style>
    <style:style style:name="T128" style:family="text">
      <style:text-properties fo:font-style="italic" officeooo:rsid="2111f746" style:font-style-asian="italic" style:font-style-complex="italic"/>
    </style:style>
    <style:style style:name="T129" style:family="text">
      <style:text-properties fo:font-style="italic" officeooo:rsid="17b00c43" style:font-style-asian="italic" style:font-style-complex="italic"/>
    </style:style>
    <style:style style:name="T130" style:family="text">
      <style:text-properties fo:font-style="italic" officeooo:rsid="17b424d6" style:font-style-asian="italic" style:font-style-complex="italic"/>
    </style:style>
    <style:style style:name="T131" style:family="text">
      <style:text-properties fo:font-style="italic" officeooo:rsid="1874e701" style:font-style-asian="italic" style:font-style-complex="italic"/>
    </style:style>
    <style:style style:name="T132" style:family="text">
      <style:text-properties fo:font-style="italic" officeooo:rsid="189af24f" style:font-style-asian="italic" style:font-style-complex="italic"/>
    </style:style>
    <style:style style:name="T133" style:family="text">
      <style:text-properties fo:font-style="italic" officeooo:rsid="18a2a3be" style:font-style-asian="italic" style:font-style-complex="italic"/>
    </style:style>
    <style:style style:name="T134" style:family="text">
      <style:text-properties fo:font-style="italic" officeooo:rsid="18ba1be0" style:font-style-asian="italic" style:font-style-complex="italic"/>
    </style:style>
    <style:style style:name="T135" style:family="text">
      <style:text-properties fo:font-style="italic" officeooo:rsid="18f6469d" style:font-style-asian="italic" style:font-style-complex="italic"/>
    </style:style>
    <style:style style:name="T136" style:family="text">
      <style:text-properties fo:font-style="italic" officeooo:rsid="19112146" style:font-style-asian="italic" style:font-style-complex="italic"/>
    </style:style>
    <style:style style:name="T137" style:family="text">
      <style:text-properties fo:font-style="italic" officeooo:rsid="188b13b1" style:font-style-asian="italic" style:font-style-complex="italic"/>
    </style:style>
    <style:style style:name="T138" style:family="text">
      <style:text-properties fo:font-style="italic" officeooo:rsid="183e0810" style:font-style-asian="italic" style:font-style-complex="italic"/>
    </style:style>
    <style:style style:name="T139" style:family="text">
      <style:text-properties fo:font-style="italic" officeooo:rsid="111b4dc3" style:font-style-asian="italic" style:font-style-complex="italic"/>
    </style:style>
    <style:style style:name="T140" style:family="text">
      <style:text-properties fo:font-style="italic" officeooo:rsid="183e2f5c" style:font-style-asian="italic" style:font-style-complex="italic"/>
    </style:style>
    <style:style style:name="T141" style:family="text">
      <style:text-properties fo:font-style="italic" officeooo:rsid="19235c6e" style:font-style-asian="italic" style:font-style-complex="italic"/>
    </style:style>
    <style:style style:name="T142" style:family="text">
      <style:text-properties fo:font-style="italic" officeooo:rsid="19383ff1" style:font-style-asian="italic" style:font-style-complex="italic"/>
    </style:style>
    <style:style style:name="T143" style:family="text">
      <style:text-properties fo:font-style="italic" officeooo:rsid="193eb0c1" style:font-style-asian="italic" style:font-style-complex="italic"/>
    </style:style>
    <style:style style:name="T144" style:family="text">
      <style:text-properties fo:font-style="italic" officeooo:rsid="193f0656" style:font-style-asian="italic" style:font-style-complex="italic"/>
    </style:style>
    <style:style style:name="T145" style:family="text">
      <style:text-properties fo:font-style="italic" officeooo:rsid="19486f67" style:font-style-asian="italic" style:font-style-complex="italic"/>
    </style:style>
    <style:style style:name="T146" style:family="text">
      <style:text-properties fo:font-style="italic" officeooo:rsid="194950a2" style:font-style-asian="italic" style:font-style-complex="italic"/>
    </style:style>
    <style:style style:name="T147" style:family="text">
      <style:text-properties fo:font-style="italic" officeooo:rsid="195a35cb" style:font-style-asian="italic" style:font-style-complex="italic"/>
    </style:style>
    <style:style style:name="T148" style:family="text">
      <style:text-properties fo:font-style="italic" officeooo:rsid="196148fb" style:font-style-asian="italic" style:font-style-complex="italic"/>
    </style:style>
    <style:style style:name="T149" style:family="text">
      <style:text-properties fo:font-style="italic" officeooo:rsid="196f42a4" style:font-style-asian="italic" style:font-style-complex="italic"/>
    </style:style>
    <style:style style:name="T150" style:family="text">
      <style:text-properties fo:font-style="italic" officeooo:rsid="0f1fc075" style:font-style-asian="italic" style:font-style-complex="italic"/>
    </style:style>
    <style:style style:name="T151" style:family="text">
      <style:text-properties fo:font-style="italic" officeooo:rsid="19a3a698" style:font-style-asian="italic" style:font-style-complex="italic"/>
    </style:style>
    <style:style style:name="T152" style:family="text">
      <style:text-properties fo:font-style="italic" officeooo:rsid="19ab9837" style:font-style-asian="italic" style:font-style-complex="italic"/>
    </style:style>
    <style:style style:name="T153" style:family="text">
      <style:text-properties fo:font-style="italic" officeooo:rsid="193637ad" style:font-style-asian="italic" style:font-style-complex="italic"/>
    </style:style>
    <style:style style:name="T154" style:family="text">
      <style:text-properties fo:font-style="italic" officeooo:rsid="19d10061" style:font-style-asian="italic" style:font-style-complex="italic"/>
    </style:style>
    <style:style style:name="T155" style:family="text">
      <style:text-properties fo:font-style="italic" officeooo:rsid="1a336de8" style:font-style-asian="italic" style:font-style-complex="italic"/>
    </style:style>
    <style:style style:name="T156" style:family="text">
      <style:text-properties fo:font-style="italic" officeooo:rsid="14c6ec70" style:font-style-asian="italic" style:font-style-complex="italic"/>
    </style:style>
    <style:style style:name="T157" style:family="text">
      <style:text-properties fo:font-style="italic" officeooo:rsid="1a4594f8" style:font-style-asian="italic" style:font-style-complex="italic"/>
    </style:style>
    <style:style style:name="T158" style:family="text">
      <style:text-properties fo:font-style="italic" officeooo:rsid="18d09906" style:font-style-asian="italic" style:font-style-complex="italic"/>
    </style:style>
    <style:style style:name="T159" style:family="text">
      <style:text-properties fo:font-style="italic" officeooo:rsid="1a4dc0d9" style:font-style-asian="italic" style:font-style-complex="italic"/>
    </style:style>
    <style:style style:name="T160" style:family="text">
      <style:text-properties fo:font-style="italic" officeooo:rsid="1a2b313c" style:font-style-asian="italic" style:font-style-complex="italic"/>
    </style:style>
    <style:style style:name="T161" style:family="text">
      <style:text-properties fo:font-style="italic" officeooo:rsid="1ac04dff" style:font-style-asian="italic" style:font-style-complex="italic"/>
    </style:style>
    <style:style style:name="T162" style:family="text">
      <style:text-properties fo:font-style="italic" officeooo:rsid="1ac1f010" style:font-style-asian="italic" style:font-style-complex="italic"/>
    </style:style>
    <style:style style:name="T163" style:family="text">
      <style:text-properties fo:font-style="italic" officeooo:rsid="1b41fd68" style:font-style-asian="italic" style:font-style-complex="italic"/>
    </style:style>
    <style:style style:name="T164" style:family="text">
      <style:text-properties fo:font-style="italic" officeooo:rsid="1b813157" style:font-style-asian="italic" style:font-style-complex="italic"/>
    </style:style>
    <style:style style:name="T165" style:family="text">
      <style:text-properties fo:font-style="italic" officeooo:rsid="1b9261bd" style:font-style-asian="italic" style:font-style-complex="italic"/>
    </style:style>
    <style:style style:name="T166" style:family="text">
      <style:text-properties fo:font-style="italic" officeooo:rsid="1ba0195d" style:font-style-asian="italic" style:font-style-complex="italic"/>
    </style:style>
    <style:style style:name="T167" style:family="text">
      <style:text-properties fo:font-style="italic" officeooo:rsid="210b2273" style:font-style-asian="italic" style:font-style-complex="italic"/>
    </style:style>
    <style:style style:name="T168" style:family="text">
      <style:text-properties fo:font-style="italic" officeooo:rsid="1bddadae" style:font-style-asian="italic" style:font-style-complex="italic"/>
    </style:style>
    <style:style style:name="T169" style:family="text">
      <style:text-properties fo:font-style="italic" officeooo:rsid="1c155bd0" style:font-style-asian="italic" style:font-style-complex="italic"/>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1a583429" style:font-style-asian="italic" style:font-weight-asian="normal" style:font-style-complex="italic" style:font-weight-complex="normal"/>
    </style:style>
    <style:style style:name="T172" style:family="text">
      <style:text-properties fo:font-style="italic" fo:font-weight="normal" officeooo:rsid="1a58f3e6" style:font-style-asian="italic" style:font-weight-asian="normal" style:font-style-complex="italic" style:font-weight-complex="normal"/>
    </style:style>
    <style:style style:name="T173" style:family="text">
      <style:text-properties fo:font-style="italic" style:text-underline-style="solid" style:text-underline-width="auto" style:text-underline-color="font-color" officeooo:rsid="1b813157" style:font-style-asian="italic" style:font-style-complex="italic"/>
    </style:style>
    <style:style style:name="T174" style:family="text">
      <style:text-properties officeooo:rsid="0e3fbf9d"/>
    </style:style>
    <style:style style:name="T175" style:family="text">
      <style:text-properties fo:font-style="normal" style:font-style-asian="normal" style:font-style-complex="normal"/>
    </style:style>
    <style:style style:name="T176" style:family="text">
      <style:text-properties fo:font-style="normal" officeooo:rsid="0f3cb350" style:font-style-asian="normal" style:font-style-complex="normal"/>
    </style:style>
    <style:style style:name="T177" style:family="text">
      <style:text-properties fo:font-style="normal" officeooo:rsid="15faff95" style:font-style-asian="normal" style:font-style-complex="normal"/>
    </style:style>
    <style:style style:name="T178" style:family="text">
      <style:text-properties fo:font-style="normal" officeooo:rsid="15ff5bcc" style:font-style-asian="normal" style:font-style-complex="normal"/>
    </style:style>
    <style:style style:name="T179" style:family="text">
      <style:text-properties fo:font-style="normal" officeooo:rsid="16038801" style:font-style-asian="normal" style:font-style-complex="normal"/>
    </style:style>
    <style:style style:name="T180" style:family="text">
      <style:text-properties fo:font-style="normal" officeooo:rsid="1604bca0" style:font-style-asian="normal" style:font-style-complex="normal"/>
    </style:style>
    <style:style style:name="T181" style:family="text">
      <style:text-properties fo:font-style="normal" officeooo:rsid="16c94921" style:font-style-asian="normal" style:font-style-complex="normal"/>
    </style:style>
    <style:style style:name="T182" style:family="text">
      <style:text-properties fo:font-style="normal" officeooo:rsid="16cf58e9" style:font-style-asian="normal" style:font-style-complex="normal"/>
    </style:style>
    <style:style style:name="T183" style:family="text">
      <style:text-properties fo:font-style="normal" officeooo:rsid="16e468d3" style:font-style-asian="normal" style:font-style-complex="normal"/>
    </style:style>
    <style:style style:name="T184" style:family="text">
      <style:text-properties fo:font-style="normal" officeooo:rsid="16e51a3a" style:font-style-asian="normal" style:font-style-complex="normal"/>
    </style:style>
    <style:style style:name="T185" style:family="text">
      <style:text-properties fo:font-style="normal" officeooo:rsid="18b83d31" style:font-style-asian="normal" style:font-style-complex="normal"/>
    </style:style>
    <style:style style:name="T186" style:family="text">
      <style:text-properties fo:font-style="normal" officeooo:rsid="18ba1be0" style:font-style-asian="normal" style:font-style-complex="normal"/>
    </style:style>
    <style:style style:name="T187" style:family="text">
      <style:text-properties fo:font-style="normal" officeooo:rsid="18bc6162" style:font-style-asian="normal" style:font-style-complex="normal"/>
    </style:style>
    <style:style style:name="T188" style:family="text">
      <style:text-properties fo:font-style="normal" officeooo:rsid="18bdb37b" style:font-style-asian="normal" style:font-style-complex="normal"/>
    </style:style>
    <style:style style:name="T189" style:family="text">
      <style:text-properties fo:font-style="normal" officeooo:rsid="18bfea3d" style:font-style-asian="normal" style:font-style-complex="normal"/>
    </style:style>
    <style:style style:name="T190" style:family="text">
      <style:text-properties fo:font-style="normal" officeooo:rsid="18c38b6b" style:font-style-asian="normal" style:font-style-complex="normal"/>
    </style:style>
    <style:style style:name="T191" style:family="text">
      <style:text-properties fo:font-style="normal" officeooo:rsid="18c4e1d8" style:font-style-asian="normal" style:font-style-complex="normal"/>
    </style:style>
    <style:style style:name="T192" style:family="text">
      <style:text-properties fo:font-style="normal" officeooo:rsid="18c8760e" style:font-style-asian="normal" style:font-style-complex="normal"/>
    </style:style>
    <style:style style:name="T193" style:family="text">
      <style:text-properties fo:font-style="normal" officeooo:rsid="18e1fc6c" style:font-style-asian="normal" style:font-style-complex="normal"/>
    </style:style>
    <style:style style:name="T194" style:family="text">
      <style:text-properties fo:font-style="normal" officeooo:rsid="18ecaf8e" style:font-style-asian="normal" style:font-style-complex="normal"/>
    </style:style>
    <style:style style:name="T195" style:family="text">
      <style:text-properties fo:font-style="normal" officeooo:rsid="18ed13ec" style:font-style-asian="normal" style:font-style-complex="normal"/>
    </style:style>
    <style:style style:name="T196" style:family="text">
      <style:text-properties fo:font-style="normal" officeooo:rsid="18edc664" style:font-style-asian="normal" style:font-style-complex="normal"/>
    </style:style>
    <style:style style:name="T197" style:family="text">
      <style:text-properties fo:font-style="normal" officeooo:rsid="18f198a1" style:font-style-asian="normal" style:font-style-complex="normal"/>
    </style:style>
    <style:style style:name="T198" style:family="text">
      <style:text-properties fo:font-style="normal" officeooo:rsid="18f1ed60" style:font-style-asian="normal" style:font-style-complex="normal"/>
    </style:style>
    <style:style style:name="T199" style:family="text">
      <style:text-properties fo:font-style="normal" officeooo:rsid="18fa2bc6" style:font-style-asian="normal" style:font-style-complex="normal"/>
    </style:style>
    <style:style style:name="T200" style:family="text">
      <style:text-properties fo:font-style="normal" officeooo:rsid="197b6b8f" style:font-style-asian="normal" style:font-style-complex="normal"/>
    </style:style>
    <style:style style:name="T201" style:family="text">
      <style:text-properties fo:font-style="normal" officeooo:rsid="197bc7c8" style:font-style-asian="normal" style:font-style-complex="normal"/>
    </style:style>
    <style:style style:name="T202" style:family="text">
      <style:text-properties fo:font-style="normal" officeooo:rsid="19f58be4" style:font-style-asian="normal" style:font-style-complex="normal"/>
    </style:style>
    <style:style style:name="T203" style:family="text">
      <style:text-properties fo:font-style="normal" officeooo:rsid="1a4594f8" style:font-style-asian="normal" style:font-style-complex="normal"/>
    </style:style>
    <style:style style:name="T204" style:family="text">
      <style:text-properties fo:font-style="normal" officeooo:rsid="1a4749e8" style:font-style-asian="normal" style:font-style-complex="normal"/>
    </style:style>
    <style:style style:name="T205" style:family="text">
      <style:text-properties fo:font-style="normal" officeooo:rsid="1a82774e" style:font-style-asian="normal" style:font-style-complex="normal"/>
    </style:style>
    <style:style style:name="T206" style:family="text">
      <style:text-properties fo:font-style="normal" officeooo:rsid="1a845854" style:font-style-asian="normal" style:font-style-complex="normal"/>
    </style:style>
    <style:style style:name="T207" style:family="text">
      <style:text-properties fo:font-style="normal" officeooo:rsid="1628b02c" style:font-style-asian="normal" style:font-style-complex="normal"/>
    </style:style>
    <style:style style:name="T208" style:family="text">
      <style:text-properties fo:font-style="normal" officeooo:rsid="1628b066" style:font-style-asian="normal" style:font-style-complex="normal"/>
    </style:style>
    <style:style style:name="T209" style:family="text">
      <style:text-properties fo:font-style="normal" officeooo:rsid="1b9261bd" style:font-style-asian="normal" style:font-style-complex="normal"/>
    </style:style>
    <style:style style:name="T210" style:family="text">
      <style:text-properties fo:font-style="normal" officeooo:rsid="1b937b6f" style:font-style-asian="normal" style:font-style-complex="normal"/>
    </style:style>
    <style:style style:name="T211" style:family="text">
      <style:text-properties fo:font-style="normal" officeooo:rsid="1b9449b4" style:font-style-asian="normal" style:font-style-complex="normal"/>
    </style:style>
    <style:style style:name="T212" style:family="text">
      <style:text-properties fo:font-style="normal" officeooo:rsid="1b967e98" style:font-style-asian="normal" style:font-style-complex="normal"/>
    </style:style>
    <style:style style:name="T213" style:family="text">
      <style:text-properties fo:font-style="normal" officeooo:rsid="1b974018" style:font-style-asian="normal" style:font-style-complex="normal"/>
    </style:style>
    <style:style style:name="T214" style:family="text">
      <style:text-properties fo:font-style="normal" officeooo:rsid="1ba0195d" style:font-style-asian="normal" style:font-style-complex="normal"/>
    </style:style>
    <style:style style:name="T215" style:family="text">
      <style:text-properties fo:font-style="normal" officeooo:rsid="1ba85a2c" style:font-style-asian="normal" style:font-style-complex="normal"/>
    </style:style>
    <style:style style:name="T216" style:family="text">
      <style:text-properties fo:font-style="normal" officeooo:rsid="210d8ae5" style:font-style-asian="normal" style:font-style-complex="normal"/>
    </style:style>
    <style:style style:name="T217" style:family="text">
      <style:text-properties fo:font-style="normal" officeooo:rsid="1bc0908c"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1a4749e8" style:font-style-asian="normal" style:font-weight-asian="bold" style:font-style-complex="normal" style:font-weight-complex="bold"/>
    </style:style>
    <style:style style:name="T220" style:family="text">
      <style:text-properties officeooo:rsid="1077771e"/>
    </style:style>
    <style:style style:name="T221" style:family="text">
      <style:text-properties officeooo:rsid="10a7e4d4"/>
    </style:style>
    <style:style style:name="T222" style:family="text">
      <style:text-properties officeooo:rsid="10a95430"/>
    </style:style>
    <style:style style:name="T223" style:family="text">
      <style:text-properties officeooo:rsid="10aa56af"/>
    </style:style>
    <style:style style:name="T224" style:family="text">
      <style:text-properties officeooo:rsid="059b530d"/>
    </style:style>
    <style:style style:name="T225" style:family="text">
      <style:text-properties officeooo:rsid="11b4daf6"/>
    </style:style>
    <style:style style:name="T226" style:family="text">
      <style:text-properties officeooo:rsid="120c7d54"/>
    </style:style>
    <style:style style:name="T227" style:family="text">
      <style:text-properties officeooo:rsid="121aaca1"/>
    </style:style>
    <style:style style:name="T228" style:family="text">
      <style:text-properties officeooo:rsid="12266c7f"/>
    </style:style>
    <style:style style:name="T229" style:family="text">
      <style:text-properties officeooo:rsid="0f128f93"/>
    </style:style>
    <style:style style:name="T230" style:family="text">
      <style:text-properties officeooo:rsid="0ef43f63"/>
    </style:style>
    <style:style style:name="T231" style:family="text">
      <style:text-properties officeooo:rsid="0ef5f9a0"/>
    </style:style>
    <style:style style:name="T232" style:family="text">
      <style:text-properties officeooo:rsid="0f14628c"/>
    </style:style>
    <style:style style:name="T233" style:family="text">
      <style:text-properties officeooo:rsid="0fdf19de"/>
    </style:style>
    <style:style style:name="T234" style:family="text">
      <style:text-properties officeooo:rsid="0efd1260"/>
    </style:style>
    <style:style style:name="T235" style:family="text">
      <style:text-properties officeooo:rsid="0f33f6b8"/>
    </style:style>
    <style:style style:name="T236" style:family="text">
      <style:text-properties officeooo:rsid="0f1a3260"/>
    </style:style>
    <style:style style:name="T237" style:family="text">
      <style:text-properties officeooo:rsid="0f16ef68"/>
    </style:style>
    <style:style style:name="T238" style:family="text">
      <style:text-properties officeooo:rsid="12341ef5"/>
    </style:style>
    <style:style style:name="T239" style:family="text">
      <style:text-properties officeooo:rsid="123b2789"/>
    </style:style>
    <style:style style:name="T240" style:family="text">
      <style:text-properties fo:font-weight="bold" style:font-weight-asian="bold" style:font-weight-complex="bold"/>
    </style:style>
    <style:style style:name="T241" style:family="text">
      <style:text-properties fo:font-weight="bold" officeooo:rsid="178de465" style:font-weight-asian="bold" style:font-weight-complex="bold"/>
    </style:style>
    <style:style style:name="T242" style:family="text">
      <style:text-properties fo:font-weight="bold" officeooo:rsid="19865a9c" style:font-weight-asian="bold" style:font-weight-complex="bold"/>
    </style:style>
    <style:style style:name="T243" style:family="text">
      <style:text-properties fo:font-weight="bold" officeooo:rsid="1a4594f8" style:font-weight-asian="bold" style:font-weight-complex="bold"/>
    </style:style>
    <style:style style:name="T244" style:family="text">
      <style:text-properties fo:font-weight="bold" officeooo:rsid="1b71da5c" style:font-weight-asian="bold" style:font-weight-complex="bold"/>
    </style:style>
    <style:style style:name="T245" style:family="text">
      <style:text-properties fo:font-weight="bold" officeooo:rsid="1b7cc477" style:font-weight-asian="bold" style:font-weight-complex="bold"/>
    </style:style>
    <style:style style:name="T246" style:family="text">
      <style:text-properties fo:font-weight="bold" officeooo:rsid="1ba0195d" style:font-weight-asian="bold" style:font-weight-complex="bold"/>
    </style:style>
    <style:style style:name="T247" style:family="text">
      <style:text-properties officeooo:rsid="0fdc43f0"/>
    </style:style>
    <style:style style:name="T248" style:family="text">
      <style:text-properties officeooo:rsid="0f48282b"/>
    </style:style>
    <style:style style:name="T249" style:family="text">
      <style:text-properties officeooo:rsid="0f43edda"/>
    </style:style>
    <style:style style:name="T250" style:family="text">
      <style:text-properties officeooo:rsid="0f3fcd31"/>
    </style:style>
    <style:style style:name="T251" style:family="text">
      <style:text-properties officeooo:rsid="128031e0"/>
    </style:style>
    <style:style style:name="T252" style:family="text">
      <style:text-properties officeooo:rsid="12af3a78"/>
    </style:style>
    <style:style style:name="T253" style:family="text">
      <style:text-properties officeooo:rsid="12b6e737"/>
    </style:style>
    <style:style style:name="T254" style:family="text">
      <style:text-properties officeooo:rsid="12b7e990"/>
    </style:style>
    <style:style style:name="T255" style:family="text">
      <style:text-properties officeooo:rsid="12dbf0b7"/>
    </style:style>
    <style:style style:name="T256" style:family="text">
      <style:text-properties officeooo:rsid="12e74283"/>
    </style:style>
    <style:style style:name="T257" style:family="text">
      <style:text-properties officeooo:rsid="12e923c4"/>
    </style:style>
    <style:style style:name="T258" style:family="text">
      <style:text-properties officeooo:rsid="12f4f77b"/>
    </style:style>
    <style:style style:name="T259" style:family="text">
      <style:text-properties officeooo:rsid="12f73caa"/>
    </style:style>
    <style:style style:name="T260" style:family="text">
      <style:text-properties officeooo:rsid="12ff5b36"/>
    </style:style>
    <style:style style:name="T261" style:family="text">
      <style:text-properties officeooo:rsid="132a7c4e"/>
    </style:style>
    <style:style style:name="T262" style:family="text">
      <style:text-properties officeooo:rsid="134332a4"/>
    </style:style>
    <style:style style:name="T263" style:family="text">
      <style:text-properties officeooo:rsid="134518f6"/>
    </style:style>
    <style:style style:name="T264" style:family="text">
      <style:text-properties officeooo:rsid="136b6dd9"/>
    </style:style>
    <style:style style:name="T265" style:family="text">
      <style:text-properties officeooo:rsid="138d8f86"/>
    </style:style>
    <style:style style:name="T266" style:family="text">
      <style:text-properties officeooo:rsid="138f2ce6"/>
    </style:style>
    <style:style style:name="T267" style:family="text">
      <style:text-properties officeooo:rsid="1399e31a"/>
    </style:style>
    <style:style style:name="T268" style:family="text">
      <style:text-properties officeooo:rsid="139b43c8"/>
    </style:style>
    <style:style style:name="T269" style:family="text">
      <style:text-properties officeooo:rsid="139c5a54"/>
    </style:style>
    <style:style style:name="T270" style:family="text">
      <style:text-properties officeooo:rsid="139d7345"/>
    </style:style>
    <style:style style:name="T271" style:family="text">
      <style:text-properties officeooo:rsid="13e0f31c"/>
    </style:style>
    <style:style style:name="T272" style:family="text">
      <style:text-properties officeooo:rsid="14763b02"/>
    </style:style>
    <style:style style:name="T273" style:family="text">
      <style:text-properties officeooo:rsid="1493b5f7"/>
    </style:style>
    <style:style style:name="T274" style:family="text">
      <style:text-properties officeooo:rsid="149f846d"/>
    </style:style>
    <style:style style:name="T275" style:family="text">
      <style:text-properties officeooo:rsid="14a7a394"/>
    </style:style>
    <style:style style:name="T276" style:family="text">
      <style:text-properties officeooo:rsid="14a7d6c9"/>
    </style:style>
    <style:style style:name="T277" style:family="text">
      <style:text-properties officeooo:rsid="14c6ec70"/>
    </style:style>
    <style:style style:name="T278" style:family="text">
      <style:text-properties officeooo:rsid="14d6ce2e"/>
    </style:style>
    <style:style style:name="T279" style:family="text">
      <style:text-properties officeooo:rsid="14e1bb31"/>
    </style:style>
    <style:style style:name="T280" style:family="text">
      <style:text-properties officeooo:rsid="1504d58b"/>
    </style:style>
    <style:style style:name="T281" style:family="text">
      <style:text-properties officeooo:rsid="150fc6e4"/>
    </style:style>
    <style:style style:name="T282" style:family="text">
      <style:text-properties officeooo:rsid="153160ef"/>
    </style:style>
    <style:style style:name="T283" style:family="text">
      <style:text-properties officeooo:rsid="1562e98c"/>
    </style:style>
    <style:style style:name="T284" style:family="text">
      <style:text-properties officeooo:rsid="156d1f3b"/>
    </style:style>
    <style:style style:name="T285" style:family="text">
      <style:text-properties officeooo:rsid="156e77fc"/>
    </style:style>
    <style:style style:name="T286" style:family="text">
      <style:text-properties officeooo:rsid="1571893b"/>
    </style:style>
    <style:style style:name="T287" style:family="text">
      <style:text-properties officeooo:rsid="157a8e93"/>
    </style:style>
    <style:style style:name="T288" style:family="text">
      <style:text-properties officeooo:rsid="157fb523"/>
    </style:style>
    <style:style style:name="T289" style:family="text">
      <style:text-properties officeooo:rsid="1587d677"/>
    </style:style>
    <style:style style:name="T290" style:family="text">
      <style:text-properties officeooo:rsid="158b92a2"/>
    </style:style>
    <style:style style:name="T291" style:family="text">
      <style:text-properties officeooo:rsid="158da786"/>
    </style:style>
    <style:style style:name="T292" style:family="text">
      <style:text-properties officeooo:rsid="158f5631"/>
    </style:style>
    <style:style style:name="T293" style:family="text">
      <style:text-properties officeooo:rsid="1593b54a"/>
    </style:style>
    <style:style style:name="T294" style:family="text">
      <style:text-properties officeooo:rsid="1595de42"/>
    </style:style>
    <style:style style:name="T295" style:family="text">
      <style:text-properties officeooo:rsid="159a86f4"/>
    </style:style>
    <style:style style:name="T296" style:family="text">
      <style:text-properties officeooo:rsid="159b05ad"/>
    </style:style>
    <style:style style:name="T297" style:family="text">
      <style:text-properties officeooo:rsid="159b4250"/>
    </style:style>
    <style:style style:name="T298" style:family="text">
      <style:text-properties officeooo:rsid="159d12c2"/>
    </style:style>
    <style:style style:name="T299" style:family="text">
      <style:text-properties officeooo:rsid="159efbb8"/>
    </style:style>
    <style:style style:name="T300" style:family="text">
      <style:text-properties officeooo:rsid="15a18d44"/>
    </style:style>
    <style:style style:name="T301" style:family="text">
      <style:text-properties officeooo:rsid="15a40cca"/>
    </style:style>
    <style:style style:name="T302" style:family="text">
      <style:text-properties officeooo:rsid="15a6a176"/>
    </style:style>
    <style:style style:name="T303" style:family="text">
      <style:text-properties officeooo:rsid="15a6bc5c"/>
    </style:style>
    <style:style style:name="T304" style:family="text">
      <style:text-properties officeooo:rsid="15a9e9e8"/>
    </style:style>
    <style:style style:name="T305" style:family="text">
      <style:text-properties officeooo:rsid="15aa94af"/>
    </style:style>
    <style:style style:name="T306" style:family="text">
      <style:text-properties officeooo:rsid="15afaf20"/>
    </style:style>
    <style:style style:name="T307" style:family="text">
      <style:text-properties officeooo:rsid="15b11c8a"/>
    </style:style>
    <style:style style:name="T308" style:family="text">
      <style:text-properties officeooo:rsid="15c6fe44"/>
    </style:style>
    <style:style style:name="T309" style:family="text">
      <style:text-properties officeooo:rsid="15dce0d2"/>
    </style:style>
    <style:style style:name="T310" style:family="text">
      <style:text-properties officeooo:rsid="15e358ac"/>
    </style:style>
    <style:style style:name="T311" style:family="text">
      <style:text-properties officeooo:rsid="12d12b81"/>
    </style:style>
    <style:style style:name="T312" style:family="text">
      <style:text-properties officeooo:rsid="12cdcbe4"/>
    </style:style>
    <style:style style:name="T313" style:family="text">
      <style:text-properties officeooo:rsid="15fc6ee7"/>
    </style:style>
    <style:style style:name="T314" style:family="text">
      <style:text-properties officeooo:rsid="15fdb2a3"/>
    </style:style>
    <style:style style:name="T315" style:family="text">
      <style:text-properties officeooo:rsid="15fea83f"/>
    </style:style>
    <style:style style:name="T316" style:family="text">
      <style:text-properties officeooo:rsid="1607b349"/>
    </style:style>
    <style:style style:name="T317" style:family="text">
      <style:text-properties officeooo:rsid="1618951c"/>
    </style:style>
    <style:style style:name="T318" style:family="text">
      <style:text-properties officeooo:rsid="1621ff56"/>
    </style:style>
    <style:style style:name="T319" style:family="text">
      <style:text-properties officeooo:rsid="1627e143"/>
    </style:style>
    <style:style style:name="T320" style:family="text">
      <style:text-properties officeooo:rsid="164875a4"/>
    </style:style>
    <style:style style:name="T321" style:family="text">
      <style:text-properties officeooo:rsid="165aad9b"/>
    </style:style>
    <style:style style:name="T322" style:family="text">
      <style:text-properties officeooo:rsid="165ce3ce"/>
    </style:style>
    <style:style style:name="T323" style:family="text">
      <style:text-properties officeooo:rsid="165fa1e0"/>
    </style:style>
    <style:style style:name="T324" style:family="text">
      <style:text-properties officeooo:rsid="1667579d"/>
    </style:style>
    <style:style style:name="T325" style:family="text">
      <style:text-properties officeooo:rsid="1672345d"/>
    </style:style>
    <style:style style:name="T326" style:family="text">
      <style:text-properties officeooo:rsid="1672b443"/>
    </style:style>
    <style:style style:name="T327" style:family="text">
      <style:text-properties officeooo:rsid="169f48fd"/>
    </style:style>
    <style:style style:name="T328" style:family="text">
      <style:text-properties officeooo:rsid="16c234ca"/>
    </style:style>
    <style:style style:name="T329" style:family="text">
      <style:text-properties officeooo:rsid="16c521ef"/>
    </style:style>
    <style:style style:name="T330" style:family="text">
      <style:text-properties officeooo:rsid="16c845e8"/>
    </style:style>
    <style:style style:name="T331" style:family="text">
      <style:text-properties officeooo:rsid="16c86ca5"/>
    </style:style>
    <style:style style:name="T332" style:family="text">
      <style:text-properties officeooo:rsid="16e32853"/>
    </style:style>
    <style:style style:name="T333" style:family="text">
      <style:text-properties officeooo:rsid="16e6b5e6"/>
    </style:style>
    <style:style style:name="T334" style:family="text">
      <style:text-properties officeooo:rsid="170b39aa"/>
    </style:style>
    <style:style style:name="T335" style:family="text">
      <style:text-properties officeooo:rsid="17173f5a"/>
    </style:style>
    <style:style style:name="T336" style:family="text">
      <style:text-properties officeooo:rsid="149e7dea"/>
    </style:style>
    <style:style style:name="T337" style:family="text">
      <style:text-properties officeooo:rsid="171ec953"/>
    </style:style>
    <style:style style:name="T338" style:family="text">
      <style:text-properties officeooo:rsid="172f3e20"/>
    </style:style>
    <style:style style:name="T339" style:family="text">
      <style:text-properties officeooo:rsid="172faad3"/>
    </style:style>
    <style:style style:name="T340" style:family="text">
      <style:text-properties officeooo:rsid="173a76ff"/>
    </style:style>
    <style:style style:name="T341" style:family="text">
      <style:text-properties officeooo:rsid="1be4bd74"/>
    </style:style>
    <style:style style:name="T342" style:family="text">
      <style:text-properties officeooo:rsid="176cb349"/>
    </style:style>
    <style:style style:name="T343" style:family="text">
      <style:text-properties officeooo:rsid="177333f9"/>
    </style:style>
    <style:style style:name="T344" style:family="text">
      <style:text-properties officeooo:rsid="177977b7"/>
    </style:style>
    <style:style style:name="T345" style:family="text">
      <style:text-properties officeooo:rsid="17797c87"/>
    </style:style>
    <style:style style:name="T346" style:family="text">
      <style:text-properties officeooo:rsid="17803e14"/>
    </style:style>
    <style:style style:name="T347" style:family="text">
      <style:text-properties officeooo:rsid="178c27f9"/>
    </style:style>
    <style:style style:name="T348" style:family="text">
      <style:text-properties officeooo:rsid="178de465"/>
    </style:style>
    <style:style style:name="T349" style:family="text">
      <style:text-properties officeooo:rsid="17925ac1"/>
    </style:style>
    <style:style style:name="T350" style:family="text">
      <style:text-properties officeooo:rsid="210d8ae5"/>
    </style:style>
    <style:style style:name="T351" style:family="text">
      <style:text-properties officeooo:rsid="21185469"/>
    </style:style>
    <style:style style:name="T352" style:family="text">
      <style:text-properties officeooo:rsid="2111f746"/>
    </style:style>
    <style:style style:name="T353" style:family="text">
      <style:text-properties officeooo:rsid="2116942b"/>
    </style:style>
    <style:style style:name="T354" style:family="text">
      <style:text-properties officeooo:rsid="210a360a"/>
    </style:style>
    <style:style style:name="T355" style:family="text">
      <style:text-properties officeooo:rsid="212c219f"/>
    </style:style>
    <style:style style:name="T356" style:family="text">
      <style:text-properties officeooo:rsid="212cc2f6"/>
    </style:style>
    <style:style style:name="T357" style:family="text">
      <style:text-properties officeooo:rsid="21234565"/>
    </style:style>
    <style:style style:name="T358" style:family="text">
      <style:text-properties officeooo:rsid="17b00c43"/>
    </style:style>
    <style:style style:name="T359" style:family="text">
      <style:text-properties officeooo:rsid="17b19a96"/>
    </style:style>
    <style:style style:name="T360" style:family="text">
      <style:text-properties officeooo:rsid="17b424d6"/>
    </style:style>
    <style:style style:name="T361" style:family="text">
      <style:text-properties officeooo:rsid="214228b8"/>
    </style:style>
    <style:style style:name="T362" style:family="text">
      <style:text-properties officeooo:rsid="17bd42c9"/>
    </style:style>
    <style:style style:name="T363" style:family="text">
      <style:text-properties officeooo:rsid="2139ead4"/>
    </style:style>
    <style:style style:name="T364" style:family="text">
      <style:text-properties officeooo:rsid="2175f8bf"/>
    </style:style>
    <style:style style:name="T365" style:family="text">
      <style:text-properties officeooo:rsid="217c05fd"/>
    </style:style>
    <style:style style:name="T366" style:family="text">
      <style:text-properties officeooo:rsid="2177f4c9"/>
    </style:style>
    <style:style style:name="T367" style:family="text">
      <style:text-properties officeooo:rsid="17c2106f"/>
    </style:style>
    <style:style style:name="T368" style:family="text">
      <style:text-properties officeooo:rsid="17d5718d"/>
    </style:style>
    <style:style style:name="T369" style:family="text">
      <style:text-properties officeooo:rsid="17d5bc80"/>
    </style:style>
    <style:style style:name="T370" style:family="text">
      <style:text-properties officeooo:rsid="17d61f14"/>
    </style:style>
    <style:style style:name="T371" style:family="text">
      <style:text-properties officeooo:rsid="17ebf917"/>
    </style:style>
    <style:style style:name="T372" style:family="text">
      <style:text-properties officeooo:rsid="17edc9a5"/>
    </style:style>
    <style:style style:name="T373" style:family="text">
      <style:text-properties officeooo:rsid="17f0640b"/>
    </style:style>
    <style:style style:name="T374" style:family="text">
      <style:text-properties officeooo:rsid="17f44909"/>
    </style:style>
    <style:style style:name="T375" style:family="text">
      <style:text-properties officeooo:rsid="17f556cd"/>
    </style:style>
    <style:style style:name="T376" style:family="text">
      <style:text-properties officeooo:rsid="17fb6904"/>
    </style:style>
    <style:style style:name="T377" style:family="text">
      <style:text-properties officeooo:rsid="17fcd74e"/>
    </style:style>
    <style:style style:name="T378" style:family="text">
      <style:text-properties officeooo:rsid="17fea490"/>
    </style:style>
    <style:style style:name="T379" style:family="text">
      <style:text-properties officeooo:rsid="1801f5f2"/>
    </style:style>
    <style:style style:name="T380" style:family="text">
      <style:text-properties officeooo:rsid="1803c5cd"/>
    </style:style>
    <style:style style:name="T381" style:family="text">
      <style:text-properties officeooo:rsid="18044bde"/>
    </style:style>
    <style:style style:name="T382" style:family="text">
      <style:text-properties officeooo:rsid="180a4a1c"/>
    </style:style>
    <style:style style:name="T383" style:family="text">
      <style:text-properties officeooo:rsid="180c38eb"/>
    </style:style>
    <style:style style:name="T384" style:family="text">
      <style:text-properties officeooo:rsid="180ccc68"/>
    </style:style>
    <style:style style:name="T385" style:family="text">
      <style:text-properties officeooo:rsid="180d08ee"/>
    </style:style>
    <style:style style:name="T386" style:family="text">
      <style:text-properties officeooo:rsid="180f8af2"/>
    </style:style>
    <style:style style:name="T387" style:family="text">
      <style:text-properties officeooo:rsid="180f9102"/>
    </style:style>
    <style:style style:name="T388" style:family="text">
      <style:text-properties officeooo:rsid="18134e41"/>
    </style:style>
    <style:style style:name="T389" style:family="text">
      <style:text-properties officeooo:rsid="1815075e"/>
    </style:style>
    <style:style style:name="T390" style:family="text">
      <style:text-properties officeooo:rsid="18150d29"/>
    </style:style>
    <style:style style:name="T391" style:family="text">
      <style:text-properties officeooo:rsid="18227db6"/>
    </style:style>
    <style:style style:name="T392" style:family="text">
      <style:text-properties officeooo:rsid="1827521a"/>
    </style:style>
    <style:style style:name="T393" style:family="text">
      <style:text-properties officeooo:rsid="182c037b"/>
    </style:style>
    <style:style style:name="T394" style:family="text">
      <style:text-properties officeooo:rsid="182d9f94"/>
    </style:style>
    <style:style style:name="T395" style:family="text">
      <style:text-properties officeooo:rsid="18328faf"/>
    </style:style>
    <style:style style:name="T396" style:family="text">
      <style:text-properties officeooo:rsid="18358283"/>
    </style:style>
    <style:style style:name="T397" style:family="text">
      <style:text-properties officeooo:rsid="18364151"/>
    </style:style>
    <style:style style:name="T398" style:family="text">
      <style:text-properties officeooo:rsid="183e0810"/>
    </style:style>
    <style:style style:name="T399" style:family="text">
      <style:text-properties officeooo:rsid="18552efa"/>
    </style:style>
    <style:style style:name="T400" style:family="text">
      <style:text-properties officeooo:rsid="185e187f"/>
    </style:style>
    <style:style style:name="T401" style:family="text">
      <style:text-properties officeooo:rsid="18653aaf"/>
    </style:style>
    <style:style style:name="T402" style:family="text">
      <style:text-properties officeooo:rsid="186614a5"/>
    </style:style>
    <style:style style:name="T403" style:family="text">
      <style:text-properties officeooo:rsid="186c159a"/>
    </style:style>
    <style:style style:name="T404" style:family="text">
      <style:text-properties officeooo:rsid="186fa75e"/>
    </style:style>
    <style:style style:name="T405" style:family="text">
      <style:text-properties officeooo:rsid="186fd9fa"/>
    </style:style>
    <style:style style:name="T406" style:family="text">
      <style:text-properties officeooo:rsid="1870aadb"/>
    </style:style>
    <style:style style:name="T407" style:family="text">
      <style:text-properties officeooo:rsid="1877b3ae"/>
    </style:style>
    <style:style style:name="T408" style:family="text">
      <style:text-properties officeooo:rsid="1879d9ee"/>
    </style:style>
    <style:style style:name="T409" style:family="text">
      <style:text-properties officeooo:rsid="187b6b26"/>
    </style:style>
    <style:style style:name="T410" style:family="text">
      <style:text-properties officeooo:rsid="18859a18"/>
    </style:style>
    <style:style style:name="T411" style:family="text">
      <style:text-properties officeooo:rsid="14545d88"/>
    </style:style>
    <style:style style:name="T412" style:family="text">
      <style:text-properties fo:font-weight="normal" style:font-weight-asian="normal" style:font-weight-complex="normal"/>
    </style:style>
    <style:style style:name="T413" style:family="text">
      <style:text-properties fo:font-weight="normal" officeooo:rsid="150899a3" style:font-weight-asian="normal" style:font-weight-complex="normal"/>
    </style:style>
    <style:style style:name="T414" style:family="text">
      <style:text-properties fo:font-weight="normal" officeooo:rsid="18859a18" style:font-weight-asian="normal" style:font-weight-complex="normal"/>
    </style:style>
    <style:style style:name="T415" style:family="text">
      <style:text-properties fo:font-weight="normal" officeooo:rsid="1886d615" style:font-weight-asian="normal" style:font-weight-complex="normal"/>
    </style:style>
    <style:style style:name="T416" style:family="text">
      <style:text-properties fo:font-weight="normal" officeooo:rsid="19865a9c" style:font-weight-asian="normal" style:font-weight-complex="normal"/>
    </style:style>
    <style:style style:name="T417" style:family="text">
      <style:text-properties fo:font-weight="normal" officeooo:rsid="19b8ec18" style:font-weight-asian="normal" style:font-weight-complex="normal"/>
    </style:style>
    <style:style style:name="T418" style:family="text">
      <style:text-properties fo:font-weight="normal" officeooo:rsid="1b25b1d7" style:font-weight-asian="normal" style:font-weight-complex="normal"/>
    </style:style>
    <style:style style:name="T419" style:family="text">
      <style:text-properties fo:font-weight="normal" officeooo:rsid="17731ea7" style:font-weight-asian="normal" style:font-weight-complex="normal"/>
    </style:style>
    <style:style style:name="T420" style:family="text">
      <style:text-properties officeooo:rsid="14585935"/>
    </style:style>
    <style:style style:name="T421" style:family="text">
      <style:text-properties officeooo:rsid="14d3e335"/>
    </style:style>
    <style:style style:name="T422" style:family="text">
      <style:text-properties officeooo:rsid="14d526cd"/>
    </style:style>
    <style:style style:name="T423" style:family="text">
      <style:text-properties officeooo:rsid="14d5b6a6"/>
    </style:style>
    <style:style style:name="T424" style:family="text">
      <style:text-properties officeooo:rsid="1886d615"/>
    </style:style>
    <style:style style:name="T425" style:family="text">
      <style:text-properties officeooo:rsid="188b13b1"/>
    </style:style>
    <style:style style:name="T426" style:family="text">
      <style:text-properties officeooo:rsid="188fb6ab"/>
    </style:style>
    <style:style style:name="T427" style:family="text">
      <style:text-properties officeooo:rsid="1894f800"/>
    </style:style>
    <style:style style:name="T428" style:family="text">
      <style:text-properties officeooo:rsid="1896ba30"/>
    </style:style>
    <style:style style:name="T429" style:family="text">
      <style:text-properties officeooo:rsid="189af24f"/>
    </style:style>
    <style:style style:name="T430" style:family="text">
      <style:text-properties officeooo:rsid="189b9bc1"/>
    </style:style>
    <style:style style:name="T431" style:family="text">
      <style:text-properties officeooo:rsid="189d04ff"/>
    </style:style>
    <style:style style:name="T432" style:family="text">
      <style:text-properties officeooo:rsid="189d6666"/>
    </style:style>
    <style:style style:name="T433" style:family="text">
      <style:text-properties officeooo:rsid="18a2a3be"/>
    </style:style>
    <style:style style:name="T434" style:family="text">
      <style:text-properties officeooo:rsid="18a52896"/>
    </style:style>
    <style:style style:name="T435" style:family="text">
      <style:text-properties officeooo:rsid="18b1f501"/>
    </style:style>
    <style:style style:name="T436" style:family="text">
      <style:text-properties officeooo:rsid="18c922bc"/>
    </style:style>
    <style:style style:name="T437" style:family="text">
      <style:text-properties officeooo:rsid="18c9e3ea"/>
    </style:style>
    <style:style style:name="T438" style:family="text">
      <style:text-properties officeooo:rsid="18cda4d1"/>
    </style:style>
    <style:style style:name="T439" style:family="text">
      <style:text-properties officeooo:rsid="18d62670"/>
    </style:style>
    <style:style style:name="T440" style:family="text">
      <style:text-properties officeooo:rsid="18e0ba59"/>
    </style:style>
    <style:style style:name="T441" style:family="text">
      <style:text-properties officeooo:rsid="18f44339"/>
    </style:style>
    <style:style style:name="T442" style:family="text">
      <style:text-properties officeooo:rsid="18fa2bc6"/>
    </style:style>
    <style:style style:name="T443" style:family="text">
      <style:text-properties officeooo:rsid="190285b5"/>
    </style:style>
    <style:style style:name="T444" style:family="text">
      <style:text-properties officeooo:rsid="1902e02a"/>
    </style:style>
    <style:style style:name="T445" style:family="text">
      <style:text-properties officeooo:rsid="1904c501"/>
    </style:style>
    <style:style style:name="T446" style:family="text">
      <style:text-properties officeooo:rsid="1907efe1"/>
    </style:style>
    <style:style style:name="T447" style:family="text">
      <style:text-properties officeooo:rsid="1909ebdf"/>
    </style:style>
    <style:style style:name="T448" style:family="text">
      <style:text-properties officeooo:rsid="1910153c"/>
    </style:style>
    <style:style style:name="T449" style:family="text">
      <style:text-properties officeooo:rsid="1913e74a"/>
    </style:style>
    <style:style style:name="T450" style:family="text">
      <style:text-properties officeooo:rsid="1916e5e1"/>
    </style:style>
    <style:style style:name="T451" style:family="text">
      <style:text-properties officeooo:rsid="1917cd36"/>
    </style:style>
    <style:style style:name="T452" style:family="text">
      <style:text-properties officeooo:rsid="191a9f9f"/>
    </style:style>
    <style:style style:name="T453" style:family="text">
      <style:text-properties officeooo:rsid="1920e4fe"/>
    </style:style>
    <style:style style:name="T454" style:family="text">
      <style:text-properties officeooo:rsid="1922ccbd"/>
    </style:style>
    <style:style style:name="T455" style:family="text">
      <style:text-properties officeooo:rsid="19239c11"/>
    </style:style>
    <style:style style:name="T456" style:family="text">
      <style:text-properties officeooo:rsid="192c5a1d"/>
    </style:style>
    <style:style style:name="T457" style:family="text">
      <style:text-properties officeooo:rsid="193061bf"/>
    </style:style>
    <style:style style:name="T458" style:family="text">
      <style:text-properties officeooo:rsid="193eb0c1"/>
    </style:style>
    <style:style style:name="T459" style:family="text">
      <style:text-properties officeooo:rsid="193f0656"/>
    </style:style>
    <style:style style:name="T460" style:family="text">
      <style:text-properties officeooo:rsid="1944421d"/>
    </style:style>
    <style:style style:name="T461" style:family="text">
      <style:text-properties officeooo:rsid="1946cf8b"/>
    </style:style>
    <style:style style:name="T462" style:family="text">
      <style:text-properties officeooo:rsid="19486f67"/>
    </style:style>
    <style:style style:name="T463" style:family="text">
      <style:text-properties officeooo:rsid="194950a2"/>
    </style:style>
    <style:style style:name="T464" style:family="text">
      <style:text-properties officeooo:rsid="194a32a0"/>
    </style:style>
    <style:style style:name="T465" style:family="text">
      <style:text-properties officeooo:rsid="194c1789"/>
    </style:style>
    <style:style style:name="T466" style:family="text">
      <style:text-properties officeooo:rsid="194c21df"/>
    </style:style>
    <style:style style:name="T467" style:family="text">
      <style:text-properties officeooo:rsid="19504b91"/>
    </style:style>
    <style:style style:name="T468" style:family="text">
      <style:text-properties officeooo:rsid="1954414a"/>
    </style:style>
    <style:style style:name="T469" style:family="text">
      <style:text-properties officeooo:rsid="196148fb"/>
    </style:style>
    <style:style style:name="T470" style:family="text">
      <style:text-properties officeooo:rsid="1969f6f2"/>
    </style:style>
    <style:style style:name="T471" style:family="text">
      <style:text-properties officeooo:rsid="196f42a4"/>
    </style:style>
    <style:style style:name="T472" style:family="text">
      <style:text-properties officeooo:rsid="1975c331"/>
    </style:style>
    <style:style style:name="T473" style:family="text">
      <style:text-properties officeooo:rsid="19783845"/>
    </style:style>
    <style:style style:name="T474" style:family="text">
      <style:text-properties officeooo:rsid="1985f518"/>
    </style:style>
    <style:style style:name="T475" style:family="text">
      <style:text-properties officeooo:rsid="19865a9c"/>
    </style:style>
    <style:style style:name="T476" style:family="text">
      <style:text-properties officeooo:rsid="0f37dbfd"/>
    </style:style>
    <style:style style:name="T477" style:family="text">
      <style:text-properties officeooo:rsid="199c13b2"/>
    </style:style>
    <style:style style:name="T478" style:family="text">
      <style:text-properties officeooo:rsid="19a7bfd0"/>
    </style:style>
    <style:style style:name="T479" style:family="text">
      <style:text-properties officeooo:rsid="19aa2411"/>
    </style:style>
    <style:style style:name="T480" style:family="text">
      <style:text-properties officeooo:rsid="19ac0280"/>
    </style:style>
    <style:style style:name="T481" style:family="text">
      <style:text-properties officeooo:rsid="19acbde7"/>
    </style:style>
    <style:style style:name="T482" style:family="text">
      <style:text-properties officeooo:rsid="19bcced2"/>
    </style:style>
    <style:style style:name="T483" style:family="text">
      <style:text-properties officeooo:rsid="19c45172"/>
    </style:style>
    <style:style style:name="T484" style:family="text">
      <style:text-properties fo:language="en" fo:country="US"/>
    </style:style>
    <style:style style:name="T485" style:family="text">
      <style:text-properties fo:language="en" fo:country="US" officeooo:rsid="19c45172"/>
    </style:style>
    <style:style style:name="T486" style:family="text">
      <style:text-properties fo:language="en" fo:country="US" officeooo:rsid="19c60f03"/>
    </style:style>
    <style:style style:name="T487" style:family="text">
      <style:text-properties fo:language="en" fo:country="US" fo:font-style="normal" fo:font-weight="bold" officeooo:rsid="19c45172" style:font-style-asian="normal" style:font-weight-asian="bold" style:font-style-complex="normal" style:font-weight-complex="bold"/>
    </style:style>
    <style:style style:name="T488" style:family="text">
      <style:text-properties officeooo:rsid="19c60f03"/>
    </style:style>
    <style:style style:name="T489" style:family="text">
      <style:text-properties officeooo:rsid="19c75ed8"/>
    </style:style>
    <style:style style:name="T490" style:family="text">
      <style:text-properties officeooo:rsid="193637ad"/>
    </style:style>
    <style:style style:name="T491" style:family="text">
      <style:text-properties officeooo:rsid="19ce3e20"/>
    </style:style>
    <style:style style:name="T492" style:family="text">
      <style:text-properties officeooo:rsid="19cfd54e"/>
    </style:style>
    <style:style style:name="T493" style:family="text">
      <style:text-properties officeooo:rsid="19d10061"/>
    </style:style>
    <style:style style:name="T494" style:family="text">
      <style:text-properties officeooo:rsid="19d65e2e"/>
    </style:style>
    <style:style style:name="T495" style:family="text">
      <style:text-properties officeooo:rsid="19d74ffc"/>
    </style:style>
    <style:style style:name="T496" style:family="text">
      <style:text-properties officeooo:rsid="19db44db"/>
    </style:style>
    <style:style style:name="T497" style:family="text">
      <style:text-properties officeooo:rsid="19deae58"/>
    </style:style>
    <style:style style:name="T498" style:family="text">
      <style:text-properties officeooo:rsid="19e192e7"/>
    </style:style>
    <style:style style:name="T499" style:family="text">
      <style:text-properties officeooo:rsid="19e52a5d"/>
    </style:style>
    <style:style style:name="T500" style:family="text">
      <style:text-properties officeooo:rsid="19e73896"/>
    </style:style>
    <style:style style:name="T501" style:family="text">
      <style:text-properties officeooo:rsid="19f6de63"/>
    </style:style>
    <style:style style:name="T502" style:family="text">
      <style:text-properties officeooo:rsid="19f9fedf"/>
    </style:style>
    <style:style style:name="T503" style:family="text">
      <style:text-properties officeooo:rsid="19feed00"/>
    </style:style>
    <style:style style:name="T504" style:family="text">
      <style:text-properties officeooo:rsid="19ff1939"/>
    </style:style>
    <style:style style:name="T505" style:family="text">
      <style:text-properties officeooo:rsid="1a000f30"/>
    </style:style>
    <style:style style:name="T506" style:family="text">
      <style:text-properties officeooo:rsid="1a028e5e"/>
    </style:style>
    <style:style style:name="T507" style:family="text">
      <style:text-properties officeooo:rsid="1a044723"/>
    </style:style>
    <style:style style:name="T508" style:family="text">
      <style:text-properties officeooo:rsid="1a04d5c2"/>
    </style:style>
    <style:style style:name="T509" style:family="text">
      <style:text-properties officeooo:rsid="1a04f6fd"/>
    </style:style>
    <style:style style:name="T510" style:family="text">
      <style:text-properties officeooo:rsid="1a0500a5"/>
    </style:style>
    <style:style style:name="T511" style:family="text">
      <style:text-properties officeooo:rsid="1a06322f"/>
    </style:style>
    <style:style style:name="T512" style:family="text">
      <style:text-properties officeooo:rsid="1a09a364"/>
    </style:style>
    <style:style style:name="T513" style:family="text">
      <style:text-properties officeooo:rsid="1a0f9434"/>
    </style:style>
    <style:style style:name="T514" style:family="text">
      <style:text-properties officeooo:rsid="1a181538"/>
    </style:style>
    <style:style style:name="T515" style:family="text">
      <style:text-properties officeooo:rsid="1a19b5da"/>
    </style:style>
    <style:style style:name="T516" style:family="text">
      <style:text-properties officeooo:rsid="16b81fd2"/>
    </style:style>
    <style:style style:name="T517" style:family="text">
      <style:text-properties fo:color="#6482ff" fo:language="cs" fo:country="CZ"/>
    </style:style>
    <style:style style:name="T518" style:family="text">
      <style:text-properties fo:color="#6482ff" fo:language="cs" fo:country="CZ" officeooo:rsid="1a1cdfe0"/>
    </style:style>
    <style:style style:name="T519" style:family="text">
      <style:text-properties officeooo:rsid="1a269de7"/>
    </style:style>
    <style:style style:name="T520" style:family="text">
      <style:text-properties officeooo:rsid="1a29dc0b"/>
    </style:style>
    <style:style style:name="T521" style:family="text">
      <style:text-properties officeooo:rsid="1a2b313c"/>
    </style:style>
    <style:style style:name="T522" style:family="text">
      <style:text-properties officeooo:rsid="17731ea7"/>
    </style:style>
    <style:style style:name="T523" style:family="text">
      <style:text-properties officeooo:rsid="1a2f940a"/>
    </style:style>
    <style:style style:name="T524" style:family="text">
      <style:text-properties officeooo:rsid="1a336de8"/>
    </style:style>
    <style:style style:name="T525" style:family="text">
      <style:text-properties officeooo:rsid="1a33c9c6"/>
    </style:style>
    <style:style style:name="T526" style:family="text">
      <style:text-properties officeooo:rsid="1a33f4ea"/>
    </style:style>
    <style:style style:name="T527" style:family="text">
      <style:text-properties officeooo:rsid="1a38038c"/>
    </style:style>
    <style:style style:name="T528" style:family="text">
      <style:text-properties officeooo:rsid="1a39f754"/>
    </style:style>
    <style:style style:name="T529" style:family="text">
      <style:text-properties officeooo:rsid="1a3b6c3c"/>
    </style:style>
    <style:style style:name="T530" style:family="text">
      <style:text-properties officeooo:rsid="1a3e1b0a"/>
    </style:style>
    <style:style style:name="T531" style:family="text">
      <style:text-properties officeooo:rsid="1a4594f8"/>
    </style:style>
    <style:style style:name="T532" style:family="text">
      <style:text-properties officeooo:rsid="18d09906"/>
    </style:style>
    <style:style style:name="T533" style:family="text">
      <style:text-properties officeooo:rsid="1a499580"/>
    </style:style>
    <style:style style:name="T534" style:family="text">
      <style:text-properties officeooo:rsid="1a4ae5d5"/>
    </style:style>
    <style:style style:name="T535" style:family="text">
      <style:text-properties officeooo:rsid="1a5155d7"/>
    </style:style>
    <style:style style:name="T536" style:family="text">
      <style:text-properties officeooo:rsid="1a564d47"/>
    </style:style>
    <style:style style:name="T537" style:family="text">
      <style:text-properties officeooo:rsid="1a5c38f3"/>
    </style:style>
    <style:style style:name="T538" style:family="text">
      <style:text-properties officeooo:rsid="1a5cabcb"/>
    </style:style>
    <style:style style:name="T539" style:family="text">
      <style:text-properties officeooo:rsid="1a5ea8de"/>
    </style:style>
    <style:style style:name="T540" style:family="text">
      <style:text-properties officeooo:rsid="1a6834d3"/>
    </style:style>
    <style:style style:name="T541" style:family="text">
      <style:text-properties officeooo:rsid="1a6a9c2a"/>
    </style:style>
    <style:style style:name="T542" style:family="text">
      <style:text-properties officeooo:rsid="1a6c8101"/>
    </style:style>
    <style:style style:name="T543" style:family="text">
      <style:text-properties officeooo:rsid="1a6e7885"/>
    </style:style>
    <style:style style:name="T544" style:family="text">
      <style:text-properties officeooo:rsid="1a726f56"/>
    </style:style>
    <style:style style:name="T545" style:family="text">
      <style:text-properties officeooo:rsid="1a72ce3d"/>
    </style:style>
    <style:style style:name="T546" style:family="text">
      <style:text-properties officeooo:rsid="1a749a97"/>
    </style:style>
    <style:style style:name="T547" style:family="text">
      <style:text-properties officeooo:rsid="1a75bb67"/>
    </style:style>
    <style:style style:name="T548" style:family="text">
      <style:text-properties officeooo:rsid="1a773b06"/>
    </style:style>
    <style:style style:name="T549" style:family="text">
      <style:text-properties officeooo:rsid="1a790f43"/>
    </style:style>
    <style:style style:name="T550" style:family="text">
      <style:text-properties officeooo:rsid="1a8124c7"/>
    </style:style>
    <style:style style:name="T551" style:family="text">
      <style:text-properties officeooo:rsid="1a893f4b"/>
    </style:style>
    <style:style style:name="T552" style:family="text">
      <style:text-properties officeooo:rsid="1a8c4d51"/>
    </style:style>
    <style:style style:name="T553" style:family="text">
      <style:text-properties officeooo:rsid="1a8cf515"/>
    </style:style>
    <style:style style:name="T554" style:family="text">
      <style:text-properties officeooo:rsid="1a8e51fa"/>
    </style:style>
    <style:style style:name="T555" style:family="text">
      <style:text-properties officeooo:rsid="1a903563"/>
    </style:style>
    <style:style style:name="T556" style:family="text">
      <style:text-properties officeooo:rsid="1a924b27"/>
    </style:style>
    <style:style style:name="T557" style:family="text">
      <style:text-properties officeooo:rsid="1a97144e"/>
    </style:style>
    <style:style style:name="T558" style:family="text">
      <style:text-properties officeooo:rsid="1a98bb1c"/>
    </style:style>
    <style:style style:name="T559" style:family="text">
      <style:text-properties officeooo:rsid="1a9a4b6c"/>
    </style:style>
    <style:style style:name="T560" style:family="text">
      <style:text-properties officeooo:rsid="1a9aa22f"/>
    </style:style>
    <style:style style:name="T561" style:family="text">
      <style:text-properties officeooo:rsid="1a9e359f"/>
    </style:style>
    <style:style style:name="T562" style:family="text">
      <style:text-properties officeooo:rsid="1aa12a80"/>
    </style:style>
    <style:style style:name="T563" style:family="text">
      <style:text-properties officeooo:rsid="1aa28dc4"/>
    </style:style>
    <style:style style:name="T564" style:family="text">
      <style:text-properties officeooo:rsid="1aa77037"/>
    </style:style>
    <style:style style:name="T565" style:family="text">
      <style:text-properties officeooo:rsid="1aae1c93"/>
    </style:style>
    <style:style style:name="T566" style:family="text">
      <style:text-properties officeooo:rsid="1ab00e25"/>
    </style:style>
    <style:style style:name="T567" style:family="text">
      <style:text-properties officeooo:rsid="1abad9a5"/>
    </style:style>
    <style:style style:name="T568" style:family="text">
      <style:text-properties officeooo:rsid="1abba150"/>
    </style:style>
    <style:style style:name="T569" style:family="text">
      <style:text-properties officeooo:rsid="1abc08d4"/>
    </style:style>
    <style:style style:name="T570" style:family="text">
      <style:text-properties officeooo:rsid="1abca89e"/>
    </style:style>
    <style:style style:name="T571" style:family="text">
      <style:text-properties officeooo:rsid="1abf290e"/>
    </style:style>
    <style:style style:name="T572" style:family="text">
      <style:text-properties officeooo:rsid="1ac04dff"/>
    </style:style>
    <style:style style:name="T573" style:family="text">
      <style:text-properties officeooo:rsid="1ac0b799"/>
    </style:style>
    <style:style style:name="T574" style:family="text">
      <style:text-properties officeooo:rsid="1ac1f010"/>
    </style:style>
    <style:style style:name="T575" style:family="text">
      <style:text-properties officeooo:rsid="17c4e1f7"/>
    </style:style>
    <style:style style:name="T576" style:family="text">
      <style:text-properties officeooo:rsid="1ac54bc5"/>
    </style:style>
    <style:style style:name="T577" style:family="text">
      <style:text-properties officeooo:rsid="1ac6f16f"/>
    </style:style>
    <style:style style:name="T578" style:family="text">
      <style:text-properties officeooo:rsid="1ac8ae52"/>
    </style:style>
    <style:style style:name="T579" style:family="text">
      <style:text-properties officeooo:rsid="1aca85a4"/>
    </style:style>
    <style:style style:name="T580" style:family="text">
      <style:text-properties officeooo:rsid="1acb326a"/>
    </style:style>
    <style:style style:name="T581" style:family="text">
      <style:text-properties officeooo:rsid="1adf2c7c"/>
    </style:style>
    <style:style style:name="T582" style:family="text">
      <style:text-properties officeooo:rsid="1aed6519"/>
    </style:style>
    <style:style style:name="T583" style:family="text">
      <style:text-properties officeooo:rsid="1af3563b"/>
    </style:style>
    <style:style style:name="T584" style:family="text">
      <style:text-properties officeooo:rsid="1af8bc48"/>
    </style:style>
    <style:style style:name="T585" style:family="text">
      <style:text-properties officeooo:rsid="1b07b543"/>
    </style:style>
    <style:style style:name="T586" style:family="text">
      <style:text-properties officeooo:rsid="1b09b031"/>
    </style:style>
    <style:style style:name="T587" style:family="text">
      <style:text-properties officeooo:rsid="1b0b91c0"/>
    </style:style>
    <style:style style:name="T588" style:family="text">
      <style:text-properties officeooo:rsid="1960e8ab"/>
    </style:style>
    <style:style style:name="T589" style:family="text">
      <style:text-properties officeooo:rsid="1b0fe122"/>
    </style:style>
    <style:style style:name="T590" style:family="text">
      <style:text-properties officeooo:rsid="1b1179e2"/>
    </style:style>
    <style:style style:name="T591" style:family="text">
      <style:text-properties officeooo:rsid="1b13435e"/>
    </style:style>
    <style:style style:name="T592" style:family="text">
      <style:text-properties officeooo:rsid="1b145f0c"/>
    </style:style>
    <style:style style:name="T593" style:family="text">
      <style:text-properties officeooo:rsid="1b17858d"/>
    </style:style>
    <style:style style:name="T594" style:family="text">
      <style:text-properties officeooo:rsid="1b1943a0"/>
    </style:style>
    <style:style style:name="T595" style:family="text">
      <style:text-properties officeooo:rsid="1b195b30"/>
    </style:style>
    <style:style style:name="T596" style:family="text">
      <style:text-properties officeooo:rsid="1b1aed4f"/>
    </style:style>
    <style:style style:name="T597" style:family="text">
      <style:text-properties officeooo:rsid="1b1efc0b"/>
    </style:style>
    <style:style style:name="T598" style:family="text">
      <style:text-properties officeooo:rsid="1b259fb6"/>
    </style:style>
    <style:style style:name="T599" style:family="text">
      <style:text-properties officeooo:rsid="1b25b1d7"/>
    </style:style>
    <style:style style:name="T600" style:family="text">
      <style:text-properties officeooo:rsid="1b296bcc"/>
    </style:style>
    <style:style style:name="T601" style:family="text">
      <style:text-properties officeooo:rsid="1b2af6bd"/>
    </style:style>
    <style:style style:name="T602" style:family="text">
      <style:text-properties officeooo:rsid="1b2c782c"/>
    </style:style>
    <style:style style:name="T603" style:family="text">
      <style:text-properties officeooo:rsid="1b2df9ea"/>
    </style:style>
    <style:style style:name="T604" style:family="text">
      <style:text-properties officeooo:rsid="1b305ff0"/>
    </style:style>
    <style:style style:name="T605" style:family="text">
      <style:text-properties officeooo:rsid="1b41f5cf"/>
    </style:style>
    <style:style style:name="T606" style:family="text">
      <style:text-properties officeooo:rsid="1b41fd68"/>
    </style:style>
    <style:style style:name="T607" style:family="text">
      <style:text-properties officeooo:rsid="1b425f52"/>
    </style:style>
    <style:style style:name="T608" style:family="text">
      <style:text-properties officeooo:rsid="1b439d22"/>
    </style:style>
    <style:style style:name="T609" style:family="text">
      <style:text-properties officeooo:rsid="1b47e4a7"/>
    </style:style>
    <style:style style:name="T610" style:family="text">
      <style:text-properties officeooo:rsid="1b4c9c2d"/>
    </style:style>
    <style:style style:name="T611" style:family="text">
      <style:text-properties officeooo:rsid="1b4de1a2"/>
    </style:style>
    <style:style style:name="T612" style:family="text">
      <style:text-properties officeooo:rsid="1b50f8df"/>
    </style:style>
    <style:style style:name="T613" style:family="text">
      <style:text-properties officeooo:rsid="1b52998f"/>
    </style:style>
    <style:style style:name="T614" style:family="text">
      <style:text-properties officeooo:rsid="1b5413ee"/>
    </style:style>
    <style:style style:name="T615" style:family="text">
      <style:text-properties officeooo:rsid="1b58c074"/>
    </style:style>
    <style:style style:name="T616" style:family="text">
      <style:text-properties officeooo:rsid="1b651481"/>
    </style:style>
    <style:style style:name="T617" style:family="text">
      <style:text-properties style:text-underline-style="solid" style:text-underline-width="auto" style:text-underline-color="font-color"/>
    </style:style>
    <style:style style:name="T618" style:family="text">
      <style:text-properties style:text-underline-style="solid" style:text-underline-width="auto" style:text-underline-color="font-color" officeooo:rsid="1b6dda24"/>
    </style:style>
    <style:style style:name="T619" style:family="text">
      <style:text-properties fo:font-variant="normal" fo:text-transform="none" fo:color="#000000" fo:letter-spacing="normal" fo:font-style="normal" officeooo:rsid="208a4fcb" style:font-style-asian="normal" style:font-style-complex="normal" loext:padding="0cm" loext:border="none"/>
    </style:style>
    <style:style style:name="T620" style:family="text">
      <style:text-properties fo:font-variant="normal" fo:text-transform="none" fo:color="#000000" fo:letter-spacing="normal" style:text-underline-style="none"/>
    </style:style>
    <style:style style:name="T621" style:family="text">
      <style:text-properties fo:font-variant="normal" fo:text-transform="none" fo:color="#000000" fo:letter-spacing="normal" style:text-underline-style="none" officeooo:rsid="2291ef2b"/>
    </style:style>
    <style:style style:name="T622" style:family="text">
      <style:text-properties fo:font-variant="normal" fo:text-transform="none" fo:color="#000000" fo:letter-spacing="normal" style:text-underline-style="none" officeooo:rsid="1b6f43c5"/>
    </style:style>
    <style:style style:name="T623" style:family="text">
      <style:text-properties fo:font-variant="normal" fo:text-transform="none" fo:color="#000000" fo:letter-spacing="normal" style:text-underline-style="none" officeooo:rsid="1b6fc1b1"/>
    </style:style>
    <style:style style:name="T624" style:family="text">
      <style:text-properties fo:font-variant="normal" fo:text-transform="none" fo:color="#000000" fo:letter-spacing="normal" style:text-underline-style="none" officeooo:rsid="1b82cd28"/>
    </style:style>
    <style:style style:name="T625" style:family="text">
      <style:text-properties fo:font-variant="normal" fo:text-transform="none" fo:color="#000000" fo:letter-spacing="normal" style:text-underline-style="none" officeooo:rsid="1b8442ec"/>
    </style:style>
    <style:style style:name="T626" style:family="text">
      <style:text-properties fo:font-variant="normal" fo:text-transform="none" fo:color="#000000" fo:letter-spacing="normal" style:text-underline-style="none" officeooo:rsid="1b849ae1"/>
    </style:style>
    <style:style style:name="T627" style:family="text">
      <style:text-properties fo:font-variant="normal" fo:text-transform="none" fo:color="#000000" fo:letter-spacing="normal" style:text-underline-style="none" officeooo:rsid="1b8a70d2"/>
    </style:style>
    <style:style style:name="T628" style:family="text">
      <style:text-properties fo:font-variant="normal" fo:text-transform="none" fo:color="#000000" fo:letter-spacing="normal" style:text-underline-style="none" officeooo:rsid="1b8bed02"/>
    </style:style>
    <style:style style:name="T629" style:family="text">
      <style:text-properties fo:font-variant="normal" fo:text-transform="none" fo:color="#000000" fo:letter-spacing="normal" style:text-underline-style="none" officeooo:rsid="1b8c7f2b"/>
    </style:style>
    <style:style style:name="T630" style:family="text">
      <style:text-properties fo:font-variant="normal" fo:text-transform="none" fo:color="#000000" fo:letter-spacing="normal" style:text-underline-style="none" officeooo:rsid="1b8e6d3e"/>
    </style:style>
    <style:style style:name="T631" style:family="text">
      <style:text-properties fo:font-variant="normal" fo:text-transform="none" fo:color="#000000" fo:letter-spacing="normal" style:text-underline-style="solid" style:text-underline-width="auto" style:text-underline-color="font-color"/>
    </style:style>
    <style:style style:name="T632" style:family="text">
      <style:text-properties fo:font-variant="normal" fo:text-transform="none" fo:color="#000000" fo:letter-spacing="normal" style:text-underline-style="solid" style:text-underline-width="auto" style:text-underline-color="font-color" officeooo:rsid="1b6f43c5"/>
    </style:style>
    <style:style style:name="T633" style:family="text">
      <style:text-properties fo:font-variant="normal" fo:text-transform="none" fo:color="#000000" fo:letter-spacing="normal" style:text-underline-style="solid" style:text-underline-width="auto" style:text-underline-color="font-color" officeooo:rsid="1b6fc1b1"/>
    </style:style>
    <style:style style:name="T634" style:family="text">
      <style:text-properties fo:font-variant="normal" fo:text-transform="none" fo:color="#000000" fo:letter-spacing="normal" fo:font-style="italic" style:text-underline-style="none" style:font-style-asian="italic" style:font-style-complex="italic"/>
    </style:style>
    <style:style style:name="T635" style:family="text">
      <style:text-properties fo:font-variant="normal" fo:text-transform="none" fo:color="#222222" fo:letter-spacing="normal" fo:font-style="normal" officeooo:rsid="1d1a7fb6" style:font-style-asian="normal" style:font-style-complex="normal"/>
    </style:style>
    <style:style style:name="T636" style:family="text">
      <style:text-properties fo:font-variant="normal" fo:text-transform="none" fo:color="#222222" fo:letter-spacing="normal" fo:font-style="italic" officeooo:rsid="1d1a7fb6" style:font-style-asian="italic" style:font-style-complex="italic"/>
    </style:style>
    <style:style style:name="T637" style:family="text">
      <style:text-properties fo:font-variant="normal" fo:text-transform="none" fo:color="#222222" fo:letter-spacing="normal" fo:font-style="italic" officeooo:rsid="23855347" style:font-style-asian="italic" style:font-style-complex="italic"/>
    </style:style>
    <style:style style:name="T638" style:family="text">
      <style:text-properties fo:font-variant="normal" fo:text-transform="none" fo:color="#333333" fo:font-size="8pt" fo:letter-spacing="normal" officeooo:rsid="15520144" style:font-size-asian="8pt" style:font-size-complex="8pt"/>
    </style:style>
    <style:style style:name="T639" style:family="text">
      <style:text-properties fo:font-variant="normal" fo:text-transform="none" fo:color="#333333" fo:letter-spacing="normal" officeooo:rsid="15520144"/>
    </style:style>
    <style:style style:name="T640" style:family="text">
      <style:text-properties fo:font-variant="normal" fo:text-transform="none" fo:color="#333333" fo:letter-spacing="normal" fo:font-style="italic" officeooo:rsid="1b6e6921" style:font-style-asian="italic" style:font-style-complex="italic"/>
    </style:style>
    <style:style style:name="T641" style:family="text">
      <style:text-properties fo:font-variant="normal" fo:text-transform="none" fo:color="#333333" fo:letter-spacing="normal" fo:font-style="italic" officeooo:rsid="1b718b1c" style:font-style-asian="italic" style:font-style-complex="italic"/>
    </style:style>
    <style:style style:name="T642" style:family="text">
      <style:text-properties officeooo:rsid="22b209a1"/>
    </style:style>
    <style:style style:name="T643" style:family="text">
      <style:text-properties officeooo:rsid="1d97e66e"/>
    </style:style>
    <style:style style:name="T644" style:family="text">
      <style:text-properties officeooo:rsid="1b6e6921"/>
    </style:style>
    <style:style style:name="T645" style:family="text">
      <style:text-properties officeooo:rsid="1b6f43c5"/>
    </style:style>
    <style:style style:name="T646" style:family="text">
      <style:text-properties officeooo:rsid="1b718407"/>
    </style:style>
    <style:style style:name="T647" style:family="text">
      <style:text-properties officeooo:rsid="1b718b1c"/>
    </style:style>
    <style:style style:name="T648" style:family="text">
      <style:text-properties officeooo:rsid="17122e9d"/>
    </style:style>
    <style:style style:name="T649" style:family="text">
      <style:text-properties officeooo:rsid="1b71da5c"/>
    </style:style>
    <style:style style:name="T650" style:family="text">
      <style:text-properties officeooo:rsid="1b739903"/>
    </style:style>
    <style:style style:name="T651" style:family="text">
      <style:text-properties officeooo:rsid="1b787352"/>
    </style:style>
    <style:style style:name="T652" style:family="text">
      <style:text-properties officeooo:rsid="1b78992e"/>
    </style:style>
    <style:style style:name="T653" style:family="text">
      <style:text-properties officeooo:rsid="1b78ac82"/>
    </style:style>
    <style:style style:name="T654" style:family="text">
      <style:text-properties officeooo:rsid="1b7aba4c"/>
    </style:style>
    <style:style style:name="T655" style:family="text">
      <style:text-properties officeooo:rsid="1b7cc477"/>
    </style:style>
    <style:style style:name="T656" style:family="text">
      <style:text-properties officeooo:rsid="1b7e6baf"/>
    </style:style>
    <style:style style:name="T657" style:family="text">
      <style:text-properties officeooo:rsid="1b7e7583"/>
    </style:style>
    <style:style style:name="T658" style:family="text">
      <style:text-properties officeooo:rsid="1b813157"/>
    </style:style>
    <style:style style:name="T659" style:family="text">
      <style:text-properties officeooo:rsid="1b85b291"/>
    </style:style>
    <style:style style:name="T660" style:family="text">
      <style:text-properties officeooo:rsid="1b950b86"/>
    </style:style>
    <style:style style:name="T661" style:family="text">
      <style:text-properties officeooo:rsid="1b9a87ab"/>
    </style:style>
    <style:style style:name="T662" style:family="text">
      <style:text-properties officeooo:rsid="1b9bf235"/>
    </style:style>
    <style:style style:name="T663" style:family="text">
      <style:text-properties officeooo:rsid="1b9c1985"/>
    </style:style>
    <style:style style:name="T664" style:family="text">
      <style:text-properties officeooo:rsid="1ba0195d"/>
    </style:style>
    <style:style style:name="T665" style:family="text">
      <style:text-properties officeooo:rsid="1ba1c637"/>
    </style:style>
    <style:style style:name="T666" style:family="text">
      <style:text-properties officeooo:rsid="1ba4c93a"/>
    </style:style>
    <style:style style:name="T667" style:family="text">
      <style:text-properties officeooo:rsid="1baa6882"/>
    </style:style>
    <style:style style:name="T668" style:family="text">
      <style:text-properties officeooo:rsid="1bad021f"/>
    </style:style>
    <style:style style:name="T669" style:family="text">
      <style:text-properties officeooo:rsid="1bb0c015"/>
    </style:style>
    <style:style style:name="T670" style:family="text">
      <style:text-properties officeooo:rsid="1bb57343"/>
    </style:style>
    <style:style style:name="T671" style:family="text">
      <style:text-properties officeooo:rsid="1bb8b88b"/>
    </style:style>
    <style:style style:name="T672" style:family="text">
      <style:text-properties officeooo:rsid="1bb9690e"/>
    </style:style>
    <style:style style:name="T673" style:family="text">
      <style:text-properties officeooo:rsid="210b2273"/>
    </style:style>
    <style:style style:name="T674" style:family="text">
      <style:text-properties officeooo:rsid="1bc7b9d2"/>
    </style:style>
    <style:style style:name="T675" style:family="text">
      <style:text-properties officeooo:rsid="1bcbcc1a"/>
    </style:style>
    <style:style style:name="T676" style:family="text">
      <style:text-properties style:text-line-through-style="solid" style:text-line-through-type="single"/>
    </style:style>
    <style:style style:name="T677" style:family="text">
      <style:text-properties style:text-line-through-style="solid" style:text-line-through-type="single" fo:font-style="italic" style:font-style-asian="italic" style:font-style-complex="italic"/>
    </style:style>
    <style:style style:name="T678" style:family="text">
      <style:text-properties officeooo:rsid="1bcee57e"/>
    </style:style>
    <style:style style:name="T679" style:family="text">
      <style:text-properties officeooo:rsid="1bd8f198"/>
    </style:style>
    <style:style style:name="T680" style:family="text">
      <style:text-properties officeooo:rsid="1bddadae"/>
    </style:style>
    <style:style style:name="T681" style:family="text">
      <style:text-properties officeooo:rsid="1be09be4"/>
    </style:style>
    <style:style style:name="T682" style:family="text">
      <style:text-properties officeooo:rsid="1be89359"/>
    </style:style>
    <style:style style:name="T683" style:family="text">
      <style:text-properties officeooo:rsid="1becb894"/>
    </style:style>
    <style:style style:name="T684" style:family="text">
      <style:text-properties officeooo:rsid="1beea8bc"/>
    </style:style>
    <style:style style:name="T685" style:family="text">
      <style:text-properties officeooo:rsid="1bf1276d"/>
    </style:style>
    <style:style style:name="T686" style:family="text">
      <style:text-properties officeooo:rsid="2561bfe9"/>
    </style:style>
    <style:style style:name="T687" style:family="text">
      <style:text-properties officeooo:rsid="1bf6438f"/>
    </style:style>
    <style:style style:name="T688" style:family="text">
      <style:text-properties officeooo:rsid="1bf74c1b"/>
    </style:style>
    <style:style style:name="T689" style:family="text">
      <style:text-properties officeooo:rsid="2558afca"/>
    </style:style>
    <style:style style:name="T690" style:family="text">
      <style:text-properties officeooo:rsid="1bf76c92"/>
    </style:style>
    <style:style style:name="T691" style:family="text">
      <style:text-properties officeooo:rsid="1bf89ab7"/>
    </style:style>
    <style:style style:name="T692" style:family="text">
      <style:text-properties officeooo:rsid="1bfdddae"/>
    </style:style>
    <style:style style:name="T693" style:family="text">
      <style:text-properties officeooo:rsid="1c032a7b"/>
    </style:style>
    <style:style style:name="T694" style:family="text">
      <style:text-properties officeooo:rsid="1c0ccdcb"/>
    </style:style>
    <style:style style:name="T695" style:family="text">
      <style:text-properties officeooo:rsid="1c0ff12c"/>
    </style:style>
    <style:style style:name="T696" style:family="text">
      <style:text-properties officeooo:rsid="1c10feff"/>
    </style:style>
    <style:style style:name="T697" style:family="text">
      <style:text-properties officeooo:rsid="1c13fb29"/>
    </style:style>
    <style:style style:name="T698" style:family="text">
      <style:text-properties officeooo:rsid="1c155bd0"/>
    </style:style>
    <style:style style:name="T699" style:family="text">
      <style:text-properties officeooo:rsid="1c170d49"/>
    </style:style>
    <style:style style:name="T700" style:family="text">
      <style:text-properties officeooo:rsid="1c18a8fa"/>
    </style:style>
    <style:style style:name="T701" style:family="text">
      <style:text-properties officeooo:rsid="1c1edfc2"/>
    </style:style>
    <style:style style:name="T702" style:family="text">
      <style:text-properties officeooo:rsid="1c21ab5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
      <text:p text:style-name="P13"/>
      <text:p text:style-name="Text_20_body"/>
      <text:p text:style-name="Text_20_body"/>
      <text:p text:style-name="P183">Dakara</text:p>
      <text:p text:style-name="P179"/>
      <text:p text:style-name="P179"/>
      <text:p text:style-name="P184">dungeoncrawl</text:p>
      <text:p text:style-name="P180"/>
      <text:p text:style-name="P180"/>
      <text:p text:style-name="P180"/>
      <text:p text:style-name="P180"/>
      <text:p text:style-name="P180"/>
      <text:p text:style-name="P180"/>
      <text:p text:style-name="P180"/>
      <text:p text:style-name="P181">Společenská hra na prožívání příběhů</text:p>
      <text:p text:style-name="P181"/>
      <text:p text:style-name="P182"/>
      <text:p text:style-name="P3">Michal Světlý</text:p>
      <text:p text:style-name="P1"/>
      <text:p text:style-name="P18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6"><text:a xlink:type="simple" xlink:href="#__RefHeading___Toc2946_901242990" text:style-name="Internet_20_link" text:visited-style-name="Internet_20_link">TODO:</text:a><text:tab/>4</text:p>
          <text:p text:style-name="P206"><text:a xlink:type="simple" xlink:href="#__RefHeading___Toc1631_1817222415" text:style-name="Internet_20_link" text:visited-style-name="Internet_20_link">Úvod</text:a><text:tab/>5</text:p>
          <text:p text:style-name="P207"><text:a xlink:type="simple" xlink:href="#__RefHeading___Toc4217_4129273621" text:style-name="Internet_20_link" text:visited-style-name="Internet_20_link">O světě</text:a><text:tab/>5</text:p>
          <text:p text:style-name="P207"><text:a xlink:type="simple" xlink:href="#__RefHeading___Toc1575_1936223890" text:style-name="Internet_20_link" text:visited-style-name="Internet_20_link">Výprava do Divočiny</text:a><text:tab/>6</text:p>
          <text:p text:style-name="P207"><text:a xlink:type="simple" xlink:href="#__RefHeading___Toc4219_4129273621" text:style-name="Internet_20_link" text:visited-style-name="Internet_20_link">Pán jeskyně a hráči postav</text:a><text:tab/>6</text:p>
          <text:p text:style-name="P207"><text:a xlink:type="simple" xlink:href="#__RefHeading___Toc4221_4129273621" text:style-name="Internet_20_link" text:visited-style-name="Internet_20_link">Příklad hry</text:a><text:tab/>6</text:p>
          <text:p text:style-name="P207"><text:a xlink:type="simple" xlink:href="#__RefHeading___Toc4223_4129273621" text:style-name="Internet_20_link" text:visited-style-name="Internet_20_link">Cíl hry</text:a><text:tab/>7</text:p>
          <text:p text:style-name="P206"><text:a xlink:type="simple" xlink:href="#__RefHeading___Toc2643_120643391" text:style-name="Internet_20_link" text:visited-style-name="Internet_20_link">Tvorba postavy</text:a><text:tab/>8</text:p>
          <text:p text:style-name="P207"><text:a xlink:type="simple" xlink:href="#__RefHeading___Toc4225_4129273621" text:style-name="Internet_20_link" text:visited-style-name="Internet_20_link">Rasa</text:a><text:tab/>8</text:p>
          <text:p text:style-name="P207"><text:a xlink:type="simple" xlink:href="#__RefHeading___Toc4227_4129273621" text:style-name="Internet_20_link" text:visited-style-name="Internet_20_link">Minulost</text:a><text:tab/>9</text:p>
          <text:p text:style-name="P207"><text:a xlink:type="simple" xlink:href="#__RefHeading___Toc4229_4129273621" text:style-name="Internet_20_link" text:visited-style-name="Internet_20_link">Jméno</text:a><text:tab/>10</text:p>
          <text:p text:style-name="P207"><text:a xlink:type="simple" xlink:href="#__RefHeading___Toc4231_4129273621" text:style-name="Internet_20_link" text:visited-style-name="Internet_20_link">Vlastnosti</text:a><text:tab/>10</text:p>
          <text:p text:style-name="P206"><text:a xlink:type="simple" xlink:href="#__RefHeading___Toc4233_4129273621" text:style-name="Internet_20_link" text:visited-style-name="Internet_20_link">Hraní za postavu</text:a><text:tab/>12</text:p>
          <text:p text:style-name="P207"><text:a xlink:type="simple" xlink:href="#__RefHeading___Toc4235_4129273621" text:style-name="Internet_20_link" text:visited-style-name="Internet_20_link">Spolupracujte</text:a><text:tab/>12</text:p>
          <text:p text:style-name="P207"><text:a xlink:type="simple" xlink:href="#__RefHeading___Toc4237_4129273621" text:style-name="Internet_20_link" text:visited-style-name="Internet_20_link">Hraní rozhovorů</text:a><text:tab/>13</text:p>
          <text:p text:style-name="P207"><text:a xlink:type="simple" xlink:href="#__RefHeading___Toc10367_38474947" text:style-name="Internet_20_link" text:visited-style-name="Internet_20_link">Překonávání překážek</text:a><text:tab/>13</text:p>
          <text:p text:style-name="P207"><text:a xlink:type="simple" xlink:href="#__RefHeading___Toc13231_3822832400" text:style-name="Internet_20_link" text:visited-style-name="Internet_20_link">Svícení v podzemí</text:a><text:tab/>15</text:p>
          <text:p text:style-name="P207"><text:a xlink:type="simple" xlink:href="#__RefHeading___Toc13233_3822832400" text:style-name="Internet_20_link" text:visited-style-name="Internet_20_link">Kreslení mapy</text:a><text:tab/>16</text:p>
          <text:p text:style-name="P207"><text:a xlink:type="simple" xlink:href="#__RefHeading___Toc4239_4129273621" text:style-name="Internet_20_link" text:visited-style-name="Internet_20_link">Prohledávání</text:a><text:tab/>16</text:p>
          <text:p text:style-name="P207"><text:a xlink:type="simple" xlink:href="#__RefHeading___Toc4241_4129273621" text:style-name="Internet_20_link" text:visited-style-name="Internet_20_link">Chyby a nedorozumění</text:a><text:tab/>20</text:p>
          <text:p text:style-name="P206"><text:a xlink:type="simple" xlink:href="#__RefHeading___Toc1599_1936223890" text:style-name="Internet_20_link" text:visited-style-name="Internet_20_link">Boj a jiná nebezpečí</text:a><text:tab/>22</text:p>
          <text:p text:style-name="P207"><text:a xlink:type="simple" xlink:href="#__RefHeading___Toc4243_4129273621" text:style-name="Internet_20_link" text:visited-style-name="Internet_20_link">Příklad boje</text:a><text:tab/>22</text:p>
          <text:p text:style-name="P207"><text:a xlink:type="simple" xlink:href="#__RefHeading___Toc13235_3822832400" text:style-name="Internet_20_link" text:visited-style-name="Internet_20_link">Pojmy</text:a><text:tab/>24</text:p>
          <text:p text:style-name="P207"><text:a xlink:type="simple" xlink:href="#__RefHeading___Toc2523_690236890" text:style-name="Internet_20_link" text:visited-style-name="Internet_20_link">Popis situace</text:a><text:tab/>25</text:p>
          <text:p text:style-name="P207"><text:a xlink:type="simple" xlink:href="#__RefHeading___Toc4245_4129273621" text:style-name="Internet_20_link" text:visited-style-name="Internet_20_link">Kola</text:a><text:tab/>26</text:p>
          <text:p text:style-name="P207"><text:a xlink:type="simple" xlink:href="#__RefHeading___Toc2525_690236890" text:style-name="Internet_20_link" text:visited-style-name="Internet_20_link">Záměry</text:a><text:tab/>26</text:p>
          <text:p text:style-name="P207"><text:a xlink:type="simple" xlink:href="#__RefHeading___Toc10371_38474947" text:style-name="Internet_20_link" text:visited-style-name="Internet_20_link">Akce</text:a><text:tab/>28</text:p>
          <text:p text:style-name="P207"><text:a xlink:type="simple" xlink:href="#__RefHeading___Toc2529_690236890" text:style-name="Internet_20_link" text:visited-style-name="Internet_20_link">Obrana</text:a><text:tab/>37</text:p>
          <text:p text:style-name="P207"><text:a xlink:type="simple" xlink:href="#__RefHeading___Toc13237_3822832400" text:style-name="Internet_20_link" text:visited-style-name="Internet_20_link">Kdy se počítá jaká vlastnost</text:a><text:tab/>38</text:p>
          <text:p text:style-name="P207"><text:a xlink:type="simple" xlink:href="#__RefHeading___Toc13239_3822832400" text:style-name="Internet_20_link" text:visited-style-name="Internet_20_link">Výhody a nevýhody</text:a><text:tab/>39</text:p>
          <text:p text:style-name="P207"><text:a xlink:type="simple" xlink:href="#__RefHeading___Toc13241_3822832400" text:style-name="Internet_20_link" text:visited-style-name="Internet_20_link">Změna pozice a situace</text:a><text:tab/>41</text:p>
          <text:p text:style-name="P207"><text:a xlink:type="simple" xlink:href="#__RefHeading___Toc13243_3822832400" text:style-name="Internet_20_link" text:visited-style-name="Internet_20_link">Zranitelnost nestvůr</text:a><text:tab/>42</text:p>
          <text:p text:style-name="P207"><text:a xlink:type="simple" xlink:href="#__RefHeading___Toc1607_1936223890" text:style-name="Internet_20_link" text:visited-style-name="Internet_20_link">Jedy</text:a><text:tab/>42</text:p>
          <text:p text:style-name="P207"><text:a xlink:type="simple" xlink:href="#__RefHeading___Toc9078_2234690082" text:style-name="Internet_20_link" text:visited-style-name="Internet_20_link">Pád</text:a><text:tab/>44</text:p>
          <text:p text:style-name="P207"><text:a xlink:type="simple" xlink:href="#__RefHeading___Toc13245_3822832400" text:style-name="Internet_20_link" text:visited-style-name="Internet_20_link">Pasti</text:a><text:tab/>44</text:p>
          <text:p text:style-name="P207"><text:a xlink:type="simple" xlink:href="#__RefHeading___Toc1609_1936223890" text:style-name="Internet_20_link" text:visited-style-name="Internet_20_link">Kondice a zranění</text:a><text:tab/>45</text:p>
          <text:p text:style-name="P207"><text:a xlink:type="simple" xlink:href="#__RefHeading___Toc13247_3822832400" text:style-name="Internet_20_link" text:visited-style-name="Internet_20_link">Léčení</text:a><text:tab/>50</text:p>
          <text:p text:style-name="P206"><text:a xlink:type="simple" xlink:href="#__RefHeading___Toc13249_3822832400" text:style-name="Internet_20_link" text:visited-style-name="Internet_20_link">Úroveň</text:a><text:tab/>51</text:p>
          <text:p text:style-name="P207"><text:a xlink:type="simple" xlink:href="#__RefHeading___Toc1639_1936223890" text:style-name="Internet_20_link" text:visited-style-name="Internet_20_link">Postup na vyšší úroveň</text:a><text:tab/>51</text:p>
          <text:p text:style-name="P206"><text:soft-page-break/><text:a xlink:type="simple" xlink:href="#__RefHeading___Toc3098_3000536483" text:style-name="Internet_20_link" text:visited-style-name="Internet_20_link">Vedení hry</text:a><text:tab/>52</text:p>
          <text:p text:style-name="P207"><text:a xlink:type="simple" xlink:href="#__RefHeading___Toc13251_3822832400" text:style-name="Internet_20_link" text:visited-style-name="Internet_20_link">Obecné rady</text:a><text:tab/>52</text:p>
          <text:p text:style-name="P207"><text:a xlink:type="simple" xlink:href="#__RefHeading___Toc13253_3822832400" text:style-name="Internet_20_link" text:visited-style-name="Internet_20_link">Situační pravidla a rozhodnutí</text:a><text:tab/>54</text:p>
          <text:p text:style-name="P207"><text:a xlink:type="simple" xlink:href="#__RefHeading___Toc13255_3822832400" text:style-name="Internet_20_link" text:visited-style-name="Internet_20_link">Magie</text:a><text:tab/>56</text:p>
          <text:p text:style-name="P207"><text:a xlink:type="simple" xlink:href="#__RefHeading___Toc10375_38474947" text:style-name="Internet_20_link" text:visited-style-name="Internet_20_link">Smrt hráčské postavy</text:a><text:tab/>59</text:p>
          <text:p text:style-name="P207"><text:a xlink:type="simple" xlink:href="#__RefHeading___Toc10377_38474947" text:style-name="Internet_20_link" text:visited-style-name="Internet_20_link">Překonávání překážek</text:a><text:tab/>61</text:p>
          <text:p text:style-name="P207"><text:a xlink:type="simple" xlink:href="#__RefHeading___Toc10381_38474947" text:style-name="Internet_20_link" text:visited-style-name="Internet_20_link">Použití příručky s dobrodružstvím</text:a><text:tab/>63</text:p>
          <text:p text:style-name="P207"><text:a xlink:type="simple" xlink:href="#__RefHeading___Toc10385_38474947" text:style-name="Internet_20_link" text:visited-style-name="Internet_20_link">Hraní za protivníky</text:a><text:tab/>70</text:p>
        </text:index-body>
      </text:table-of-content>
      <text:p text:style-name="P185"/>
      <text:p text:style-name="P4"/>
      <text:p text:style-name="P2">Verze 0.<text:span text:style-name="T264">0.35</text:span></text:p>
      <text:p text:style-name="P18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67" text:outline-level="1"><text:bookmark-start text:name="__RefHeading___Toc2946_901242990"/>TODO:<text:bookmark-end text:name="__RefHeading___Toc2946_901242990"/></text:h>
      <text:list xml:id="list2276231233" text:style-name="L1">
        <text:list-item>
          <text:p text:style-name="P209">TODO: Možná <text:span text:style-name="T697">by</text:span> šlo zrušit akci <text:span text:style-name="T112">zakousnutí se</text:span> a popis <text:span text:style-name="T698">u </text:span><text:span text:style-name="T169">znevýhodnění</text:span>, že se útočník <text:span text:style-name="T699">může taky</text:span> dostat do nevýhody, a přesunout to do samostatného odstavce o tom, že akcí se může jeden nebo i oba aktéři dostat do nevýhody <text:span text:style-name="T700">(plus dát jako příklady útok zakousnutím + zalehnutí)</text:span>.</text:p>
        </text:list-item>
        <text:list-item>
          <text:p text:style-name="P210">Ještě jednou zvážit sousek (rovnost hodů při střetu).</text:p>
          <text:list>
            <text:list-item>
              <text:p text:style-name="P210">Znamenalo by to, že i při hodu na obranu musí obránce přehodit útočníka (teď musí útočník přehodit obránce).</text:p>
            </text:list-item>
            <text:list-item>
              <text:p text:style-name="P210">Je otázka, jestli to má smysl – oba se přehodili o nulu, takže pokud mají zbroj, tak z toho stejně nejspíš nic nebude.</text:p>
            </text:list-item>
          </text:list>
        </text:list-item>
        <text:list-item>
          <text:p text:style-name="P211">PJ by měl zajistit, aby se podtržená klíčová slova dostala k hráčům (tzn. při odchodu z místnosti se jich zeptat, jestli to opravdu chtějí nechat neprohledané)</text:p>
          <text:list>
            <text:list-item>
              <text:p text:style-name="P211">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212">TODO: Příklad s mimikem (i když, sakra, to bude strašně spoilerovat dungeon <text:span text:style-name="T484">:\)</text:span></text:p>
          <text:list>
            <text:list-item>
              <text:p text:style-name="P212"><text:span text:style-name="T484">Mo</text:span><text:span text:style-name="T17">žná ho přeskinovat na jinou potvoru.</text:span></text:p>
              <text:list>
                <text:list-item>
                  <text:p text:style-name="P230">Překvapení</text:p>
                </text:list-item>
                <text:list-item>
                  <text:p text:style-name="P230">Full defense</text:p>
                </text:list-item>
                <text:list-item>
                  <text:p text:style-name="P231"><text:soft-page-break/>Znevýhodnění kopím</text:p>
                </text:list-item>
                <text:list-item>
                  <text:p text:style-name="P213"><text:span text:style-name="T17">Útěk za dveře, </text:span><text:span text:style-name="T110">zavření dveří (truhla je nemá jak otevřít)</text:span></text:p>
                </text:list-item>
                <text:list-item>
                  <text:p text:style-name="P232">Přehození zbraní (sekera, lektvar ohnivého dechu)</text:p>
                </text:list-item>
                <text:list-item>
                  <text:p text:style-name="P232">Příprava (z obou stran)</text:p>
                </text:list-item>
                <text:list-item>
                  <text:p text:style-name="P232">Truhla vyrazí dveře</text:p>
                </text:list-item>
                <text:list-item>
                  <text:p text:style-name="P232">Bum</text:p>
                </text:list-item>
              </text:list>
            </text:list-item>
          </text:list>
        </text:list-item>
        <text:list-item>
          <text:p text:style-name="P233">Na charsheetech změnit hinty k výpočtu bojových čísel (číslo za lomítkem dát rovnou dolů).</text:p>
        </text:list-item>
        <text:list-item>
          <text:p text:style-name="P233">„Zásob máte dost a začneme to počítat až v případě, že jich z nějakých důvodů budete mít nedostatek.“</text:p>
          <text:list>
            <text:list-item>
              <text:p text:style-name="P234">Stejně jako s municí</text:p>
            </text:list-item>
          </text:list>
        </text:list-item>
      </text:list>
      <text:h text:style-name="P463" text:outline-level="1"><text:bookmark-start text:name="__RefHeading___Toc1631_1817222415"/>Úvod<text:bookmark-end text:name="__RefHeading___Toc1631_1817222415"/></text:h>
      <text:p text:style-name="Text_20_Body_20_Full_20_Page">Vítej, <text:span text:style-name="T410">dobrodruhu</text:span>!</text:p>
      <text:p text:style-name="P70"><text:span text:style-name="T411">Před sebou máš pravidla hry</text:span> <text:span text:style-name="T412">Dakara</text:span><text:span text:style-name="T413">:</text:span><text:span text:style-name="T412"> </text:span><text:span text:style-name="T413">dungeoncrawl</text:span>. <text:span text:style-name="T420">Kromě této příručky potřebuješ ještě:</text:span></text:p>
      <text:list xml:id="list3132862121" text:style-name="L2">
        <text:list-item>
          <text:p text:style-name="P242">2-5 spoluhráčů.</text:p>
        </text:list-item>
      </text:list>
      <text:list xml:id="list1475416706" text:style-name="L3">
        <text:list-item>
          <text:p text:style-name="P243"><text:span text:style-name="T424">Modul s dobrodružstvím – s</text:span><text:span text:style-name="T414">tačí jed</text:span><text:span text:style-name="T415">en</text:span><text:span text:style-name="T414"> do skupiny. Číst by j</text:span><text:span text:style-name="T415">ej</text:span><text:span text:style-name="T414"> měl jen ten z vás, kdo hru povede.</text:span></text:p>
        </text:list-item>
        <text:list-item>
          <text:p text:style-name="P244"><text:span text:style-name="T421">Šestistěnné k</text:span>ostky.</text:p>
          <text:list>
            <text:list-item>
              <text:p text:style-name="P245">V⁠ zásadě stačí i⁠ jedna, ale pohodlnější je, když má každý hráč šest vlastních (při sesílání kouzel se hází až šesti kostkam<text:span text:style-name="T422">i</text:span> najednou).</text:p>
            </text:list-item>
          </text:list>
        </text:list-item>
        <text:list-item>
          <text:p text:style-name="P246"><text:span text:style-name="T423">Papír na</text:span> poznámky a⁠ něco na psaní <text:span text:style-name="T423">nebo nějaký elektronický ekvivalent.</text:span></text:p>
        </text:list-item>
      </text:list>
      <text:h text:style-name="Heading_20_2" text:outline-level="2"><text:bookmark-start text:name="__RefHeading___Toc4217_4129273621"/>O světě<text:bookmark-end text:name="__RefHeading___Toc4217_4129273621"/></text:h>
      <text:p text:style-name="P27">V dávných dobách proti sobě bojoval<text:span text:style-name="T375">i elfové</text:span> a trpaslí<text:span text:style-name="T375">ci </text:span>na straně Řádu proti orkům, trollům a goblinům na straně Chaosu. Tyto starobylé <text:span text:style-name="T375">říše</text:span> stavěly velkolepá města a pevnosti a znaly mocnou magii.<text:line-break/><text:tab/><text:span text:style-name="T374">J</text:span>ejich ruiny pohltila Divočina, do které jen pomalu pronikají výspy nové civilizace. <text:span text:style-name="T373">E</text:span>lf<text:span text:style-name="T373">ové</text:span> a trpaslí<text:span text:style-name="T37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77">však</text:span> nevýslovně krásný, zářící krystal. <text:span text:style-name="T378">Být u něj tě naplňovalo</text:span> <text:span text:style-name="T379">příjemnou</text:span>, <text:span text:style-name="T379">hřejivou</text:span> energií. <text:span text:style-name="T376">Natáhl jsi ruku, aby ses jej dotknul – v tom ses ale probudil.</text:span></text:p>
      <text:p text:style-name="P62"><text:span text:style-name="T379">Od té doby se ti stejný sen zdál každou noc. </text:span>Když ses o tom zmínil svým přátelům, zjistil jsi, že <text:span text:style-name="T381">se jim to děje také</text:span>. <text:span text:style-name="T38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83">krystal </text:span>táhne: <text:span text:style-name="T382">D</text:span>o drsné a nebezpečné Divočiny skrývající dávno zapomenuté poklady a tajemství.</text:p>
      <text:h text:style-name="P468" text:outline-level="2"><text:bookmark-start text:name="__RefHeading___Toc4219_4129273621"/><text:span text:style-name="T399">Pán jeskyně a h</text:span>ráči postav<text:bookmark-end text:name="__RefHeading___Toc4219_4129273621"/></text:h>
      <text:p text:style-name="P6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69" text:outline-level="2"><text:bookmark-start text:name="__RefHeading___Toc4221_4129273621"/>Příklad hry<text:bookmark-end text:name="__RefHeading___Toc4221_4129273621"/></text:h>
      <text:p text:style-name="P71">Když bys chvíli sledoval rozehranou hru, slyšel bys <text:span text:style-name="T437">nejspíš</text:span> něco takového:</text:p>
      <text:p text:style-name="P193"><text:span text:style-name="Emphasis"><text:span text:style-name="T218">Hráč:</text:span></text:span><text:span text:style-name="T112"> "Prohledávám místnost."</text:span></text:p>
      <text:p text:style-name="P194"><text:span text:style-name="Emphasis"><text:span text:style-name="T60">Pán jeskyně:</text:span></text:span><text:span text:style-name="T112"> "Je tu stůl a židle, na stěně visí obraz."</text:span></text:p>
      <text:p text:style-name="P193"><text:soft-page-break/><text:span text:style-name="Emphasis"><text:span text:style-name="T218">Hráč:</text:span></text:span><text:span text:style-name="T112"> "Prohlídnu si stůl. Mrknu i pod něj, jestli zespodu není něco přilepen</text:span><text:span text:style-name="T137">ý</text:span><text:span text:style-name="T112">ho."</text:span></text:p>
      <text:p text:style-name="P194"><text:span text:style-name="Emphasis"><text:span text:style-name="T60">Pán jeskyně:</text:span></text:span><text:span text:style-name="T112"> "Stůl má zabudovan</text:span><text:span text:style-name="T137">ej</text:span><text:span text:style-name="T112"> šuplík.</text:span></text:p>
      <text:p text:style-name="P193"><text:span text:style-name="Emphasis"><text:span text:style-name="T218">Hráč:</text:span></text:span><text:span text:style-name="T112"> „</text:span><text:span text:style-name="T138">Jde otevřít?</text:span><text:span text:style-name="T112">“</text:span></text:p>
      <text:p text:style-name="P196"><text:span text:style-name="T62">Pán jeskyně:</text:span><text:span text:style-name="T398"> „Nejde, zřejmě j</text:span>e zamčen<text:span text:style-name="T425">ej</text:span>.“</text:p>
      <text:p text:style-name="P193"><text:span text:style-name="Emphasis"><text:span text:style-name="T218">Hráč:</text:span></text:span><text:span text:style-name="T112"> "Pořádně si posvítím a zkontroluju, jestli tam není nějaká past."</text:span></text:p>
      <text:p text:style-name="P194"><text:span text:style-name="Emphasis"><text:span text:style-name="T60">Pán jeskyně:</text:span></text:span><text:span text:style-name="T112"> "Vedle zámku jsi našel malou dírku. Vešla by se do ní tak akorát jehla, nebo možná malá šipka."</text:span></text:p>
      <text:p text:style-name="P193"><text:span text:style-name="Emphasis"><text:span text:style-name="T218">Hráč:</text:span></text:span><text:span text:style-name="T112"> "Půjde ten zámek vypáčit dýkou?"</text:span></text:p>
      <text:p text:style-name="P194"><text:span text:style-name="Emphasis"><text:span text:style-name="T60">Pán jeskyně:</text:span></text:span><text:span text:style-name="T112"> "Chvíli to asi zabere, ale ten šuplík je dřevěnej, takže určitě </text:span><text:span text:style-name="T139">půjde</text:span><text:span text:style-name="T112">. Chceš to udělat?"</text:span></text:p>
      <text:p text:style-name="P193"><text:span text:style-name="Emphasis"><text:span text:style-name="T218">Hráč:</text:span></text:span><text:span text:style-name="T112"> "Jo, pustím se do toho. Dám si při tom pozor, abych nestál před tou dírkou, ani před ni nestrkal ruce."</text:span></text:p>
      <text:p text:style-name="P194"><text:span text:style-name="Emphasis"><text:span text:style-name="T60">Pán jeskyně:</text:span></text:span><text:span text:style-name="T112"> "Po chvíli zápolení jsi zámek vylomil. Opravdu to byla jehlicová past, v pohodě ses jí ale vyhnul. </text:span><text:span text:style-name="T140">V</text:span><text:span text:style-name="T112"> šuplíku jsou nějak</text:span><text:span text:style-name="T137">ý</text:span><text:span text:style-name="T112"> papíry a mal</text:span><text:span text:style-name="T137">ej</text:span><text:span text:style-name="T112"> měšec."</text:span></text:p>
      <text:h text:style-name="P470" text:outline-level="2"><text:bookmark-start text:name="__RefHeading___Toc4223_4129273621"/>Cíl hry<text:bookmark-end text:name="__RefHeading___Toc4223_4129273621"/></text:h>
      <text:p text:style-name="P6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64" text:outline-level="1"><text:bookmark-start text:name="__RefHeading___Toc2643_120643391"/>Tvorba postavy<text:bookmark-end text:name="__RefHeading___Toc2643_120643391"/></text:h>
      <text:list xml:id="list2384926701" text:style-name="L4">
        <text:list-item>
          <text:p text:style-name="P247">Vyber si rasu.</text:p>
        </text:list-item>
        <text:list-item>
          <text:p text:style-name="P247"><text:span text:style-name="T384">Zvol</text:span> si minulost.</text:p>
        </text:list-item>
        <text:list-item>
          <text:p text:style-name="P248">Vymysli si jméno.</text:p>
        </text:list-item>
        <text:list-item>
          <text:p text:style-name="P247">Vezmi si <text:span text:style-name="T386">předvyplněný</text:span> deník odpovídající tvé minulosti.</text:p>
        </text:list-item>
        <text:list-item>
          <text:p text:style-name="P247"><text:span text:style-name="T385">Napiš</text:span> do něj vlastnosti podle tvé rasy.</text:p>
        </text:list-item>
        <text:list-item>
          <text:p text:style-name="P247">Vyplň <text:span text:style-name="T385">zbylá</text:span> šedivá pole <text:span text:style-name="T454">na deníku</text:span>.</text:p>
        </text:list-item>
      </text:list>
      <text:h text:style-name="P471" text:outline-level="2"><text:bookmark-start text:name="__RefHeading___Toc4225_4129273621"/>Rasa<text:bookmark-end text:name="__RefHeading___Toc4225_4129273621"/></text:h>
      <text:p text:style-name="P55">V dávných dobách měli elfové a trpaslíci samostatné říše, dnes ale všechny rasy žijí spolu. <text:span text:style-name="T42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8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89">Dospívají stejně rychle, ale stárnou pomaleji, dožívají se zhruba dvojnásobného věku.</text:span></text:p>
      <text:h text:style-name="Heading_20_4" text:outline-level="4">Kudůk</text:h>
      <text:p text:style-name="Text_20_Body_20_Full_20_Page">Síla 1, Finesa 3, Duše 2</text:p>
      <text:p text:style-name="P54">Kudůci jsou o poznání <text:span text:style-name="T388">menší</text:span> než lidé, <text:span text:style-name="T392">zato ale zručnější a mrštnější</text:span>.</text:p>
      <text:h text:style-name="Heading_20_4" text:outline-level="4">Trpaslík</text:h>
      <text:p text:style-name="Text_20_Body_20_Full_20_Page">Síla 3, Finesa 1, Duše 2</text:p>
      <text:p text:style-name="Text_20_body">Trpaslíci jsou <text:span text:style-name="T388">zhruba stejně vysocí jako kudůci</text:span>, <text:span text:style-name="T388">ale</text:span> robustnější, podsaditější <text:span text:style-name="T389">a mnohem silnější</text:span>. <text:span text:style-name="T390">Stárnou pomaleji než lidé, dožívají se zhruba o polovinu delšího věku.</text:span></text:p>
      <text:h text:style-name="P471" text:outline-level="2"><text:bookmark-start text:name="__RefHeading___Toc4227_4129273621"/>Minulost<text:bookmark-end text:name="__RefHeading___Toc4227_4129273621"/></text:h>
      <text:p text:style-name="P24"><text:span text:style-name="T271">Vyber si</text:span>, kým jsi byl, než ses <text:span text:style-name="T225">vydal na výpravu do</text:span> Divočin<text:span text:style-name="T281">y</text:span>. <text:span text:style-name="T387">Každý hráč by měl mít jinou minulost.</text:span> <text:span text:style-name="T387">Na výběr je:</text:span></text:p>
      <text:list xml:id="list2381263192" text:style-name="L5">
        <text:list-item>
          <text:p text:style-name="P249"><text:span text:style-name="T386">k</text:span>ovář, zámečník, tesař, léčitel, lovec, žoldák, písař</text:p>
        </text:list-item>
      </text:list>
      <text:p text:style-name="P59">Minulost ti nedává žádné herní schopnosti, <text:span text:style-name="T400">přesto je ale při hře důležitá</text:span>: Tesař například <text:span text:style-name="T395">určitě</text:span> <text:span text:style-name="T394">dokáže postavit</text:span> lešení, kovář <text:span text:style-name="T394">zvládne</text:span> uraz<text:span text:style-name="T394">it</text:span> zámek kladivem a perlíkem, písař si <text:span text:style-name="T393">možná bude</text:span> chtít kreslit mapu a opisovat prastaré nápisy ze stěn.<text:line-break/><text:tab/><text:span text:style-name="T394">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394"><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472" text:outline-level="2"><text:bookmark-start text:name="__RefHeading___Toc4229_4129273621"/>Jméno<text:bookmark-end text:name="__RefHeading___Toc4229_4129273621"/></text:h>
      <text:p text:style-name="P84">TODO: Možná nějaké příklady?</text:p>
      <text:h text:style-name="P473" text:outline-level="2"><text:bookmark-start text:name="__RefHeading___Toc4231_4129273621"/>Vlastnosti<text:bookmark-end text:name="__RefHeading___Toc4231_4129273621"/></text:h>
      <text:p text:style-name="P56">Tvoji postavu popisují tři <text:span text:style-name="T368">vlastnosti</text:span>:</text:p>
      <text:p text:style-name="P57">Síla</text:p>
      <text:list xml:id="list3264835010" text:style-name="L6">
        <text:list-item>
          <text:p text:style-name="P250"><text:span text:style-name="T174">B</text:span>oj těžkými zbraněmi, <text:span text:style-name="T391">výdrž,</text:span> odolávání jedům.</text:p>
        </text:list-item>
      </text:list>
      <text:p text:style-name="P58">Finesa</text:p>
      <text:list xml:id="list687868373" text:style-name="L7">
        <text:list-item>
          <text:p text:style-name="P252">B<text:span text:style-name="T111">oj s lehkými zbraněmi, </text:span>střelba,<text:span text:style-name="T111"> </text:span>uhýbání <text:span text:style-name="T396">před střelbou a pastmi</text:span>, postřeh a <text:span text:style-name="T397">plížení</text:span>.</text:p>
        </text:list-item>
      </text:list>
      <text:p text:style-name="P67">Duše</text:p>
      <text:list xml:id="list1834997075" text:style-name="L8">
        <text:list-item>
          <text:p text:style-name="P251"><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60"><text:span text:style-name="T57">Hodnoty svých vlastností najdeš</text:span><text:span text:style-name="T17"> v popisu své rasy.</text:span></text:p>
      <text:h text:style-name="Heading_20_3" text:outline-level="3">Úprava vlastností</text:h>
      <text:p text:style-name="Text_20_Body_20_Full_20_Page">Volitelné pravidlo</text:p>
      <text:p text:style-name="P61">Všichni lidé nejsou stejní a to samé platí i pro elfy, kudůky a trpaslíky.</text:p>
      <text:list xml:id="list1730879504" text:style-name="L9">
        <text:list-item>
          <text:p text:style-name="P253">Můžeš si přesunout jeden bod z jedné vlastnosti do jiné.</text:p>
        </text:list-item>
        <text:list-item>
          <text:p text:style-name="P253"><text:soft-page-break/>Žádná vlastnost ale nemůže být vyšší než 3 ani nižší než 1.</text:p>
        </text:list-item>
      </text:list>
      <text:h text:style-name="Heading_20_1" text:outline-level="1"><text:bookmark-start text:name="__RefHeading___Toc4233_4129273621"/>Hraní za postav<text:span text:style-name="T403">u</text:span><text:bookmark-end text:name="__RefHeading___Toc4233_4129273621"/></text:h>
      <text:p text:style-name="P63">V této hře jsou postavy popsány velmi stručně – mají jen minulost, jméno a tři vlastnosti. Je to proto, že hlavní náplní není <text:span text:style-name="T401">hraní</text:span> zajímavých charakterů, ale prozkoumávání podzemí plného pastí, pokladů a záhad.<text:line-break/><text:tab/><text:span text:style-name="T402">Hraním své postavy můžeš ale hodně pomoci vykreslit atmosféru průzkumu temného a nebezpečného podzemí:</text:span></text:p>
      <text:list xml:id="list3852301005" text:style-name="L10">
        <text:list-item>
          <text:p text:style-name="P254">Mysli na to, že v podzemí je tma a že na každém kroku číhá nebezpečí.</text:p>
        </text:list-item>
        <text:list-item>
          <text:p text:style-name="P255">Snaž se vžít do toho, co tvoje postava slyší a cítí. Když například narazíte na několik týdnů staré mrtvoly, nejspíš se ti zvedne žaludek – <text:span text:style-name="T427">popiš to, ostatní na to určitě budou reagovat</text:span>.</text:p>
        </text:list-item>
        <text:list-item>
          <text:p text:style-name="P254">Snaž se hrát případná zranění. Nemusíš to přehánět, ale pokud máš třeba vážně zraněnou ruku, můžeš říct <text:span text:style-name="T428">například</text:span>: <text:span text:style-name="T112">„Ta ruka mě pořád bolí jak svině, nahoru po laně teď rozhodně nevyšplhám. Mohli byste mě vytáhnout?“</text:span></text:p>
        </text:list-item>
      </text:list>
      <text:h text:style-name="P474" text:outline-level="2"><text:bookmark-start text:name="__RefHeading___Toc4235_4129273621"/>Spolupracujte<text:bookmark-end text:name="__RefHeading___Toc4235_4129273621"/></text:h>
      <text:p text:style-name="P64">Všechny vaše postavy se znají. To znamená, že se na začátku hry nemusí<text:span text:style-name="T404">te</text:span> vzájemně představovat, a také že by<text:span text:style-name="T405">ste</text:span> se měl<text:span text:style-name="T405">i</text:span> chovat jako skupina kamarádů.</text:p>
      <text:list xml:id="list4241139267" text:style-name="L11">
        <text:list-item>
          <text:p text:style-name="P256">Nerozdělujte se, pokud to není nezbytně nutné.</text:p>
        </text:list-item>
        <text:list-item>
          <text:p text:style-name="P257">Nehádejte se.</text:p>
        </text:list-item>
        <text:list-item>
          <text:p text:style-name="P258">Nedělejte si naschvály.</text:p>
        </text:list-item>
      </text:list>
      <text:h text:style-name="Heading_20_2" text:outline-level="2"><text:bookmark-start text:name="__RefHeading___Toc4237_4129273621"/><text:soft-page-break/><text:span text:style-name="T406">Hraní r</text:span>ozhovor<text:span text:style-name="T406">ů</text:span><text:bookmark-end text:name="__RefHeading___Toc4237_4129273621"/></text:h>
      <text:p text:style-name="P72">Když se o něčem domlouvají vaše postavy, nebo když mluví s někým, koho hraje Pán jeskyně, je zvykem mluvit v přímé řeči:</text:p>
      <text:p text:style-name="P72"><text:tab/><text:span text:style-name="T112">„Hele, našel jsem tady nějakou páčku. Mám za ni zatáhnout?“</text:span></text:p>
      <text:p text:style-name="P72"><text:tab/><text:span text:style-name="T112">„Určitě ne! Může to spustit nějakou past!“</text:span></text:p>
      <text:p text:style-name="P72">Jde hrát i opisem, to by bylo nějak takhle:</text:p>
      <text:p text:style-name="P11"><text:tab/>„Říkám vám, že jsem našel nějakou páčku a ptám se, jestli za ni mám zatáhnout.“</text:p>
      <text:p text:style-name="P11"><text:tab/>„<text:span text:style-name="T436">Odpovídám ti, že ne, že to může spustit nějakou past.</text:span>“</text:p>
      <text:p text:style-name="P72">Ale – pěkně prosím – zkuste si zvyknout na hraní v přímé řeči. Pomáhá to budovat atmosféru hry.</text:p>
      <text:h text:style-name="Heading_20_3" text:outline-level="3">Herecké ztvárnění postavy</text:h>
      <text:p text:style-name="P72">V průběhu dialogů je <text:span text:style-name="T431">určitě</text:span> možné hrát <text:span text:style-name="T431">roli</text:span> <text:span text:style-name="T430">i</text:span> neverbálně: Gestikulovat, měnit výrazy tváře, převádět, co tvoje postava dělá a podobně.<text:line-break/><text:tab/>Pokud ti to jde, je t<text:span text:style-name="T430">o</text:span> super a určitě to dělej – <text:span text:style-name="T432">jen si </text:span>dej pozor, abys nepřehrával. <text:span text:style-name="T429">Pokud ti to ale nesedí, nenuť se do toho a jen to popisuj. Za postavu ale pokud možno mluv stále v přímé řeči:</text:span></text:p>
      <text:p text:style-name="P72"><text:tab/><text:span text:style-name="T112">„</text:span><text:span text:style-name="T132">Zamračím se a říkám: ‚Jak jako, že jsi tam Berina nechal?‘</text:span><text:span text:style-name="T112">“</text:span></text:p>
      <text:h text:style-name="P475" text:outline-level="2"><text:bookmark-start text:name="__RefHeading___Toc10367_38474947"/>Překonávání překážek<text:bookmark-end text:name="__RefHeading___Toc10367_38474947"/></text:h>
      <text:p text:style-name="P85">V podzemí může být spousta překážek: Pobořené zdi a stropy, zamčené dveře, smrtící pasti, průrvy a propasti, a podobně.</text:p>
      <text:list xml:id="list241367436" text:style-name="L12">
        <text:list-item>
          <text:p text:style-name="P259">Každou překážku můžete překonat, když vymyslíte jak.</text:p>
        </text:list-item>
      </text:list>
      <text:p text:style-name="P86"><text:soft-page-break/>V této hře se na překonávání překážek nehází kostkou, není to tedy o náhodě. <text:span text:style-name="T43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621614101" text:style-name="L13">
        <text:list-item>
          <text:p text:style-name="P260">Používej svoji výbavu a to, co najdeš v podzemí.</text:p>
        </text:list-item>
      </text:list>
      <text:p text:style-name="P117"><text:span text:style-name="T53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8">„Hele, v předchozí místnosti byly stoly. Nešlo by je rozštípat a udělat z nich žebřík?“</text:span><text:span text:style-name="T532"> ale nech pak hráče tesaře, ať popíše, jak to dělá.<text:line-break/><text:tab/>Pokud ovšem zrovna tesaře v družině nemáte, pusť se do toho klidně sám.<text:line-break/><text:tab/></text:span></text:p>
      <text:h text:style-name="P488" text:outline-level="3">Náklad a zranění</text:h>
      <text:p text:style-name="P87">Při překonávání překážek ber v úvahu, co všechno s sebou neseš a jestli jsi případně zraněn.<text:line-break/><text:tab/><text:span text:style-name="T43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39">laně.<text:line-break/><text:tab/>Nečekej až na to, jestli ti to zakáže Pán jeskyně. Myslet na omezení tvé postavy, vnášet je do hry a kreativně je překonávat je tvým úkolem.</text:span></text:p>
      <text:h text:style-name="P489" text:outline-level="3">Když to nejde silou…</text:h>
      <text:p text:style-name="P170">Na rozdíl od počítačových her zde není pevn<text:span text:style-name="T434">ě</text:span> <text:span text:style-name="T434">dáno</text:span>, jak jdou překážky překonat. <text:span text:style-name="T322">Fungovat bude c</text:span>okoliv, co dává smysl. Pokud vás tedy nenapadá lepší možnost, můžete se například někam prokopat nebo probourat, <text:span text:style-name="T409">dveře</text:span> můžete prostě rozmlátit, skálu rozštípat opakov<text:span text:style-name="T323">aný</text:span>m rozpalováním a chlazením a podobně.<text:line-break/><text:tab/><text:span text:style-name="T32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686">ícení</text:span> v podzemí<text:bookmark-end text:name="__RefHeading___Toc13231_3822832400"/></text:h>
      <text:p text:style-name="P177">Když vstoupíte do temného podzemí, nebo třeba když v noci držíte hlídky, domluvte se, kdo bude svítit a čím.</text:p>
      <text:list xml:id="list3488969700" text:style-name="L14">
        <text:list-item>
          <text:p text:style-name="P261">Lucerna nebo louč se obvykle drží v ruce, takže při tom nejde dost dobře bojovat se štítem nebo s dvojruční zbraní.</text:p>
        </text:list-item>
      </text:list>
      <text:p text:style-name="P169">Nemusí<text:span text:style-name="T687">š</text:span> přesně počítat, jak dlouho vydrží svítit louč a kdy je potřeba zapálit novou. <text:span text:style-name="T687">Měl bys ale popisovat, třeba že před bojem postavíš lucernu na zem, abys mohl vzít kopí do obou rukou. Lucerna je totiž herní prvek – někdo ji může zkusit rozkopnout a zhasnout, můžete se od ní v průběhu boje vzdálit a podobně.</text:span></text:p>
      <text:h text:style-name="P476" text:outline-level="2"><text:bookmark-start text:name="__RefHeading___Toc13233_3822832400"/><text:soft-page-break/>Kreslení mapy<text:bookmark-end text:name="__RefHeading___Toc13233_3822832400"/></text:h>
      <text:p text:style-name="P171"><text:span text:style-name="T688">Domluvte se, kdo bude kreslit mapu</text:span>. <text:span text:style-name="T689">Nejvíc se na to hodí</text:span> písař, <text:span text:style-name="T691">protože na to má nástroje</text:span>, ale nemusí to chtít dělat a nemusí ve skupině vůbec být.</text:p>
      <text:list xml:id="list2349697515" text:style-name="L15">
        <text:list-item>
          <text:p text:style-name="P262"><text:span text:style-name="T690">U stolu</text:span> vám bude nejspíš kreslit mapu Pán jeskyně, protože je to o dost rychlejší, než kdyby vám měl diktovat tvary místností.</text:p>
        </text:list-item>
      </text:list>
      <text:p text:style-name="P172">Mapa, kterou si <text:span text:style-name="T69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73">Snaž se pozorně poslouchat, co Pán jeskyně popisuje. Všechno, co řekne, jsou věci, se kterými můžeš dál něco dělat. Když například popíše:</text:p>
      <text:p text:style-name="P73"><text:tab/><text:span text:style-name="T112">„V místnosti je stůl, židle a na stěně obraz.“</text:span></text:p>
      <text:p text:style-name="P178">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424285711" text:style-name="L16">
        <text:list-item>
          <text:p text:style-name="P263">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74">Možná si říkáš, že nejjednodušší by bylo na začátku podzemí říct, že pořád půjdete opatrně, budete si dávat pozor na pasti a budete prohledávat úplně všechno. <text:span text:style-name="T435">Přesně tak to je</text:span> – <text:span text:style-name="T43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3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76">Když oznámíš, že prohledáváš celou místnost nebo chodbu, tak to znamená, že si pořádně prohlédneš stěny, stop, podlahu a vybavení v místnosti.<text:line-break/><text:tab/>Pán jeskyně ti <text:span text:style-name="T440">popíše</text:span> všechno, co jsi našel, ale obvykle ti neřekne, co přesně to je. Takže se můžeš dozvědět například:</text:p>
      <text:p text:style-name="P76"><text:tab/><text:span text:style-name="T112">„Na východní stěně jsi našel spáru ve tvaru čtverce, asi tak půl metru na půl metru“.</text:span></text:p>
      <text:p text:style-name="P76"><text:span text:style-name="T175">Spáru pak můžeš zkoumat dál: Proklepat ohraničený čtverec, jestli není dutý, zkusit do spáry něco strčit, </text:span><text:span text:style-name="T193">nebo třeba</text:span><text:span text:style-name="T17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85">pak</text:span><text:span text:style-name="T175"> </text:span><text:span text:style-name="T185">nejspíš</text:span><text:span text:style-name="T175"> řekne, </text:span><text:span text:style-name="T185">třeba</text:span><text:span text:style-name="T175"> že jsi na stěně našel malou dírku a ty ji pak můžeš zkoumat dál.</text:span></text:p>
      <text:h text:style-name="Heading_20_3" text:outline-level="3"><text:soft-page-break/>Zapomněli jsme na něco?</text:h>
      <text:p text:style-name="P80"><text:span text:style-name="T408">Na rozdíl od tvé postavy, která v místnosti stojí, si ty musíš všechno</text:span> představit <text:span text:style-name="T325">čistě</text:span> <text:span text:style-name="T326">podle</text:span> popisu Pána jeskyně. <text:span text:style-name="T32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0"><text:tab/><text:span text:style-name="T112">„</text:span><text:span text:style-name="T119">Prohledal</text:span><text:span text:style-name="T131">i</text:span><text:span text:style-name="T119"> jsem to tu všechno?</text:span><text:span text:style-name="T112">“</text:span></text:p>
      <text:p text:style-name="P77"><text:span text:style-name="T408">On</text:span> na to odpoví třeba:</text:p>
      <text:p text:style-name="P77"><text:span text:style-name="T175"><text:tab/></text:span><text:span text:style-name="T112">„</text:span><text:span text:style-name="T120">Prošl</text:span><text:span text:style-name="T131">i</text:span><text:span text:style-name="T120"> js</text:span><text:span text:style-name="T131">te</text:span><text:span text:style-name="T120"> důkladně všechny stěny a nic js</text:span><text:span text:style-name="T131">te</text:span><text:span text:style-name="T120"> tam nenašl</text:span><text:span text:style-name="T131">i</text:span><text:span text:style-name="T120">. Je tu ale ještě stůl se šuplíkem, tomu </text:span><text:span text:style-name="T131">jste se</text:span><text:span text:style-name="T120"> zatím nevěnoval</text:span><text:span text:style-name="T131">i</text:span><text:span text:style-name="T120">. A nijak zvlášť podrobně js</text:span><text:span text:style-name="T131">te</text:span><text:span text:style-name="T120"> nezkoumal</text:span><text:span text:style-name="T131">i</text:span><text:span text:style-name="T120"> ani podlahu a strop.</text:span><text:span text:style-name="T112">“</text:span></text:p>
      <text:h text:style-name="Heading_20_3" text:outline-level="3">Hledání pastí</text:h>
      <text:p text:style-name="P75"><text:span text:style-name="T191">H</text:span><text:span text:style-name="T186">ledání pastí </text:span><text:span text:style-name="T190">je stejné jako prohledávání místností</text:span><text:span text:style-name="T186">. Když řekneš například </text:span><text:span text:style-name="T134">„Jdu pomalu chodbou a dávám si pozor na pasti“</text:span><text:span text:style-name="T186">, </text:span><text:span text:style-name="T189">tak ti PJ sdělí pouze případná vodítka, pokud tam nějaká jsou.</text:span></text:p>
      <text:p text:style-name="P12"><text:tab/>„Asi po dvou metrech sis všimnul, že v pravé stěně chodby je ve svislé řadě několik děr.“</text:p>
      <text:p text:style-name="P79"><text:span text:style-name="T189">A </text:span><text:span text:style-name="T175">je opět na tobě, jak s touto informací naložíš. Může se také stát, že tam žádné vodítko nebude – některé pasti jsou prostě příliš dobře zamaskované, případně může být náznak někde jinde, než kde se past spouští.</text:span></text:p>
      <text:list xml:id="list302322146" text:style-name="L17">
        <text:list-item>
          <text:p text:style-name="P264"><text:span text:style-name="T187">Když spustíš past poté, co jsi popsal, že jdeš opatrně a dáváš si pozor na pasti, tak si počítáš výhodu na obranu </text:span><text:span text:style-name="T188">(+1).</text:span></text:p>
          <text:list>
            <text:list-item>
              <text:p text:style-name="P264"><text:span text:style-name="T187">J</text:span><text:span text:style-name="T186">ak se brání proti pastem se dočteš v kapitole TODO.</text:span></text:p>
            </text:list-item>
          </text:list>
        </text:list-item>
      </text:list>
      <text:p text:style-name="P78"><text:soft-page-break/><text:span text:style-name="T175">Také u hledání pastí je dobré popisovat, co přesně děláš – když například řekneš </text:span><text:span text:style-name="T112">„Vezmu si tyč a budu před sebou proklepávat podlahu, jestli není dutá“</text:span><text:span text:style-name="T175">, tak najdeš případné propadlo, i když jsi </text:span><text:span text:style-name="T199">neměl žádné vodítko</text:span><text:span text:style-name="T175">, že tam může být.</text:span></text:p>
      <text:h text:style-name="Heading_20_4" text:outline-level="4">Co s nalezenou pastí?</text:h>
      <text:p text:style-name="P82"><text:span text:style-name="T175">Když máš pocit, že jsi našel past, </text:span><text:span text:style-name="T194">můžeš ji zkusit zneškodnit, spustit ji tak, aby tě nezasáhla, nebo zjistit, jak se deaktivuje.<text:line-break/><text:tab/>Většinu pastí můžeš něčím ucpat, přemostit nebo zatarasit:</text:span></text:p>
      <text:list xml:id="list3667373781" text:style-name="L18">
        <text:list-item>
          <text:p text:style-name="P214">Když například najdeš ve stěně dírku, ze které vylétává šipka, můžeš do ní zatlouct dřevěný kolík nebo před ni třeba postavit skříň.</text:p>
        </text:list-item>
        <text:list-item>
          <text:p text:style-name="P265"><text:span text:style-name="T194">Můžeš ale také zkusit rozbít zeď, rám dveří, nebo v čem je zrovna past zabudovaná, </text:span><text:span text:style-name="T197">a</text:span><text:span text:style-name="T194"> dostat se tak k jejímu mechanismu, </text:span><text:span text:style-name="T197">abys jej mohl</text:span><text:span text:style-name="T194"> zablokovat nebo rozbít.</text:span></text:p>
        </text:list-item>
      </text:list>
      <text:p text:style-name="P83"><text:span text:style-name="T195">Další možnost je spustit past na prázdno. </text:span><text:span text:style-name="T198">T</text:span><text:span text:style-name="T195">o se </text:span><text:span text:style-name="T198">obvykle stává</text:span><text:span text:style-name="T195"> </text:span><text:span text:style-name="T198">nechtěně</text:span><text:span text:style-name="T195">, když tušíš, že tam nějaká past může být, ale nevíš přesně jaká, </text:span><text:span text:style-name="T198">ale můžeš to udělat i záměrně:</text:span></text:p>
      <text:list xml:id="list4279060628" text:style-name="L19">
        <text:list-item>
          <text:p text:style-name="P215">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81"><text:span text:style-name="T175">Pasti </text:span><text:span text:style-name="T195">také</text:span><text:span text:style-name="T175"> obvykle jdou někde vypnout – ten, kdo do chodby nalíčil propadlo, do něj nejspíš nechtěl spadnout pokaždé, když se v noci vracel domů. </text:span><text:span text:style-name="T192">Vypínací mechanismus ale většinou bývá dobře schovaný a často je až za vlastní pastí, </text:span><text:span text:style-name="T196">protože</text:span><text:span text:style-name="T192"> kdo </text:span><text:span text:style-name="T196">ji</text:span><text:span text:style-name="T192"> zná, se jí </text:span><text:span text:style-name="T196">snadno</text:span><text:span text:style-name="T192"> dokáže vyhnout.</text:span></text:p>
      <text:h text:style-name="P490" text:outline-level="3"><text:soft-page-break/>Nezneužívej n<text:span text:style-name="T441">epřím</text:span>é informace</text:h>
      <text:p text:style-name="P89">Pán jeskyně vám může občas položit návodnou otázku, jako třeba: <text:span text:style-name="T112">„V jakém jdete pořadí?“</text:span> nebo <text:span text:style-name="T112">„Kdo prohledává ten stůl?“</text:span>. V tom případě už samozřejmě nemůžete říct <text:span text:style-name="T112">„My do té chodby rad</text:span><text:span text:style-name="T135">š</text:span><text:span text:style-name="T112">i ani nepůjdeme“</text:span>.</text:p>
      <text:list xml:id="list87266151" text:style-name="L20">
        <text:list-item>
          <text:p text:style-name="P266">Hrajte férově.</text:p>
        </text:list-item>
      </text:list>
      <text:h text:style-name="Heading_20_2" text:outline-level="2"><text:bookmark-start text:name="__RefHeading___Toc4241_4129273621"/><text:span text:style-name="T535">Chyby a n</text:span>edorozumění<text:bookmark-end text:name="__RefHeading___Toc4241_4129273621"/></text:h>
      <text:p text:style-name="P125">Když uděláš chybu, řekni to nahlas, omluv se a domluv se s Pánem jeskyně a ostatními hráči, jak to vyřešíte.</text:p>
      <text:p text:style-name="Example_20_Header">Příklad:</text:p>
      <text:p text:style-name="Example"><text:span text:style-name="T240">Ty:</text:span> <text:span text:style-name="T112">„Ehm, omlouvám se, špatně jsem se podíval. Sekeru ve skutečnosti nemám. Takže ten žebřík jsem asi vyrobit nemohl.“</text:span></text:p>
      <text:p text:style-name="Example"><text:span text:style-name="T240">Pán jeskyně:</text:span> <text:span text:style-name="T170">„V pohodě, stane se. Máte někdo jinej nějakej nástroj, kterej jste na to mohli použít?“</text:span></text:p>
      <text:p text:style-name="Example"><text:span text:style-name="T218">Jiný hráč:</text:span><text:span text:style-name="T170"> „Já mám meč, šl</text:span><text:span text:style-name="T171">o</text:span><text:span text:style-name="T170"> by </text:span><text:span text:style-name="T171">to s ním</text:span><text:span text:style-name="T170">?“</text:span></text:p>
      <text:p text:style-name="Example"><text:span text:style-name="T218">Pán jeskyně:</text:span><text:span text:style-name="T170"> „</text:span><text:span text:style-name="T172">Určitě</text:span><text:span text:style-name="T170">. Takže jste to udělali mečem.“</text:span></text:p>
      <text:p text:style-name="P118">Když <text:span text:style-name="T535">něco přeslechne nebo zapomene</text:span> Pán jeskyně, <text:span text:style-name="T407">nebo třeba když špatně použije nějaké pravidlo, upozorni jej na to:</text:span></text:p>
      <text:p text:style-name="P5"><text:tab/>„<text:span text:style-name="T407">Hele, já jsem ale přece před chvílí říkal, že zapálím lucernu, kleknu si a podlahu v chodbě pomalu prohledám.</text:span>“</text:p>
      <text:p text:style-name="P68">P<text:span text:style-name="T533">án jeskyně</text:span> by se nad tím měl zamyslet, chybu uznat a buď vrátit hru, nebo se s tebou domluvit na nějakém rozumném řešení, <text:span text:style-name="T433">například:</text:span></text:p>
      <text:p text:style-name="P68"><text:tab/><text:span text:style-name="T112">„</text:span><text:span text:style-name="T133">Aha, promiň, to jsem přeslechl. V tom případě jsi past nespustil, našel jsi spouštěcí dlaždici.</text:span><text:span text:style-name="T112">“</text:span></text:p>
      <text:p text:style-name="P69"><text:soft-page-break/>Když to ale neudělá <text:span text:style-name="T534">a bude trvat na svém</text:span>, nehádej se s ním. Chybu může udělat každý, buď shovívavý.</text:p>
      <text:list xml:id="list1205812261" text:style-name="L21">
        <text:list-item>
          <text:p text:style-name="P267">Hraj dál tak, jako by se stalo to, co říká on.</text:p>
        </text:list-item>
      </text:list>
      <text:list xml:id="list2725729977" text:style-name="L22">
        <text:list-item>
          <text:p text:style-name="P268">Promluvte si o tom po hře.</text:p>
        </text:list-item>
        <text:list-item>
          <text:p text:style-name="P269">Když se vám <text:span text:style-name="T536">to</text:span> bud<text:span text:style-name="T536">e</text:span> stávat často, nejlepší řešení je, najít si jinou skupinu nebo jiného Pána jeskyně.</text:p>
        </text:list-item>
      </text:list>
      <text:h text:style-name="P491" text:outline-level="3">Říkej rovnou, čeho se snažíš dosáhnout</text:h>
      <text:p text:style-name="P126">Mnoha nedorozuměním můžeš předejít, když nebudeš pouze popisovat, co děláš, ale řekneš také, čeho se tím snažíš dosáhnout. Představ si následující situaci:</text:p>
      <text:p text:style-name="P198"><text:span text:style-name="T243">Ty:</text:span> <text:span text:style-name="T112">„V jedn</text:span><text:span text:style-name="T157">ý</text:span><text:span text:style-name="T112"> z předchozích místností byla hromada dřeva. Nanosím ho sem.“</text:span></text:p>
      <text:p text:style-name="P198"><text:span text:style-name="T240">Pán jeskyně:</text:span> <text:span text:style-name="T112">„Jasně, není problém. Zabere to pár desítek minut.“</text:span></text:p>
      <text:p text:style-name="P198"><text:span text:style-name="T243">Ty:</text:span><text:span text:style-name="T531"> </text:span><text:span text:style-name="T157">„Zapálím ho.“</text:span></text:p>
      <text:p text:style-name="P198"><text:span text:style-name="T243">Pán jeskyně:</text:span><text:span text:style-name="T531"> </text:span><text:span text:style-name="T157">„Hele, to asi nepůjde. </text:span><text:span text:style-name="T159">T</text:span><text:span text:style-name="T157">o dřevo tam prakticky leželo ve vodě. Je totálně nasáklý a napůl shnilý.“</text:span></text:p>
      <text:p text:style-name="P116"><text:span text:style-name="T203">Tvoje postava by si určitě všimla, že nosí dřevo, které rozhodně nepůjde zapálit. Pán jeskyně ale nevěděl, že se ho budeš snažit zapalovat, takže neměl důvod ti to říct. </text:span><text:span text:style-name="T204">Podobná nedorozumění jsou nepříjemná zvláště v boji. </text:span><text:span text:style-name="T219">Ř</text:span><text:span text:style-name="T243">íkej proto vždycky nahlas, o co se snažíš</text:span><text:span text:style-name="T240">.</text:span></text:p>
      <text:list xml:id="list4171551056" text:style-name="L23">
        <text:list-item>
          <text:p text:style-name="P270">Zapojíš tím do hry ostatní hráče, mohou pak nad tím přemýšlet také.</text:p>
        </text:list-item>
        <text:list-item>
          <text:p text:style-name="P270"><text:span text:style-name="T175">Pán jeskyně ti </text:span><text:span text:style-name="T203">díky tomu bude moci</text:span><text:span text:style-name="T175"> rovnou říct, co bude a nebude fungovat a případně navrhnout alternativu.</text:span></text:p>
        </text:list-item>
      </text:list>
      <text:h text:style-name="Heading_20_1" text:outline-level="1"><text:bookmark-start text:name="__RefHeading___Toc1599_1936223890"/>Boj <text:span text:style-name="T434">a jiná nebezpečí</text:span><text:bookmark-end text:name="__RefHeading___Toc1599_1936223890"/></text:h>
      <text:p text:style-name="P88">Když <text:span text:style-name="T442">ti</text:span> hrozí újma, <text:span text:style-name="T445">přichází na řadu kostky a následující pravidla</text:span>.</text:p>
      <text:h text:style-name="Heading_20_2" text:outline-level="2"><text:bookmark-start text:name="__RefHeading___Toc4243_4129273621"/><text:span text:style-name="T47">P</text:span><text:span text:style-name="T17">říklad boje</text:span><text:bookmark-end text:name="__RefHeading___Toc4243_4129273621"/></text:h>
      <text:p text:style-name="P189"><text:span text:style-name="T59">Pavlova postava, k</text:span><text:span text:style-name="T58">ovář </text:span><text:span text:style-name="T17">Gorondar, </text:span><text:span text:style-name="T48">se snaží dohnat zbytek družiny. Zřejmě při tom ale zbloudil do neprozkoumané části podzemí.</text:span><text:span text:style-name="T17"> </text:span><text:span text:style-name="T58">V ruce má louč a kovářské kladivo</text:span><text:span text:style-name="T44"> </text:span><text:span text:style-name="T46">a jeho </text:span><text:span text:style-name="T54">vlastnosti</text:span><text:span text:style-name="T46"> jsou:</text:span></text:p>
      <text:list xml:id="list1457193900" text:style-name="L24">
        <text:list-item>
          <text:p text:style-name="P271"><text:span text:style-name="T46">Síla </text:span><text:span text:style-name="T58">3</text:span><text:span text:style-name="T46">, Finesa </text:span><text:span text:style-name="T58">2</text:span><text:span text:style-name="T46">, Duše 1</text:span></text:p>
        </text:list-item>
      </text:list>
      <text:h text:style-name="Heading_20_4" text:outline-level="4">Popis situace</text:h>
      <text:p text:style-name="Example"><text:span text:style-name="T60">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0">Pán jeskyně:</text:span><text:span text:style-name="T17"> </text:span><text:span text:style-name="T24">„Ork </text:span><text:span text:style-name="T26">z</text:span><text:span text:style-name="T24">vedá svůj těžký kyj a vrhá se na tebe.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1">Pavel</text:span><text:span text:style-name="T60">:</text:span><text:span text:style-name="T17"> </text:span><text:span text:style-name="T24">„Postavím se orkovi. </text:span><text:span text:style-name="T31">N</text:span><text:span text:style-name="T24">echci dostat kyjem do zátylku,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47">Kovářské kladivo má</text:span> například 1/2. První číslo <text:span text:style-name="T446">se</text:span> přičítá se k <text:span text:style-name="T446">vlastnosti</text:span>. <text:span text:style-name="T226">Za lomítkem je zranění, to se přičítá až v případě zásahu</text:span>.</text:p>
      <text:p text:style-name="P90"><text:span text:style-name="T478">Víme, že </text:span>Gorondar <text:span text:style-name="T449">se střetne</text:span> s orkem. <text:span text:style-name="T452">Jak to dopadne, zjistíme následovně:</text:span></text:p>
      <text:p text:style-name="Example">Pavel hodí šestistěnnou kostkou, padne mu 5. Přičtesvou Sílu (<text:span text:style-name="T451">3</text:span>) a první číslo u zbraně (1), dohromady má <text:span text:style-name="T451">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51">9</text:span> – 7, tedy <text:span text:style-name="T451">2</text:span>) plus zranění zbraně. Kovářské kladivo má 1/2, ke zranění tedy Pavel přičte 2. <text:span text:style-name="T479">To znamená, že</text:span> <text:span text:style-name="T448">o</text:span>rkovi hrozí zranění za <text:span text:style-name="T451">4</text:span>. Má ale na sobě zbroj, která snižuje zranění o 1, takže bude zraněn jen za <text:span text:style-name="T451">3</text:span>.</text:p>
      <text:p text:style-name="Example">Teď je vhodné výsledek popsat – může to udělat jak hráč, tak Pán jeskyně. V tomto případě se toho chopí Pavel: <text:span text:style-name="T112">„Sehnul jsem se před orkovým kyjem a nacvičeným pohybem jsem ho praštil kladivem.“</text:span> Pán jeskyně dodá: <text:span text:style-name="T112">„Trefil ses do zbroje. Ork </text:span><text:span text:style-name="T152">sice</text:span><text:span text:style-name="T112"> hekul, </text:span><text:span text:style-name="T152">h</text:span><text:span text:style-name="T112">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80">goblina</text:span> daleko. Nemůže si tedy proti němu hodit na boj kladivem a musí se pokusit uhnout. Na úhyb se hází Finesou, kterou má Gorondar 2. Bonus za zbraň se <text:span text:style-name="T450">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112">„</text:span><text:span text:style-name="T141">Černá </text:span><text:span text:style-name="T136">střela tě zasáhla do ramene a prošla skrz naskrz. Bolí to, jako kdyby tě někdo probodl rozžhaveným pohrabáčem. Goblin se spokojeně hihňá.</text:span><text:span text:style-name="T112">“</text:span></text:p>
      <text:p text:style-name="P91">Boj by nyní pokračoval ohlášením dalších záměrů. Gorondar má vážně zraněné levé rameno, <text:span text:style-name="T481">kladivo má ale </text:span>naštěstí <text:span text:style-name="T481">v pravé ruce</text:span>, takže m<text:span text:style-name="T481">ůže bojovat dál</text:span>. Přesto je mu jasné, že čelí přesile a jde mu o život. Nejspíš bude volat o pomoc a pokusí se utéct.</text:p>
      <text:h text:style-name="P477" text:outline-level="2"><text:bookmark-start text:name="__RefHeading___Toc13235_3822832400"/>Pojmy<text:bookmark-end text:name="__RefHeading___Toc13235_3822832400"/></text:h>
      <text:p text:style-name="P205">Než se pustíme do <text:span text:style-name="T475">vysvětlování průběhu boje</text:span>, <text:span text:style-name="T498">vysvětlíme si některé pojmy, které budeme dále používat</text:span>.</text:p>
      <text:list xml:id="list4264130965" text:style-name="L25">
        <text:list-item>
          <text:p text:style-name="P448"><text:span text:style-name="T416">Jak se </text:span><text:span text:style-name="T417">v boji</text:span><text:span text:style-name="T416"> hází,</text:span><text:span text:style-name="T475"> už víš z předchozího příkladu: Vždycky je to nějaká vlastnost, k té se přičte bonus za zbraň nebo kouzlo a hod 1k6. K tomuto hodu se dál mohou přičítat </text:span><text:span text:style-name="T242">bonusy a postihy</text:span><text:span text:style-name="T475">. Bonus je prostě kladné číslo a postih záporné.</text:span></text:p>
        </text:list-item>
        <text:list-item>
          <text:p text:style-name="P448"><text:span text:style-name="T242">Výhody a nevýhody</text:span><text:span text:style-name="T475"> jsou okolnosti, které ovlivní výsledek hodu. Když například tvůj protivník leží na zemi, bude mít nevýhodu. V boji si za výhodu počítáš bonus (za malou +1, za velkou +2) a za nevýhodu naopak postih (-1 nebo -2).</text:span></text:p>
          <text:list>
            <text:list-item>
              <text:p text:style-name="P448">K výhodám a nevýhodám se ještě vrátíme v samostatné kapitole.</text:p>
            </text:list-item>
          </text:list>
        </text:list-item>
        <text:list-item>
          <text:p text:style-name="P272"><text:span text:style-name="T240">Vzdálenost</text:span> odhadujeme následovně:</text:p>
          <text:list>
            <text:list-item>
              <text:p text:style-name="P273"><text:span text:style-name="T240">Kontaktní</text:span> – v dosahu meče</text:p>
            </text:list-item>
            <text:list-item>
              <text:p text:style-name="P273"><text:soft-page-break/><text:span text:style-name="T240">Krátká</text:span> – v dostřelu malé vrhací zbraně</text:p>
              <text:list>
                <text:list-item>
                  <text:p text:style-name="P272">Dá se uběhnout za 1 kolo a rovnou útočit</text:p>
                </text:list-item>
              </text:list>
            </text:list-item>
            <text:list-item>
              <text:p text:style-name="P273"><text:span text:style-name="T240">Střední</text:span> – v dostřelu <text:span text:style-name="T499">oštěpu</text:span> nebo kuše</text:p>
              <text:list>
                <text:list-item>
                  <text:p text:style-name="P272">Dá se uběhnout za 3 kola</text:p>
                </text:list-item>
              </text:list>
            </text:list-item>
            <text:list-item>
              <text:p text:style-name="P273"><text:span text:style-name="T240">Dlouhá</text:span> – v dostřelu dlouhého luku</text:p>
              <text:list>
                <text:list-item>
                  <text:p text:style-name="P272">Dá se uběhnout za 9 kol</text:p>
                </text:list-item>
              </text:list>
            </text:list-item>
          </text:list>
        </text:list-item>
        <text:list-item>
          <text:p text:style-name="P274"><text:span text:style-name="T66">Jak už jsme si řekli, k</text:span><text:span text:style-name="T486">ouzla </text:span><text:span text:style-name="T66">mají podobné podobné parametry jako zbraně. Mívají ale jinak zapsáno zranění:</text:span> <text:span text:style-name="T488">M</text:span>ísto <text:span text:style-name="T483">například 1/2 může být u kouzla třeba 1/4kz, kde ‚</text:span><text:span text:style-name="T485">kz’ </text:span><text:span text:style-name="T65">jsou</text:span> <text:span text:style-name="T218">kostk</text:span><text:span text:style-name="T487">y</text:span><text:span text:style-name="T218"> zranění</text:span>.</text:p>
          <text:list>
            <text:list-item>
              <text:p text:style-name="P274">Kostka zranění je obyčejná šestistěnná kostka, ale:</text:p>
              <text:list>
                <text:list-item>
                  <text:p text:style-name="P274">Když padne 1, 2 nebo 3, počítá se jako<text:span text:style-name="T175"> </text:span><text:span text:style-name="T202">0</text:span>.</text:p>
                </text:list-item>
                <text:list-item>
                  <text:p text:style-name="P274">Když padne 4, 5 nebo 6, počítá se jako 1.</text:p>
                </text:list-item>
              </text:list>
            </text:list-item>
            <text:list-item>
              <text:p text:style-name="P274"><text:span text:style-name="T488">V</text:span>ýsledek <text:span text:style-name="T488">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55">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860110472" text:style-name="L26">
        <text:list-item>
          <text:p text:style-name="P235">Cílem popisu <text:span text:style-name="T537">a následných dotazů</text:span> je sjednotit představu hráčů a Pána jeskyně o tom, jak bojiště vypadá.</text:p>
        </text:list-item>
      </text:list>
      <text:p text:style-name="P17"><text:soft-page-break/><text:span text:style-name="T538">J</text:span>e <text:span text:style-name="T538">to</text:span> důležité, protože na rozdíl od deskových he<text:span text:style-name="T538">r zde situace není přesně reprezentovaná herním plánem a figurkami</text:span> a hra se z velké části odehrává pouze ve vašich <text:span text:style-name="T539">myslích</text:span>. Základní představu vám dá mapa podzemí, všechno ostatní ale musíte popsat a vysvětlit. <text:span text:style-name="T538">Když si to, jak bojiště vypadá a co se děje, vyložíte jinak, než to vidí Pán jeskyně, může snadno dojít k nedorozumění.</text:span></text:p>
      <text:list xml:id="list3288344038" text:style-name="L27">
        <text:list-item>
          <text:p text:style-name="P276"><text:span text:style-name="T73">K</text:span><text:span text:style-name="T17">dykoliv budeš mít pocit, že něco nesedí s tím, jak si to představ</text:span><text:span text:style-name="T76">uješ</text:span><text:span text:style-name="T17">, řekni to nahlas a vyjasněte si to. Čím dřív na to přijdete, tím snazší to bude.</text:span></text:p>
        </text:list-item>
        <text:list-item>
          <text:p text:style-name="P275"><text:span text:style-name="T74">Vždycky</text:span><text:span text:style-name="T73"> se také můžeš zeptat na podrobnosti toho, co vidíš, slyšíš, nebo jinak vnímáš.</text:span></text:p>
        </text:list-item>
        <text:list-item>
          <text:p text:style-name="P277"><text:span text:style-name="T77">H</text:span><text:span text:style-name="T17">odně také pomůže, když vždycky </text:span><text:span text:style-name="T77">vysvětlíš</text:span><text:span text:style-name="T17">, proč se ptáš. Místo </text:span><text:span text:style-name="T24">„Jak je ten ork daleko?“</text:span><text:span text:style-name="T17"> je například lepší se zeptat </text:span><text:span text:style-name="T24">„Dostřelím na toho orka svou kuší?“</text:span></text:p>
        </text:list-item>
      </text:list>
      <text:p text:style-name="P18">Ptát se, jak situace vypadá, můžeš i kdykoliv později v průběhu boje.</text:p>
      <text:h text:style-name="P478"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61">Z</text:span>áměr<text:span text:style-name="T261">y</text:span><text:bookmark-end text:name="__RefHeading___Toc2525_690236890"/></text:h>
      <text:p text:style-name="P100"><text:span text:style-name="T63">K</text:span><text:span text:style-name="T49">olo </text:span><text:span text:style-name="T45">začíná </text:span><text:span text:style-name="T63">vždy</text:span><text:span text:style-name="T49"> </text:span><text:span text:style-name="T45">Pán jeskyně popisem toho, co dělají protivníci, </text:span><text:span text:style-name="T64">o kterých víte</text:span><text:span text:style-name="T45">. </text:span><text:span text:style-name="T63">Je to proto, abyste věděli, co se děje a mohli na to reagovat</text:span><text:span text:style-name="T45">.</text:span> <text:span text:style-name="T227">N</text:span>ásledně své záměry popíš<text:span text:style-name="T456">ete</text:span> <text:span text:style-name="T456">vy</text:span>.<text:line-break/><text:tab/><text:span text:style-name="T457">Svůj záměr</text:span> můžeš <text:span text:style-name="T224">z</text:span>měnit, a to i opakovaně. Když například vi<text:soft-page-break/>díš, že tvůj spolubojovník běží do levé chodby, ačkoliv jsi ohlásil, že poběžíš do pravé, tak můžeš říct, že raději poběžíš s ním. <text:span text:style-name="T228">Pán jeskyně může stejným způsobem upravovat záměry protivníků, je ale lepší, když to dělá co nejméně.</text:span></text:p>
      <text:list xml:id="list2723137066" text:style-name="L28">
        <text:list-item>
          <text:p text:style-name="P278">Pokud by se vám náhodou změny záměrů zacyklily, platí varianta, která byla ohlášena první.</text:p>
        </text:list-item>
        <text:list-item>
          <text:p text:style-name="P444">TODO: Lepší asi přece jen bude:</text:p>
          <text:list>
            <text:list-item>
              <text:p text:style-name="P445">Nemůžeš ohlásit záměr, který jsi opustil.</text:p>
            </text:list-item>
            <text:list-item>
              <text:p text:style-name="P446">TODO: Promyslet situaci, kdy dá oponent full defense, já switchnu na někoho jinýho, on zruší full defense a já se na něj chci vrátit.</text:p>
            </text:list-item>
          </text:list>
        </text:list-item>
      </text:list>
      <text:p text:style-name="P119">V průběhu oznamování záměrů se také často upřesňuje popis situace.</text:p>
      <text:p text:style-name="P186"><text:span text:style-name="T73">P</text:span><text:span text:style-name="T17">říklad:</text:span></text:p>
      <text:p text:style-name="P200"><text:span text:style-name="T75">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200"><text:span text:style-name="T75">Ty:</text:span><text:span text:style-name="T17"> </text:span><text:span text:style-name="T24">„Půjde kolem toho orka proběhnout ke goblinovi?“</text:span></text:p>
      <text:p text:style-name="P199"><text:span text:style-name="T75">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112">Ohlašování záměrů končí, když už na nich nikdo nechce nic měnit.</text:p>
      <text:h text:style-name="Heading_20_3" text:outline-level="3"><text:soft-page-break/>Co lze stihnout v jednom kole?</text:h>
      <text:p text:style-name="P11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40">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Akce<text:bookmark-end text:name="__RefHeading___Toc10371_38474947"/></text:h>
      <text:p text:style-name="P101"><text:span text:style-name="T490">Když už víš, co chceš v kole udělat, musíš určit, jaká to je </text:span><text:span text:style-name="T153">akc</text:span><text:span text:style-name="T142">e</text:span><text:span text:style-name="T490">. Akce představuje všechno, co děláš v jednom kole, v každém kole máš tedy vždycky právě jednu akci. Z následujícího seznamu vyber tu, která podle tebe nejlépe vystihuje tvůj záměr:</text:span></text:p>
      <text:list xml:id="list3974160587" text:style-name="L29">
        <text:list-item>
          <text:h text:style-name="P507" text:outline-level="4"><text:span text:style-name="T229">Ú</text:span>tok</text:h>
        </text:list-item>
      </text:list>
      <text:list xml:id="list1105314282" text:style-name="L30">
        <text:list-item>
          <text:list>
            <text:list-header>
              <text:p text:style-name="P450">„<text:span text:style-name="T462">Rozseknu mu hlavu, parchantovi!“</text:span>, „<text:span text:style-name="T462">Sešlu na něj ohnivou kouli!“.</text:span></text:p>
            </text:list-header>
            <text:list-item>
              <text:p text:style-name="P279">Když hodíš víc než protivník, je zraněn za rozdíl hodů + zranění <text:span text:style-name="T252">tvé</text:span> zbraně nebo kouzla. <text:span text:style-name="T482">Pokud nejde o jed nebo duševní útok</text:span>, odečte si kvalitu své zbroje.</text:p>
              <text:list>
                <text:list-item>
                  <text:p text:style-name="P280">Když je výsledné zranění větší než jeho Síla <text:span text:style-name="T489">(v případě duševního nebo nehmotného útoku než jeho Duše)</text:span>, jde o vážné zranění.</text:p>
                </text:list-item>
              </text:list>
            </text:list-item>
            <text:list-item>
              <text:p text:style-name="P281">Když na sebe útočíte vzájemně a máte na útok stejně, zraněn není nikdo.</text:p>
            </text:list-item>
          </text:list>
        </text:list-item>
        <text:list-item>
          <text:h text:style-name="P508" text:outline-level="4">Příprava</text:h>
          <text:list>
            <text:list-header>
              <text:p text:style-name="P449"><text:span text:style-name="T112">„</text:span><text:span text:style-name="T145">Zamířím si</text:span><text:span text:style-name="T112">“, „</text:span><text:span text:style-name="T145">Zkusím ho rozhodit klamným výpadem“, „Počkám si na něj za rohem“</text:span><text:span text:style-name="T112">.</text:span></text:p>
            </text:list-header>
            <text:list-item>
              <text:p text:style-name="P282"><text:soft-page-break/>Když ti v přípravě někdo brání <text:span text:style-name="T463">akcí </text:span><text:span text:style-name="T146">zabránění</text:span>, tak si<text:span text:style-name="T463"> házíš proti němu</text:span>:</text:p>
              <text:list>
                <text:list-item>
                  <text:p text:style-name="P283">Když jej přehodíš o 1 nebo 2, budeš mít bonus +1.</text:p>
                </text:list-item>
                <text:list-item>
                  <text:p text:style-name="P283">Pokud ho přehodíš o 3 nebo víc, budeš mít bonus +2.</text:p>
                </text:list-item>
              </text:list>
            </text:list-item>
            <text:list-item>
              <text:p text:style-name="P284">Když ti v přípravě nikdo nebrání, <text:span text:style-name="T460">nemusíš si házet, bonus je automaticky +2.</text:span></text:p>
            </text:list-item>
            <text:list-item>
              <text:p text:style-name="P284"><text:span text:style-name="T461">Na akci, kterou sis připravil, si pak započítáš získaný bonus</text:span>. Nemusíš j<text:span text:style-name="T461">i udělat hned další kolo</text:span>, můžeš třeba čekat, dokud někdo nevyjde zpoza rohu. Započítat si jej ale můžeš jenom jednou.</text:p>
            </text:list-item>
          </text:list>
        </text:list-item>
        <text:list-item>
          <text:h text:style-name="P508" text:outline-level="4">Znevýhodnění</text:h>
          <text:list>
            <text:list-header>
              <text:p text:style-name="P452">„<text:span text:style-name="T464">Srazím ho k zemi,</text:span>“ „<text:span text:style-name="T464">Zatlačím jej do rohu“, „Chytnu ho za ruku“.</text:span></text:p>
            </text:list-header>
            <text:list-item>
              <text:p text:style-name="P285"><text:span text:style-name="T230">Když protivníka přehodíš o jedna nebo o dva, bude mít </text:span>malou nevýhodu <text:span text:style-name="T231">(-1)</text:span>. <text:span text:style-name="T230">Když jej přehodíš </text:span>o <text:span text:style-name="T283">3 nebo</text:span> víc<text:span text:style-name="T280">, půjde dokonce o velkou nevýhodu (-2)</text:span>.</text:p>
            </text:list-item>
            <text:list-item>
              <text:p text:style-name="P286">Malou nevýhodu (-1) můžeš dalším znevýhodněním zvýšit na velkou (-2). Postih za jednu okolnost (třeba sražení k zemi) ale nemůže být vyšší než -2.</text:p>
              <text:list>
                <text:list-item>
                  <text:p text:style-name="P286">Když bys jej chtěl ještě více znevýhodnit, musel bys vymyslet, jak můžeš jeho pozici ještě výrazně zhoršit oproti současnému stavu – třeba mu chytit mu ruce (pak si ale tu další nevýhod<text:span text:style-name="T581">u</text:span> bude počítat, jen když se bude něco snažit dělat rukama).</text:p>
                </text:list-item>
              </text:list>
            </text:list-item>
            <text:list-item>
              <text:p text:style-name="P287">Nevýhoda trvá, dokud protivník nepoužije akci <text:span text:style-name="T147">prolomení</text:span><text:span text:style-name="T115"> nevýhody</text:span>, <text:span text:style-name="T238">nebo dokud se nezmění situace tak, že pro něj přestane být nevýhodná</text:span>.</text:p>
              <text:p text:style-name="P288"><text:soft-page-break/>Pokud to vyplývá z popisu, tak znevýhodnění současně protivníkovi zabrání provést zamýšlenou akci. Když například někoho srazíš k zemi, nebo ho třeba chytíš za ruku, zabráníš mu tím v <text:span text:style-name="T112">útěku</text:span>.</text:p>
              <text:p text:style-name="P288">Když z popisu nevyplývá, že akci nebude možné provést, tak si na ni protivník bude počítat postih za tebou vytvořenou nevýhodu.</text:p>
            </text:list-item>
            <text:list-item>
              <text:p text:style-name="P289"><text:span text:style-name="T112">Znevýhodnění</text:span> může dát nevýhodu i tobě. Když například protivníka srazíš k zemi a zalehneš, tak to znamená, že na něm ležíš – což je určitě nevýhodná situace proti případnému dalšímu útočníkovi.</text:p>
              <text:list>
                <text:list-item>
                  <text:p text:style-name="P290">Jde o situační nevýhodu – vyplývá čistě z tvého popisu, ne z výsledku hodu.</text:p>
                </text:list-item>
                <text:list-item>
                  <text:p text:style-name="P291">Ten, koho jsi znevýhodnil, z ní těžit nemůže.</text:p>
                </text:list-item>
                <text:list-item>
                  <text:p text:style-name="P292">Když se chceš této situační nevýhody zbavit, obvykle tím ukončíš <text:span text:style-name="T694">i</text:span> nevýhodu svého protivníka (když vstaneš, přestane být zalehnutý).</text:p>
                </text:list-item>
              </text:list>
            </text:list-item>
          </text:list>
        </text:list-item>
        <text:list-item>
          <text:h text:style-name="P508" text:outline-level="4">Zakousnutí se</text:h>
          <text:list>
            <text:list-header>
              <text:p text:style-name="P452">„Vrrr! Raf!“</text:p>
            </text:list-header>
            <text:list-item>
              <text:p text:style-name="P216">Zakousnutí je <text:span text:style-name="T112">útok</text:span>, po kterém útočník zůstane zakousnutý do obránce. Oba za to budou mít nevýhodu (-1) <text:span text:style-name="T696">vůči případným dalším útočníkům</text:span>.</text:p>
            </text:list-item>
          </text:list>
        </text:list-item>
        <text:list-item>
          <text:h text:style-name="P508" text:outline-level="4"><text:span text:style-name="T329">Prolomení</text:span> nevýhody</text:h>
          <text:list>
            <text:list-header>
              <text:p text:style-name="P452">„<text:span text:style-name="T465">Postavím se zase na nohy</text:span>“, „<text:span text:style-name="T465">P</text:span>roraz<text:span text:style-name="T465">ím</text:span> z obklíčení v rohu místnosti.“</text:p>
            </text:list-header>
            <text:list-item>
              <text:p text:style-name="P293">Pokud ti v této akci nikdo nezabrání (pomocí <text:span text:style-name="T112">zabránění v akci</text:span>), nevýhoda je zrušena.</text:p>
            </text:list-item>
          </text:list>
        </text:list-item>
        <text:list-item>
          <text:h text:style-name="P508" text:outline-level="4"><text:soft-page-break/><text:span text:style-name="T229">P</text:span>lná obrana</text:h>
          <text:list>
            <text:list-header>
              <text:p text:style-name="P451">„<text:span text:style-name="T467">Ustupuju a jenom se kreju“</text:span>.</text:p>
              <text:p text:style-name="P217"><text:span text:style-name="T112">Plná obrana</text:span> vyžaduje dost prostoru na <text:span text:style-name="T541">ustupování a uhýbání</text:span>. Není tedy možné například blokovat <text:span text:style-name="T542">vstup do chodby</text:span> a při tom si počítat <text:span text:style-name="T112">bonus za plnou obranu</text:span>.</text:p>
            </text:list-header>
            <text:list-item>
              <text:p text:style-name="P294">+2 ke všem hodům na obranu v tomto kole.</text:p>
            </text:list-item>
          </text:list>
        </text:list-item>
        <text:list-item>
          <text:h text:style-name="P508" text:outline-level="4">Zabránění</text:h>
          <text:list>
            <text:list-header>
              <text:p text:style-name="P453">„<text:span text:style-name="T466">Nedovolím mu zatáhnout za tu páku“, „Zastoupím mu cestu, aby se nedostal k Barinovi“, „Odkloním mu luk, aby nemohl vystřelit na Barina“</text:span>.</text:p>
              <text:p text:style-name="P295">Když blokuješ úzký průchod, nemusíš <text:span text:style-name="T543">používat</text:span> <text:span text:style-name="T112">zabránění</text:span>. Protivník tě naopak musí zatlačit, srazit k zemi, přirazit ke stěně, nebo něco podobného (akce <text:span text:style-name="T112">zatlačení</text:span>, <text:span text:style-name="T112">znevýhodnění</text:span>).</text:p>
              <text:p text:style-name="P218">Můžeš tak<text:span text:style-name="T544">é</text:span> někoho bránit tím, že útočníkovi zabráníš v útoku.</text:p>
            </text:list-header>
            <text:list-item>
              <text:p text:style-name="P296"><text:span text:style-name="T468">Tvůj hod se porovná přímo s </text:span>protivníkov<text:span text:style-name="T468">ým</text:span> hod<text:span text:style-name="T468">em na akci</text:span> (nehází s<text:span text:style-name="T239">i</text:span> na obranu).</text:p>
            </text:list-item>
          </text:list>
        </text:list-item>
        <text:list-item>
          <text:h text:style-name="P508" text:outline-level="4">Odzbrojení</text:h>
          <text:list>
            <text:list-header>
              <text:p text:style-name="P449">„<text:span text:style-name="T491">Vyrazím mu zbraň!</text:span>“</text:p>
            </text:list-header>
            <text:list-item>
              <text:p text:style-name="P297">Odzbrojit můžeš pouze protivníka, který je v nevýhodě (ať už dané situací nebo tím, že jsi <text:span text:style-name="T546">proti němu</text:span> před tím <text:span text:style-name="T545">uspěl v</text:span> <text:span text:style-name="T328">akci</text:span> <text:span text:style-name="T121">znevýhodnění</text:span>).</text:p>
            </text:list-item>
          </text:list>
        </text:list-item>
        <text:list-item>
          <text:h text:style-name="P508" text:outline-level="4">Zatlačení</text:h>
          <text:list>
            <text:list-header>
              <text:p text:style-name="P454">„<text:span text:style-name="T491">Zatlačím ho dál do chodby.</text:span>“</text:p>
              <text:p text:style-name="P298"><text:span text:style-name="T112">Zatlačením</text:span> můžeš někomu zabránit v akci, pokud ho tím dostaneš z dosahu zamýšleného cíle.</text:p>
            </text:list-header>
            <text:list-item>
              <text:p text:style-name="P299"><text:soft-page-break/><text:span text:style-name="T232">H</text:span>ázíš Silou. <text:span text:style-name="T233">Nepočítáš si bonus za zbraň, můžeš si ale započítat +1 za štít.</text:span></text:p>
            </text:list-item>
            <text:list-item>
              <text:p text:style-name="P300"><text:span text:style-name="T234">Pokud se ti protivník neubrání a ještě není ve velké nevýhodě, tak </text:span>si může vybrat:</text:p>
              <text:list>
                <text:list-item>
                  <text:p text:style-name="P300">Buď <text:span text:style-name="T235">bude</text:span> odstrčený o tolik metrů, o kolik jsi ho přehodil.</text:p>
                </text:list-item>
                <text:list-item>
                  <text:p text:style-name="P300">Nebo <text:span text:style-name="T236">bude mít nevýhodu</text:span> (jako kdybys <text:span text:style-name="T236">místo </text:span><text:span text:style-name="T113">zatlačení</text:span> použil <text:span text:style-name="T122">znevýhodnění</text:span>).</text:p>
                </text:list-item>
              </text:list>
            </text:list-item>
            <text:list-item>
              <text:p text:style-name="P301"><text:span text:style-name="T237">Když tedy chceš někoho </text:span>shodit do propasti, musíš <text:span text:style-name="T237">jej</text:span> nejdřív <text:span text:style-name="T237">dostat do</text:span> velk<text:span text:style-name="T237">é</text:span> nevýhod<text:span text:style-name="T237">y</text:span> <text:span text:style-name="T234">a v dalším kole ho opět přehodit </text:span><text:span text:style-name="T114">zatlačením</text:span><text:span text:style-name="T234">.</text:span></text:p>
            </text:list-item>
          </text:list>
        </text:list-item>
        <text:list-item>
          <text:h text:style-name="P508" text:outline-level="4">Útěk</text:h>
          <text:list>
            <text:list-header>
              <text:p text:style-name="P455">„<text:span text:style-name="T492">Zdrháme!</text:span>“</text:p>
              <text:p text:style-name="P219">Dokud jsi <text:span text:style-name="T112">znevýhodněný</text:span>, <text:span text:style-name="T588">tak</text:span> obvykle nemůžeš utíkat (protože ležíš na zemi, jsi zatlačený do rohu, někdo tě drží za ruku a podobně).</text:p>
            </text:list-header>
            <text:list-item>
              <text:p text:style-name="P220">Při útěku má proti tobě případný útočník výhodu (+1), protože ti útočí do zad <text:span text:style-name="T469">(i když se tě snaží zastavit </text:span><text:span text:style-name="T148">znevýhodněním</text:span><text:span text:style-name="T469">)</text:span>.</text:p>
            </text:list-item>
            <text:list-item>
              <text:p text:style-name="P221">Při útěku si také počítáš <text:span text:style-name="T112">postih za zbroj</text:span> (-1 za lehkou, -2 za těžkou).</text:p>
            </text:list-item>
            <text:list-item>
              <text:p text:style-name="P220">Když <text:span text:style-name="T470">se</text:span> ti v útěku nikdo ne<text:span text:style-name="T470">zabrání</text:span> (akcí <text:span text:style-name="T112">znevýhodnění</text:span>), vzdálíš se na krátkou vzdálenost. V dalším kole tě někdo může zkusit <text:span text:style-name="T112">pronásledovat</text:span>.</text:p>
              <text:p text:style-name="P222">Z boje také můžeš ustoupit, aniž by ses otočil a utíkal. Když s tebou ale někdo bude chtít držet krok, snadno ti stačí.</text:p>
            </text:list-item>
          </text:list>
        </text:list-item>
        <text:list-item>
          <text:h text:style-name="P508" text:outline-level="4"><text:soft-page-break/>Pronásledování</text:h>
          <text:list>
            <text:list-header>
              <text:p text:style-name="P456">„<text:span text:style-name="T492">Chyťte ho!</text:span>“</text:p>
            </text:list-header>
            <text:list-item>
              <text:p text:style-name="P302">Když má prchající větší <text:span text:style-name="T547">náskok</text:span> než krátkou vzdálenost, tak se nehází – kdo má větší Sílu, je rychlejší a vytrvalejší a běh na delší vzdálenost určitě vyhraje.</text:p>
              <text:list>
                <text:list-item>
                  <text:p text:style-name="P303">Při porovnání Síly si musíš odečíst případný <text:span text:style-name="T112">postih za zbroj</text:span> (-1 za lehkou, -2 za těžkou) a případně nevýhody (-1 za nadměrný náklad).</text:p>
                </text:list-item>
                <text:list-item>
                  <text:p text:style-name="P304">Když něco vlečeš, <text:span text:style-name="T589">nemůžeš</text:span> samozřejmě <text:span text:style-name="T589">běhat</text:span> vůbec.</text:p>
                </text:list-item>
              </text:list>
            </text:list-item>
            <text:list-item>
              <text:p text:style-name="P305"><text:span text:style-name="T496">Když má prchající malý náskok, tak si oba soupeři hodí</text:span> na Sílu.</text:p>
              <text:list>
                <text:list-item>
                  <text:p text:style-name="P306">Na hod se vztahují stejné postihy jako při pronásledování na dlouhou vzdálenost.</text:p>
                </text:list-item>
                <text:list-item>
                  <text:p text:style-name="P307">Když můžeš <text:span text:style-name="T585">na útěku</text:span> využít nějaké překážky (podklouznout pod stolem, kličkovat mezi stromy), můžeš si místo Síly počítat Finesu.</text:p>
                </text:list-item>
              </text:list>
            </text:list-item>
            <text:list-item>
              <text:p text:style-name="P308">Některá zvířata nebo nestvůry, třeba kůň nebo vlk, běhají mnohem rychleji než ty. Na volném prostoru jim utéct nemůžeš, vůbec se nehází.</text:p>
            </text:list-item>
          </text:list>
        </text:list-item>
        <text:list-item>
          <text:h text:style-name="P508" text:outline-level="4">Plížení</text:h>
          <text:list>
            <text:list-header>
              <text:p text:style-name="P223"><text:span text:style-name="T586">Po tmě</text:span> se můžeš plížit i přes otevřené prostranství, <text:span text:style-name="T587">za světla</text:span> se ale musíš mít za co schovat.</text:p>
            </text:list-header>
            <text:list-item>
              <text:p text:style-name="P309">Ty a všichni, kdo tě hledají, si hodíte <text:span text:style-name="T112">Finesa + k6</text:span>.</text:p>
              <text:list>
                <text:list-item>
                  <text:p text:style-name="P309">Pokud někdo <text:span text:style-name="T584">z nich</text:span> hodí víc než ty, tak si tě všimnul.</text:p>
                </text:list-item>
                <text:list-item>
                  <text:p text:style-name="P310"><text:soft-page-break/>K hodu na plížení si počítáš <text:span text:style-name="T112">postih za zbroj</text:span> (to je -1 za lehkou zbroj nebo -2 za těžkou). Ti, kdo tě hledají, si ho nepočítají (leda by se plížili také).</text:p>
                </text:list-item>
                <text:list-item>
                  <text:p text:style-name="P224">Na hod se také vztahují případné výhody a nevýhody: V bouři nebo u hučícího vodopádu budeš mít například na plížení výhodu (+1).</text:p>
                </text:list-item>
              </text:list>
            </text:list-item>
          </text:list>
        </text:list-item>
        <text:list-item>
          <text:h text:style-name="P508" text:outline-level="4">Soustředění</text:h>
          <text:list>
            <text:list-header>
              <text:p text:style-name="P311"><text:span text:style-name="T143">Soustředění</text:span> vyžadují některá kouzla <text:span text:style-name="T458">nebo magické předměty</text:span>. <text:span text:style-name="T459">Znamená to právě to, že musíš použít akci </text:span><text:span text:style-name="T144">soustředění</text:span><text:span text:style-name="T459">.</text:span></text:p>
            </text:list-header>
            <text:list-item>
              <text:p text:style-name="P312">Po dobu soustředění se můžeš pohybovat maximálně pomalou chůzí.</text:p>
            </text:list-item>
            <text:list-item>
              <text:p text:style-name="P313">Pokud jsi v průběhu <text:span text:style-name="T112">soustředění</text:span> z<text:span text:style-name="T260">raněn (stačí za 1)</text:span>, tvé <text:span text:style-name="T112">soustředění</text:span> je tím přerušeno. <text:span text:style-name="T154">Soustředění</text:span><text:span text:style-name="T493"> jde samozřejmě přerušit také akcemi </text:span><text:span text:style-name="T154">zabránění</text:span><text:span text:style-name="T493"> nebo </text:span><text:span text:style-name="T154">zatlačení</text:span><text:span text:style-name="T493">.</text:span></text:p>
            </text:list-item>
          </text:list>
        </text:list-item>
        <text:list-item>
          <text:h text:style-name="P508" text:outline-level="4">Běh</text:h>
          <text:list>
            <text:list-item>
              <text:p text:style-name="P225">Pohyb je součástí všech akcí. <text:span text:style-name="T330">Pokud chceš ale běžet plnou rychlostí, je to akce (a nemůžeš tedy současně dělat jiné akce).</text:span></text:p>
            </text:list-item>
          </text:list>
        </text:list-item>
        <text:list-item>
          <text:h text:style-name="P508" text:outline-level="4"><text:span text:style-name="T150">N</text:span><text:span text:style-name="T112">ěco jiného</text:span></text:h>
          <text:p text:style-name="P314"><text:span text:style-name="T695">N</text:span>abíjení <text:span text:style-name="T331">kuše</text:span>, přezbrojování, <text:span text:style-name="T549">vyndání lektvaru z brašny, vypití lektvaru,</text:span> atd.</text:p>
        </text:list-item>
      </text:list>
      <text:p text:style-name="P127">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oft-page-break/><text:span text:style-name="T548">Potřebuju</text:span> tolik akcí?</text:h>
      <text:p text:style-name="P92"><text:span text:style-name="T471">Ze začátku ti určitě bude stačit </text:span><text:span text:style-name="T149">útok</text:span><text:span text:style-name="T471"> a občas </text:span><text:span text:style-name="T78">akce jako vyndání lektvaru z brašny, přezbrojení nebo nabíjení</text:span><text:span text:style-name="T471">. Další přidávejte do hry postupně podle toho, jak se vám budou hodit.</text:span></text:p>
      <text:list xml:id="list1900224205" text:style-name="L31">
        <text:list-item>
          <text:p text:style-name="P315">Kromě <text:span text:style-name="T112">útoku</text:span> se nejvíc hodí <text:span text:style-name="T112">příprava</text:span> (na míření, připravování léček a podobně) a <text:span text:style-name="T112">plná obrana</text:span> (když se budeš bránit přesile a čekat na pomoc).</text:p>
        </text:list-item>
        <text:list-item>
          <text:p text:style-name="P315"><text:span text:style-name="T112">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74">z</text:span>la</text:h>
      <text:p text:style-name="P93">Akce jsou obecné – je jedno <text:span text:style-name="T472">jak a </text:span>čím je děláš. Když <text:span text:style-name="T550">tedy</text:span> budeš chtít někoho srazit kouzlem, je to akce <text:span text:style-name="T112">srážení</text:span>, stejně jako kdybys to dělal štítem nebo ramenem. <text:span text:style-name="T473">H</text:span>ází <text:span text:style-name="T473">se na ni stejně</text:span>, jen si místo Síly počítáš Duši a místo bonusu za štít si přičteš bonus za kouzlo.</text:p>
      <text:h text:style-name="Heading_20_3" text:outline-level="3">Popisování akcí</text:h>
      <text:p text:style-name="P94"><text:span text:style-name="T175">Při hře obvykle nemusíš </text:span><text:span text:style-name="T200">říkat</text:span><text:span text:style-name="T175">, jakou akci používáš, protože to je jasné z tvého popisu. Když řekneš: </text:span><text:span text:style-name="T123">„Zkusím ho obejít zleva a probodnout ho mečem“</text:span><text:span text:style-name="T181">, </text:span><text:span text:style-name="T175">tak to bude téměř určitě </text:span><text:span text:style-name="T112">útok</text:span><text:span text:style-name="T175">. Když řekneš:</text:span><text:span text:style-name="T181"> </text:span><text:span text:style-name="T123">„Chci mu zabránit, aby se kolem mě </text:span><text:span text:style-name="T124">protlačil</text:span><text:span text:style-name="T123"> do chodby“,</text:span><text:span text:style-name="T181"> </text:span><text:span text:style-name="T175">tak to je jasné</text:span><text:span text:style-name="T181"> </text:span><text:span text:style-name="T123">zabránění</text:span><text:span text:style-name="T181">.<text:line-break/><text:tab/></text:span><text:span text:style-name="T200">Dávejte si prostě pozor, abyste nezačali říkat vě</text:span><text:span text:style-name="T201">ty</text:span><text:span text:style-name="T200"> jako: </text:span><text:span text:style-name="T125">„V prvním kole udělám </text:span><text:span text:style-name="T151">‚</text:span><text:span text:style-name="T125">útok‘ a ve druhém ‚soustředění‘“</text:span><text:span text:style-name="T182">. </text:span><text:span text:style-name="T200">Akce jsou pomůcka, jak vyhodnotit, co se stane. </text:span><text:span text:style-name="T205">Jejich jména by ale </text:span><text:span text:style-name="T200">při hře </text:span><text:span text:style-name="T205">měla</text:span><text:span text:style-name="T200"> zaznít, </text:span><text:span text:style-name="T206">jen když</text:span><text:span text:style-name="T200"> si potřebujete vyjasnit, co někdo svým popisem myslel.</text:span></text:p>
      <text:h text:style-name="Heading_20_3" text:outline-level="3"><text:soft-page-break/>Akce <text:span text:style-name="T247">proti</text:span> více cílů<text:span text:style-name="T247">m</text:span></text:h>
      <text:p text:style-name="P40">Když chceš v jednom kole svou akcí ovlivnit více cílů (například když chceš mečem zasáhnout víc protivníků), tak si k hodu počítáš postih rovný počtu cílů.</text:p>
      <text:list xml:id="list1574723575" text:style-name="L32">
        <text:list-item>
          <text:p text:style-name="P316"><text:span text:style-name="T254">Ty h</text:span>ází<text:span text:style-name="T253">š</text:span> jen jednou, každý cíl s<text:span text:style-name="T254">i hází</text:span> zvlášť.</text:p>
        </text:list-item>
        <text:list-item>
          <text:p text:style-name="P317"><text:span text:style-name="T332">Musí to jít udělat</text:span> – nemůžeš například <text:span text:style-name="T333">kuší v jednom kole</text:span> zasáhnout dva cíle, <text:span text:style-name="T333">protože po výstřelu musíš nabít, což je další akce</text:span>.</text:p>
        </text:list-item>
      </text:list>
      <text:p text:style-name="P41"><text:span text:style-name="T476">Tento postih se nevztahuje na akce s plošným účinkem (</text:span><text:span text:style-name="T183">například </text:span><text:span text:style-name="T184">na </text:span><text:span text:style-name="T183">hození zápalné lahve</text:span><text:span text:style-name="T176">) </text:span><text:span text:style-name="T183">ani na kouzla, která zasáhnou víc cílů</text:span><text:span text:style-name="T476">.</text:span></text:p>
      <text:h text:style-name="Heading_20_3" text:outline-level="3">Pořadí vyhodnoc<text:span text:style-name="T340">ení akcí</text:span></text:h>
      <text:p text:style-name="P128">Hod na akci určuje jak její výsledek, tak kdy se stane.</text:p>
      <text:list xml:id="list585001942" text:style-name="L33">
        <text:list-item>
          <text:p text:style-name="P319">Akce se vyhodnocují v pořadí od nejvyššího výsledku hodu k nejnižšímu.</text:p>
        </text:list-item>
      </text:list>
      <text:list xml:id="list4258123437" text:style-name="L34">
        <text:list-item>
          <text:p text:style-name="P320">V případě rovnosti hodů proběhnou současně.</text:p>
        </text:list-item>
      </text:list>
      <text:p text:style-name="Example_20_Header">Příklad:</text:p>
      <text:p text:style-name="P197">Vzpomeň si na úvodní příklad boje: kovář Gorondar v něm bojoval s orkem a gobliním šamanem. Gorondar měl na útok 9, ork 7 a šaman 9. Gorondar a šaman <text:span text:style-name="T551">hodili stejně, takže jejich</text:span> akce proběhla současně – šaman zranil Gorondara kouzlem zrovna když Gorondar praštil orka kladivem.</text:p>
      <text:p text:style-name="P102">Když je v boji hodně postav a protivníků, tak se obvykle „shluknou“ do menších skupinek podle toho, kdo na koho používá svou akci. <text:span text:style-name="T494">Když by třeba v příkladu s Gorondarem v místnosti bylo víc postav a goblinů, ale nikdo z nich by nedělal akci proti Gorondarovi a jeho soupeřům, tak by pořád bylo možné vyhodnotit Gorondara a jeho protivníky samostatně.</text:span></text:p>
      <text:list xml:id="list2423458554" text:style-name="L35">
        <text:list-item>
          <text:p text:style-name="P321"><text:soft-page-break/>Když někdo dostane v průběhu vyhodnocení postih a jeho akce se vyhodnocuje až potom, tak si <text:span text:style-name="T552">ho</text:span> musí započítat.</text:p>
          <text:list>
            <text:list-item>
              <text:p text:style-name="P323"><text:span text:style-name="T552">P</text:span>ostih m<text:span text:style-name="T552">ůže</text:span> dokonce změnit pořadí vyhodnocení následující<text:span text:style-name="T552">c</text:span>h akcí.</text:p>
            </text:list-item>
          </text:list>
        </text:list-item>
        <text:list-item>
          <text:p text:style-name="P324">To samé platí, když se <text:span text:style-name="T495">někomu změní</text:span> situace.</text:p>
          <text:list>
            <text:list-item>
              <text:p text:style-name="P322">Když <text:span text:style-name="T495">jsi</text:span> chtěl například někoho pronásledovat, <text:span text:style-name="T495">ale těsně předtím tě někdo srazil k zemi</text:span>, tak se <text:span text:style-name="T495">ti</text:span> prchajícího dohnat nepodaří <text:span text:style-name="T553">nehledě na to, kolik jsi hodil</text:span>.</text:p>
            </text:list-item>
            <text:list-item>
              <text:p text:style-name="P325">Když je někdo ranou vyřazen, jeho následný útok vůbec ne<text:span text:style-name="T554">proběhne</text:span>, <text:span text:style-name="T477">protože vyřazený nemůže bojovat</text:span>.</text:p>
            </text:list-item>
          </text:list>
        </text:list-item>
        <text:list-item>
          <text:p text:style-name="P236">Když dvě akce proběhnou současně (při rovnosti hodů), vzájemně se neovlivní (když jedna akce nadělí postihy nebo změní situaci, při vyhodnocení té druhé se nepočítají).</text:p>
          <text:p text:style-name="P457">V úvodním příkladu boje tedy sice Gorondar dostal od šamana vážné zranění, ale protože jeho akce proběhla současně, tak na orka útočil, jako kdyby zraněn nebyl.</text:p>
        </text:list-item>
      </text:list>
      <text:h text:style-name="P492" text:outline-level="3">Boj na dálku</text:h>
      <text:p text:style-name="P105">Při boji na dálku, ať už střelnou zbraní, vrhací zbraní, kouzlem, nebo čímkoliv jiným si počítáš postih podle vzdálenosti cíle:</text:p>
      <text:list xml:id="list2857044199" text:style-name="L36">
        <text:list-item>
          <text:p text:style-name="P326">Kontaktní nebo krátká: <text:span text:style-name="T112">bez postihu</text:span></text:p>
        </text:list-item>
        <text:list-item>
          <text:p text:style-name="P326">Střední: <text:span text:style-name="T112">postih -1</text:span></text:p>
        </text:list-item>
        <text:list-item>
          <text:p text:style-name="P326">Dlouhá: <text:span text:style-name="T112">postih -2</text:span></text:p>
        </text:list-item>
      </text:list>
      <text:h text:style-name="P509" text:outline-level="4"><text:soft-page-break/>Munice</text:h>
      <text:p text:style-name="P97">Munici si počítej, jen když máš od nějakého druhu méně než 10 nábojů (šípů, šipek, vrhacích nožů, apod.). Když máš víc, tak prostě předpokládáme, že si j<text:span text:style-name="T555">e</text:span> po boji posbíráš, případně doplníš ve městě.<text:line-break/><text:tab/><text:span text:style-name="T500">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04">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56">on</text:span> se stejně rozhodl praštit orka, pořád by si proti goblinovi házel na obranu.<text:line-break/><text:tab/>Souvisí to s pravidlem <text:span text:style-name="T112">akce proti více cílům</text:span>: Kdyby chtěl <text:span text:style-name="T556">Gorondar</text:span> praštit <text:span text:style-name="T556">orka i goblina</text:span> (s postihem -2 za útok na 2 cíle), tak by si proti šamanovi neházel na obranu, ale normálně na útok.</text:p>
      <text:list xml:id="list842944133" text:style-name="L37">
        <text:list-item>
          <text:p text:style-name="P327">Obrana není akce, <text:span text:style-name="T557">ale</text:span> součást toho, co <text:span text:style-name="T557">v kole</text:span> děláš.</text:p>
          <text:list>
            <text:list-item>
              <text:p text:style-name="P328">Na každou obranu se ale hází zvlášť.</text:p>
            </text:list-item>
          </text:list>
        </text:list-item>
      </text:list>
      <text:p text:style-name="P103">Všimni si <text:span text:style-name="T558">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59">musel</text:span> snaži<text:span text:style-name="T559">t</text:span> uhnout, <text:span text:style-name="T559">protože útočil na orka a ne na goblina,</text:span> počítal si Finesu a bonus za kladivo si přičíst nemohl.</text:p>
      <text:h text:style-name="Heading_20_3" text:outline-level="3"><text:soft-page-break/>Nehybný cíl</text:h>
      <text:p text:style-name="P95">Když se cíl nemůže hýbat, například proto, že je pevně svázaný, je v bezvědomí, nebo je to třeba nehybný sloup, na obranu si hází 0 + k6 <text:span text:style-name="T497">a nepočítá si žádné postihy ani bonusy</text:span>.</text:p>
      <text:h text:style-name="Heading_20_3" text:outline-level="3">Nejhorší možná obrana je nulová</text:h>
      <text:p text:style-name="P96">Aktivní obrana nemůže být horší než žádná obrana.</text:p>
      <text:list xml:id="list3465046178" text:style-name="L38">
        <text:list-item>
          <text:p text:style-name="P329">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06">Jakou vlastnost si počítáš se kterou zbraní <text:span text:style-name="T502">nebo kouzlem</text:span> je napsáno v deníku postavy případně <text:span text:style-name="T560">na</text:span> <text:span text:style-name="T502">kartě tohoto kouzla nebo zbraně</text:span>. <text:span text:style-name="T610">Na kartě s kouzlem to bývá zapsáno takto:</text:span></text:p>
      <text:p text:style-name="P202"><text:span text:style-name="T112">Útok:</text:span> Duše + 2/6kz <text:span text:style-name="T518">bleskem</text:span> proti Finese.</text:p>
      <text:p text:style-name="P151">Znamená to, že ty si házíš Duší, <text:span text:style-name="T611">parametry kouzla jsou 2/6kz</text:span> a pokud si proti tobě cíl kouzla hází na obranu (tedy když na tebe necílí svou akci), tak si hází Finesou.</text:p>
      <text:h text:style-name="Heading_20_3" text:outline-level="3">Obrana proti útoku zblízka</text:h>
      <text:p text:style-name="P148">Na obranu proti útoku zblízka se hází stejně jako na útok zbraní (včetně bonusu za zbraň), ale nemůžeš protivníka zranit.</text:p>
      <text:p text:style-name="Example_20_Header">Příklad:</text:p>
      <text:p text:style-name="P203">Gorondar útočí na goblina a <text:span text:style-name="T613">orkovi</text:span> <text:span text:style-name="T612">se brání svým kladivem 1/2</text:span>. <text:span text:style-name="T612">Na obranu hází Síla + 1 + k6.</text:span></text:p>
      <text:h text:style-name="P479" text:outline-level="2"><text:bookmark-start text:name="__RefHeading___Toc13239_3822832400"/><text:soft-page-break/>Výhody a nevýhody<text:bookmark-end text:name="__RefHeading___Toc13239_3822832400"/></text:h>
      <text:p text:style-name="P108">Při určování výhod a nevýhod dejte pozor, ať tu samou věc ne<text:span text:style-name="T506">počítáte</text:span> dvakrát – <text:span text:style-name="T507">za jednu okolnost </text:span>je vždycky buď výhoda pro jednu stranu nebo nevýhoda pro druhou, nikdy obojí najednou.<text:line-break/><text:tab/><text:span text:style-name="T561">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61">P</text:span>říklady výhod a nevýhod</text:h>
      <text:p text:style-name="P120">Seznam výhod a nevýhod není v žádném případě konečný – <text:span text:style-name="T562">kreativita je smyslem hry. Zde jsou pouze příklady těch nejčastějších:</text:span></text:p>
      <text:list xml:id="list2712171395" text:style-name="L39">
        <text:list-item>
          <text:p text:style-name="P330">Útok do zad</text:p>
          <text:list>
            <text:list-item>
              <text:p text:style-name="P332">+1 pro útočníka</text:p>
            </text:list-item>
            <text:list-item>
              <text:p text:style-name="P331">Obvykle když někdo utíká z boje.</text:p>
            </text:list-item>
          </text:list>
        </text:list-item>
        <text:list-item>
          <text:p text:style-name="P330">Obklíčení</text:p>
          <text:list>
            <text:list-item>
              <text:p text:style-name="P332">+1 pro útočníka</text:p>
            </text:list-item>
            <text:list-item>
              <text:p text:style-name="P334">Na obklíčení protivníka musíte mít prostor. Když ustoupí <text:span text:style-name="T508">zády ke stěně nebo</text:span> do rohu, máte smůlu.</text:p>
            </text:list-item>
            <text:list-item>
              <text:p text:style-name="P334">Výhodu si počítá jen ten, na koho protivník necílí svou akci. <text:span text:style-name="T509">T</text:span>akže když například bojujete dva proti jednomu, tak výhodu si může započítat vždy jen jeden z vás. <text:span text:style-name="T509">Pokud protivník použije akci proti více cílům, tak nemáte výhodu vůbec.</text:span></text:p>
            </text:list-item>
          </text:list>
        </text:list-item>
      </text:list>
      <text:list xml:id="list919712602" text:style-name="L40">
        <text:list-item>
          <text:p text:style-name="P333">Viditelnost</text:p>
          <text:list>
            <text:list-item>
              <text:p text:style-name="P335"><text:span text:style-name="T564">-1 v</text:span> noci pod hvězdami, nebo když je lucerna daleko od tebe</text:p>
            </text:list-item>
            <text:list-item>
              <text:p text:style-name="P338"><text:soft-page-break/>-2 v úplné tmě, nebo třeba se zavázanýma očima</text:p>
              <text:list>
                <text:list-item>
                  <text:p text:style-name="P336"><text:span text:style-name="T563">Když nevidíš vůbec nic, tak </text:span>samozřejmě <text:span text:style-name="T563">také</text:span> nemůžeš vůbec útočit, pokud nemáš nějaké vodítko, kde protivník je (udělal nějaký hluk, zaútočil na tebe, apod.).</text:p>
                </text:list-item>
              </text:list>
              <text:p text:style-name="P337">Pozor na to, že tma <text:span text:style-name="T514">j</text:span>e obvykle <text:span text:style-name="T514">pro</text:span> všechny stejně, <text:span text:style-name="T510">takže</text:span> nevýhodu si pak nepočítá nikdo. <text:span text:style-name="T511">Nev</text:span>ýhoda <text:span text:style-name="T515">s</text:span>e <text:span text:style-name="T515">počítá</text:span> pouze v případě, že jedna strana vidí (třeba nějakým kouzlem) <text:span text:style-name="T511">a druhá ne</text:span>, nebo třeba když ze tmy střílíš na někoho, kdo nese lucernu.</text:p>
            </text:list-item>
          </text:list>
        </text:list-item>
        <text:list-item>
          <text:p text:style-name="P339"><text:span text:style-name="T503">K</text:span>ryt</text:p>
          <text:list>
            <text:list-item>
              <text:p text:style-name="P337">Za částečný kryt je výhoda (+1), když vykukuješ zpoza rohu, tak dokonce velká výhoda (+2).</text:p>
            </text:list-item>
          </text:list>
        </text:list-item>
        <text:list-item>
          <text:p text:style-name="P340"><text:span text:style-name="T504">O</text:span>btížný terén</text:p>
          <text:list>
            <text:list-item>
              <text:p text:style-name="P337">Při boji v bahně, písku nebo v mělké vodě, když protivník stojí na pevné zemi, máš nevýhodu (-1). Když jsi po ramena ve vodě <text:span text:style-name="T512">(a protivník ne)</text:span>, máš velkou nevýhodu <text:span text:style-name="T512">(-2)</text:span>.</text:p>
            </text:list-item>
          </text:list>
        </text:list-item>
        <text:list-item>
          <text:p text:style-name="P339">Naložení</text:p>
          <text:list>
            <text:list-item>
              <text:p text:style-name="P341">Když máš na sobě svou obvyklou výzbroj a výbavu v torně, bojuješ bez nevýhody.</text:p>
            </text:list-item>
            <text:list-item>
              <text:p text:style-name="P341">Nevýhodu (-1) si počítáš, až když neseš <text:span text:style-name="T505">třeba </text:span>truhlu na rameni, několik zbraní, další zbroj v pytli a podobně.</text:p>
            </text:list-item>
            <text:list-item>
              <text:p text:style-name="P341">Když něco vlečeš, nebo máš třeba přes rameno svého parťáka, počítáš si velkou nevýhodu (-2).</text:p>
            </text:list-item>
          </text:list>
        </text:list-item>
      </text:list>
      <text:p text:style-name="P109">Za překvapení se nedává výhoda, ale bonus za přípravu (viz akce <text:span text:style-name="T112">příprava</text:span>).</text:p>
      <text:h text:style-name="P480" text:outline-level="2"><text:bookmark-start text:name="__RefHeading___Toc13241_3822832400"/><text:soft-page-break/><text:span text:style-name="T71">Z</text:span><text:span text:style-name="T17">měna pozice </text:span><text:span text:style-name="T83">a situace</text:span><text:bookmark-end text:name="__RefHeading___Toc13241_3822832400"/></text:h>
      <text:p text:style-name="P130"><text:span text:style-name="T97">Zatím</text:span><text:span text:style-name="T17"> jsme mluvili o tom, co se v průběhu kola stane z pohledu pravidel: Po zásahu se </text:span><text:span text:style-name="T88">nejspíš někomu</text:span><text:span text:style-name="T17"> sníží kondice, </text:span><text:span text:style-name="T89">možná si zapíše vážné zranění</text:span><text:span text:style-name="T17">, </text:span><text:span text:style-name="T89">případně</text:span><text:span text:style-name="T17"> někomu přibudou postihy </text:span><text:span text:style-name="T89">nebo získá bonus </text:span><text:span text:style-name="T90">na další akci</text:span><text:span text:style-name="T17">. To je ale jen polovina výsledku. Druhá, stejně důležitá, je změna pozice postavy, případně celkové situace.</text:span></text:p>
      <text:list xml:id="list983291739" text:style-name="L41">
        <text:list-item>
          <text:p text:style-name="P342"><text:span text:style-name="T85">Postihy, </text:span><text:span text:style-name="T98">bonusy</text:span><text:span text:style-name="T84"> a herní situace jsou spolu provázané.</text:span></text:p>
        </text:list-item>
      </text:list>
      <text:p text:style-name="P130"><text:span text:style-name="T84">Když </text:span><text:span text:style-name="T85">například</text:span><text:span text:style-name="T84"> někoho </text:span><text:span text:style-name="T40">znevýhodníš</text:span><text:span text:style-name="T84">, tak mu nadělíš postihy a zároveň se změní jeho pozice: Bude ležet na zemi, bude zatlačený do rohu, bude se potácet na hraně propasti a podobně. </text:span><text:span text:style-name="T86">Když se mu podaří vstát, tak tyto postihy zmizí, i když na nic nebude házet </text:span><text:span text:style-name="T87">(</text:span><text:span text:style-name="T90">když mu v tom nebude nikdo bránit, házet si nemusí</text:span><text:span text:style-name="T87">)</text:span><text:span text:style-name="T86">.<text:line-break/><text:tab/></text:span><text:span text:style-name="T95">S pozicí je provázaná i velikost postihů. Když chceš protivníka srazit k zemi, ale přehodíš ho jen o 1 nebo 2, tak bude mít jen malou nevýhodu (-1). To znamená, že jsi ho nesrazil úplně, ale třeba jen do kolen nebo do podřepu. </text:span><text:span text:style-name="T96">Až když se ti v dalším kole podaří mu zvýšit postih na -2, tak jsi ho skutečně srazil až na zem.</text:span></text:p>
      <text:list xml:id="list636867046" text:style-name="L42">
        <text:list-item>
          <text:p text:style-name="P237">Jak se změní pozice postav a protivníků vyplývá z popisu záměrů na začátku kola.</text:p>
        </text:list-item>
      </text:list>
      <text:p text:style-name="P131"><text:span text:style-name="T17">Záměry se </text:span><text:span text:style-name="T91">ale</text:span><text:span text:style-name="T17"> nemusí podařit naplnit v plné míře. Pokud jsi například chtěl orkovi rozbít hlavu a vyřadit ho tím z boje, ale z </text:span><text:span text:style-name="T92">hodu</text:span><text:span text:style-name="T17"> vyšlo, že jsi ho jen zranil za 3, tak se ti to sice nepovedlo tak, jak jsi zamýšlel, ale i tak ses svému cíli trochu přiblížil: Ork je zraněný a když se ti podaří jej </text:span><text:span text:style-name="T93">podobně</text:span><text:span text:style-name="T17"> trefit ještě několikrát, z boje ho vyřadíš.<text:line-break/><text:tab/>To se týká </text:span><text:span text:style-name="T94">i</text:span><text:span text:style-name="T17"> neútočných akcí: Když jsi chtěl například protivníka shodit ze skály, ale ještě nebyl v nevýhodě, tak jsi jej nejspíš jen zatlačil ke hraně propasti a on se teď snaží udržet rovnováhu.</text:span></text:p>
      <text:list xml:id="list414230628" text:style-name="L43">
        <text:list-item>
          <text:p text:style-name="P238">Popis výsledku není jen na ozdobu, je herně důležitý.</text:p>
        </text:list-item>
      </text:list>
      <text:p text:style-name="P132"><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614007085" text:style-name="L44">
        <text:list-item>
          <text:p text:style-name="P343"><text:span text:style-name="T99">Pozice </text:span><text:span text:style-name="T101">také</text:span><text:span text:style-name="T99"> určuje, kdo na koho může útočit.</text:span></text:p>
        </text:list-item>
      </text:list>
      <text:p text:style-name="P133"><text:span text:style-name="T99">K</text:span><text:span text:style-name="T17">dyž blokuješ úzký průchod, tvoji parťáci za tebou se nemusí bát, že na ně naběhne ork s kyjem. Když vylezete na strom, nedostanou se k vám vlci – mohou </text:span><text:span text:style-name="T102">vás ale</text:span><text:span text:style-name="T17"> obklíčit a na stromě uvěznit.<text:line-break/><text:tab/></text:span><text:span text:style-name="T100">Snažte se pozici využívat. </text:span><text:span text:style-name="T103">Jednotlivé p</text:span><text:span text:style-name="T100">ostavy jsou obvykle zaměřené na různé věci: </text:span><text:span text:style-name="T104">Žoldák</text:span><text:span text:style-name="T10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481" text:outline-level="2"><text:bookmark-start text:name="__RefHeading___Toc13243_3822832400"/>Zranitelnost nestvůr<text:bookmark-end text:name="__RefHeading___Toc13243_3822832400"/></text:h>
      <text:p text:style-name="P129"><text:span text:style-name="T516">N</text:span><text:span text:style-name="T7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19">y</text:span><text:bookmark-end text:name="__RefHeading___Toc1607_1936223890"/></text:h>
      <text:p text:style-name="P19"><text:span text:style-name="T346">Jedy nepůsobí okamžitě. U každého trvá různě dlouho, než se otrava projeví</text:span>. <text:span text:style-name="T344">Této době říkáme </text:span><text:span text:style-name="T126">latence</text:span><text:span text:style-name="T342">.</text:span></text:p>
      <text:list xml:id="list2594829653" text:style-name="L45">
        <text:list-item>
          <text:p text:style-name="P344"><text:soft-page-break/><text:span text:style-name="T520">V průběhu</text:span> <text:span text:style-name="T112">latence</text:span> nemá jed žádný účinek, <text:span text:style-name="T520">ale otrávený</text:span> začne pociťovat <text:span text:style-name="T112">příznaky</text:span> <text:span text:style-name="T345">otravy. P</text:span>odle nich j<text:span text:style-name="T520">de</text:span> poznat, o jaký jed se jedná.</text:p>
        </text:list-item>
        <text:list-item>
          <text:p text:style-name="P345">Po skončení <text:span text:style-name="T112">latence</text:span> <text:span text:style-name="T521">jed způsobí zranění.</text:span></text:p>
          <text:list>
            <text:list-item>
              <text:p text:style-name="P346">Hází se stejně jako jakýkoliv jiný <text:span text:style-name="T112">útok</text:span>, jed má svou vlastní sílu a zranění <text:span text:style-name="T571">(nepřičítá se žádná vlastnost, pouze hod k6)</text:span>.</text:p>
            </text:list-item>
            <text:list-item>
              <text:p text:style-name="P345"><text:span text:style-name="T521">Otrávený se brání hodem </text:span><text:span text:style-name="T160">Síla + k6</text:span><text:span text:style-name="T521">.</text:span></text:p>
              <text:list>
                <text:list-item>
                  <text:p text:style-name="P347">Od zranění jedem se neodečítá zbroj.</text:p>
                </text:list-item>
              </text:list>
            </text:list-item>
          </text:list>
        </text:list-item>
        <text:list-item>
          <text:p text:style-name="P346">Některé jedy místo vážného zranění <text:span text:style-name="T567">způsobují něco jiného</text:span>: Slepotu, paralýzu a podobně.</text:p>
          <text:list>
            <text:list-item>
              <text:p text:style-name="P346">Tento účinek nahrazuje vážné zranění. Nastane tedy pouze když jed způsobí větší zranění než je Síla otráveného.</text:p>
            </text:list-item>
            <text:list-item>
              <text:p text:style-name="P346"><text:span text:style-name="T112">Trvání</text:span> jedu říká, jak dlouho účin<text:span text:style-name="T568">e</text:span>k působí. Pokud jed pouze zraňuje, <text:span text:style-name="T112">trvání</text:span> uvedeno nemá. <text:span text:style-name="T569">Způsobené vážné zranění se léčí jako jakékoliv jiné</text:span>.</text:p>
            </text:list-item>
          </text:list>
        </text:list-item>
      </text:list>
      <text:p text:style-name="P121">Některé jedy můžeš neutralizovat, když máš správné sérum, <text:span text:style-name="T573">kouzlo</text:span> nebo protijed.</text:p>
      <text:list xml:id="list1654468945" text:style-name="L46">
        <text:list-item>
          <text:p text:style-name="P348"><text:span text:style-name="T570">Když je jed neutralizován v době </text:span><text:span text:style-name="T161">latence</text:span><text:span text:style-name="T572">, tak vůbec nezačne působit a otrávenému se tedy nic nestane.</text:span></text:p>
        </text:list-item>
        <text:list-item>
          <text:p text:style-name="P348"><text:span text:style-name="T572">Neutralizace jiného než zraňujícího jedu po skončení </text:span><text:span text:style-name="T161">latence</text:span><text:span text:style-name="T572"> zruší jeho případný účinek ale nevrátí ztracenou kondici.</text:span></text:p>
        </text:list-item>
      </text:list>
      <text:list xml:id="list4229731059" text:style-name="L47">
        <text:list-item>
          <text:p text:style-name="P349"><text:span text:style-name="T572">Neutralizovat zraňující jed po skončení </text:span><text:span text:style-name="T161">latence</text:span><text:span text:style-name="T572">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0"><text:span text:style-name="T265">Zranění pádem se hází jako ú</text:span>tok se silou 1 za každý metr pádu a zraněním podle toho, kam <text:span text:style-name="T266">padáš: od</text:span> <text:span text:style-name="T275">+</text:span>0 za měkkou lesní půdu <text:span text:style-name="T276">po</text:span> <text:span text:style-name="T275">+2</text:span> za nastražené bodce.</text:p>
      <text:list xml:id="list224745488484581" text:continue-list="list2594829653" text:style-name="L45">
        <text:list-item>
          <text:p text:style-name="P350">Brání se <text:span text:style-name="T574">hodem</text:span> <text:span text:style-name="T112">Fine</text:span><text:span text:style-name="T162">sa + k6</text:span>.</text:p>
        </text:list-item>
        <text:list-item>
          <text:p text:style-name="P350">Od zranění se odečítá zbroj.</text:p>
        </text:list-item>
      </text:list>
      <text:h text:style-name="Heading_20_2" text:outline-level="2"><text:bookmark-start text:name="__RefHeading___Toc13245_3822832400"/>Pasti<text:bookmark-end text:name="__RefHeading___Toc13245_3822832400"/></text:h>
      <text:p text:style-name="P122"><text:span text:style-name="T309">Při h</text:span>ledání a zneškodňování <text:span text:style-name="T579">pastí, nebo i při obyčejném průzkumu podzemí či otevírání dveří</text:span> <text:span text:style-name="T309">popisuj</text:span> <text:span text:style-name="T579">co mačkáš</text:span>, kam si <text:span text:style-name="T579">u toho</text:span> stoupá<text:span text:style-name="T255">š</text:span> a podobně. <text:span text:style-name="T25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24">Při spuštění pasti <text:span text:style-name="T580">za ni Pán jeskyně</text:span> hází na <text:span text:style-name="T112">útok</text:span>:</text:p>
      <text:list xml:id="list121489075" text:style-name="L48">
        <text:list-item>
          <text:p text:style-name="P351"><text:soft-page-break/>Past má vlastní sílu a zranění. Nepřičítá se žádná vlastnost, jen hod k6.</text:p>
          <text:list>
            <text:list-item>
              <text:p text:style-name="P352">Pasti si nepočítají bonus za přípravu (ani když je nalíčí postava). Jediná výjimka je v případě, že do ní někdo oběť cíleně naláká<text:span text:style-name="T575">.</text:span></text:p>
            </text:list-item>
          </text:list>
        </text:list-item>
        <text:list-item>
          <text:p text:style-name="P351">Všichni zasažení si hází na obranu. Jakou si počítají vlastnost je vždy uvedeno v popisu pasti, obvykle to je Finesa.</text:p>
          <text:list>
            <text:list-item>
              <text:p text:style-name="P351">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23"><text:span text:style-name="T578">Když chceš nalíčit past,</text:span> <text:span text:style-name="T578">popiš</text:span>, jak bude vypadat, z čeho ji vyrábí<text:span text:style-name="T256">š</text:span> a <text:span text:style-name="T578">jak</text:span> se bude spouštět. Útok pasti <text:span text:style-name="T576">bude</text:span> stejný, jako by<text:span text:style-name="T221">s</text:span> útočil Finesou s použitím zbraně srovnatelného účinku.</text:p>
      <text:p text:style-name="Example_20_Header">Příklad</text:p>
      <text:p text:style-name="P201"><text:span text:style-name="T577">Máš Finesu 3 a vyrobíš</text:span> <text:span text:style-name="T222">improvizovanou</text:span> past z<text:span text:style-name="T223">e</text:span> svojí kuše, <text:span text:style-name="T577">která má 2/3</text:span>. <text:span text:style-name="T577">Tvoje p</text:span>ast bude mít <text:span text:style-name="T257">útok</text:span> <text:span text:style-name="T577">5/3 + k6.</text:span></text:p>
      <text:h text:style-name="Heading_20_2" text:outline-level="2"><text:bookmark-start text:name="__RefHeading___Toc1609_1936223890"/>Kondice <text:span text:style-name="T523">a zranění</text:span><text:bookmark-end text:name="__RefHeading___Toc1609_1936223890"/></text:h>
      <text:p text:style-name="P135"><text:span text:style-name="T583">Už víš</text:span>, jak můžeš přijít ke zranění. <text:span text:style-name="T583">V této kapitole</text:span> si projdeme, co to pro tebe znamená a kolik ran vydržíš.</text:p>
      <text:h text:style-name="P493" text:outline-level="3">Kondice</text:h>
      <text:list xml:id="list2983213214" text:style-name="L49">
        <text:list-header>
          <text:p text:style-name="P447">Kondice říká, kolik zranění vydržíš. <text:span text:style-name="T592">Pokaždé, když jsi zraněn, si snížíš svou kondici o hodnotu zranění.</text:span></text:p>
        </text:list-header>
        <text:list-item>
          <text:p text:style-name="P353"><text:span text:style-name="T277">Tvoje plná kondice je </text:span><text:span text:style-name="T156">Síla + 5</text:span><text:span text:style-name="T277">.</text:span></text:p>
        </text:list-item>
      </text:list>
      <text:p text:style-name="P140"><text:soft-page-break/>Když se tvoje kondice blíží k nule, tak za to sice nemáš postihy a nebrání ti to cokoliv dělat, ale měl bys to zohlednit, když popisuješ, co děláš.</text:p>
      <text:h text:style-name="P494" text:outline-level="3">Vyřazení</text:h>
      <text:p text:style-name="P136">Když tvoje kondice klesne na nulu nebo méně, jsi vyřazený. Nejsi schopen boje, můžeš se pouze plazit a mluvit zvládneš jen potichu, pomalu a s obtížemi.</text:p>
      <text:list xml:id="list3679703181" text:style-name="L50">
        <text:list-item>
          <text:p text:style-name="P354">Když se musíš bránit, počítáš si velkou nevýhodu <text:span text:style-name="T582">(-2)</text:span>.</text:p>
        </text:list-item>
      </text:list>
      <text:h text:style-name="P494" text:outline-level="3">Bezvědomí</text:h>
      <text:p text:style-name="P134">Když <text:span text:style-name="T282">máš víc kondice v záporu, než je tvoje</text:span> <text:span text:style-name="T282">Síla</text:span>, jsi v bezvědomí.</text:p>
      <text:list xml:id="list714239320" text:style-name="L51">
        <text:list-item>
          <text:p text:style-name="P355">Nemůžeš se vůbec bránit. Tvoje obrana je 0 + k6.</text:p>
        </text:list-item>
      </text:list>
      <text:p text:style-name="P143">Z bezvědomí se probereš, když přestaneš mít více kondice v záporu, než je tvoje Síla.</text:p>
      <text:h text:style-name="P495" text:outline-level="3">Fyzick<text:span text:style-name="T582">á</text:span> a duševní zranění</text:h>
      <text:p text:style-name="P188"><text:span text:style-name="T308">Útoky, jako je třeba rána zbraní nebo popálení ohnivým kouzlem, způsobují </text:span><text:span text:style-name="T116">fyzické zranění</text:span><text:span text:style-name="T308">. Kouzla útočící na mysl nebo na duši a útoky nehmotných bytostí způsobují </text:span><text:span text:style-name="T112">duševní zranění</text:span>.</text:p>
      <text:p text:style-name="P191">Jednoduché pravidlo je:</text:p>
      <text:list xml:id="list1470835809" text:style-name="L52">
        <text:list-item>
          <text:p text:style-name="P356"><text:span text:style-name="T524">Když se bráníš Silou nebo Finesou, je to </text:span><text:span text:style-name="T155">fyzické zranění</text:span><text:span text:style-name="T524">.</text:span></text:p>
        </text:list-item>
        <text:list-item>
          <text:p text:style-name="P356"><text:span text:style-name="T524">Když se bráníš Duší, je to </text:span><text:span text:style-name="T155">duševní zranění</text:span><text:span text:style-name="T524">.</text:span></text:p>
        </text:list-item>
      </text:list>
      <text:h text:style-name="P506" text:outline-level="3">Vážná zranění</text:h>
      <text:p text:style-name="P115">Každé zranění sníží tvou kondici <text:span text:style-name="T591">a navíc:</text:span></text:p>
      <text:list xml:id="list913343628" text:style-name="L53">
        <text:list-item>
          <text:p text:style-name="P357"><text:soft-page-break/>Když dostaneš fyzické zranění za víc, než je tvoje Síla, tak <text:span text:style-name="T527">máš </text:span>navíc <text:span text:style-name="T527">ještě</text:span> <text:span text:style-name="T112">vážné fyzické zranění</text:span>.</text:p>
        </text:list-item>
        <text:list-item>
          <text:p text:style-name="P358">Když dostaneš duševní zranění za víc, než je tvoje Duše, tak <text:span text:style-name="T527">máš </text:span>navíc <text:span text:style-name="T527">ještě</text:span> <text:span text:style-name="T112">vážné duševní zranění</text:span>.</text:p>
        </text:list-item>
      </text:list>
      <text:p text:style-name="P190"><text:span text:style-name="T528">Každé v</text:span>ážné zranění, ať už fyzické či duševní, se zapisuje zvlášť. <text:span text:style-name="T526">N</text:span>apříklad:</text:p>
      <text:list xml:id="list2155768426" text:style-name="L54">
        <text:list-item>
          <text:p text:style-name="P359"><text:span text:style-name="T525">h</text:span>luboká sečná rána na levé paži</text:p>
        </text:list-item>
        <text:list-item>
          <text:p text:style-name="P359"><text:span text:style-name="T525">h</text:span>alucinace</text:p>
        </text:list-item>
      </text:list>
      <text:p text:style-name="P192">Každé vážné zranění tě <text:span text:style-name="T528">také</text:span> nějak omezuje:</text:p>
      <text:list xml:id="list3563223492" text:style-name="L55">
        <text:list-item>
          <text:p text:style-name="P366">Zraněnou končetinu nemůžeš pořádně používat.</text:p>
          <text:list>
            <text:list-item>
              <text:p text:style-name="P366">Když máš zraněnou ruku, nemůžeš s ní bojovat, jen s obtížemi budeš někam šplhat a podobně.</text:p>
            </text:list-item>
            <text:list-item>
              <text:p text:style-name="P366">Když máš zraněnou nohu, nemůžeš běhat, skákat a bude se ti hůř bojovat: V boji si počítáš nevýhodu (-1).</text:p>
            </text:list-item>
          </text:list>
        </text:list-item>
        <text:list-item>
          <text:p text:style-name="P366">Vážné zranění těla nebo hlavy tě omezuje prakticky ve všem, co děláš. V boji si počítáš nevýhodu (-1).</text:p>
        </text:list-item>
        <text:list-item>
          <text:p text:style-name="P367"><text:span text:style-name="T529">Vážným</text:span> duševní<text:span text:style-name="T593">m</text:span> zranění<text:span text:style-name="T593">m</text:span> <text:span text:style-name="T529">mohou být</text:span> například halucinace, ztrát<text:span text:style-name="T529">a</text:span> paměti a podobně.</text:p>
          <text:list>
            <text:list-item>
              <text:p text:style-name="P368">Ne všechna vážná duševní zranění dávají nevýhodu, ale mohou, pokud to dává smysl.</text:p>
              <text:list>
                <text:list-item>
                  <text:p text:style-name="P368">Halucinace například boj určitě <text:span text:style-name="T595">komplikují</text:span>, takže <text:span text:style-name="T594">za ně</text:span> budeš mít nevýhodu (-1).</text:p>
                </text:list-item>
                <text:list-item>
                  <text:p text:style-name="P368">Ztráta paměti tě <text:span text:style-name="T530">nejspíš </text:span>v boji <text:span text:style-name="T530">moc omezovat nebude</text:span>, můžeš ale mít problém poznat, kdo je přítel a nepřítel.</text:p>
                </text:list-item>
              </text:list>
            </text:list-item>
          </text:list>
        </text:list-item>
      </text:list>
      <text:p text:style-name="P139"><text:soft-page-break/>To, že jsi <text:span text:style-name="T597">vážně</text:span> zraněný, neznamená, že nemůžeš nic dělat. Znamená to jen, že to nepůjde tak jednoduše. Když budete například někam šplhat, mohou ti ostatní pomoci, nebo tě <text:span text:style-name="T310">třeba</text:span> vytáhnout na laně.</text:p>
      <text:h text:style-name="P496" text:outline-level="3"><text:bookmark-start text:name="__RefHeading___Toc3092_3000536483"/>Okamžitá smrt<text:bookmark-end text:name="__RefHeading___Toc3092_3000536483"/></text:h>
      <text:p text:style-name="P137">Když jsi jednou ranou zraněn za víc, než je tvoje plná kondice, na místě umíráš. Platí to i pro duševní zranění.</text:p>
      <text:h text:style-name="P497" text:outline-level="3">Pomalá smrt</text:h>
      <text:p text:style-name="P141">Kdykoliv <text:span text:style-name="T279">tvoje kondice klesne na nulu nebo méně</text:span>, hrozí ti smrt.</text:p>
      <text:list xml:id="list769301728" text:style-name="L56">
        <text:list-item>
          <text:p text:style-name="P369">Pokud se ti do několika minut nevrátí kondice nad nulu, umíráš.</text:p>
        </text:list-item>
      </text:list>
      <text:p text:style-name="P142">Kondice se obnovuje ošetřením, léčivými kouzly a lektvary a podobně, viz kapitola <text:span text:style-name="T240">Léčení</text:span>. Když nejsi v <text:span text:style-name="T112">bezvědomí</text:span> (tedy když nemáš kondici v záporu více, než je tvoje Síla), tak se můžeš léčit sám, jinak ti musí někdo pomoct.</text:p>
      <text:h text:style-name="Heading_20_3" text:outline-level="3"><text:span text:style-name="T71">P</text:span><text:span text:style-name="T17">řidané zranění</text:span></text:h>
      <text:p text:style-name="P114"><text:span text:style-name="T17">Některá kouzla nebo magické předměty přidávají k útoku další zranění, například </text:span><text:span text:style-name="T517">bleskem</text:span><text:span text:style-name="T17"> za </text:span><text:span text:style-name="T81">3</text:span><text:span text:style-name="T17">kz </text:span><text:span text:style-name="T79">(tedy </text:span><text:span text:style-name="T81">tři</text:span><text:span text:style-name="T79"> </text:span><text:span text:style-name="T38">kostky zranění</text:span><text:span text:style-name="T79">)</text:span><text:span text:style-name="T17">.</text:span></text:p>
      <text:list xml:id="list3422396939" text:style-name="L57">
        <text:list-item>
          <text:p text:style-name="P239">Přidané zranění se přičítá pouze v případě zásahu, stejně jako obyčejné zranění.</text:p>
        </text:list-item>
        <text:list-item>
          <text:p text:style-name="P240">Od každé složky zranění s<text:span text:style-name="T596">i zasažený</text:span> odečte <text:span text:style-name="T596">Z</text:span>broj<text:span text:style-name="T565"> proti příslušnému druhu zranění</text:span>.</text:p>
        </text:list-item>
        <text:list-item>
          <text:p text:style-name="P370"><text:soft-page-break/><text:span text:style-name="T17">Každ</text:span><text:span text:style-name="T72">á složka</text:span><text:span text:style-name="T17"> se zvlášť porovná se Silou (pokud je to </text:span><text:span text:style-name="T24">fyzické zranění</text:span><text:span text:style-name="T17">) nebo Duší </text:span><text:span text:style-name="T80">(pokud je to </text:span><text:span text:style-name="T39">duševní zranění</text:span><text:span text:style-name="T80">)</text:span><text:span text:style-name="T17"> cíle, jestli jde o vážné zranění. Rána s přidaným zraněním tedy může způsobit více vážných zranění.</text:span></text:p>
        </text:list-item>
        <text:list-item>
          <text:p text:style-name="P241">Každá složka se také zvlášť porovná s plnou kondicí cíle, jestli jde o <text:span text:style-name="T566">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18">bleskem</text:span><text:span text:style-name="T17"> za 3kz. Socha je z kamene a je tedy těžké ji poškodit – má Zbroj 3. Je ovšem náchylná na drtivá zranění </text:span><text:span text:style-name="T105">a</text:span><text:span text:style-name="T17"> proti Gorondarovu kladivu má Zbroj pouze 1.<text:line-break/><text:tab/>Gorondar ji přehodil o 3. Kladivo má zranění 2, celkem </text:span><text:span text:style-name="T81">tedy</text:span><text:span text:style-name="T17"> 5. </text:span><text:span text:style-name="T106">S</text:span><text:span text:style-name="T17">ocha </text:span><text:span text:style-name="T106">si</text:span><text:span text:style-name="T17"> odečte </text:span><text:span text:style-name="T10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18">bleskem</text:span><text:span text:style-name="T17"> 2. Od toho si socha odečte svou zbroj proti </text:span><text:span text:style-name="T518">blesk</text:span><text:span text:style-name="T517">u</text:span><text:span text:style-name="T17">, což je 3. Přidaným zraněním tedy není vůbec poškozena. </text:span><text:span text:style-name="T82">Kdyby zraněna byla, tak by si toto číslo opět porovnala se svou Silou, jestli nejde o vážné zranění nebo smrt jednou ranou.</text:span></text:p>
      <text:h text:style-name="Heading_20_3" text:outline-level="3">Nesmrtící útok</text:h>
      <text:p text:style-name="P45">Když <text:span text:style-name="T338">chceš</text:span> protivníka <text:span text:style-name="T338">dostat živého, můžeš záměrně cílit na na místa, kde ho rána vyřadí, ale nezabije.</text:span></text:p>
      <text:list xml:id="list146512174" text:style-name="L58">
        <text:list-item>
          <text:p text:style-name="P371">Při nesmrtícím útoku si počítáš nevýhodu (-1). Tvůj zásah stále může způsobit <text:span text:style-name="T112">vážné zranění</text:span>, ale nikoliv <text:span text:style-name="T112">okamžitou smrt</text:span>.</text:p>
        </text:list-item>
      </text:list>
      <text:h text:style-name="Heading_20_3" text:outline-level="3">Omračující zbra<text:span text:style-name="T339">ně a kouzla</text:span></text:h>
      <text:p text:style-name="P44">Některé zbraně, jako třeba obušek, a některá kouzla, nemohou způsobit <text:span text:style-name="T112">vážné zranění</text:span> ani <text:span text:style-name="T112">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98" text:outline-level="3"><text:bookmark-start text:name="__RefHeading___Toc3094_3000536483"/>Ošetření zranění<text:bookmark-end text:name="__RefHeading___Toc3094_3000536483"/></text:h>
      <text:p text:style-name="P144">Ošetření zranění trvá několik minut.</text:p>
      <text:list xml:id="list1651658006" text:style-name="L59">
        <text:list-item>
          <text:p text:style-name="P372">Ošetření vrátí 1 bod kondice, s léčitelskými potřebami 2.</text:p>
        </text:list-item>
        <text:list-item>
          <text:p text:style-name="P373">Ošetřit je možná libovolná zranění ať už byla způsobena duševním útokem, fyzickým útokem nebo jakkoliv jinak.</text:p>
        </text:list-item>
      </text:list>
      <text:p text:style-name="P144"><text:span text:style-name="T598">Každou sadu zranění je možné ošetřit jen jednou</text:span>.</text:p>
      <text:h text:style-name="Heading_20_3" text:outline-level="3">Ošetření otr<text:span text:style-name="T521">avy</text:span></text:h>
      <text:p text:style-name="P99">Pokud otráveného ošetříš <text:span text:style-name="T599">v průběhu</text:span> <text:span text:style-name="T112">latence</text:span>, snížíš tím zranění, které mu jed následně způsobí, <text:span text:style-name="T343">čímž mu můžeš zachránit život:</text:span></text:p>
      <text:list xml:id="list261398257" text:style-name="L60">
        <text:list-item>
          <text:p text:style-name="P374"><text:span text:style-name="T599">Okamžitá smrt nastane pouze pokud zranění způsobené jedem</text:span><text:span text:style-name="T418"> </text:span><text:span text:style-name="T419">po odečtení kondice vyléčené ošetřením </text:span><text:span text:style-name="T522">přesáhne jeho Plnou kondici.</text:span></text:p>
        </text:list-item>
      </text:list>
      <text:h text:style-name="Heading_20_3" text:outline-level="3"><text:bookmark-start text:name="__RefHeading___Toc2693_920690617"/>Léčení zranění<text:bookmark-end text:name="__RefHeading___Toc2693_920690617"/></text:h>
      <text:p text:style-name="P145">Lehká zranění, vyjádřená ztrátou kondice, <text:span text:style-name="T602">ať už byla způsobena fyzickým útokem, duševním útokem či jakkoliv jinak</text:span>, se léčí rychle:</text:p>
      <text:list xml:id="list659223936" text:style-name="L61">
        <text:list-item>
          <text:p text:style-name="P375">Po <text:span text:style-name="T601">celonočním</text:span> <text:span text:style-name="T600">spánku</text:span> se ti <text:span text:style-name="T602">obnoví</text:span> kondice na maximum.</text:p>
        </text:list-item>
      </text:list>
      <text:p text:style-name="P138"><text:span text:style-name="T278">Vážná zranění (a s nimi spojené nevýhody a omezení) se přirozenou cestou l</text:span>éčí týdny až měsíce a je na to obvykle potřeba péče léčitele a klid na lůžku.</text:p>
      <text:list xml:id="list148420580" text:style-name="L62">
        <text:list-item>
          <text:p text:style-name="P376">Obvykle se všechna vážná zranění vyléčí v pauze mezi dobrodružstvími.</text:p>
        </text:list-item>
      </text:list>
      <text:h text:style-name="P465" text:outline-level="1"><text:bookmark-start text:name="__RefHeading___Toc13249_3822832400"/>Úrov<text:span text:style-name="T603">eň</text:span><text:bookmark-end text:name="__RefHeading___Toc13249_3822832400"/></text:h>
      <text:p text:style-name="P150">V dávných ruinách jsou ukryté krystaly nabité <text:span text:style-name="T220">prastarou</text:span> mocí a věděním. <text:span text:style-name="T220">Každý takový krystal, jehož se dotkneš, tě trochu posílí – za každý získáš jeden bod moci. V jednom podzemí jich může být víc – vždy vycítíš, jestli někde poblíž ještě zbývá nějaký, kterého ses zatím nedotknul.</text:span></text:p>
      <text:list xml:id="list3784884728" text:style-name="L63">
        <text:list-item>
          <text:p text:style-name="P377">Pokaždé, když nasbíráš počet bodů <text:span text:style-name="T367">moci</text:span> rovný tvé stávající úrovni, postoupíš na další úroveň.</text:p>
          <text:list>
            <text:list-header>
              <text:p text:style-name="P458"><text:span text:style-name="T112">Příklad:</text:span> Přestup z první úrovně na druhou stojí jeden bod <text:span text:style-name="T367">moci</text:span>, ze druhé na třetí další dva body, atd.</text:p>
            </text:list-header>
          </text:list>
        </text:list-item>
        <text:list-item>
          <text:p text:style-name="P377">Přestup nastane okamžitě, jakmile <text:span text:style-name="T274">získáš poslední potřebný bod moci</text:span>.</text:p>
        </text:list-item>
      </text:list>
      <text:h text:style-name="P482" text:outline-level="2"><text:bookmark-start text:name="__RefHeading___Toc1639_1936223890"/>P<text:span text:style-name="T337">o</text:span>stup na vyšší úroveň<text:bookmark-end text:name="__RefHeading___Toc1639_1936223890"/></text:h>
      <text:p text:style-name="P149">Při přestupu na novou úroveň:</text:p>
      <text:list xml:id="list4159354318" text:style-name="L64">
        <text:list-item>
          <text:p text:style-name="P379">Zvyš <text:span text:style-name="T610">si</text:span> jedn<text:span text:style-name="T369">u</text:span> <text:span text:style-name="T369">vlastnost</text:span> o jedna.</text:p>
          <text:list>
            <text:list-item>
              <text:p text:style-name="P378"><text:span text:style-name="T50">Rozdíl mezi nejvyšší a nejnižší </text:span><text:span text:style-name="T54">vlastností</text:span><text:span text:style-name="T50"> může být maximálně </text:span><text:span text:style-name="T52">3.</text:span></text:p>
            </text:list-item>
            <text:list-item>
              <text:p text:style-name="P378"><text:span text:style-name="T41">Z</text:span><text:span text:style-name="T43">výšení Síly zároveň zvýší tvůj aktuální i maximální počet životů o </text:span><text:span text:style-name="T50">1</text:span><text:span text:style-name="T43">.</text:span></text:p>
            </text:list-item>
            <text:list-item>
              <text:p text:style-name="P378"><text:span text:style-name="T42">N</text:span><text:span text:style-name="T51">ezapomeň si také přepočítat </text:span><text:span text:style-name="T53">bojová</text:span><text:span text:style-name="T51"> čísla, do kterých se t</text:span><text:span text:style-name="T55">ato vla</text:span><text:span text:style-name="T108">s</text:span><text:span text:style-name="T55">tnost</text:span><text:span text:style-name="T51"> počítá.</text:span></text:p>
            </text:list-item>
          </text:list>
        </text:list-item>
        <text:list-item>
          <text:p text:style-name="P378"><text:span text:style-name="T109">Zvyš si o</text:span><text:span text:style-name="T107"> 1 počet magických předmětů, které můžeš mít současně připoutané.</text:span></text:p>
        </text:list-item>
      </text:list>
      <text:h text:style-name="P466" text:outline-level="1"><text:bookmark-start text:name="__RefHeading___Toc3098_3000536483"/>Vedení hry<text:bookmark-end text:name="__RefHeading___Toc3098_3000536483"/></text:h>
      <text:p text:style-name="P160">Pokud <text:span text:style-name="T615">budeš hrát poprvé</text:span> a nebudeš Pán jeskyně, tuhle kapitolu nečti. Připravil by ses tím o radost z objevování.</text:p>
      <text:h text:style-name="P483" text:outline-level="2"><text:bookmark-start text:name="__RefHeading___Toc13251_3822832400"/><text:span text:style-name="T675">Obecné r</text:span>ady<text:bookmark-end text:name="__RefHeading___Toc13251_3822832400"/></text:h>
      <text:h text:style-name="P499" text:outline-level="3">Buď fér</text:h>
      <text:p text:style-name="P26">Nikomu nenadržuj, nedělej hráčům naschvály. Nepodváděj, a to ani když to myslíš dobře a chceš hráčům pomoct.</text:p>
      <text:h text:style-name="P499" text:outline-level="3">Hraj otevřeně</text:h>
      <text:p text:style-name="P26">Kostky házej <text:span text:style-name="T444">tak</text:span>, aby na ně hráči dobře viděli. <text:span text:style-name="T453">Počítej nahlas všechny výhody a nevýhody, a to jak postavám, tak jejich protivníkům.</text:span></text:p>
      <text:list xml:id="list765013490" text:style-name="L65">
        <text:list-item>
          <text:p text:style-name="P380">Když někomu umře postava, ukaž mu pak kartu nestvůry nebo hodnoty pasti, která ho zabila a projděte spolu, že jsi zranění spočítal správně.</text:p>
          <text:list>
            <text:list-item>
              <text:p text:style-name="P380">Podzemí je nebezpečné a smrtící, ale hráči by měli vždycky vědět, že ty hraješ fér.</text:p>
            </text:list-item>
          </text:list>
        </text:list-item>
      </text:list>
      <text:h text:style-name="P500" text:outline-level="3">Když někdo udělá chybu</text:h>
      <text:p text:style-name="P165">Když uděláš chybu ty, řekni to nahlas a omluv se za to. Když udělá chybu jiný hráč, <text:span text:style-name="T443">tak mu to řekni, ale</text:span> nevyčítej mu to. V každém případě si o tom promluvte a domluvte se, jak náprava chyby změní situaci ve hře.</text:p>
      <text:h text:style-name="P499" text:outline-level="3"><text:soft-page-break/>Pomáhej hráčům, <text:span text:style-name="T272">ale ne postavám</text:span></text:h>
      <text:p text:style-name="P16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99" text:outline-level="3">Neraď hráčům, co mají <text:span text:style-name="T273">dělat</text:span> jejich postavy</text:h>
      <text:p text:style-name="Text_20_body">Když se hráči zaseknou:</text:p>
      <text:list xml:id="list962436487" text:style-name="L66">
        <text:list-item>
          <text:p text:style-name="P381">Můžeš zopakovat věci, které postavy vidí nebo <text:span text:style-name="T679">vědí</text:span>.</text:p>
          <text:list>
            <text:list-item>
              <text:p text:style-name="P360">„Nahoře byly dřevěné trámy.“</text:p>
            </text:list-item>
          </text:list>
        </text:list-item>
        <text:list-item>
          <text:p text:style-name="P382">Můžeš připomenout, co postavy dokáží:</text:p>
          <text:list>
            <text:list-item>
              <text:p text:style-name="P361">„Jsi tesař, určitě dokážeš vyrobit žebřík.“</text:p>
            </text:list-item>
          </text:list>
        </text:list-item>
        <text:list-item>
          <text:p text:style-name="P226">Můžeš také nápady hráčů rozvádět a upřesňovat:</text:p>
          <text:list>
            <text:list-item>
              <text:p text:style-name="P362">„<text:span text:style-name="T680">Ze shnilého dřeva asi žebřík nepostavíš, ale o místnost předem byl velkej stůl, z toho by to možná šlo.</text:span>“</text:p>
            </text:list-item>
          </text:list>
        </text:list-item>
      </text:list>
      <text:p text:style-name="P32">Neříkej jim ale přímo, co mají dělat. Když řekneš třeba: <text:span text:style-name="T112">„</text:span><text:span text:style-name="T168">P</text:span><text:span text:style-name="T112">ostav žebřík, jsi přece tesař“</text:span>, <text:span text:style-name="T680">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484" text:outline-level="2"><text:bookmark-start text:name="__RefHeading___Toc13253_3822832400"/>Situační rozhodnutí<text:bookmark-end text:name="__RefHeading___Toc13253_3822832400"/></text:h>
      <text:p text:style-name="P175">/*</text:p>
      <text:p text:style-name="P175"><text:soft-page-break/>TODO: Tenhle text se mi nelíbí (ale nemám teď sílu napsat to líp). <text:span text:style-name="T701">Asi bych úplně vyhodil, co pravidla řeší a neřeší.</text:span></text:p>
      <text:list xml:id="list2297565494" text:style-name="L67">
        <text:list-item>
          <text:p text:style-name="P383">Prostě se domluv s hráči a rozhodni, situaci od situace.</text:p>
        </text:list-item>
        <text:list-item>
          <text:p text:style-name="P383">Nevymýšlej nová pravidla, <text:span text:style-name="T702">interpretuj ta stávající.</text:span></text:p>
        </text:list-item>
      </text:list>
      <text:p text:style-name="P176">*/</text:p>
      <text:p text:style-name="P174">Pravidla jsou jako zákony: <text:span text:style-name="T678">Je dobré se jimi řídit, aby hra byla férová a zábavná pro všechny</text:span>. <text:span text:style-name="T67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60648756" text:style-name="L68">
        <text:list-item>
          <text:p text:style-name="P384">Snaž se hráčům vycházet vstříc. <text:span text:style-name="T681">Když si nejsi absolutně jistý, že to, co hráč navrhuje, nemůže fungovat, kývni, že to fungovat bude.</text:span></text:p>
        </text:list-item>
        <text:list-item>
          <text:p text:style-name="P385">I když si jistý jsi, ale všichni ostatní hráči se shodnou na opaku, je lepší dát na ně.</text:p>
          <text:list>
            <text:list-item>
              <text:p text:style-name="P386">Mysli na to, že hrajete ve vymyšleném světě. Mnohem důležitější, než aby fungoval naprosto realisticky, je, aby hráče hra bavila.</text:p>
            </text:list-item>
          </text:list>
        </text:list-item>
      </text:list>
      <text:p text:style-name="P167">TODO: Nevytvářej nová pravidla. Vyber nějaké z existujících, nebo o výsledku rovnou rozhodni.</text:p>
      <text:h text:style-name="Heading_20_3" text:outline-level="3"><text:soft-page-break/>Po<text:span text:style-name="T670">čítání</text:span> vlastností</text:h>
      <text:p text:style-name="P152"><text:span text:style-name="T667">J</text:span>ak<text:span text:style-name="T590">á</text:span> se kd<text:span text:style-name="T590">y</text:span> počítá <text:span text:style-name="T590">vlastnost, není tesané do kamene</text:span>. <text:span text:style-name="T665">Ba právě naopak: Je tvým úkolem zohledňovat konkrétní situaci ve vaší hře.</text:span> Ber při tom v úvahu názor hráčů a to, jak akci popíšou: Když například někdo kličkuje mezi překážkami, může si určitě na <text:span text:style-name="T112">útěk</text:span> z boje hodit Finesou, přestože běh je normálně od Síly.</text:p>
      <text:list xml:id="list3306621412" text:style-name="L69">
        <text:list-item>
          <text:p text:style-name="P387"><text:span text:style-name="T246">Určitě ale neměň, čím se hází na</text:span><text:span text:style-name="T664"> </text:span><text:span text:style-name="T166">útok</text:span><text:span text:style-name="T214"> </text:span><text:span text:style-name="T215">(ať už kouzlem, zbraní nebo čímkoliv jiným)</text:span><text:span text:style-name="T214">,</text:span><text:span text:style-name="T664"> protože to může nabourat rovnováhu hry.</text:span></text:p>
          <text:list>
            <text:list-item>
              <text:p text:style-name="P388">Mohlo by se třeba stát, že všichni hráči budou maxovat Sílu, protože se nic jiného nevyplatí.</text:p>
            </text:list-item>
          </text:list>
        </text:list-item>
      </text:list>
      <text:p text:style-name="P168">Když ale nejde o útok, tak se neboj hráčům povolit cokoliv, co dává smysl.</text:p>
      <text:h text:style-name="Heading_20_3" text:outline-level="3">Přidělování výhod a nevýhod</text:h>
      <text:p text:style-name="P153">Co se kdy počítá za výhody a nevýhody, <text:span text:style-name="T66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321258793" text:style-name="L70">
        <text:list-item>
          <text:p text:style-name="P389">Když se hráč rozhoduje, co by mohl udělat, <text:span text:style-name="T669">můžeš</text:span> mu <text:span text:style-name="T669">připomenout</text:span>, jaké má jeho postava možnosti:</text:p>
          <text:list>
            <text:list-item>
              <text:p text:style-name="P363">„V místnosti jsou sloupy, za které by se šlo schovat.“</text:p>
            </text:list-item>
          </text:list>
        </text:list-item>
      </text:list>
      <text:h text:style-name="P501" text:outline-level="3">Kreativní použití kouzel</text:h>
      <text:p text:style-name="P39">TODO</text:p>
      <text:p text:style-name="P39"><text:soft-page-break/>/* Možná to spíš hodit do části pro hráče. Smyslem je, abych nemusel všechna možná použití vypisovat na karty kouzel. */</text:p>
      <text:p text:style-name="P39">Kouzlem <text:span text:style-name="T112">Vzplanutí</text:span> je například možné něco zapálit, kouzlem <text:span text:style-name="T112">Telekinetický úder</text:span> může hráč někomu v něčem zabránit, srazit jej na zem, shodit někomu na hlavu knihy z police, atd.</text:p>
      <text:h text:style-name="P485" text:outline-level="2"><text:bookmark-start text:name="__RefHeading___Toc13255_3822832400"/>Magie<text:bookmark-end text:name="__RefHeading___Toc13255_3822832400"/></text:h>
      <text:p text:style-name="P47"><text:span text:style-name="T259">K</text:span>dysi bývala <text:span text:style-name="T259">magie</text:span> běžná, <text:span text:style-name="T25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48">Karty se rámečkem s drobounkými stříbrnými runami představují magické předměty a kouzla. Když některá z postav holou rukou dotkne libovolného z těchto předmětů, ucítí jemné brnění.</text:p>
      <text:list xml:id="list2536055529" text:style-name="L71">
        <text:list-item>
          <text:p text:style-name="P390">Až se to poprvé stane, nezapomeň to hráčům popsat.</text:p>
        </text:list-item>
        <text:list-item>
          <text:p text:style-name="P391">Postavy takto poznají, jestli je libovolný předmět magický, musí se jej ale na to dotknout.</text:p>
        </text:list-item>
      </text:list>
      <text:p text:style-name="P49"><text:span text:style-name="T351">Předmět se následně pokusí s postavou</text:span> „sladit“. <text:span text:style-name="T358">Ta to může odmítnout, v tom případě se nic nestane. Když tomu nechá volný průběh, brnění se změní v příjemný, hřejivý pocit. Od té chvíle má postava předmět </text:span><text:span text:style-name="T129">připoutaný</text:span><text:span text:style-name="T358">.</text:span></text:p>
      <text:list xml:id="list3829499516" text:style-name="L72">
        <text:list-item>
          <text:p text:style-name="P392"><text:span text:style-name="T351">Připoutání předmětu zabere jedno kolo </text:span><text:span text:style-name="T128">soustředění</text:span><text:span text:style-name="T352">.</text:span></text:p>
        </text:list-item>
        <text:list-item>
          <text:p text:style-name="P393"><text:span text:style-name="T353">Na odpoutání stačí pomyslet (nestojí to akci)</text:span>.</text:p>
        </text:list-item>
      </text:list>
      <text:p text:style-name="P49">Některé předměty není možné připoutat. <text:span text:style-name="T359">Při dotyku se s postavou nepokusí sladit</text:span>.</text:p>
      <text:list xml:id="list1825158449" text:style-name="L73">
        <text:list-item>
          <text:p text:style-name="P394"><text:soft-page-break/>Není možné připoutat předmět, který má již připoutaný někdo jiný.</text:p>
        </text:list-item>
        <text:list-item>
          <text:p text:style-name="P394">Připoutat také nejdou různé <text:span text:style-name="T354">magické</text:span> pasti, <text:span text:style-name="T354">očarované</text:span> truhly a podobně, které jsou „pořád aktivní“.</text:p>
        </text:list-item>
      </text:list>
      <text:p text:style-name="P53">Předměty přestanou být připoutané, když postava umře. <text:span text:style-name="T604">Spánek ani bezvědomí ale připoutání nezruší.</text:span></text:p>
      <text:h text:style-name="Heading_20_3" text:outline-level="3">Jak postava pozná, co předmět dělá?</text:h>
      <text:p text:style-name="P50">Když si postava připoutá nějaký magický předmět <text:span text:style-name="T355">(včetně lektvarů a svitků s kouzly)</text:span>, tak tím také zjistí, jak se používá a co dělá. Můžeš tedy rovnou dát hráči <text:span text:style-name="T356">příslušnou</text:span> kartu <text:span text:style-name="T356">a pokud je to kouzlo, tak mu také vysvětlit, jak se sesílá (viz následující odstavec)</text:span>.</text:p>
      <text:list xml:id="list392956392" text:style-name="L74">
        <text:list-item>
          <text:p text:style-name="P395">Některé magické předměty <text:span text:style-name="T614">skrývají, co umí</text:span>, případně <text:span text:style-name="T357">o sobě</text:span> neprozradí úplně všechno. <text:span text:style-name="T357">Co dělají a jak se používají, musí postavy zjistit jinak – například si to přečíst v nějaké staré knize.</text:span></text:p>
          <text:list>
            <text:list-item>
              <text:p text:style-name="P396"><text:span text:style-name="T360">Na kartě je pak napsáno například: </text:span><text:span text:style-name="T130">Magický předmět neznámé funkce</text:span><text:span text:style-name="T112">.</text:span></text:p>
            </text:list-item>
          </text:list>
        </text:list-item>
      </text:list>
      <text:p text:style-name="P31">Lektvary účinkují, i když nejsou připoutané. Připoutat ale jdou a postava tím zjistí, co lektvar dělá.</text:p>
      <text:h text:style-name="Heading_20_3" text:outline-level="3">Sesílání kouzel</text:h>
      <text:p text:style-name="P162"><text:span text:style-name="T350">Aby mohla postava seslat kouzlo, musí si nejprve připoutat svitek, na kterém je napsané. Na to se jej musí dotknout a strávit jedno kolo </text:span><text:span text:style-name="T127">soustředěním</text:span><text:span text:style-name="T216"> </text:span><text:span text:style-name="T217">(stejně jako když připoutává jakýkoliv jiný magický předmět)</text:span><text:span text:style-name="T216">.</text:span></text:p>
      <text:list xml:id="list495760415" text:style-name="L75">
        <text:list-item>
          <text:p text:style-name="P227"><text:soft-page-break/>Svitky s kouzly a rituály jsou magické předměty počítají se tedy do počtu předmětů, které může mít postava současně připoutané.</text:p>
        </text:list-item>
      </text:list>
      <text:p text:style-name="P162"><text:span text:style-name="T35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67">zaklínací formuli</text:span><text:span text:style-name="T673">, která je uvedená na kartě s kouzlem.<text:line-break/><text:tab/>Formuli ovšem nemusí vyslovit hned. Kouzlo tedy může mít připravené a kdykoliv později jej seslat vyslovením zaklínací formule, což vyžaduje jen jedno kolo </text:span><text:span text:style-name="T127">soustředění</text:span><text:span text:style-name="T350">.</text:span></text:p>
      <text:list xml:id="list3207377028" text:style-name="L76">
        <text:list-item>
          <text:p text:style-name="P397">Při vyslovení zaklínací formule <text:span text:style-name="T671">postava</text:span> nemusí svitek držet, dokonce jej ani nemusí mít u sebe (při připoutávání a čtení kouzla samozřejmě ano).</text:p>
        </text:list-item>
        <text:list-item>
          <text:p text:style-name="P399">Když si postava svitek odpoutá a znovu připoutá, kouzlo přestane být připravené. Před použitím ho musí znovu celé přečíst.</text:p>
        </text:list-item>
      </text:list>
      <text:p text:style-name="P154">Když chce <text:span text:style-name="T672">postava</text:span> kouzlo seslat znovu, musí opět přečíst celý text svitku.</text:p>
      <text:list xml:id="list832289715" text:style-name="L77">
        <text:list-item>
          <text:p text:style-name="P398">Od druhé úrovně si postavy mohou připoutat víc magických předmětů současně, takže mohou mít připravených víc kouzel a každé z nich seslat v jednom kole.</text:p>
        </text:list-item>
      </text:list>
      <text:p text:style-name="P161">Rituály sesílací formuli nemají, nejdou tedy připravit a dokončit později. Účinkují vždy hned po dokončení sesílání.</text:p>
      <text:h text:style-name="Heading_20_4" text:outline-level="4">Sesílání kouzel z hůlek</text:h>
      <text:p text:style-name="P163">Hůlky, magické prsteny a podobně mohou také umožňovat sesílat kouzla. Na rozdíl od svitků na nich ale není kouzlo celé napsané, je tam jen <text:span text:style-name="T112">sesílací formule</text:span>. Stejně jako u svitků si ale postava předmět musí nejdříve připoutat.</text:p>
      <text:list xml:id="list3075079549" text:style-name="L78">
        <text:list-item>
          <text:p text:style-name="P400"><text:soft-page-break/>Kouzla z hůlek, prstenů a podobných předmětů není třeba připravovat. Sesílají se rovnou vyslovením <text:span text:style-name="T112">sesílací formule</text:span>.</text:p>
        </text:list-item>
        <text:list-item>
          <text:p text:style-name="P400">Jsou vždy ale o poznání slabší než kouzla na svitcích.</text:p>
        </text:list-item>
      </text:list>
      <text:h text:style-name="Heading_20_4" text:outline-level="4">Sesílání kouzel z holí</text:h>
      <text:p text:style-name="P164">Některé kouzelné hole, případně jiné <text:span text:style-name="T674">podobné</text:span> předměty, umožňují bez přípravy sesílat kouzla v plné síle. Mají vždy v sobě vsazené drahokamy zářící vnitřním světlem. Po každém seslání kouzla (vyslovením <text:span text:style-name="T112">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28">Když umře někter<text:span text:style-name="T292">á</text:span> z postav, neznamená to pro jejího hráče konec hry. <text:span text:style-name="T286">Na začátku jsme si řekli, že postavy cítí, že s nimi není něco v pořádku. Jeden z projevů je, že:</text:span></text:p>
      <text:list xml:id="list3162985238" text:style-name="L79">
        <text:list-item>
          <text:p text:style-name="P401">Když umře hráčská postava, někde poblíž se někdo jiný ráno probudí s tím, že má kromě svých vzpomínek ještě vzpomínky <text:span text:style-name="T296">cizí</text:span>.</text:p>
          <text:list>
            <text:list-item>
              <text:p text:style-name="P406"><text:span text:style-name="T682">Dobrodružství s tím obvykle počítají</text:span>. <text:span text:style-name="T682">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407"><text:span text:style-name="T299">Dokud někdo poprvé neumře, tak o</text:span> tom, že se po smrti jejich vzpomínky přenesou na někoho jiného, postavy nevědí. Situaci, kdy <text:span text:style-name="T294">k nim poprvé</text:span> přijde někdo <text:span text:style-name="T294">cizí</text:span> a bude tvrdit, že se přece znají, určitě odehrajte, může to být docela zábavné. Když později umře někdo další, tak už <text:span text:style-name="T291">ale</text:span> asi všichni budou tušit, co to obnáší, takže <text:span text:style-name="T295">znovu</text:span> už to detailně odehrávat nemusíte.</text:p>
        </text:list-item>
      </text:list>
      <text:p text:style-name="P28"><text:soft-page-break/>Herně to <text:span text:style-name="T297">znamená</text:span>, že si hráč vytvoří novou postavu, <text:span text:style-name="T300">ale nebude muset hrát, že si nepamatuje nic z toho, co zažily ty předchozí</text:span>.</text:p>
      <text:list xml:id="list907888603" text:style-name="L80">
        <text:list-item>
          <text:p text:style-name="P402"><text:span text:style-name="T304">Tvorba nové probíhá</text:span> stejně jako na začátku hry.</text:p>
        </text:list-item>
        <text:list-item>
          <text:p text:style-name="P403"><text:span text:style-name="T305">Nová postava by měla mít jiné povolání</text:span> než <text:span text:style-name="T287">ta</text:span> zesnulá.</text:p>
          <text:list>
            <text:list-item>
              <text:p text:style-name="P404">Důvodem je, aby <text:span text:style-name="T28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05">Nová postava <text:span text:style-name="T284">má</text:span> stejnou úroveň a získané zkušenosti <text:span text:style-name="T288">jako ta zesnulá</text:span>.</text:p>
          <text:list>
            <text:list-item>
              <text:p text:style-name="P405">Hráč si tedy <text:span text:style-name="T285">příslušně </text:span>zvýší <text:span text:style-name="T370">vlastnosti (stejně jako když úrovně získával poprvé, jen to udělá všechno najednou)</text:span> <text:span text:style-name="T285">a</text:span> spočítá <text:span text:style-name="T285">si z nich</text:span> kondici a bojová čísla.</text:p>
            </text:list-item>
          </text:list>
        </text:list-item>
        <text:list-item>
          <text:p text:style-name="P402">Nová postava si pamatuje všechno, co zažily všechny předchozí, až do okamžiku smrti <text:span text:style-name="T289">té poslední</text:span>.</text:p>
          <text:list>
            <text:list-item>
              <text:p text:style-name="P402">Pokud tedy například <text:span text:style-name="T298">předchozí postavu</text:span> někdo zastřelil zezadu, <text:span text:style-name="T290">ta nová</text:span> nebude vědět, kdo to byl.</text:p>
            </text:list-item>
            <text:list-item>
              <text:p text:style-name="P408"><text:span text:style-name="T306">Ví ale</text:span>, jaké měla <text:span text:style-name="T307">dřívější</text:span> postava vybavení, co bylo v části podzemí, kterou prozkoumala, s kým <text:span text:style-name="T301">tam</text:span> byla, a podobně.</text:p>
            </text:list-item>
          </text:list>
        </text:list-item>
        <text:list-item>
          <text:p text:style-name="P409">Výbava původní postavy zůstala tam, kde umřela. Co se s ní stane dál záleží na dalším průběhu hry.</text:p>
          <text:list>
            <text:list-item>
              <text:p text:style-name="P409"><text:span text:style-name="T293">Když</text:span> tedy například <text:span text:style-name="T293">zahynou</text:span> všechny hráčské postavy, ty nové budou mít jen startovní výbavu a pro věci svých předchůdců si budou muset dojít a případně si je vybojovat.</text:p>
            </text:list-item>
          </text:list>
        </text:list-item>
        <text:list-item>
          <text:p text:style-name="P410"><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10">Můžeš například říct, že nová postava byla zrovna na výpravě někde poblíž.</text:p>
            </text:list-item>
            <text:list-item>
              <text:p text:style-name="P410">Můžeš se na tom také dohodnout s ostatními hráči. Pokud už postavy vědí, co jejich smrt obnáší, mohou se například vrátit do nedalekého města nebo osady a tam se s <text:span text:style-name="T302">tou</text:span> novou potkat. Nebo si třeba mohou chtít odpočinout a vyléčit si zranění, <text:span text:style-name="T303">takže nová postava bude mít čas dorazit</text:span>.</text:p>
            </text:list-item>
            <text:list-item>
              <text:p text:style-name="P410">Když nic z toho nedává smysl, tak můžeš s hráčem nové postavy odehrát krátkou příhodu na cestě k ostatním.</text:p>
            </text:list-item>
          </text:list>
        </text:list-item>
      </text:list>
      <text:h text:style-name="P486" text:outline-level="2"><text:bookmark-start text:name="__RefHeading___Toc10377_38474947"/>Překonávání překážek<text:bookmark-end text:name="__RefHeading___Toc10377_38474947"/></text:h>
      <text:p text:style-name="P33">Na <text:span text:style-name="T314">překonávání překážek</text:span> se nehá<text:span text:style-name="T313">zí</text:span>. Cílem není dobře si hodit na kostce, ale vymyslet, jak si s <text:span text:style-name="T315">problémem</text:span> poradit.</text:p>
      <text:h text:style-name="Heading_20_4" text:outline-level="4">Přeskakování propasti</text:h>
      <text:p text:style-name="P3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851349324" text:style-name="L81">
        <text:list-item>
          <text:p text:style-name="P411">Je to dost daleko, ale zvládne to každý, kdo nemá vážné zranění a odloží veškerou zátěž.</text:p>
        </text:list-item>
      </text:list>
      <text:p text:style-name="P34"><text:span text:style-name="T316">Když se tě pak hráč zeptá </text:span><text:span text:style-name="T117">„Jak je to </text:span><text:span text:style-name="T118">ta díra široká</text:span><text:span text:style-name="T117">?“</text:span><text:span text:style-name="T178">, můžeš odpovědět třeba takhle:</text:span></text:p>
      <text:p text:style-name="P6"><text:soft-page-break/><text:tab/>„Asi to všichni zvládnete přeskočit, ale je to fakt docela daleko a není tu moc místa k roz<text:span text:style-name="T311">e</text:span>běhu. <text:span text:style-name="T312">Bude to dost natěsno.</text:span>“</text:p>
      <text:p text:style-name="P7"><text:span text:style-name="T179">Je možné, že si hráči nesprávně vyloží, co jsi tím popisem myslel. </text:span><text:span text:style-name="T175">Nikdy nepředpokládej, že chce postava dobrovolně skočit do propasti, vždycky hráči </text:span><text:span text:style-name="T177">jasně</text:span><text:span text:style-name="T175"> řekni, že se chce pokusit o něco nemožného, </text:span><text:span text:style-name="T180">respektive smrtelného</text:span><text:span text:style-name="T175">:</text:span></text:p>
      <text:p text:style-name="P9"><text:tab/>„Hele, s batohem na zádech to určitě nedáš.“</text:p>
      <text:p text:style-name="P9"><text:tab/>„Ty chceš skákat s probodnutým břichem? To si můžeš rovnou dole vykopat hrob.“</text:p>
      <text:p text:style-name="P29">Ale můžeš taky říct:</text:p>
      <text:p text:style-name="P8"><text:tab/>„Asi to půjde i s batohem, ale nejspíš se na druhé straně zachytíš jen rukama a nohy ti budou viset dolů.“</text:p>
      <text:p text:style-name="P3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37">Pro šplhání platí to samé, co pro přeskakování: Nehází se, ale mohou nastat problémy, které bude hráč muset nějak překonat:</text:p>
      <text:list xml:id="list3605844827" text:style-name="L82">
        <text:list-item>
          <text:p text:style-name="P412">Stěna je tak příkrá, že na ni bez pomůcek </text:p>
        </text:list-item>
      </text:list>
      <text:h text:style-name="Heading_20_3" text:outline-level="3">Může vůbec postava <text:span text:style-name="T317">spadnout</text:span>?</text:h>
      <text:p text:style-name="P146">Postava může <text:span text:style-name="T608">odněkud</text:span> spadnout jen v jednom z těchto případů:</text:p>
      <text:list xml:id="list2770859124" text:style-name="L83">
        <text:list-item>
          <text:p text:style-name="P413">J<text:span text:style-name="T607">d</text:span>e o past <text:span text:style-name="T609">a hráč neuspěje v hodu na obranu</text:span>.</text:p>
        </text:list-item>
        <text:list-item>
          <text:p text:style-name="P413">Někdo ji shodí <text:span text:style-name="T606">(viz akce </text:span><text:span text:style-name="T163">zatlačení</text:span><text:span text:style-name="T606">)</text:span>.</text:p>
        </text:list-item>
        <text:list-item>
          <text:p text:style-name="P413">Rozhodne se <text:span text:style-name="T605">tak</text:span> její hráč.</text:p>
        </text:list-item>
      </text:list>
      <text:h text:style-name="Heading_20_3" text:outline-level="3"><text:soft-page-break/><text:span text:style-name="T683">R</text:span>ozbilo se ti něco?</text:h>
      <text:p text:style-name="P35">Při různém skákání, <text:span text:style-name="T320">šplhání</text:span> a padání tě může svádět říct něco ve stylu:</text:p>
      <text:p text:style-name="P35"><text:tab/><text:span text:style-name="T112">„Rozbily se ti ty flakónky, co máš v batohu“.</text:span></text:p>
      <text:p text:style-name="P36">To bys ale dělat neměl. <text:span text:style-name="T318">Když to totiž řekneš takhle, tak hráči nedáš možnost pro něj nepříjemný výsledek jakkoliv ovlivnit a bude to znít, jako že jsi mu to způsobil ty.</text:span></text:p>
      <text:list xml:id="list3141891659" text:style-name="L84">
        <text:list-item>
          <text:p text:style-name="P414">Pokud tě napadne předem, že by se postavě mohlo něco rozbít, nabídni to hráči <text:span text:style-name="T684">jako cenu za bezpečné provedení akce</text:span>:</text:p>
          <text:list>
            <text:list-header>
              <text:p text:style-name="P364">„Když dole uděláš parakotoul, nic se ti nestane, ale asi to nepřežijou křehké věci, co máš v torně. Chceš to udělat?“</text:p>
            </text:list-header>
          </text:list>
        </text:list-item>
        <text:list-item>
          <text:p text:style-name="P415">Když tě to napadne až potom, co výsledek popíšeš, neoznamuj to jako hotovou věc, ale nech na hráči, ať si sám rozhodne, co (a jestli) se mu rozbilo:</text:p>
          <text:list>
            <text:list-header>
              <text:p text:style-name="P365">„<text:span text:style-name="T319">Hele, jak jsi dole udělal parakotoul, tak jsi určitě dal svý torně zabrat. Nerozbilo se ti něco?</text:span>“</text:p>
            </text:list-header>
          </text:list>
        </text:list-item>
      </text:list>
      <text:p text:style-name="P147"><text:span text:style-name="T207">Když dáš hráči najevo, že spoléháš na jeho úsudek, </text:span><text:span text:style-name="T208">velmi pravděpodobně si rozbité věci popíše sám. Pokud to ale odmítne, nenuť ho do toho.</text:span></text:p>
      <text:h text:style-name="Heading_20_2" text:outline-level="2"><text:bookmark-start text:name="__RefHeading___Toc10381_38474947"/><text:span text:style-name="T666">Použití p</text:span>říručk<text:span text:style-name="T334">y</text:span> s dobrodružstvím<text:bookmark-end text:name="__RefHeading___Toc10381_38474947"/></text:h>
      <text:list xml:id="list3886103807" text:style-name="L85">
        <text:list-item>
          <text:p text:style-name="P417">Do návodu k použití modulů:</text:p>
          <text:list>
            <text:list-item>
              <text:p text:style-name="P417">Neříkej hráčům názvy místností, ty jsou pouze pro tebe pro rychlou orientaci.</text:p>
            </text:list-item>
            <text:list-item>
              <text:p text:style-name="P418"><text:soft-page-break/>Ceny uvedené v modulu jsou prodejní. Obchodníci <text:span text:style-name="T341">to</text:span> následně prodají dráž <text:span text:style-name="T341">(až za dvojnásobek)</text:span>.</text:p>
              <text:list>
                <text:list-item>
                  <text:p text:style-name="P418">Ceny v ceníku jsou nákupní, prodejní bývají poloviční.</text:p>
                </text:list-item>
                <text:list-item>
                  <text:p text:style-name="P419">Tohle bude jednodu<text:span text:style-name="T17">šší, protože to mám rozdělené na dva ceníky: V modulu je prodejní ceník, v pravidlech nákupní.</text:span></text:p>
                </text:list-item>
              </text:list>
            </text:list-item>
          </text:list>
        </text:list-item>
        <text:list-item>
          <text:p text:style-name="P421">Do kapitoly pro Pána jeskyně: <text:span text:style-name="T335">Jak se řeší různý počet postav a to, že jsou na jiné než předpokládané úrovni.</text:span></text:p>
          <text:p text:style-name="P421">/* <text:span text:style-name="T371">Určitě chci zmínit, že PJ nemá plošně upravovat protivníky (jednotlivě může, nahoru i dolů).</text:span> */</text:p>
          <text:p text:style-name="P228">/* <text:span text:style-name="T372">Asi ale doporučím neměnit potvory v dungeonu. Holt to prostě hráči budou mít o něco těžšílehčí, to je ok. Ber to v úvahy při výběru modulu, ale neměň ho.</text:span> */</text:p>
          <text:list>
            <text:list-header>
              <text:p text:style-name="P416">TODO: <text:span text:style-name="T336">Zmínit hru s postavami na vyšších úrovních – víc goblinů, sochy méně poškozené, víc pavouků (možná na to udělat orientační tabulku – respektive spíš mít takovou tabulku u každého encounteru).</text:span></text:p>
              <text:p text:style-name="P422">- stejný problém je asi s počtem hráčů</text:p>
              <text:list>
                <text:list-item>
                  <text:p text:style-name="P420"><text:span text:style-name="T17">- neposiluj protivníky, goblin by měl zůstat pořád stejně silný nehledě na to, jakou mají postavy úroveň. </text:span><text:span text:style-name="T56">Víc protivníků je ok = hráči si vychutnají sílu svých postav. /* Tohle by taky asi mělo bejt spíš v pravidlech */</text:span></text:p>
                </text:list-item>
              </text:list>
            </text:list-header>
          </text:list>
        </text:list-item>
      </text:list>
      <text:p text:style-name="Text_20_body"/>
      <text:p text:style-name="P4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4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4087488921" text:style-name="L86">
        <text:list-item>
          <text:p text:style-name="P318">Na začátku hry se zeptej hráčů, která z postav kreslí mapu.</text:p>
        </text:list-item>
      </text:list>
      <text:p text:style-name="P43"><text:span text:style-name="T693">Díky tomu, že mají hráči mapu před sebou na stole, n</text:span>emusíš do detailů popisovat tvary chodeb a místností. Popisuj jen zvláštnosti.</text:p>
      <text:list xml:id="list733508347" text:style-name="L87">
        <text:list-item>
          <text:p text:style-name="P423"><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7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45">chodeb a</text:span> místnost<text:span text:style-name="T645">í</text:span></text:h>
      <text:p text:style-name="P156">Když se postavy vydají do nové místnosti, tak p<text:span text:style-name="T648">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274266696" text:style-name="L88">
        <text:list-item>
          <text:p text:style-name="P424">Když <text:span text:style-name="T616">náhodou přeskočíš něco důležitého, nebo uděláš nějakou podobnou chybu,</text:span> omluv se <text:span text:style-name="T616">hráčům</text:span> a podle potřeby vrať hru o kus zpět a nech je rozhodnout znovu s tím, že mají informace, které jsi <text:span text:style-name="T659">vynechal</text:span>.</text:p>
        </text:list-item>
      </text:list>
      <text:p text:style-name="Example_20_Header">Příklad <text:span text:style-name="T646">popisu místnosti</text:span>:</text:p>
      <text:p text:style-name="Example"><text:span text:style-name="T638">🔊</text:span><text:span text:style-name="T639"><text:tab/></text:span><text:span text:style-name="T640">Z místnosti je slyšet </text:span><text:span text:style-name="T641">tekoucí voda</text:span><text:span text:style-name="T640">.</text:span></text:p>
      <text:p text:style-name="Example"><text:span text:style-name="T619">🚪<text:tab/></text:span><text:span text:style-name="T642">Zavřené obyčejné dveře s⁠ klikou a⁠ klíčovou dírkou.</text:span></text:p>
      <text:list xml:id="list901380773" text:style-name="L89">
        <text:list-item>
          <text:p text:style-name="P459">Jsou zamčené.</text:p>
        </text:list-item>
        <text:list-item>
          <text:p text:style-name="P459"><text:span text:style-name="T647">Pod zámkem je</text:span> malá dírka.</text:p>
          <text:list>
            <text:list-item>
              <text:p text:style-name="P459">Odtud vyletuje šipka při spuštění pasti.</text:p>
            </text:list-item>
          </text:list>
        </text:list-item>
      </text:list>
      <text:list xml:id="list1438983908" text:style-name="L90">
        <text:list-item>
          <text:p text:style-name="P461">Když <text:span text:style-name="T647">se někdo pokusí zámek vypáčit</text:span>, spustí šipkovou past.</text:p>
          <text:list>
            <text:list-item>
              <text:p text:style-name="P460">Past má útok 5/0.</text:p>
            </text:list-item>
          </text:list>
        </text:list-item>
      </text:list>
      <text:p text:style-name="Example"><text:span text:style-name="Emphasis"><text:span text:style-name="T635">♨</text:span></text:span><text:span text:style-name="Emphasis"><text:span text:style-name="T636"><text:tab/></text:span></text:span><text:span text:style-name="Emphasis"><text:span text:style-name="T637">J</text:span></text:span><text:span text:style-name="T643">e zde cítit zápach hnijícího ovoce.</text:span></text:p>
      <text:p text:style-name="P195"><text:soft-page-break/>Ve východní části místnosti je <text:span text:style-name="T618">stůl</text:span>. V⁠ západní části je několik polorozpadlých <text:span text:style-name="T617">beden</text:span>. <text:span text:style-name="T644">Ze stropu nad bednami teče voda. Odtéká dírou v jihovýchodním rohu místnosti.</text:span></text:p>
      <text:p text:style-name="Example"><text:span text:style-name="T621">▸<text:tab/></text:span><text:span text:style-name="T632">Stůl</text:span><text:span text:style-name="T622"> má šuplík.</text:span></text:p>
      <text:list xml:id="list3775235482" text:style-name="L91">
        <text:list-item>
          <text:p text:style-name="P462">Uvnitř je 5 st.</text:p>
        </text:list-item>
      </text:list>
      <text:p text:style-name="P204"><text:span text:style-name="T621">▸<text:tab/></text:span><text:span text:style-name="T623">V </text:span><text:span text:style-name="T633">bednách</text:span><text:span text:style-name="T623"> je shnilé ovoce.</text:span></text:p>
      <text:p text:style-name="Text_20_body">Věci <text:span text:style-name="T651">jsou popsané pořadí</text:span>, <text:span text:style-name="T651">ve kterém na ně postavy</text:span> narazí. V našem příkladu je například <text:span text:style-name="T652">nejdřív</text:span> zvuk tekoucí vody – ten je slyšet už z dálky a přes zavřené dveře, takže o něm můžeš hráčům říct ještě před tím, než vůbec zmíníš dveře (třeba když jsou ještě za rohem v chodbě).<text:line-break/><text:tab/>Dále jsou <text:span text:style-name="T653">uvedené</text:span> dveře. S těmi se postavy pochopitelně musí nějak vypořádat, pokud se chtějí dostat dovnitř.</text:p>
      <text:list xml:id="list2468467274" text:style-name="L92">
        <text:list-item>
          <text:p text:style-name="P425">Když má místnost více než jeden vstup, tak dveře nejsou <text:span text:style-name="T654">uvedené</text:span> v <text:span text:style-name="T655">jejím</text:span> popisu. Místo toho mají samostatné heslo, <text:span text:style-name="T657">třeba</text:span> <text:span text:style-name="T240">B8-d1</text:span>. <text:span text:style-name="T656">Popis dveří je vždy za popisem místnosti, která je součástí jejich kódu – tyto jsou tedy popsané po místnosti </text:span><text:span text:style-name="T245">B8</text:span>.</text:p>
        </text:list-item>
        <text:list-item>
          <text:p text:style-name="P427">Odrážky v popisu <text:span text:style-name="T654">dveří a místností</text:span> představují informace, které nejsou zřejmé na první pohled, nebo jsou pouze pro tebe. Že jsou například dveře zamčené, postavy zjistí, až když to zkusí. <text:span text:style-name="T650">Obdobně dírky pod zámkem (odkud vystřeluje šipka) si všimnou, až když dveře podrobně prozkoumají, nebo třeba když budou chtít zámek odemknout paklíčem.</text:span></text:p>
        </text:list-item>
        <text:list-item>
          <text:p text:style-name="P426"><text:span text:style-name="T649">Pasti a jiné věci, které mohou postavy spustit, nebo třeba nestvůry, které se na ně vrhnou, jsou vždycky zmíněny </text:span><text:span text:style-name="T244">tučně</text:span><text:span text:style-name="T649">.</text:span></text:p>
        </text:list-item>
      </text:list>
      <text:p text:style-name="P157"><text:soft-page-break/>Dále je v popisu uveden zápach hnijícího ovoce. To, že je až za popisem dveří, znamená, že je cítit až po jejich otevření. <text:span text:style-name="T658">Když by ale někdo třeba zkoušel přičichnout ke klíčové dírce, můžeš ho popsat i dřív.<text:line-break/><text:tab/>Odstavec uvedený </text:span><text:span text:style-name="T164">kurzívou</text:span><text:span text:style-name="T658"> </text:span><text:span text:style-name="T5">říká, co postavy v místnosti vidí na první pohled, bez podrobnějšího zkoumání. </text:span><text:span text:style-name="T6">Některá slova jsou v něm</text:span><text:span text:style-name="T658"> </text:span><text:span text:style-name="T173">podtržená</text:span><text:span text:style-name="T658">. Znamená to, že je možné je prozkoumat blíž – popis najdeš v samostatné odrážce (‚</text:span><text:span text:style-name="T621">▸‘</text:span><text:span text:style-name="T624">).</text:span></text:p>
      <text:list xml:id="list2148428728" text:style-name="L93">
        <text:list-item>
          <text:p text:style-name="P428"><text:span text:style-name="T624">N</text:span><text:span text:style-name="T620">ež postavy z místnosti odejdou, zkontroluj, jestli nezapomněl</text:span><text:span text:style-name="T627">y</text:span><text:span text:style-name="T620"> na nějaké z </text:span><text:span text:style-name="T631">podtržených slov</text:span><text:span text:style-name="T620">. Můžeš třeba říct: </text:span><text:span text:style-name="T634">„Ještě jste neprohledávali stůl“</text:span><text:span text:style-name="T620">.</text:span></text:p>
          <text:list>
            <text:list-item>
              <text:p text:style-name="P428"><text:span text:style-name="T620">Pokud se například bojovalo, </text:span><text:span text:style-name="T628">hráči mohou snadno zapomenout, co jsi jim popsa</text:span><text:span text:style-name="T629">l</text:span><text:span text:style-name="T628"> při vstupu do místnosti</text:span><text:span text:style-name="T620">. </text:span><text:span text:style-name="T625">Jejich postavy ale v té místnosti stojí a mají všechno na očích. Že tam je ještě st</text:span><text:span text:style-name="T630">ů</text:span><text:span text:style-name="T625">l, který nikdo neprohledal, by si určitě všimly.</text:span></text:p>
            </text:list-item>
            <text:list-item>
              <text:p text:style-name="P428"><text:span text:style-name="T620">Tato hra je v prvé řadě o prohledávání podzemí. Neznamená to, že hráči musí nutně najít úplně všechno, ale </text:span><text:span text:style-name="T626">mělo by se to týkat až vnořených popisů (odrážek). Slova podtržená v popisu místnosti představují zjevné věci, které postavy dost dobře nemohou přehlédnout.</text:span></text:p>
            </text:list-item>
          </text:list>
        </text:list-item>
      </text:list>
      <text:p text:style-name="P15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685">to</text:span> si můžeš vymyslet</text:h>
      <text:p text:style-name="P158">Hráči se <text:span text:style-name="T660">tě</text:span> budou nepochybně ptát na spoustu věcí, které v popisu místnosti nenajdeš, například: <text:span text:style-name="T112">„Z jakého dřeva je ten stůl?“<text:line-break/></text:span><text:span text:style-name="T175"><text:tab/></text:span><text:span text:style-name="T209">V tom případě si něco vymysli. Můžeš se taky poradit s hráči: </text:span><text:span text:style-name="T165">„Popravdě nevím, mohl by to být třeba dub?“</text:span></text:p>
      <text:list xml:id="list1322645264" text:style-name="L94">
        <text:list-item>
          <text:p text:style-name="P429"><text:soft-page-break/><text:span text:style-name="T175">Kdyby se ti náhodou stalo, že řekneš hráčům něco, co bude nebude dávat smysl </text:span><text:span text:style-name="T212">dohromady</text:span><text:span text:style-name="T175"> s něčím dalším v popisu podzemí, tak to hráčům </text:span><text:span text:style-name="T210">řekni</text:span><text:span text:style-name="T175"> a změňte to.</text:span></text:p>
        </text:list-item>
        <text:list-item>
          <text:p text:style-name="P430"><text:span text:style-name="T175">Kdyžtak jim vysvětli, že nehrajete deskovou hru, </text:span><text:span text:style-name="T213">ale rpgčko</text:span><text:span text:style-name="T175"> – což na jednu stranu </text:span><text:span text:style-name="T211">znamená, že se mohou na všechno ptát a zkoušet, cokoliv je napadne, ale také to znamená, že nemůže být připravené úplně všechno a některé věci holt musíš vymyslet za běhu.</text:span></text:p>
        </text:list-item>
      </text:list>
      <text:h text:style-name="P502" text:outline-level="3">Svět nekončí na hraně mapy</text:h>
      <text:p text:style-name="P46"><text:span text:style-name="T661">Pokud se hráči</text:span> rozhodnout <text:span text:style-name="T661">například</text:span> jít přespat půl dne cesty stranou, improvizuj.</text:p>
      <text:list xml:id="list1148286341" text:style-name="L95">
        <text:list-item>
          <text:p text:style-name="P431">Pokud nemáš dobrý důvod, proč by se neměli v klidu vyspat, nech je. Opatrnost by se měla vyplácet.</text:p>
        </text:list-item>
      </text:list>
      <text:p text:style-name="P159">Když by se ale chtěli vydat <text:span text:style-name="T662">na průzkum</text:span> někam do Divočiny, úplně mimo připravené podzemí, tak <text:span text:style-name="T663">jim na rovinu řekni, že hrajete podle příručky a tahle oblast v ní není</text:span>.</text:p>
      <text:h text:style-name="P503" text:outline-level="3"><text:bookmark-start text:name="__RefHeading___Toc10383_38474947"/>Jak používat karty<text:bookmark-end text:name="__RefHeading___Toc10383_38474947"/></text:h>
      <text:h text:style-name="P510" text:outline-level="4">Karty <text:span text:style-name="T361">předmětů</text:span></text:h>
      <text:p text:style-name="P52"><text:span text:style-name="T364">Pro každý druh zbraně je vždy v krabici jen jedna karta</text:span>, přestože <text:span text:style-name="T365">stejných zbraní může být </text:span>v podzemí<text:span text:style-name="T365"> </text:span>víc. Je to proto, abyste jich neměli plný stůl – kart<text:span text:style-name="T366">y zbraní</text:span> slouží hlavně k tomu, abyste nemuseli <text:span text:style-name="T366">hledat jejich</text:span> parametry <text:span text:style-name="T366">v pravidlech</text:span>. <text:span text:style-name="T363">Některé předměty nemají kartu vůbec, ty si hráči prostě jen zapíší do deníku postavy.<text:line-break/><text:tab/>Dohlédni na to, aby karty nezůstávaly ležet na hromadě upro</text:span><text:soft-page-break/><text:span text:style-name="T36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511" text:outline-level="4">Karty <text:span text:style-name="T361">protivníků</text:span></text:h>
      <text:p text:style-name="P51">Karty protivníků mají na jedné straně jen obrázek a na druhé popis a bojová čísla. <text:span text:style-name="T36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87" text:outline-level="2"><text:bookmark-start text:name="__RefHeading___Toc10385_38474947"/>Hraní za protivníky<text:bookmark-end text:name="__RefHeading___Toc10385_38474947"/></text:h>
      <text:p text:style-name="P25">Protivníci chtějí vyhrát. <text:span text:style-name="T327">Nebo alespoň přežít.</text:span></text:p>
      <text:h text:style-name="Heading_20_3" text:outline-level="3">Hraní za nehráčské postavy</text:h>
      <text:list xml:id="list3452620493" text:style-name="L96">
        <text:list-item>
          <text:p text:style-name="P432">Když nevíš, zeptej se hráčů, jak by podle nich měl dotyčný reagovat, nebo jak by se měl chovat.</text:p>
        </text:list-item>
        <text:list-item>
          <text:p text:style-name="P433">Můžeš také nechat někoho z hráčů nebo přihlížejících, ať jej zahraje.</text:p>
        </text:list-item>
      </text:list>
      <text:h text:style-name="Heading_20_3" text:outline-level="3">Boj s nestvůrami</text:h>
      <text:p text:style-name="P107"><text:span text:style-name="T501">TODO:</text:span> <text:span text:style-name="T501">Možná to hodit do kapitoly pro PJ</text:span></text:p>
      <text:p text:style-name="P107">Některé <text:span text:style-name="T262">obzvláště nebezpečné</text:span> nestvůry používají speciální pravidla.</text:p>
      <text:h text:style-name="Heading_20_4" text:outline-level="4"><text:bookmark-start text:name="__RefHeading___Toc2537_690236890"/><text:soft-page-break/><text:span text:style-name="T263">V</text:span>ícenásob<text:span text:style-name="T263">né</text:span> útoky<text:bookmark-end text:name="__RefHeading___Toc2537_690236890"/></text:h>
      <text:p text:style-name="P98">Některé nestvůry, jako třeba obří štír nebo hydra, mají tělo stavěné tak, že mohou současně útočit z několika směrů.</text:p>
      <text:list xml:id="list2069916365" text:style-name="L97">
        <text:list-item>
          <text:p text:style-name="P434">Tyto nestvůry mohou <text:span text:style-name="T25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13">Nezapomeň </text:span>dát hráčům vědět, že jejich <text:span text:style-name="T513">útok</text:span> má jiný než očekávaný účinek: <text:span text:style-name="T112">„Po zásahu palicí se na soše udělaly pukliny a odpadl z ní velký kus kamene. Vypadá to, že tvoje zbraň je proti ní velmi účinná.“</text:span></text:p>
      <text:h text:style-name="P504" text:outline-level="3">Boj s nehmotným protivníkem</text:h>
      <text:list xml:id="list493049628" text:style-name="L98">
        <text:list-item>
          <text:p text:style-name="P435">Může procházet zdmi nebo se třeba někde vynořit ze země.</text:p>
        </text:list-item>
        <text:list-item>
          <text:p text:style-name="P436">Nemagické zbraně a jiná než duševní kouzla skrz něj projdou a nic mu neudělají.</text:p>
        </text:list-item>
        <text:list-item>
          <text:p text:style-name="P437">Bránit se proti němu dá pouze Finesou (úhyb) nebo Duší (odolávání). Bonus za zbraň ani štít se nepočítá.</text:p>
        </text:list-item>
        <text:list-item>
          <text:p text:style-name="P229"><text:span text:style-name="T67">Pokud p</text:span><text:span text:style-name="T68">ostava </text:span><text:span text:style-name="T67">nemá </text:span><text:span text:style-name="T69">nehmotnou bytost</text:span><text:span text:style-name="T67"> jak ohrozit, </text:span><text:span text:style-name="T69">tak si proti ní vždycky hází na obranu a nemůže si počítat zbraň</text:span><text:span text:style-name="T70">.</text:span></text:p>
        </text:list-item>
      </text:list>
      <text:h text:style-name="P505" text:outline-level="3">Zranitelná místa a samostatné části těla</text:h>
      <text:p text:style-name="P110">/* <text:span text:style-name="T347">Pozn: Po další úvaze se kloním k tomu, vykašlat se úplně na separátní hpčka pro</text:span> <text:span text:style-name="T34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47">tvoře létat.<text:line-break/>- možná ty různé Finesy ani nejsou potřeba. Zbroj možná jo, protože to motivuje postavy manévrovat – třeba obejít gorgonu zezadu, kde není tak pancéřovaná).</text:span></text:p>
      <text:p text:style-name="P110"><text:span text:style-name="T348">Útok na oko kyklopa by v tomhle přístupu nedával žádné bonusy (snažíš se kyklopa zabít, takže </text:span><text:span text:style-name="T241">vždycky</text:span><text:span text:style-name="T348"> se pokoušíš zasáhnout oko nebo jinou zranitelnou část), ale vážné zranění do oka kyklopa oslepí.</text:span></text:p>
      <text:p text:style-name="P111">-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10"><text:span text:style-name="T349">Ale jo, dát hlavám vlastnosti dává smysl:<text:line-break/>- může pak být těžší je zasáhnout střelbou<text:line-break/>- může být jednodušší jim dát vážné zranění/vyřazení </text:span>*/</text:p>
      <text:p text:style-name="P21">/*</text:p>
      <text:p text:style-name="P22">TODO: Zranitelná místa, jako třeba ote<text:span text:style-name="T267">v</text:span>řená tlama nebo kyklopovo oko, by neměla mít vlastní hpčka, spíš by to měla být slabina (+2 zranění nebo tak).</text:p>
      <text:p text:style-name="P23">Tzn. něco jako:<text:line-break/><text:tab/><text:span text:style-name="T270">Otevřená tla</text:span>ma – <text:span text:style-name="T268">zbroj -2 při zásahu o 4+</text:span>.<text:line-break/><text:tab/><text:span text:style-name="T269">Kyklopovo oko: +2 zranění při zásahu +6.</text:span></text:p>
      <text:p text:style-name="P21">*/</text:p>
      <text:p text:style-name="P21">Některé velké nestvůry mají obzvláště zranitelná místa <text:span text:style-name="T248">(například </text:span>kyklopovo oko<text:span text:style-name="T248">) nebo samostatné části těla (třeba hlavy hydry).</text:span></text:p>
      <text:list xml:id="list3343267039" text:style-name="L99">
        <text:list-item>
          <text:p text:style-name="P438">Každá taková část těla má své vlastní životy <text:span text:style-name="T249">a může mít i </text:span>vlas<text:span text:style-name="T369">tnosti</text:span> a zbroj.</text:p>
          <text:list>
            <text:list-item>
              <text:p text:style-name="P439"><text:soft-page-break/>Když nestvůra ztratí všechny životy u nějaké části těla, nemůže ji dále používat (můžeš takhle například zneškodnit štíří ocas nebo jednotlivé hlavy hydry).</text:p>
            </text:list-item>
            <text:list-item>
              <text:p text:style-name="P440">Vyřazení zranitelného místa obvykle dá nestvůře nevýhodu na všechny hody (v případě kyklopa to bude velká nevýhoda, protože je díky tomu slepý).</text:p>
            </text:list-item>
            <text:list-item>
              <text:p text:style-name="P441">Jednotlivým částem těla nebo zranitelným místům je možné udělit vážné zranění – postih se pak vztahuje bud jen na tuto část těla, nebo na celou nestvůru, podle úvahy PJ.</text:p>
            </text:list-item>
            <text:list-item>
              <text:p text:style-name="P442"><text:span text:style-name="T250">Zásahy do samostatných částí těla se neodečítají od životů těla nestvůry</text:span>.</text:p>
            </text:list-item>
            <text:list-item>
              <text:p text:style-name="P443"><text:span text:style-name="T676">Plošné útoky (například kouzlo </text:span><text:span text:style-name="T677">ohnivá koule</text:span><text:span text:style-name="T676">)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23T22:47:42.902000000</dc:date>
    <meta:print-date>2113-01-01T00:00:00</meta:print-date>
    <meta:editing-cycles>12083</meta:editing-cycles>
    <meta:editing-duration>P36DT49M35S</meta:editing-duration>
    <meta:generator>LibreOffice/6.0.5.2$Windows_X86_64 LibreOffice_project/54c8cbb85f300ac59db32fe8a675ff7683cd5a16</meta:generator>
    <meta:document-statistic meta:table-count="0" meta:image-count="0" meta:object-count="0" meta:page-count="75" meta:paragraph-count="815" meta:word-count="14588" meta:character-count="84416" meta:non-whitespace-character-count="70869"/>
  </office:meta>
</office:document-meta>
</file>